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19cm"/>
    </style:style>
    <style:style style:name="co2" style:family="table-column">
      <style:table-column-properties fo:break-before="auto" style:column-width="6.001cm"/>
    </style:style>
    <style:style style:name="co3" style:family="table-column">
      <style:table-column-properties fo:break-before="auto" style:column-width="1.482cm"/>
    </style:style>
    <style:style style:name="co4" style:family="table-column">
      <style:table-column-properties fo:break-before="auto" style:column-width="2.258cm"/>
    </style:style>
    <style:style style:name="co5" style:family="table-column">
      <style:table-column-properties fo:break-before="auto" style:column-width="2.889cm"/>
    </style:style>
    <style:style style:name="co6" style:family="table-column">
      <style:table-column-properties fo:break-before="auto" style:column-width="7.001cm"/>
    </style:style>
    <style:style style:name="co7" style:family="table-column">
      <style:table-column-properties fo:break-before="auto" style:column-width="16.462cm"/>
    </style:style>
    <style:style style:name="co8" style:family="table-column">
      <style:table-column-properties fo:break-before="auto" style:column-width="16.685cm"/>
    </style:style>
    <style:style style:name="co9" style:family="table-column">
      <style:table-column-properties fo:break-before="auto" style:column-width="16.679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656cm" fo:break-before="auto" style:use-optimal-row-height="true"/>
    </style:style>
    <style:style style:name="ro5" style:family="table-row">
      <style:table-row-properties style:row-height="2.868cm" fo:break-before="auto" style:use-optimal-row-height="true"/>
    </style:style>
    <style:style style:name="ro6" style:family="table-row">
      <style:table-row-properties style:row-height="4.888cm" fo:break-before="auto" style:use-optimal-row-height="true"/>
    </style:style>
    <style:style style:name="ro7" style:family="table-row">
      <style:table-row-properties style:row-height="25.904cm" fo:break-before="auto" style:use-optimal-row-height="true"/>
    </style:style>
    <style:style style:name="ro8" style:family="table-row">
      <style:table-row-properties style:row-height="4.484cm" fo:break-before="auto" style:use-optimal-row-height="true"/>
    </style:style>
    <style:style style:name="ro9" style:family="table-row">
      <style:table-row-properties style:row-height="11.772cm" fo:break-before="auto" style:use-optimal-row-height="true"/>
    </style:style>
    <style:style style:name="ro10" style:family="table-row">
      <style:table-row-properties style:row-height="6.927cm" fo:break-before="auto" style:use-optimal-row-height="true"/>
    </style:style>
    <style:style style:name="ro11" style:family="table-row">
      <style:table-row-properties style:row-height="22.696cm" fo:break-before="auto" style:use-optimal-row-height="true"/>
    </style:style>
    <style:style style:name="ro12" style:family="table-row">
      <style:table-row-properties style:row-height="5.313cm" fo:break-before="auto" style:use-optimal-row-height="true"/>
    </style:style>
    <style:style style:name="ro13" style:family="table-row">
      <style:table-row-properties style:row-height="16.235cm" fo:break-before="auto" style:use-optimal-row-height="true"/>
    </style:style>
    <style:style style:name="ro14" style:family="table-row">
      <style:table-row-properties style:row-height="9.754cm" fo:break-before="auto" style:use-optimal-row-height="true"/>
    </style:style>
    <style:style style:name="ro15" style:family="table-row">
      <style:table-row-properties style:row-height="2.464cm" fo:break-before="auto" style:use-optimal-row-height="true"/>
    </style:style>
    <style:style style:name="ro16" style:family="table-row">
      <style:table-row-properties style:row-height="3.676cm" fo:break-before="auto" style:use-optimal-row-height="true"/>
    </style:style>
    <style:style style:name="ro17" style:family="table-row">
      <style:table-row-properties style:row-height="13.771cm" fo:break-before="auto" style:use-optimal-row-height="true"/>
    </style:style>
    <style:style style:name="ro18" style:family="table-row">
      <style:table-row-properties style:row-height="6.119cm" fo:break-before="auto" style:use-optimal-row-height="true"/>
    </style:style>
    <style:style style:name="ro19" style:family="table-row">
      <style:table-row-properties style:row-height="12.176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22" style:family="table-cell" style:parent-style-name="Default">
      <style:table-cell-properties fo:background-color="#b2b2b2" style:text-align-source="fix" style:repeat-content="false" fo:wrap-option="wrap" fo:border="0.06pt solid #000000" style:vertical-align="middle"/>
      <style:paragraph-properties fo:text-align="start" fo:margin-left="0cm"/>
    </style:style>
    <style:style style:name="ce123" style:family="table-cell" style:parent-style-name="Default">
      <style:table-cell-properties fo:background-color="#b2b2b2" style:text-align-source="fix" style:repeat-content="false" fo:wrap-option="wrap" fo:border="0.06pt solid #000000" style:vertical-align="middle"/>
      <style:paragraph-properties fo:text-align="start" fo:margin-left="0cm"/>
      <style:text-properties fo:font-weight="bold" style:font-weight-asian="bold" style:font-weight-complex="bold"/>
    </style:style>
    <style:style style:name="ce124" style:family="table-cell" style:parent-style-name="Default">
      <style:table-cell-properties fo:background-color="#b2b2b2" style:text-align-source="fix" style:repeat-content="false" fo:wrap-option="wrap" fo:border="0.06pt solid #000000" style:vertical-align="top"/>
      <style:paragraph-properties fo:text-align="start" fo:margin-left="0cm"/>
      <style:text-properties fo:font-size="10pt" style:font-size-asian="10pt" style:font-size-complex="10pt"/>
    </style:style>
    <style:style style:name="ce125" style:family="table-cell" style:parent-style-name="Default">
      <style:table-cell-properties fo:background-color="#b2b2b2" style:text-align-source="fix" style:repeat-content="false" fo:wrap-option="wrap" fo:border="0.06pt solid #000000" style:vertical-align="top"/>
      <style:paragraph-properties fo:text-align="start" fo:margin-left="0cm"/>
    </style:style>
    <style:style style:name="ce146" style:family="table-cell" style:parent-style-name="Default">
      <style:table-cell-properties fo:background-color="#b2b2b2" style:text-align-source="fix" style:repeat-content="false" fo:wrap-option="wrap" style:vertical-align="top"/>
      <style:paragraph-properties fo:text-align="start"/>
    </style:style>
    <style:style style:name="ce126" style:family="table-cell" style:parent-style-name="Default">
      <style:table-cell-properties fo:background-color="#b2b2b2" fo:wrap-option="wrap"/>
    </style:style>
    <style:style style:name="ce7" style:family="table-cell" style:parent-style-name="Default">
      <style:table-cell-properties fo:background-color="#00a933" style:text-align-source="fix" style:repeat-content="false" fo:wrap-option="wrap" fo:border="0.06pt solid #000000" style:vertical-align="middle"/>
      <style:paragraph-properties fo:text-align="center" fo:margin-left="0cm"/>
    </style:style>
    <style:style style:name="ce79" style:family="table-cell" style:parent-style-name="Default">
      <style:table-cell-properties style:text-align-source="fix" style:repeat-content="false" fo:background-color="transparent" fo:wrap-option="wrap" fo:border="0.06pt solid #000000" style:vertical-align="middle"/>
      <style:paragraph-properties fo:text-align="start" fo:margin-left="0cm"/>
    </style:style>
    <style:style style:name="ce80" style:family="table-cell" style:parent-style-name="Default">
      <style:table-cell-properties style:text-align-source="fix" style:repeat-content="false" fo:background-color="transparent" fo:wrap-option="wrap" fo:border="0.06pt solid #000000" style:vertical-align="middle"/>
      <style:paragraph-properties fo:text-align="start" fo:margin-left="0cm"/>
      <style:text-properties fo:font-weight="bold" style:font-weight-asian="bold" style:font-weight-complex="bold"/>
    </style:style>
    <style:style style:name="ce11" style:family="table-cell" style:parent-style-name="Default">
      <style:table-cell-properties fo:background-color="#00a933" style:text-align-source="fix" style:repeat-content="false" fo:wrap-option="wrap" fo:border="0.06pt solid #000000" style:vertical-align="top"/>
      <style:paragraph-properties fo:text-align="start" fo:margin-left="0cm"/>
      <style:text-properties fo:font-size="10pt" style:font-size-asian="10pt" style:font-size-complex="10pt"/>
    </style:style>
    <style:style style:name="ce15" style:family="table-cell" style:parent-style-name="Default">
      <style:table-cell-properties fo:background-color="#ff8000" style:text-align-source="fix" style:repeat-content="false" fo:wrap-option="wrap" fo:border="0.06pt solid #000000" style:vertical-align="top"/>
      <style:paragraph-properties fo:text-align="start" fo:margin-left="0cm"/>
      <style:text-properties fo:font-size="8pt" style:font-size-asian="8pt" style:font-size-complex="8pt"/>
    </style:style>
    <style:style style:name="ce13" style:family="table-cell" style:parent-style-name="Default">
      <style:table-cell-properties fo:background-color="#ff8000" style:text-align-source="fix" style:repeat-content="false" fo:wrap-option="wrap" fo:border="0.06pt solid #000000" style:vertical-align="top"/>
      <style:paragraph-properties fo:text-align="start" fo:margin-left="0cm"/>
    </style:style>
    <style:style style:name="ce20" style:family="table-cell" style:parent-style-name="Default">
      <style:table-cell-properties fo:background-color="#2a6099" style:text-align-source="fix" style:repeat-content="false" fo:wrap-option="wrap" fo:border="0.06pt solid #000000" style:vertical-align="top"/>
      <style:paragraph-properties fo:text-align="start" fo:margin-left="0cm"/>
    </style:style>
    <style:style style:name="ce21" style:family="table-cell" style:parent-style-name="Default">
      <style:table-cell-properties fo:background-color="#ff0000" style:text-align-source="fix" style:repeat-content="false" fo:wrap-option="wrap" fo:border="0.06pt solid #000000" style:vertical-align="top"/>
      <style:paragraph-properties fo:text-align="start" fo:margin-left="0cm"/>
    </style:style>
    <style:style style:name="ce18" style:family="table-cell" style:parent-style-name="Default">
      <style:table-cell-properties fo:background-color="#00a933" style:text-align-source="fix" style:repeat-content="false" fo:wrap-option="wrap" fo:border="0.06pt solid #000000" style:vertical-align="top"/>
      <style:paragraph-properties fo:text-align="start" fo:margin-left="0cm"/>
    </style:style>
    <style:style style:name="ce90"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data-style-name="N37">
      <style:table-cell-properties style:text-align-source="fix" style:repeat-content="false" fo:background-color="transparent" fo:wrap-option="wrap" style:vertical-align="top"/>
      <style:paragraph-properties fo:text-align="start"/>
    </style:style>
    <style:style style:name="ce92" style:family="table-cell" style:parent-style-name="Default">
      <style:table-cell-properties fo:background-color="transparent" fo:wrap-option="wrap"/>
    </style:style>
    <style:style style:name="ce27" style:family="table-cell" style:parent-style-name="Default">
      <style:table-cell-properties fo:background-color="#ff8000" style:text-align-source="fix" style:repeat-content="false" fo:wrap-option="wrap" fo:border="0.06pt solid #000000" style:vertical-align="top"/>
      <style:paragraph-properties fo:text-align="start" fo:margin-left="0cm"/>
      <style:text-properties fo:font-size="10pt" style:font-size-asian="10pt" style:font-size-complex="10pt"/>
    </style:style>
    <style:style style:name="ce28" style:family="table-cell" style:parent-style-name="Default">
      <style:table-cell-properties fo:background-color="#2a6099" style:text-align-source="fix" style:repeat-content="false" fo:wrap-option="wrap" fo:border="0.06pt solid #000000" style:vertical-align="top"/>
      <style:paragraph-properties fo:text-align="start" fo:margin-left="0cm"/>
      <style:text-properties fo:font-size="8pt" style:font-size-asian="8pt" style:font-size-complex="8pt"/>
    </style:style>
    <style:style style:name="ce26" style:family="table-cell" style:parent-style-name="Default">
      <style:table-cell-properties fo:background-color="#2a6099" style:text-align-source="fix" style:repeat-content="false" fo:wrap-option="wrap" fo:border="0.06pt solid #000000" style:vertical-align="middle"/>
      <style:paragraph-properties fo:text-align="center" fo:margin-left="0cm"/>
    </style:style>
    <style:style style:name="ce32" style:family="table-cell" style:parent-style-name="Default">
      <style:table-cell-properties fo:background-color="#00a933" style:text-align-source="fix" style:repeat-content="false" fo:wrap-option="wrap" fo:border="0.06pt solid #000000" style:vertical-align="top"/>
      <style:paragraph-properties fo:text-align="start" fo:margin-left="0cm"/>
      <style:text-properties fo:font-size="8pt" style:font-size-asian="8pt" style:font-size-complex="8pt"/>
    </style:style>
    <style:style style:name="ce34" style:family="table-cell" style:parent-style-name="Default">
      <style:table-cell-properties fo:background-color="#2a6099" style:text-align-source="fix" style:repeat-content="false" fo:wrap-option="wrap" fo:border="0.06pt solid #000000" style:vertical-align="top"/>
      <style:paragraph-properties fo:text-align="start" fo:margin-left="0cm"/>
      <style:text-properties fo:font-size="10pt" style:font-size-asian="10pt" style:font-size-complex="10pt"/>
    </style:style>
    <style:style style:name="ce84" style:family="table-cell" style:parent-style-name="Default">
      <style:table-cell-properties fo:background-color="#ff8000" style:text-align-source="fix" style:repeat-content="false" fo:wrap-option="wrap" fo:border="0.06pt solid #000000" style:vertical-align="middle"/>
      <style:paragraph-properties fo:text-align="center" fo:margin-left="0cm"/>
    </style:style>
    <style:style style:name="ce87" style:family="table-cell" style:parent-style-name="Default">
      <style:table-cell-properties style:text-align-source="fix" style:repeat-content="false" fo:background-color="transparent" fo:wrap-option="wrap"/>
      <style:paragraph-properties fo:text-align="center" fo:margin-left="0cm"/>
    </style:style>
    <style:style style:name="ce135" style:family="table-cell" style:parent-style-name="Default">
      <style:table-cell-properties fo:background-color="transparent" fo:wrap-option="wrap"/>
      <style:text-properties fo:font-weight="bold" style:font-weight-asian="bold" style:font-weight-complex="bold"/>
    </style:style>
    <style:style style:name="ce38" style:family="table-cell" style:parent-style-name="Default">
      <style:table-cell-properties fo:background-color="transparent" fo:wrap-option="wrap" style:vertical-align="top"/>
      <style:text-properties fo:font-size="10pt" style:font-size-asian="10pt" style:font-size-complex="10pt"/>
    </style:style>
    <style:style style:name="ce88" style:family="table-cell" style:parent-style-name="Default">
      <style:table-cell-properties fo:background-color="transparent" fo:wrap-option="wrap"/>
      <style:text-properties fo:font-size="10pt" style:font-size-asian="10pt" style:font-size-complex="10pt"/>
    </style:style>
    <style:style style:name="ce162" style:family="table-cell" style:parent-style-name="Default">
      <style:table-cell-properties fo:wrap-option="wrap"/>
    </style:style>
    <style:style style:name="ce158" style:family="table-cell" style:parent-style-name="Default">
      <style:table-cell-properties style:text-align-source="fix" style:repeat-content="false" fo:wrap-option="wrap" style:vertical-align="top"/>
      <style:paragraph-properties fo:text-align="start"/>
    </style:style>
    <style:style style:name="ce154"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text-properties fo:font-size="10pt" style:font-size-asian="10pt" style:font-size-complex="10pt"/>
    </style:style>
    <style:style style:name="ce164"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165" style:family="table-cell" style:parent-style-name="Default">
      <style:table-cell-properties fo:background-color="#e8f2a1" style:text-align-source="fix" style:repeat-content="false" fo:wrap-option="wrap" fo:border="0.06pt solid #000000" style:vertical-align="top"/>
      <style:paragraph-properties fo:text-align="start"/>
    </style:style>
    <style:style style:name="ce166" style:family="table-cell" style:parent-style-name="Default">
      <style:table-cell-properties fo:background-color="#e8f2a1"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167" style:family="table-cell" style:parent-style-name="Default">
      <style:table-cell-properties fo:background-color="#e8f2a1" style:text-align-source="fix" style:repeat-content="false" fo:wrap-option="wrap" style:vertical-align="top"/>
      <style:paragraph-properties fo:text-align="start"/>
    </style:style>
    <style:style style:name="ce168" style:family="table-cell" style:parent-style-name="Default">
      <style:table-cell-properties fo:background-color="#dde8cb" style:text-align-source="fix" style:repeat-content="false" fo:wrap-option="wrap" fo:border="0.06pt solid #000000" style:vertical-align="top"/>
      <style:paragraph-properties fo:text-align="start"/>
    </style:style>
    <style:style style:name="ce169" style:family="table-cell" style:parent-style-name="Default">
      <style:table-cell-properties fo:background-color="#dde8cb"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170" style:family="table-cell" style:parent-style-name="Default">
      <style:table-cell-properties fo:background-color="#dde8cb" style:text-align-source="fix" style:repeat-content="false" fo:wrap-option="wrap" style:vertical-align="top"/>
      <style:paragraph-properties fo:text-align="start"/>
    </style:style>
    <style:style style:name="ce171" style:family="table-cell" style:parent-style-name="Default">
      <style:table-cell-properties fo:background-color="#afd095" style:text-align-source="fix" style:repeat-content="false" fo:wrap-option="wrap" fo:border="0.06pt solid #000000" style:vertical-align="top"/>
      <style:paragraph-properties fo:text-align="start"/>
    </style:style>
    <style:style style:name="ce172" style:family="table-cell" style:parent-style-name="Default">
      <style:table-cell-properties fo:background-color="#afd095"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173" style:family="table-cell" style:parent-style-name="Default">
      <style:table-cell-properties fo:background-color="#afd095" style:text-align-source="fix" style:repeat-content="false" fo:wrap-option="wrap" style:vertical-align="top"/>
      <style:paragraph-properties fo:text-align="start"/>
    </style:style>
    <style:style style:name="ce174" style:family="table-cell" style:parent-style-name="Default">
      <style:table-cell-properties fo:background-color="#77bc65" style:text-align-source="fix" style:repeat-content="false" fo:wrap-option="wrap" fo:border="0.06pt solid #000000" style:vertical-align="top"/>
      <style:paragraph-properties fo:text-align="start"/>
    </style:style>
    <style:style style:name="ce175" style:family="table-cell" style:parent-style-name="Default">
      <style:table-cell-properties fo:background-color="#77bc65"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176" style:family="table-cell" style:parent-style-name="Default">
      <style:table-cell-properties fo:background-color="#77bc65" style:text-align-source="fix" style:repeat-content="false" fo:wrap-option="wrap" style:vertical-align="top"/>
      <style:paragraph-properties fo:text-align="start"/>
    </style:style>
    <style:style style:name="ce177" style:family="table-cell" style:parent-style-name="Default">
      <style:table-cell-properties fo:background-color="#3faf46" style:text-align-source="fix" style:repeat-content="false" fo:wrap-option="wrap" fo:border="0.06pt solid #000000" style:vertical-align="top"/>
      <style:paragraph-properties fo:text-align="start"/>
    </style:style>
    <style:style style:name="ce178" style:family="table-cell" style:parent-style-name="Default">
      <style:table-cell-properties fo:background-color="#3faf46"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179" style:family="table-cell" style:parent-style-name="Default">
      <style:table-cell-properties fo:background-color="#3faf46" style:text-align-source="fix" style:repeat-content="false" fo:wrap-option="wrap" style:vertical-align="top"/>
      <style:paragraph-properties fo:text-align="start"/>
    </style:style>
    <style:style style:name="ce180" style:family="table-cell" style:parent-style-name="Default">
      <style:table-cell-properties fo:background-color="#069a2e" style:text-align-source="fix" style:repeat-content="false" fo:wrap-option="wrap" fo:border="0.06pt solid #000000" style:vertical-align="top"/>
      <style:paragraph-properties fo:text-align="start"/>
    </style:style>
    <style:style style:name="ce181" style:family="table-cell" style:parent-style-name="Default">
      <style:table-cell-properties fo:background-color="#069a2e"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182" style:family="table-cell" style:parent-style-name="Default">
      <style:table-cell-properties fo:background-color="#069a2e" style:text-align-source="fix" style:repeat-content="false" fo:wrap-option="wrap" style:vertical-align="top"/>
      <style:paragraph-properties fo:text-align="start"/>
    </style:style>
    <style:style style:name="ce183" style:family="table-cell" style:parent-style-name="Default">
      <style:table-cell-properties fo:background-color="#127622" style:text-align-source="fix" style:repeat-content="false" fo:wrap-option="wrap" fo:border="0.06pt solid #000000" style:vertical-align="top"/>
      <style:paragraph-properties fo:text-align="start"/>
    </style:style>
    <style:style style:name="ce184" style:family="table-cell" style:parent-style-name="Default">
      <style:table-cell-properties fo:background-color="#127622"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185" style:family="table-cell" style:parent-style-name="Default">
      <style:table-cell-properties fo:background-color="#127622" style:text-align-source="fix" style:repeat-content="false" fo:wrap-option="wrap" style:vertical-align="top"/>
      <style:paragraph-properties fo:text-align="start"/>
    </style:style>
    <style:style style:name="ce186" style:family="table-cell" style:parent-style-name="Default">
      <style:table-cell-properties fo:background-color="#dee7e5" style:text-align-source="fix" style:repeat-content="false" fo:wrap-option="wrap" fo:border="0.06pt solid #000000" style:vertical-align="top"/>
      <style:paragraph-properties fo:text-align="start"/>
    </style:style>
    <style:style style:name="ce187" style:family="table-cell" style:parent-style-name="Default">
      <style:table-cell-properties fo:background-color="#dee7e5"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188" style:family="table-cell" style:parent-style-name="Default">
      <style:table-cell-properties fo:background-color="#dee7e5" style:text-align-source="fix" style:repeat-content="false" fo:wrap-option="wrap" style:vertical-align="top"/>
      <style:paragraph-properties fo:text-align="start"/>
    </style:style>
    <style:style style:name="ce189" style:family="table-cell" style:parent-style-name="Default">
      <style:table-cell-properties fo:background-color="#b3cac7" style:text-align-source="fix" style:repeat-content="false" fo:wrap-option="wrap" fo:border="0.06pt solid #000000" style:vertical-align="top"/>
      <style:paragraph-properties fo:text-align="start"/>
    </style:style>
    <style:style style:name="ce190" style:family="table-cell" style:parent-style-name="Default">
      <style:table-cell-properties fo:background-color="#b3cac7"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191" style:family="table-cell" style:parent-style-name="Default">
      <style:table-cell-properties fo:background-color="#b3cac7" style:text-align-source="fix" style:repeat-content="false" fo:wrap-option="wrap" style:vertical-align="top"/>
      <style:paragraph-properties fo:text-align="start"/>
    </style:style>
    <style:style style:name="ce192" style:family="table-cell" style:parent-style-name="Default">
      <style:table-cell-properties fo:background-color="#81aca6" style:text-align-source="fix" style:repeat-content="false" fo:wrap-option="wrap" fo:border="0.06pt solid #000000" style:vertical-align="top"/>
      <style:paragraph-properties fo:text-align="start"/>
    </style:style>
    <style:style style:name="ce193" style:family="table-cell" style:parent-style-name="Default">
      <style:table-cell-properties fo:background-color="#81aca6"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194" style:family="table-cell" style:parent-style-name="Default">
      <style:table-cell-properties fo:background-color="#81aca6" style:text-align-source="fix" style:repeat-content="false" fo:wrap-option="wrap" style:vertical-align="top"/>
      <style:paragraph-properties fo:text-align="start"/>
    </style:style>
    <style:style style:name="ce195" style:family="table-cell" style:parent-style-name="Default">
      <style:table-cell-properties fo:background-color="#168253" style:text-align-source="fix" style:repeat-content="false" fo:wrap-option="wrap" fo:border="0.06pt solid #000000" style:vertical-align="top"/>
      <style:paragraph-properties fo:text-align="start"/>
    </style:style>
    <style:style style:name="ce196" style:family="table-cell" style:parent-style-name="Default">
      <style:table-cell-properties fo:background-color="#168253"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197" style:family="table-cell" style:parent-style-name="Default">
      <style:table-cell-properties fo:background-color="#168253" style:text-align-source="fix" style:repeat-content="false" fo:wrap-option="wrap" style:vertical-align="top"/>
      <style:paragraph-properties fo:text-align="start"/>
    </style:style>
    <style:style style:name="ce198" style:family="table-cell" style:parent-style-name="Default">
      <style:table-cell-properties fo:background-color="#1e6a39" style:text-align-source="fix" style:repeat-content="false" fo:wrap-option="wrap" fo:border="0.06pt solid #000000" style:vertical-align="top"/>
      <style:paragraph-properties fo:text-align="start"/>
    </style:style>
    <style:style style:name="ce199" style:family="table-cell" style:parent-style-name="Default">
      <style:table-cell-properties fo:background-color="#1e6a39"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200" style:family="table-cell" style:parent-style-name="Default">
      <style:table-cell-properties fo:background-color="#1e6a39" style:text-align-source="fix" style:repeat-content="false" fo:wrap-option="wrap" style:vertical-align="top"/>
      <style:paragraph-properties fo:text-align="start"/>
    </style:style>
    <style:style style:name="ce201" style:family="table-cell" style:parent-style-name="Default">
      <style:table-cell-properties fo:background-color="#28471f" style:text-align-source="fix" style:repeat-content="false" fo:wrap-option="wrap" fo:border="0.06pt solid #000000" style:vertical-align="top"/>
      <style:paragraph-properties fo:text-align="start"/>
    </style:style>
    <style:style style:name="ce202" style:family="table-cell" style:parent-style-name="Default">
      <style:table-cell-properties fo:background-color="#28471f"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203" style:family="table-cell" style:parent-style-name="Default">
      <style:table-cell-properties fo:background-color="#28471f" style:text-align-source="fix" style:repeat-content="false" fo:wrap-option="wrap" style:vertical-align="top"/>
      <style:paragraph-properties fo:text-align="start"/>
    </style:style>
    <style:style style:name="ce204" style:family="table-cell" style:parent-style-name="Default">
      <style:table-cell-properties fo:background-color="#eeeeee" style:text-align-source="fix" style:repeat-content="false" fo:wrap-option="wrap" fo:border="0.06pt solid #000000" style:vertical-align="top"/>
      <style:paragraph-properties fo:text-align="start"/>
    </style:style>
    <style:style style:name="ce205" style:family="table-cell" style:parent-style-name="Default">
      <style:table-cell-properties fo:background-color="#eeeeee"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206" style:family="table-cell" style:parent-style-name="Default">
      <style:table-cell-properties fo:background-color="#eeeeee" style:text-align-source="fix" style:repeat-content="false" fo:wrap-option="wrap" style:vertical-align="top"/>
      <style:paragraph-properties fo:text-align="start"/>
    </style:style>
    <style:style style:name="ce207" style:family="table-cell" style:parent-style-name="Default">
      <style:table-cell-properties fo:background-color="#cccccc" style:text-align-source="fix" style:repeat-content="false" fo:wrap-option="wrap" fo:border="0.06pt solid #000000" style:vertical-align="top"/>
      <style:paragraph-properties fo:text-align="start"/>
    </style:style>
    <style:style style:name="ce208" style:family="table-cell" style:parent-style-name="Default">
      <style:table-cell-properties fo:background-color="#cccccc" style:text-align-source="fix" style:repeat-content="false" fo:wrap-option="wrap" fo:border="0.06pt solid #000000" style:vertical-align="middle"/>
      <style:paragraph-properties fo:text-align="start"/>
      <style:text-properties fo:font-weight="bold" style:font-weight-asian="bold" style:font-weight-complex="bold"/>
    </style:style>
    <style:style style:name="ce209" style:family="table-cell" style:parent-style-name="Default">
      <style:table-cell-properties fo:background-color="#cccccc" style:text-align-source="fix" style:repeat-content="false" fo:wrap-option="wrap" style:vertical-align="top"/>
      <style:paragraph-properties fo:text-align="start"/>
    </style:style>
    <style:style style:name="ce210" style:family="table-cell" style:parent-style-name="Default">
      <style:table-cell-properties style:text-align-source="fix" style:repeat-content="false" fo:background-color="transparent" fo:wrap-option="wrap" fo:border="0.06pt solid #000000" style:vertical-align="middle"/>
      <style:paragraph-properties fo:text-align="start"/>
      <style:text-properties fo:font-weight="bold" style:font-weight-asian="bold" style:font-weight-complex="bold"/>
    </style:style>
    <style:style style:name="ce98" style:family="table-cell" style:parent-style-name="Default">
      <style:table-cell-properties style:text-align-source="fix" style:repeat-content="false" fo:background-color="transparent" fo:wrap-option="wrap" fo:border="0.06pt solid #000000" style:vertical-align="middle"/>
      <style:paragraph-properties fo:text-align="center" fo:margin-left="0cm"/>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text-properties fo:font-size="8pt" style:font-size-asian="8pt" style:font-size-complex="8pt"/>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fo:margin-left="0cm"/>
    </style:style>
    <style:style style:name="T1" style:family="text">
      <style:text-properties style:font-name="Liberation Sans" fo:font-size="8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text-position="super 58%"/>
    </style:style>
    <style:style style:name="T4" style:family="text">
      <style:text-properties fo:font-size="8pt" style:font-size-asian="8pt" style:font-size-complex="8pt"/>
    </style:style>
    <style:style style:name="T5" style:family="text">
      <style:text-properties style:text-position="-8% 58%"/>
    </style:style>
    <style:style style:name="T6" style:family="text">
      <style:text-properties style:text-position="33% 58%"/>
    </style:style>
    <style:style style:name="T7"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text-position="super 58%"/>
    </style:style>
    <style:style style:name="T9" style:family="text">
      <style:text-properties fo:font-weight="bold"/>
    </style:style>
    <style:style style:name="T10"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11"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font-weight="bold"/>
    </style:style>
    <style:style style:name="T12" style:family="text">
      <style:text-properties style:font-name="Liberation Sans"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font-weight="normal"/>
    </style:style>
  </office:automatic-styles>
  <office:body>
    <office:spreadsheet>
      <table:calculation-settings table:automatic-find-labels="false" table:use-regular-expressions="false" table:use-wildcards="true"/>
      <table:content-validations>
        <table:content-validation table:name="val1" table:base-cell-address="'Leçons Physique'.A1">
          <table:error-message table:message-type="stop" table:display="true"/>
        </table:content-validation>
      </table:content-validations>
      <table:table table:name="Leçons Physique" table:style-name="ta1">
        <office:forms form:automatic-focus="false" form:apply-design-mode="false"/>
        <table:table-column table:style-name="co1" table:default-cell-style-name="ce126"/>
        <table:table-column table:style-name="co2" table:number-columns-repeated="27" table:default-cell-style-name="ce92"/>
        <table:table-column table:style-name="co3" table:number-columns-repeated="995" table:default-cell-style-name="ce92"/>
        <table:table-column table:style-name="co4" table:default-cell-style-name="ce162"/>
        <table:table-row table:style-name="ro1">
          <table:table-cell table:style-name="ce122" office:value-type="string" calcext:value-type="string">
            <text:p>N°</text:p>
          </table:table-cell>
          <table:table-cell table:style-name="ce7" office:value-type="float" office:value="1" calcext:value-type="float">
            <text:p>1</text:p>
          </table:table-cell>
          <table:table-cell table:style-name="ce7" office:value-type="float" office:value="2" calcext:value-type="float">
            <text:p>2</text:p>
          </table:table-cell>
          <table:table-cell table:style-name="ce26" office:value-type="float" office:value="3" calcext:value-type="float">
            <text:p>3</text:p>
          </table:table-cell>
          <table:table-cell table:style-name="ce26" office:value-type="float" office:value="4" calcext:value-type="float">
            <text:p>4</text:p>
          </table:table-cell>
          <table:table-cell table:style-name="ce26" office:value-type="float" office:value="5" calcext:value-type="float">
            <text:p>5</text:p>
          </table:table-cell>
          <table:table-cell table:style-name="ce7" office:value-type="float" office:value="6" calcext:value-type="float">
            <text:p>6</text:p>
          </table:table-cell>
          <table:table-cell table:style-name="ce7" office:value-type="float" office:value="7" calcext:value-type="float">
            <text:p>7</text:p>
          </table:table-cell>
          <table:table-cell table:style-name="ce7" office:value-type="float" office:value="8" calcext:value-type="float">
            <text:p>8</text:p>
          </table:table-cell>
          <table:table-cell table:style-name="ce7" office:value-type="float" office:value="9" calcext:value-type="float">
            <text:p>9</text:p>
          </table:table-cell>
          <table:table-cell table:style-name="ce7" office:value-type="float" office:value="10" calcext:value-type="float">
            <text:p>10</text:p>
          </table:table-cell>
          <table:table-cell table:style-name="ce26" office:value-type="float" office:value="11" calcext:value-type="float">
            <text:p>11</text:p>
          </table:table-cell>
          <table:table-cell table:style-name="ce7" office:value-type="float" office:value="12" calcext:value-type="float">
            <text:p>12</text:p>
          </table:table-cell>
          <table:table-cell table:style-name="ce26" office:value-type="float" office:value="13" calcext:value-type="float">
            <text:p>13</text:p>
          </table:table-cell>
          <table:table-cell table:style-name="ce26" office:value-type="float" office:value="14" calcext:value-type="float">
            <text:p>14</text:p>
          </table:table-cell>
          <table:table-cell table:style-name="ce7" office:value-type="float" office:value="15" calcext:value-type="float">
            <text:p>15</text:p>
          </table:table-cell>
          <table:table-cell table:style-name="ce7" office:value-type="float" office:value="16" calcext:value-type="float">
            <text:p>16</text:p>
          </table:table-cell>
          <table:table-cell table:style-name="ce7" office:value-type="float" office:value="17" calcext:value-type="float">
            <text:p>17</text:p>
          </table:table-cell>
          <table:table-cell table:style-name="ce7" office:value-type="float" office:value="18" calcext:value-type="float">
            <text:p>18</text:p>
          </table:table-cell>
          <table:table-cell table:style-name="ce26" office:value-type="float" office:value="19" calcext:value-type="float">
            <text:p>19</text:p>
          </table:table-cell>
          <table:table-cell table:style-name="ce26" office:value-type="float" office:value="20" calcext:value-type="float">
            <text:p>20</text:p>
          </table:table-cell>
          <table:table-cell table:style-name="ce7" office:value-type="float" office:value="21" calcext:value-type="float">
            <text:p>21</text:p>
          </table:table-cell>
          <table:table-cell table:style-name="ce7" office:value-type="float" office:value="22" calcext:value-type="float">
            <text:p>22</text:p>
          </table:table-cell>
          <table:table-cell table:style-name="ce7" office:value-type="float" office:value="23" calcext:value-type="float">
            <text:p>23</text:p>
          </table:table-cell>
          <table:table-cell table:style-name="ce7" office:value-type="float" office:value="24" calcext:value-type="float">
            <text:p>24</text:p>
          </table:table-cell>
          <table:table-cell table:style-name="ce84" office:value-type="float" office:value="25" calcext:value-type="float">
            <text:p>25</text:p>
          </table:table-cell>
          <table:table-cell table:style-name="ce7" office:value-type="float" office:value="26" calcext:value-type="float">
            <text:p>26</text:p>
          </table:table-cell>
          <table:table-cell table:style-name="ce26" office:value-type="float" office:value="27" calcext:value-type="float">
            <text:p>27</text:p>
          </table:table-cell>
          <table:table-cell table:style-name="ce87" table:number-columns-repeated="995"/>
          <table:table-cell/>
        </table:table-row>
        <table:table-row table:style-name="ro2">
          <table:table-cell table:style-name="ce122" office:value-type="string" calcext:value-type="string">
            <text:p>Thème</text:p>
          </table:table-cell>
          <table:table-cell table:number-columns-repeated="2" table:style-name="ce79" office:value-type="string" calcext:value-type="string">
            <text:p>Mécanique classique</text:p>
          </table:table-cell>
          <table:table-cell table:number-columns-repeated="3" table:style-name="ce79" office:value-type="string" calcext:value-type="string">
            <text:p>Mécanique des fluides</text:p>
          </table:table-cell>
          <table:table-cell table:number-columns-repeated="3" table:style-name="ce79" office:value-type="string" calcext:value-type="string">
            <text:p>Thermodynamique et physique statistique</text:p>
          </table:table-cell>
          <table:table-cell table:number-columns-repeated="2" table:style-name="ce79" office:value-type="string" calcext:value-type="string">
            <text:p>Électromagnétisme</text:p>
          </table:table-cell>
          <table:table-cell table:number-columns-repeated="2" table:style-name="ce79" office:value-type="string" calcext:value-type="string">
            <text:p>Électronique</text:p>
          </table:table-cell>
          <table:table-cell table:number-columns-repeated="3" table:style-name="ce79" office:value-type="string" calcext:value-type="string">
            <text:p>Ondes</text:p>
          </table:table-cell>
          <table:table-cell table:number-columns-repeated="5" table:style-name="ce79" office:value-type="string" calcext:value-type="string">
            <text:p>Optique</text:p>
          </table:table-cell>
          <table:table-cell table:style-name="ce79" office:value-type="string" calcext:value-type="string">
            <text:p>Physique atomique/Physique du solide</text:p>
          </table:table-cell>
          <table:table-cell table:style-name="ce79" office:value-type="string" calcext:value-type="string">
            <text:p>Électromagnétisme/Physique du solide</text:p>
          </table:table-cell>
          <table:table-cell table:style-name="ce79" office:value-type="string" calcext:value-type="string">
            <text:p>Physique du solide</text:p>
          </table:table-cell>
          <table:table-cell table:number-columns-repeated="2" table:style-name="ce79" office:value-type="string" calcext:value-type="string">
            <text:p>Transverse</text:p>
          </table:table-cell>
          <table:table-cell table:style-name="ce79" office:value-type="string" calcext:value-type="string">
            <text:p>Relativité restreinte</text:p>
          </table:table-cell>
          <table:table-cell table:style-name="ce79" office:value-type="string" calcext:value-type="string">
            <text:p>Mécanique quantique</text:p>
          </table:table-cell>
          <table:table-cell table:number-columns-repeated="995"/>
          <table:table-cell table:style-name="ce92"/>
        </table:table-row>
        <table:table-row table:style-name="ro3">
          <table:table-cell table:style-name="ce123" office:value-type="string" calcext:value-type="string">
            <text:p>Titre</text:p>
          </table:table-cell>
          <table:table-cell table:style-name="ce80" office:value-type="string" calcext:value-type="string">
            <text:p>Gravitation.</text:p>
          </table:table-cell>
          <table:table-cell table:style-name="ce80" office:value-type="string" calcext:value-type="string">
            <text:p>Lois de conservation en dynamique. </text:p>
          </table:table-cell>
          <table:table-cell table:style-name="ce80" office:value-type="string" calcext:value-type="string">
            <text:p>Notion de viscosité d’un fluide. Écoulements visqueux. </text:p>
          </table:table-cell>
          <table:table-cell table:style-name="ce80" office:value-type="string" calcext:value-type="string">
            <text:p>Modèle de l’écoulement parfait d’un fluide. </text:p>
          </table:table-cell>
          <table:table-cell table:style-name="ce80" office:value-type="string" calcext:value-type="string">
            <text:p>Phénomènes interfaciaux impliquant des fluides. </text:p>
          </table:table-cell>
          <table:table-cell table:style-name="ce80" office:value-type="string" calcext:value-type="string">
            <text:p>Premier principe de la thermodynamique. </text:p>
          </table:table-cell>
          <table:table-cell table:style-name="ce80" office:value-type="string" calcext:value-type="string">
            <text:p>Transitions de phase. </text:p>
          </table:table-cell>
          <table:table-cell table:style-name="ce80" office:value-type="string" calcext:value-type="string">
            <text:p>Phénomènes de transport. </text:p>
          </table:table-cell>
          <table:table-cell table:style-name="ce80" office:value-type="string" calcext:value-type="string">
            <text:p>Conversion de puissance électromécanique. </text:p>
          </table:table-cell>
          <table:table-cell table:style-name="ce80" office:value-type="string" calcext:value-type="string">
            <text:p>Induction électromagnétique. </text:p>
          </table:table-cell>
          <table:table-cell table:style-name="ce80" office:value-type="string" calcext:value-type="string">
            <text:p>Rétroaction et oscillations. </text:p>
          </table:table-cell>
          <table:table-cell table:style-name="ce80" office:value-type="string" calcext:value-type="string">
            <text:p>Traitement d’un signal. Étude spectrale. </text:p>
          </table:table-cell>
          <table:table-cell table:style-name="ce80" office:value-type="string" calcext:value-type="string">
            <text:p>Ondes progressives, ondes stationnaires. </text:p>
          </table:table-cell>
          <table:table-cell table:style-name="ce80" office:value-type="string" calcext:value-type="string">
            <text:p>Ondes acoustiques. </text:p>
          </table:table-cell>
          <table:table-cell table:style-name="ce80" office:value-type="string" calcext:value-type="string">
            <text:p>Propagation guidée des ondes. </text:p>
          </table:table-cell>
          <table:table-cell table:style-name="ce80" office:value-type="string" calcext:value-type="string">
            <text:p>Microscopies optiques. </text:p>
          </table:table-cell>
          <table:table-cell table:style-name="ce80" office:value-type="string" calcext:value-type="string">
            <text:p>Interférences à deux ondes en optique. </text:p>
          </table:table-cell>
          <table:table-cell table:style-name="ce80" office:value-type="string" calcext:value-type="string">
            <text:p>Interférométrie à division d’amplitude. </text:p>
          </table:table-cell>
          <table:table-cell table:style-name="ce80" office:value-type="string" calcext:value-type="string">
            <text:p>Diffraction de Fraunhofer. </text:p>
          </table:table-cell>
          <table:table-cell table:style-name="ce80" office:value-type="string" calcext:value-type="string">
            <text:p>Diffraction par des structures périodiques. </text:p>
          </table:table-cell>
          <table:table-cell table:style-name="ce80" office:value-type="string" calcext:value-type="string">
            <text:p>Absorption et émission de la lumière. </text:p>
          </table:table-cell>
          <table:table-cell table:style-name="ce80" office:value-type="string" calcext:value-type="string">
            <text:p>Propriétés macroscopiques des corps ferromagnétiques. </text:p>
          </table:table-cell>
          <table:table-cell table:style-name="ce80" office:value-type="string" calcext:value-type="string">
            <text:p>Mécanismes de la conduction électrique dans les solides. </text:p>
          </table:table-cell>
          <table:table-cell table:style-name="ce80" office:value-type="string" calcext:value-type="string">
            <text:p>Phénomènes de résonance dans différents domaines de la physique. </text:p>
          </table:table-cell>
          <table:table-cell table:style-name="ce80" office:value-type="string" calcext:value-type="string">
            <text:p>Oscillateurs ; portraits de phase et non-linéarités. </text:p>
          </table:table-cell>
          <table:table-cell table:style-name="ce80" office:value-type="string" calcext:value-type="string">
            <text:p>Cinématique relativiste. Expérience de Michelson et Morley. </text:p>
          </table:table-cell>
          <table:table-cell table:style-name="ce80" office:value-type="string" calcext:value-type="string">
            <text:p>Effet tunnel : application à la radioactivité alpha. </text:p>
          </table:table-cell>
          <table:table-cell table:style-name="ce135" table:number-columns-repeated="996"/>
        </table:table-row>
        <table:table-row table:style-name="ro4">
          <table:table-cell table:style-name="ce124" office:value-type="string" calcext:value-type="string">
            <text:p>Niveau</text:p>
          </table:table-cell>
          <table:table-cell table:style-name="ce11" office:value-type="string" calcext:value-type="string">
            <text:p>Niveau : L1 (fin de l’année, pour utiliser le théorème de Gauss)</text:p>
          </table:table-cell>
          <table:table-cell table:style-name="ce11" office:value-type="string" calcext:value-type="string">
            <text:p>Niveau : L1 (fin du programme de méca du point, bilan, liens) ou MP (début d’année, rappels de MPSI)</text:p>
          </table:table-cell>
          <table:table-cell table:number-columns-repeated="2" table:style-name="ce11" office:value-type="string" calcext:value-type="string">
            <text:p>Niveau : PC</text:p>
          </table:table-cell>
          <table:table-cell table:style-name="ce11" office:value-type="string" calcext:value-type="string">
            <text:p>Niveau : L2 ou L3 (en fonction du niveau mathématique)</text:p>
          </table:table-cell>
          <table:table-cell table:style-name="ce11" office:value-type="string" calcext:value-type="string">
            <text:p>Niveau : PCSI</text:p>
          </table:table-cell>
          <table:table-cell table:style-name="ce11" office:value-type="string" calcext:value-type="string">
            <text:p>Niveau : L2 (pour Clapeyon et chaleur latente)</text:p>
          </table:table-cell>
          <table:table-cell table:style-name="ce11" office:value-type="string" calcext:value-type="string">
            <text:p>Niveau : PC (chaleur et particules)</text:p>
          </table:table-cell>
          <table:table-cell table:style-name="ce11" office:value-type="string" calcext:value-type="string">
            <text:p>Niveau : PSI</text:p>
          </table:table-cell>
          <table:table-cell table:style-name="ce11" office:value-type="string" calcext:value-type="string">
            <text:p>Niveau : PCSI</text:p>
          </table:table-cell>
          <table:table-cell table:style-name="ce11" office:value-type="string" calcext:value-type="string">
            <text:p>Niveau : PSI</text:p>
          </table:table-cell>
          <table:table-cell table:style-name="ce11" office:value-type="string" calcext:value-type="string">
            <text:p>Niveau : MPSI/PTSI (tourné filtrage. Modulation hors programme mais permet de mettre en avant l’aspect linéaire du filtrage)</text:p>
          </table:table-cell>
          <table:table-cell table:number-columns-repeated="2" table:style-name="ce11" office:value-type="string" calcext:value-type="string">
            <text:p>Niveau : PC</text:p>
          </table:table-cell>
          <table:table-cell table:style-name="ce11" office:value-type="string" calcext:value-type="string">
            <text:p>Niveau : L2 (fin du cours d’onde, pas au programme de prépa actuellement)</text:p>
          </table:table-cell>
          <table:table-cell table:style-name="ce11" office:value-type="string" calcext:value-type="string">
            <text:p>Niveau : L2 (intro de l’optique ondulatoire)</text:p>
          </table:table-cell>
          <table:table-cell table:number-columns-repeated="2" table:style-name="ce11" office:value-type="string" calcext:value-type="string">
            <text:p>Niveau : PC</text:p>
          </table:table-cell>
          <table:table-cell table:style-name="ce11" office:value-type="string" calcext:value-type="string">
            <text:p>Niveau : L2</text:p>
          </table:table-cell>
          <table:table-cell table:style-name="ce11" office:value-type="string" calcext:value-type="string">
            <text:p>Niveau : L2 (trop léger en MP)</text:p>
          </table:table-cell>
          <table:table-cell table:style-name="ce11" office:value-type="string" calcext:value-type="string">
            <text:p>Niveau : PC (spectroscopie hors programme)</text:p>
          </table:table-cell>
          <table:table-cell table:style-name="ce11" office:value-type="string" calcext:value-type="string">
            <text:p>Niveau : PSI</text:p>
          </table:table-cell>
          <table:table-cell table:style-name="ce11" office:value-type="string" calcext:value-type="string">
            <text:p>Niveau : PSI (III hors programme, ne pas y passer trop de temps)</text:p>
          </table:table-cell>
          <table:table-cell table:number-columns-repeated="2" table:style-name="ce11" office:value-type="string" calcext:value-type="string">
            <text:p>Niveau : L3</text:p>
          </table:table-cell>
          <table:table-cell table:style-name="ce11" table:content-validation-name="val1" office:value-type="string" calcext:value-type="string">
            <text:p>Niveau : L3</text:p>
          </table:table-cell>
          <table:table-cell table:style-name="ce11" office:value-type="string" calcext:value-type="string">
            <text:p>Niveau : PC (Gamow légèrement hors programme)</text:p>
          </table:table-cell>
          <table:table-cell table:style-name="ce38" table:number-columns-repeated="996"/>
        </table:table-row>
        <table:table-row table:style-name="ro5">
          <table:table-cell table:style-name="ce124" office:value-type="string" calcext:value-type="string">
            <text:p>Prérequis</text:p>
          </table:table-cell>
          <table:table-cell table:style-name="ce11" office:value-type="string" calcext:value-type="string">
            <text:p>Prérequis :</text:p>
            <text:p>-Mécanique du point</text:p>
            <text:p>-Électrostatique (force de Coulomb, théorème de Gauss)</text:p>
            <text:p>-Reférentiels non galiléens ?</text:p>
          </table:table-cell>
          <table:table-cell table:style-name="ce27" office:value-type="string" calcext:value-type="string">
            <text:p>Prérequis :</text:p>
            <text:p>-Mécanique du point</text:p>
            <text:p>-Électrostatique (force de Coulomb)</text:p>
            <text:p>-Méca de MPSI (si en MP)</text:p>
          </table:table-cell>
          <table:table-cell table:style-name="ce27" office:value-type="string" calcext:value-type="string">
            <text:p>Prérequis :</text:p>
            <text:p>-Fluide parfait</text:p>
          </table:table-cell>
          <table:table-cell table:style-name="ce27" office:value-type="string" calcext:value-type="string">
            <text:p>Prérequis :</text:p>
            <text:p>-Cinématique des fluides (?)</text:p>
            <text:p>-Thermodynamique (?)</text:p>
          </table:table-cell>
          <table:table-cell table:style-name="ce27" office:value-type="string" calcext:value-type="string">
            <text:p>Prérequis :</text:p>
            <text:p>-Thermodynamique (?)</text:p>
            <text:p>-Notions de mécanique des fluides (?)</text:p>
          </table:table-cell>
          <table:table-cell table:style-name="ce27" office:value-type="string" calcext:value-type="string">
            <text:p>Prérequis :</text:p>
            <text:p>-Mécanique du point</text:p>
            <text:p>-Variable d’état et fonction d’état</text:p>
          </table:table-cell>
          <table:table-cell table:style-name="ce27" office:value-type="string" calcext:value-type="string">
            <text:p>Prérequis :</text:p>
            <text:p>-1<text:span text:style-name="T3">er</text:span> principe</text:p>
          </table:table-cell>
          <table:table-cell table:style-name="ce27" office:value-type="string" calcext:value-type="string">
            <text:p>Prérequis :</text:p>
            <text:p>-1<text:span text:style-name="T3">er</text:span> principe</text:p>
          </table:table-cell>
          <table:table-cell table:style-name="ce11" office:value-type="string" calcext:value-type="string">
            <text:p>Prérequis :</text:p>
            <text:p>- Millieux ferromagnétiques</text:p>
            <text:p>- Induction</text:p>
            <text:p>- Électrocinétique</text:p>
          </table:table-cell>
          <table:table-cell table:style-name="ce11" office:value-type="string" calcext:value-type="string">
            <text:p>Prérequis :</text:p>
            <text:p>-Mécanique du point</text:p>
            <text:p>-Électrocinétique</text:p>
          </table:table-cell>
          <table:table-cell table:style-name="ce34" office:value-type="string" calcext:value-type="string">
            <text:p>Prérequis :</text:p>
            <text:p>-Électrocinétique</text:p>
            <text:p>-ALI</text:p>
            <text:p>-Filtrage</text:p>
          </table:table-cell>
          <table:table-cell table:style-name="ce34" office:value-type="string" calcext:value-type="string">
            <text:p>Prérequis :</text:p>
            <text:p>-Régime libre, réponse à un échelon de tension</text:p>
            <text:p>-Impédances complexes</text:p>
            <text:p>-Analyse de Fourier (décomposition en série, la TF est une généralisation)</text:p>
          </table:table-cell>
          <table:table-cell table:style-name="ce27" office:value-type="string" calcext:value-type="string">
            <text:p>Prérequis :</text:p>
            <text:p>-Mécanique du point</text:p>
            <text:p>-Analyse harmonique</text:p>
            <text:p>-Notation complexe</text:p>
          </table:table-cell>
          <table:table-cell table:style-name="ce27" office:value-type="string" calcext:value-type="string">
            <text:p>Prérequis :</text:p>
            <text:p>-Mécanique du point</text:p>
            <text:p>-Thermodynamique</text:p>
          </table:table-cell>
          <table:table-cell table:style-name="ce27" office:value-type="string" calcext:value-type="string">
            <text:p>Prérequis :</text:p>
            <text:p>-Électromagnétisme dans le vide</text:p>
            <text:p>-Milieux conducteurs</text:p>
          </table:table-cell>
          <table:table-cell table:style-name="ce27" office:value-type="string" calcext:value-type="string">
            <text:p>Prérequis :</text:p>
            <text:p>-Optique géométrique</text:p>
            <text:p>-Notions de diffraction</text:p>
          </table:table-cell>
          <table:table-cell table:style-name="ce11" office:value-type="string" calcext:value-type="string">
            <text:p>Prérequis :</text:p>
            <text:p>-Optique géométrique</text:p>
            <text:p>-Ondes 1ère année (diffraction, interférences d’ondes mécaniques)</text:p>
            <text:p>-Modèle d’onde scalaire</text:p>
          </table:table-cell>
          <table:table-cell table:style-name="ce34" office:value-type="string" calcext:value-type="string">
            <text:p>Prérequis :</text:p>
            <text:p>-Interférences à deux ondes en optique</text:p>
          </table:table-cell>
          <table:table-cell table:style-name="ce34" office:value-type="string" calcext:value-type="string">
            <text:p>Prérequis :</text:p>
            <text:p>-Transformée de Fourier</text:p>
            <text:p>-Optique ondulatoire</text:p>
          </table:table-cell>
          <table:table-cell table:style-name="ce27" office:value-type="string" calcext:value-type="string">
            <text:p>Prérequis :</text:p>
            <text:p>-Transformée de Fourier</text:p>
          </table:table-cell>
          <table:table-cell table:style-name="ce34" office:value-type="string" calcext:value-type="string">
            <text:p>Prérequis :</text:p>
            <text:p>- Optique ondulatoire (réseaux)</text:p>
            <text:p>- Facteur de Boltzmann</text:p>
            <text:p>- Quantique 1ère année (ptés des photons, modèle de Bohr)</text:p>
            <text:p>- Méca quantique ondulatoire ?</text:p>
          </table:table-cell>
          <table:table-cell table:style-name="ce34" office:value-type="string" calcext:value-type="string">
            <text:p>Prérequis :</text:p>
            <text:p>-EM dans les milieux magnétiques</text:p>
          </table:table-cell>
          <table:table-cell table:style-name="ce11" office:value-type="string" calcext:value-type="string">
            <text:p>Prérequis :</text:p>
            <text:p>-Électromagnétisme</text:p>
            <text:p>-Mécanique du point</text:p>
          </table:table-cell>
          <table:table-cell table:style-name="ce11" office:value-type="string" calcext:value-type="string">
            <text:p>Prérequis :</text:p>
            <text:p>- Électrocinétique</text:p>
            <text:p>- Mécanique du point</text:p>
            <text:p>- Physique des ondes</text:p>
            <text:p>- Optique ondulatoire</text:p>
            <text:p>- Méca Q ?</text:p>
          </table:table-cell>
          <table:table-cell table:style-name="ce27" office:value-type="string" calcext:value-type="string">
            <text:p>Prérequis :</text:p>
            <text:p>-Mécanique du point</text:p>
            <text:p>-Mécanique du solide ?</text:p>
            <text:p>-Électrocinétique</text:p>
            <text:p>-ALI</text:p>
            <text:p>-Analyse de Fourier</text:p>
          </table:table-cell>
          <table:table-cell table:style-name="ce11" office:value-type="string" calcext:value-type="string">
            <text:p>Prérequis :</text:p>
            <text:p>- Mécanique classique</text:p>
            <text:p>- Électromagnétisme</text:p>
            <text:p>- Optique ondulatoire</text:p>
          </table:table-cell>
          <table:table-cell table:style-name="ce27" office:value-type="string" calcext:value-type="string">
            <text:p>Prérequis :</text:p>
            <text:p>- Mécanique quantique ondulatoire (puits de potentiels)</text:p>
            <text:p>- Électromagnétisme (ondes évanescentes)</text:p>
          </table:table-cell>
          <table:table-cell table:style-name="ce88" table:number-columns-repeated="995"/>
          <table:table-cell table:style-name="ce92"/>
        </table:table-row>
        <table:table-row table:style-name="ro6">
          <table:table-cell table:style-name="ce124" office:value-type="string" calcext:value-type="string">
            <text:p>Notions clés</text:p>
          </table:table-cell>
          <table:table-cell table:style-name="ce11" office:value-type="string" calcext:value-type="string">
            <text:p>Notions :</text:p>
            <text:p>-Champ de force central conservatif</text:p>
            <text:p>-Analogies et différences entre gravitation et électrostatique</text:p>
            <text:p>-Lois de Kepler (coeur de la leçon)</text:p>
            <text:p>-Marrées ?</text:p>
          </table:table-cell>
          <table:table-cell table:style-name="ce27" office:value-type="string" calcext:value-type="string">
            <text:p>Notions :</text:p>
            <text:p>-Conservation de l’impulsion, du moment cinétique, de l’énergie mécanique (révision)</text:p>
            <text:p>-Notions de cinématique d’une collision</text:p>
            <text:p>-Champ de force centrale et loi des aires</text:p>
            <text:p>-Système conservatif, dissipatif</text:p>
          </table:table-cell>
          <table:table-cell table:style-name="ce27" office:value-type="string" calcext:value-type="string">
            <text:p>Notions :</text:p>
            <text:p>-Limites des écoulements parfaits</text:p>
            <text:p>-Viscosité et diffusion de quantité de mouvement</text:p>
            <text:p>-Équation de Navier-Stokes</text:p>
            <text:p>-Nombre adimensionel de Reynolds</text:p>
            <text:p>-Écoulement de Poiseuille, Couette ?</text:p>
          </table:table-cell>
          <table:table-cell table:style-name="ce27" office:value-type="string" calcext:value-type="string">
            <text:p>Notions :</text:p>
            <text:p>-Notion d’écoulement parfait et ses limites</text:p>
            <text:p>-Équation d’Euler, Relation de Bernouilli</text:p>
            <text:p>-Exemples d’applications (Pitot, Toricelli)</text:p>
            <text:p/>
          </table:table-cell>
          <table:table-cell table:style-name="ce27" office:value-type="string" calcext:value-type="string">
            <text:p>Notions :</text:p>
            <text:p>-Tension superficielle et explication microscopique</text:p>
            <text:p>-Mouillage</text:p>
            <text:p>-Capilarité</text:p>
          </table:table-cell>
          <table:table-cell table:style-name="ce27" office:value-type="string" calcext:value-type="string">
            <text:p>Notions :</text:p>
            <text:p>-Variable d’état et fonction d’état (rappel)</text:p>
            <text:p>-Notions de travail et chaleur</text:p>
            <text:p>-Expression du premier principe</text:p>
            <text:p>-Transformation réversible ou irréversible (pas quasi-statique)</text:p>
            <text:p>-Calorimètre</text:p>
          </table:table-cell>
          <table:table-cell table:style-name="ce27" office:value-type="string" calcext:value-type="string">
            <text:p>Notions :</text:p>
            <text:p>-Transition du 1<text:span text:style-name="T3">er</text:span> ordre et du 2nd ordre (notions)</text:p>
            <text:p>-Transition liquide-vapeur</text:p>
          </table:table-cell>
          <table:table-cell table:style-name="ce27" office:value-type="string" calcext:value-type="string">
            <text:p>Notions :</text:p>
            <text:p>-Loi de Fourier, loi de Fick</text:p>
            <text:p>-3 modes de transport de chaleur</text:p>
            <text:p>-Ordres de grandeurs temps caractéristique de diffusion, diffusivité</text:p>
            <text:p>-Équations bilans</text:p>
          </table:table-cell>
          <table:table-cell table:style-name="ce11" office:value-type="string" calcext:value-type="string">
            <text:p>Notions :</text:p>
            <text:p>- Force électromagnétique créée par une bobine</text:p>
            <text:p>- Principe de fonctionnement d’une machine à courant continu</text:p>
            <text:p>- Principe de fonctionnement d’une machine synchrone (champ glissant, condition de synchronisme)</text:p>
            <text:p>- Vocabulaire (moteur ou générateur, rotor, stator, inducteur, induit)</text:p>
          </table:table-cell>
          <table:table-cell table:style-name="ce11" office:value-type="string" calcext:value-type="string">
            <text:p>Notions :</text:p>
            <text:p>-Phénomène d’induction</text:p>
            <text:p>-Loi de Lenz, Loi de Faraday</text:p>
            <text:p>-Induction de Lorentz, de Neuman</text:p>
            <text:p>-Exemples d’applications</text:p>
          </table:table-cell>
          <table:table-cell table:style-name="ce34" office:value-type="string" calcext:value-type="string">
            <text:p>Notions :</text:p>
            <text:p>-Principe de l’oscillateur quasi-sinusoïdal</text:p>
            <text:p>-Approche dynamique (?)</text:p>
            <text:p>-Conditions de Barckausen (?)</text:p>
          </table:table-cell>
          <table:table-cell table:style-name="ce34" office:value-type="string" calcext:value-type="string">
            <text:p>Notions :</text:p>
            <text:p><text:span text:style-name="T2">-Signaux périodiques, fonction de transfert, diagramme de Bode</text:span></text:p>
            <text:p><text:span text:style-name="T2">-Réponse impulsionnelle, réponse harmonique</text:span></text:p>
            <text:p><text:span text:style-name="T2">-Filtrage passif et actif, ordre d’un filtre</text:span></text:p>
            <text:p><text:span text:style-name="T2">-Notion de traitement non linéaire</text:span></text:p>
            <text:p>-Vocabulaire (signal, fonction de transfert, filtre passif ou actif, ordre 1 ou 2)</text:p>
            <text:p>-Repliement du spectre et Shannon ?</text:p>
          </table:table-cell>
          <table:table-cell table:style-name="ce27" office:value-type="string" calcext:value-type="string">
            <text:p>Notions :</text:p>
            <text:p>-Ondes progressives et stationnaires</text:p>
            <text:p>-Équation de d’Alembert</text:p>
            <text:p>-Vocabulaire ()</text:p>
            <text:p/>
            <text:p>Meyer :</text:p>
            <text:p>-Ondes harmoniques</text:p>
            <text:p>-Modes propres de vibration</text:p>
            <text:p>-Vocabulaire</text:p>
          </table:table-cell>
          <table:table-cell table:style-name="ce27" office:value-type="string" calcext:value-type="string">
            <text:p>Notions :</text:p>
            <text:p>-Approximation acoustique</text:p>
            <text:p>-Équation de propagation des ondes sonores</text:p>
            <text:p>-Ordres de grandeurs</text:p>
            <text:p>-Impédance acoustique</text:p>
          </table:table-cell>
          <table:table-cell table:style-name="ce27" office:value-type="string" calcext:value-type="string">
            <text:p>Notions :</text:p>
            <text:p>-Les conditions aux limites imposent des modes de propagation</text:p>
            <text:p>-Guide d’onde OEM rectangulaire</text:p>
            <text:p>-Cable coaxial et fibre optique</text:p>
          </table:table-cell>
          <table:table-cell table:style-name="ce27" office:value-type="string" calcext:value-type="string">
            <text:p>Notions :</text:p>
            <text:p>-Principe simplifié du microscope optique, limites</text:p>
            <text:p>-(Grossissement commercial et puissance, cercle occulaire, profondeur de champ)</text:p>
            <text:p>-Grossissement, résolution</text:p>
            <text:p>-Notion de microscopie par fluorescence</text:p>
          </table:table-cell>
          <table:table-cell table:style-name="ce11" office:value-type="string" calcext:value-type="string">
            <text:p>Notions :</text:p>
            <text:p>-Spécificités du phénomène d’interférences en optique (moyenne temporelle)</text:p>
            <text:p>-Condition d’interférences</text:p>
            <text:p>-Notions de cohérence spatiale et temporelle</text:p>
          </table:table-cell>
          <table:table-cell table:style-name="ce34" office:value-type="string" calcext:value-type="string">
            <text:p>Notions :</text:p>
            <text:p>-Théorème de localisation</text:p>
            <text:p>-Configuration lame d’air et coin d’air du Michelson</text:p>
            <text:p>-Interféromètre de Fabry-Pérot</text:p>
          </table:table-cell>
          <table:table-cell table:style-name="ce34" office:value-type="string" calcext:value-type="string">
            <text:p>Notions :</text:p>
            <text:p>-Nombre de Fresnel ?</text:p>
            <text:p>-Approximation de Fraunhofer</text:p>
            <text:p>-Théorème de Babinet</text:p>
            <text:p>-Résolution d’un téléscope</text:p>
          </table:table-cell>
          <table:table-cell table:style-name="ce27" office:value-type="string" calcext:value-type="string">
            <text:p>Notions :</text:p>
            <text:p>-Influence de la périodicité du réseau sur la diffraction</text:p>
            <text:p>-Formule des réseaux</text:p>
            <text:p>-Application à la spectroscopie</text:p>
            <text:p>-Diffraction de Bragg (si angle d’incidence = angle de déviation)</text:p>
            <text:p>-Espace réciproque, fréquences spatiales</text:p>
          </table:table-cell>
          <table:table-cell table:style-name="ce34" office:value-type="string" calcext:value-type="string">
            <text:p>Notions :</text:p>
            <text:p>- Spectres d’émission et d’absorption (propriétés)</text:p>
            <text:p>- Absorption, émission spontanée et stimulée</text:p>
            <text:p>- Coefficients d’Einstein</text:p>
          </table:table-cell>
          <table:table-cell table:style-name="ce34" office:value-type="string" calcext:value-type="string">
            <text:p>Notions :</text:p>
            <text:p>-Différents types de matériaux magnétiques</text:p>
            <text:p>-Courbe de première aimantation et cycle d’hystéresis</text:p>
            <text:p>-Ferromagnétisme dur et doux</text:p>
            <text:p>-Analogie circuit électrique et circuit magnétique (cf wiki reluctance) ?</text:p>
            <text:p>-Applications pratiques (électroaimant, transformateur)</text:p>
          </table:table-cell>
          <table:table-cell table:style-name="ce11" office:value-type="string" calcext:value-type="string">
            <text:p>Notions :</text:p>
            <text:p>-Modèle de Drude</text:p>
            <text:p>-Effet Hall</text:p>
            <text:p>-Notions de théorie des bandes</text:p>
          </table:table-cell>
          <table:table-cell table:style-name="ce11" office:value-type="string" calcext:value-type="string">
            <text:p>Notions :</text:p>
            <text:p>- Définitions : résonance, mode (+ ddl)</text:p>
            <text:p>- On a autant de modes que de ddl</text:p>
            <text:p>- Pour un nombre infini de ddl, tout les modes se propagent donc on a plus de résonance</text:p>
            <text:p>- Dans ce cas la résonance réapparaît via les conditions aux limites</text:p>
          </table:table-cell>
          <table:table-cell table:style-name="ce27" office:value-type="string" calcext:value-type="string">
            <text:p>Notions :</text:p>
            <text:p>-Rappel des équations d’OH</text:p>
            <text:p>-Formule de Borda</text:p>
            <text:p>-Portrait de phase (permet de voire dans quel régime on est, les trajectoires de phase sont les lignes isoénergies pour un système conservatif)</text:p>
            <text:p>-Bifurcations ?</text:p>
            <text:p>-Notions de physique non linéaire ?</text:p>
          </table:table-cell>
          <table:table-cell table:style-name="ce11" office:value-type="string" calcext:value-type="string">
            <text:p>Notions :</text:p>
            <text:p>- Invariance de c</text:p>
            <text:p>- Principe de relativité</text:p>
            <text:p>- Transfo de Lorentz, dilatation des durées et contraction des longueurs</text:p>
            <text:p>- Vocabulaire de la RR</text:p>
          </table:table-cell>
          <table:table-cell table:style-name="ce27" office:value-type="string" calcext:value-type="string">
            <text:p>Notions :</text:p>
            <text:p>- Phénomène de l’effet tunnel avec de la matière (analogie avec les ondes évanescentes en EM)</text:p>
            <text:p>- Radioactivité alpha (rappels + modèle de Gamow)</text:p>
          </table:table-cell>
          <table:table-cell table:style-name="ce88" table:number-columns-repeated="995"/>
          <table:table-cell table:style-name="ce92"/>
        </table:table-row>
        <table:table-row table:style-name="ro7">
          <table:table-cell table:style-name="ce125" office:value-type="string" calcext:value-type="string">
            <text:p>Plan</text:p>
          </table:table-cell>
          <table:table-cell table:style-name="ce15" office:value-type="string" calcext:value-type="string">
            <text:p><text:span text:style-name="T1">Intro : </text:span></text:p>
            <text:p><text:span text:style-name="T1">On a vu que la force de gravitation et la loi de Coulomb avaient la même forme. Ici on va développer cette analogie, et se servir de l’électrostatique pour mieux comprendre la gravitation, puis généraliser ( ?? ne colle pas avec le plan)</text:span></text:p>
            <text:p/>
            <text:p><text:span text:style-name="T1">I – Interaction gravitationnelle</text:span></text:p>
            <text:p><text:span text:style-name="T1">    1. Force de gravitation (à comparer avec les autres forces à notre échelle)</text:span></text:p>
            <text:p><text:span text:style-name="T1">    2. Analogie électrostatique (et différences), champ gravitationnel</text:span></text:p>
            <text:p><text:span text:style-name="T1">    3. Champ gravitationnel produit par une sphère, mesure de g (explications de la manip historique avec les clochettes)</text:span></text:p>
            <text:p><text:span text:style-name="T1">II – Mouvement dans un champ de force central (plus général, dans ce cas les de Kepler en III), ou mouvement dans un champ Newtonien (dans ce cas applications en III)</text:span></text:p>
            <text:p><text:span text:style-name="T1">    1. On peut assimilier les sphères à des points d’un point de vue de la gravitation</text:span></text:p>
            <text:p><text:span text:style-name="T1">    2. Conservation du moment cinétique, loi des aires, Kepler (début XVIIème)</text:span></text:p>
            <text:p><text:span text:style-name="T1">    3. Conservation de l’énergie, énergie potentielle effective (à voir ...)</text:span></text:p>
            <text:p><text:span text:style-name="T1">    4. États liés et états de diffusion (à voir …)</text:span></text:p>
            <text:p><text:span text:style-name="T1">III – Mouvement dans un champ de force Newtonien (Kepler), ou force de marrées, ou applications (système solaire, marées, vitesse de libération, …)</text:span></text:p>
            <text:p><text:span text:style-name="T1">    1.</text:span></text:p>
            <text:p><text:span text:style-name="T1">    2.</text:span></text:p>
            <text:p><text:span text:style-name="T1">    3.</text:span></text:p>
            <text:p><text:span text:style-name="T1">    4.</text:span></text:p>
            <text:p/>
            <text:p><text:span text:style-name="T1">Conclu : </text:span></text:p>
            <text:p/>
            <text:p><text:span text:style-name="T1">États liés et éttats de diffusion ?</text:span></text:p>
          </table:table-cell>
          <table:table-cell table:style-name="ce28" office:value-type="string" calcext:value-type="string">
            <text:p><text:span text:style-name="T1">Intro : </text:span></text:p>
            <text:p><text:span text:style-name="T1">Parler des lois de conservations qui ne marchent pas (masse, éléments chimiques, …) ?</text:span></text:p>
            <text:p/>
            <text:p><text:span text:style-name="T1">Partir de la manip avec banc pasco et voitures de différentes masses ? Ou alors du pendule de Newton avec les billes là ?</text:span></text:p>
            <text:p/>
            <text:p>Parler d’énergie potentielle à un moment</text:p>
            <text:p/>
            <text:p>Illustrations via la dynamique de 2 particules ponctuelles en interactions (via chocs ou rottattion avec champ de force central)</text:p>
            <text:p/>
            <text:p>Les lois de conservation sont une aide pour résoudre des problèmes (relier l’état final à l’état initial sans s’intéresser à l’évolution)</text:p>
            <text:p/>
            <text:p><text:span text:style-name="T1">Axe de la leçon (??) : il y a des lois de conservation approchées (masse, éléments chimiques) ou exactes (d’après nos connaissances actuelles → impulsion, moment cinétique, énergie). Ici on s’intéresse seulement à la dynamique et on va s’intéresser au système le + simple : 2 particules en interactions. On va revoir beaucoup de choses à la lumière de ces lois.</text:span></text:p>
            <text:p/>
            <text:p>Il faut donner des définitions et revoir les systèmes conservatifs vs dissipatifs quelque part</text:p>
            <text:p/>
            <text:p>Liens avec les symétries ?</text:p>
            <text:p/>
            <text:p><text:span text:style-name="T1">I – Conservation de la quantité de mouvement (ou Lois de conservation)</text:span></text:p>
            <text:p><text:span text:style-name="T1">    1. Mise en évidence expérimentale (avec 1 puis 2 voitures du banc PASCO). La conservation est approchée car on a des frottements (dissipation quand la voiture roule) et une collision légèrement inélastique (dissipation lors de la collision)</text:span></text:p>
            <text:p><text:span text:style-name="T1">    2. Origine en dynamique (via le PFD)</text:span></text:p>
            <text:p><text:span text:style-name="T1">    3. Application : Collisions de particules</text:span></text:p>
            <text:p><text:span text:style-name="T1">    4. Conséquences (?), Référentiel barycentrique (on traite un ensemble comme 1 seul point)</text:span></text:p>
            <text:p><text:span text:style-name="T1">II – Champ de force centrale (ou Conservation du moment cinétique → loi des aires)</text:span></text:p>
            <text:p><text:span text:style-name="T1">    1. Origine en dynamique (via TMC)</text:span></text:p>
            <text:p><text:span text:style-name="T1">    2. Mouvement dans un champ de force central</text:span></text:p>
            <text:p><text:span text:style-name="T1">    3. Conséquences (Loi des aires)</text:span></text:p>
            <text:p><text:span text:style-name="T1">III – Conservation de l’énergie mécanique → forces conservatives ou non, caractérisation des trajectoires de la loi des aires (ou Collisions)</text:span></text:p>
            <text:p><text:span text:style-name="T1">    1. Notion d’énergie (il existe une quantité conservée qu’on appelle l’’énergie). Énergie mécanique, énergie cinétique, énergie potentielle. </text:span></text:p>
            <text:p><text:span text:style-name="T1">    2. Origine en dynamique (via le travail des forces conservatives)</text:span></text:p>
            <text:p><text:span text:style-name="T1">    3. Système conservatif ou dissipatif ?? (le système échange de l’énergie avec l’extérieur). Application à l’expérience de collisions et à la loi des aires (trajectoires libres ou liées). Dissipatif = non conservatif qui fait diminuer l’énergie mécanique. Théorème de l’énergie mécanique et travail des forces non conservatives. Les forces dérivant d’une énergie potentielle sont tjrs conservatives</text:span></text:p>
            <text:p><text:span text:style-name="T1">    3.</text:span></text:p>
            <text:p><text:span text:style-name="T1">    4. </text:span></text:p>
            <text:p/>
            <text:p><text:span text:style-name="T1">Conclu : </text:span></text:p>
            <text:p><text:span text:style-name="T1">Les lois de conservation sont très importantes en physique contemporaine, et sont liés aux symétries du système (théorème de Noether). Ici on a vu que …</text:span></text:p>
          </table:table-cell>
          <table:table-cell table:style-name="ce15" office:value-type="string" calcext:value-type="string">
            <text:p><text:span text:style-name="T1">Intro : </text:span></text:p>
            <text:p><text:span text:style-name="T1">Partir d’une manip si on peut (par exemple bille dans glycérol tombe plus lentement que dans l’air, car on a des frottements entre solide et liquide → à savoir bien expliquer !)</text:span></text:p>
            <text:p><text:span text:style-name="T1">Objectif : décrire l’écoulement d’un fluide général (Navier-Stokes), en général compliqué à cause des termes non linéaires. Il y a seulement quelques régimes d’écoulement où on peut résoudre le problème analytiquement.</text:span></text:p>
            <text:p/>
            <text:p>Fluides parfaits limités, surtout au niveau fluide-obstacle. Paradoxe de d’Alembert sur l’absence de trainée.</text:p>
            <text:p>Ici : fluides newtoniens</text:p>
            <text:p/>
            <text:p><text:span text:style-name="T1">I – Notion de viscosité</text:span></text:p>
            <text:p><text:span text:style-name="T1">    1. Mise en évidence expérimentale (descente de burette de fluides de viscosité différentes)</text:span></text:p>
            <text:p><text:span text:style-name="T1">    2. Paradoxe de d’Alembert (optionel)</text:span></text:p>
            <text:p><text:span text:style-name="T1">    3.</text:span></text:p>
            <text:p><text:span text:style-name="T1">    4.</text:span></text:p>
            <text:p><text:span text:style-name="T1">II – Dynamique des fluides Newtoniens</text:span></text:p>
            <text:p><text:span text:style-name="T1">    1. Transfert de la quantité de mouvement dans un gaz entre z et z+dz (cf Rieutord)</text:span></text:p>
            <text:p><text:span text:style-name="T1">    2. Équation de Navier Stokes</text:span></text:p>
            <text:p><text:span text:style-name="T1">    3. Notion de similitude (2 écoulements ont des comportements similaires si leurs nombres comme le Reynolds sont idem)</text:span></text:p>
            <text:p><text:span text:style-name="T1">    4.</text:span></text:p>
            <text:p><text:span text:style-name="T1">III – Régimes d’écoulement (comparaison diffusion et convection, nombre de Reynolds) ou exemples d’écoulements visqueux (Couette et Poiseuille, dans ce cas parler du Reynolds partie d’avant). Éventuellement virer cette partie pour passer du temps sur la manip ? Ou la laisser en option avec projection flexcam ?</text:span></text:p>
            <text:p><text:span text:style-name="T1">    1. Écoulement de Poiseuille</text:span></text:p>
            <text:p><text:span text:style-name="T1">    2. Manip</text:span></text:p>
            <text:p><text:span text:style-name="T1">    3.</text:span></text:p>
            <text:p><text:span text:style-name="T1">    4.</text:span></text:p>
            <text:p/>
            <text:p><text:span text:style-name="T1">Conclu : </text:span></text:p>
            <text:p><text:span text:style-name="T1">Dans la prochaine leçon → couche limite permet de raccorder les notions de fluide visqueux et fluide parfait</text:span></text:p>
            <text:p/>
            <text:p><text:span text:style-name="T1">C’est chaud d’arriver à Poiseuille</text:span></text:p>
          </table:table-cell>
          <table:table-cell table:style-name="ce15" office:value-type="string" calcext:value-type="string">
            <text:p><text:span text:style-name="T1">Intro : </text:span></text:p>
            <text:p><text:span text:style-name="T1">La formulation générale des écoulements est complexe (Navier-Stokes), mais on peut sous certaines conditions se placer dans un régime plus simple appelé écoulement parfait. Permet de décrire certains régimes et certaines applications (Pitot, Toricelli?).</text:span></text:p>
            <text:p/>
            <text:p><text:span text:style-name="T1">I – Écoulement parfait</text:span></text:p>
            <text:p><text:span text:style-name="T1">    1. Définition (écoulement parfait différent de fluide parfait type helium superfluide – regarder un peu comment ca marche)</text:span></text:p>
            <text:p><text:span text:style-name="T1">    2.</text:span></text:p>
            <text:p><text:span text:style-name="T1">    3.</text:span></text:p>
            <text:p><text:span text:style-name="T1">    4.</text:span></text:p>
            <text:p><text:span text:style-name="T1">II – Dynamique d’un écoulement parfait (ou juste Bernouilli?)</text:span></text:p>
            <text:p><text:span text:style-name="T1">    1. Equation d’Euler</text:span></text:p>
            <text:p><text:span text:style-name="T1">    2. Relation de Bernouilli</text:span></text:p>
            <text:p><text:span text:style-name="T1">    3.</text:span></text:p>
            <text:p><text:span text:style-name="T1">    4.</text:span></text:p>
            <text:p><text:span text:style-name="T1">III – Applications (Ventrui, Pitot,  Toricelli…) et limites</text:span></text:p>
            <text:p><text:span text:style-name="T1">    1. Pitot</text:span></text:p>
            <text:p><text:span text:style-name="T1">    2. Toricelli</text:span></text:p>
            <text:p><text:span text:style-name="T1">    3.</text:span></text:p>
            <text:p><text:span text:style-name="T1">    4.</text:span></text:p>
            <text:p/>
            <text:p><text:span text:style-name="T1">Conclu : </text:span></text:p>
            <text:p><text:span text:style-name="T1">Limites du fluide parfait (Toricelli avec différents fluides visqueux)</text:span></text:p>
          </table:table-cell>
          <table:table-cell table:style-name="ce15" office:value-type="string" calcext:value-type="string">
            <text:p><text:span text:style-name="T1">Intro : </text:span></text:p>
            <text:p><text:span text:style-name="T1">Présenter la manip loi de Jurin. L’objectif du cours est de réussir à comprendre et décrire le phénomène (le liquide monte plus dans les plus petits tuyaux) → faire la manip et les mesures en intro et exploiter à la fin (plus safe). Mesure, incertitudes, tracer en fonction de 1/r et obtenir une droite puis se demander si on peut retrouver ce comportement ? C’est l’objectif de cette leçon.</text:span></text:p>
            <text:p>Phénomène très important en biologie</text:p>
            <text:p/>
            <text:p><text:span text:style-name="T1">I – Tension de surface</text:span></text:p>
            <text:p><text:span text:style-name="T1">    1. Origine microscopique</text:span></text:p>
            <text:p><text:span text:style-name="T1">    2. Manifestation macroscopique (force)</text:span></text:p>
            <text:p><text:span text:style-name="T1">    3.</text:span></text:p>
            <text:p><text:span text:style-name="T1">    4.</text:span></text:p>
            <text:p><text:span text:style-name="T1">II – Interface à deux fluides (bulles de savon) ou à 2 phases</text:span></text:p>
            <text:p><text:span text:style-name="T1">    1.</text:span></text:p>
            <text:p><text:span text:style-name="T1">    2.</text:span></text:p>
            <text:p><text:span text:style-name="T1">    3.</text:span></text:p>
            <text:p><text:span text:style-name="T1">    4.</text:span></text:p>
            <text:p><text:span text:style-name="T1">III – Contact à l’interface de 3 phases (solide, liquide, gaz), le mouillage (loi de Jurin)</text:span></text:p>
            <text:p><text:span text:style-name="T1">    1. Paramètre d’étalement (mouillage total vs partiel). Mouillage = compromis énergétique pour une molécule entre l’interface liq solide vs molécule dans le solide (?)</text:span></text:p>
            <text:p><text:span text:style-name="T1">    2. Angle d’Young pour un mouillage partiel</text:span></text:p>
            <text:p><text:span text:style-name="T1">    3. Loi de Jurin</text:span></text:p>
            <text:p><text:span text:style-name="T1">    4.</text:span></text:p>
            <text:p/>
            <text:p><text:span text:style-name="T1">Conclu : </text:span></text:p>
          </table:table-cell>
          <table:table-cell table:style-name="ce15" office:value-type="string" calcext:value-type="string">
            <text:p><text:span text:style-name="T1">Intro : </text:span></text:p>
            <text:p><text:span text:style-name="T1">On a vu la méca du point. Thermo = système avec un grand nombre de ddl. Comment décrire ce système ? Que se passe t’il lorsque … ? Détente d’un piston ? Manip d’intro. Notion d’échanges lors d’une transformation ?</text:span></text:p>
            <text:p/>
            <text:p><text:span text:style-name="T1">I – Énergie, travail et chaleur</text:span></text:p>
            <text:p><text:span text:style-name="T1">    1. Différentes formes d’énergie mécanique (énergie cinétique et potentielle, macroscopique et microscopique)</text:span></text:p>
            <text:p><text:span text:style-name="T1">    2. Travail</text:span></text:p>
            <text:p><text:span text:style-name="T1">    3. Chaleur (interprétation micro)</text:span></text:p>
            <text:p><text:span text:style-name="T1">    4. Fonctions d’état, différentielle et delta (peut être le mettre en 1.?)</text:span></text:p>
            <text:p><text:span text:style-name="T1">II – Premier principe</text:span></text:p>
            <text:p><text:span text:style-name="T1">    1. Expression</text:span></text:p>
            <text:p><text:span text:style-name="T1">    2. Grands types de transformations et conséquences ? (isochore, isobare, ...)</text:span></text:p>
            <text:p><text:span text:style-name="T1">    3. Coefficients de réponse (capacité calorifique de l’eau et d’un gaz parfait)</text:span></text:p>
            <text:p><text:span text:style-name="T1">    4. </text:span></text:p>
            <text:p><text:span text:style-name="T1">III – Applications (gaz parfait, machines thermiques, calorimétrie -manip)</text:span></text:p>
            <text:p><text:span text:style-name="T1">    1. Calorimétrie</text:span></text:p>
            <text:p><text:span text:style-name="T1">    2. Détente d’un gaz (réversible et irréversible)</text:span></text:p>
            <text:p><text:span text:style-name="T1">    3.</text:span></text:p>
            <text:p><text:span text:style-name="T1">    4.</text:span></text:p>
            <text:p/>
            <text:p><text:span text:style-name="T1">Conclu : </text:span></text:p>
          </table:table-cell>
          <table:table-cell table:style-name="ce15" office:value-type="string" calcext:value-type="string">
            <text:p><text:span text:style-name="T1">Intro : </text:span></text:p>
            <text:p><text:span text:style-name="T1">Parler de trucs du quotidien type pare brise gelé ou … ? Transition ferro-para = d’ordre 2 ?</text:span></text:p>
            <text:p/>
            <text:p>Transitions de phase à T=cte ou à P=cte (on fait varier l’autre). On montre que quand on a la transition de phase on a T,P=cte. Isothermes d’Andrews (diagrammes PV). Critère de coexistence des phases → égalité des potentiels chimiques (message clé de la leçon).</text:p>
            <text:p>Finir par formule de Clapeyron (autre truc important). On peux parler d’état métastable ou l’évaporation à la fin. Chaleur latente</text:p>
            <text:p/>
            <text:p>Axer la leçon sur les états de l’eau</text:p>
            <text:p/>
            <text:p>Revoir le plan !!!</text:p>
            <text:p/>
            <text:p>Phase = partie d’un système thermo où les paramètres intensifs varient continuement</text:p>
            <text:p/>
            <text:p><text:span text:style-name="T1">I – Généralités (3 états de la matière, diagramme de phase) ou corps pur sous 2 phases ? Ou approche descriptive des transitions de phases</text:span></text:p>
            <text:p><text:span text:style-name="T1">    1. Mise en évidence expérimentale (donner les masses volumiques des 3 phases)</text:span></text:p>
            <text:p><text:span text:style-name="T1">    2. Isothermes d’Andrews, transitions isobares, … donner des exemples</text:span></text:p>
            <text:p><text:span text:style-name="T1">    3. Diagramme (P,T), point critique, point triple</text:span></text:p>
            <text:p><text:span text:style-name="T1">II – Corps pur sous 2 phases, ou transition liquide-vapeur ? Ou approche thermodynamique</text:span></text:p>
            <text:p><text:span text:style-name="T1">    1. Condition d’équilibre (égalité des potentiels chimiques)</text:span></text:p>
            <text:p><text:span text:style-name="T1">    2. Formule de Clapeyron</text:span></text:p>
            <text:p><text:span text:style-name="T1">    3.</text:span></text:p>
            <text:p><text:span text:style-name="T1">    4.</text:span></text:p>
            <text:p><text:span text:style-name="T1">III – Transition de phase d’un mélange (binaires), ou transition du 2ème ordre (ferro-para)</text:span></text:p>
            <text:p><text:span text:style-name="T1">    1.</text:span></text:p>
            <text:p><text:span text:style-name="T1">    2.</text:span></text:p>
            <text:p><text:span text:style-name="T1">    3.</text:span></text:p>
            <text:p><text:span text:style-name="T1">    4.</text:span></text:p>
            <text:p/>
            <text:p><text:span text:style-name="T1">Conclu : </text:span></text:p>
            <text:p><text:span text:style-name="T1">Il existe d’autres types de transition de phases (niveau master). Si j’en parle discuter surtout de ferro-para</text:span></text:p>
            <text:p/>
            <text:p/>
            <text:p><text:span text:style-name="T1">Plan :- corps pur sous 2 phases, transition liquide-vapeur et transition du 2nd ordre ferro-para</text:span></text:p>
            <text:p><text:span text:style-name="T1">Ou – approche descriptive, approche thermo, transition 2nd ordre</text:span></text:p>
          </table:table-cell>
          <table:table-cell table:style-name="ce15" office:value-type="string" calcext:value-type="string">
            <text:p><text:span text:style-name="T1">Intro : </text:span></text:p>
            <text:p><text:span text:style-name="T1">En 1ère année on a vu des systèmes thermodynamiques à l’équilibre thermodynamique global (homogènes … machine thermiques c’est le cas ?). Néanmoins, on sait bien qu’il y a des variations de température locales. Par exemple à l’échelle d’un pays on a la carte de la température de la météo, ou alors ici sur la barre (cf manip) on a un gradient de température (montrer mesures). Ajd on va essayer de comprendre ce phénomène, et on verra qu’il peut s’appliquer au transport de particules, permettant de comprendre pourquoi il faut touiller son café si on rajoute du sucre.</text:span></text:p>
            <text:p/>
            <text:p>Phénomènes de transport = Inhomogénéité de grandeur intensive -&gt; transport d’une grandeur extensive -&gt; réta-</text:p>
            <text:p>blir l’homogénéité</text:p>
            <text:p/>
            <text:p><text:span text:style-name="T1">I – Systèmes hors équilibre (bof …)</text:span></text:p>
            <text:p><text:span text:style-name="T1">    1. Équilibre thermo local (hors équilibre total = pas facile)</text:span></text:p>
            <text:p><text:span text:style-name="T1">    2. Description locale des flux (perturbatif par rapport à l’état d’equilibre global → Fourier, Fick, …)</text:span></text:p>
            <text:p><text:span text:style-name="T1">    3. Échelles de temps caractéristiques</text:span></text:p>
            <text:p><text:span text:style-name="T1">    4.</text:span></text:p>
            <text:p><text:span text:style-name="T1">II – Transfert thermique par conduction (expliquer aussi rayonnement et convection)</text:span></text:p>
            <text:p><text:span text:style-name="T1">    1. Loi de Fourier</text:span></text:p>
            <text:p><text:span text:style-name="T1">    2. Équation de la chaleur</text:span></text:p>
            <text:p><text:span text:style-name="T1">    3. Manip</text:span></text:p>
            <text:p><text:span text:style-name="T1">    4. Interprétation microscopique ?</text:span></text:p>
            <text:p><text:span text:style-name="T1">III – Transport de particules</text:span></text:p>
            <text:p><text:span text:style-name="T1">    1. Loi de Fick et équation de diffusion</text:span></text:p>
            <text:p><text:span text:style-name="T1">    2. Interprétation microscopique</text:span></text:p>
            <text:p><text:span text:style-name="T1">    3. Analogies  et différences avec la chaleur ?</text:span></text:p>
            <text:p/>
            <text:p><text:span text:style-name="T1">Conclu : </text:span></text:p>
          </table:table-cell>
          <table:table-cell table:style-name="ce32" office:value-type="string" calcext:value-type="string">
            <text:p><text:span text:style-name="T1">Intro : </text:span></text:p>
            <text:p><text:span text:style-name="T1">En 1ère année, on a vu au travers de l’exemple de la spire tournante dans un champ B homogène et des rails de Laplace qu’il était possible de transférer de la puissance électrique en puissance mécanique. On a aussi étudié les milieux ferromagnétiques doux, où on a vu qu’il était possible de guider les lignes de champ. Aujourd’hui on va voire comment appliquer ces principes à l’étude de 3 systèmes pratiques permettant de transférer de la puissance électrique en puissance mécanique de translation ou de rotation.</text:span></text:p>
            <text:p/>
            <text:p><text:span text:style-name="T1">On peut faire plus théatral avec la manip mais c’est moins dans les clous des prérequis …</text:span></text:p>
            <text:p/>
            <text:p><text:span text:style-name="T1">I – Le contacteur (électroaimant)</text:span></text:p>
            <text:p><text:span text:style-name="T1">    1. Principe</text:span></text:p>
            <text:p><text:span text:style-name="T1">    2. Force électromagnétique (méthode générale de résolution)</text:span></text:p>
            <text:p><text:span text:style-name="T1">II – Moteur à courant continu</text:span></text:p>
            <text:p><text:span text:style-name="T1">    1. Principe simplifié (spire rectangulaire dans un champ B constant)</text:span></text:p>
            <text:p><text:span text:style-name="T1">    2. Moteur réel (vidéos, schéma des différents éléments)</text:span></text:p>
            <text:p><text:span text:style-name="T1">    3. Schéma électrique équivalent, caractérisation</text:span></text:p>
            <text:p><text:span text:style-name="T1">III – Moteur synchrone</text:span></text:p>
            <text:p><text:span text:style-name="T1">    1. Principe simplifié (rotation d’une boussole avec deux bobines en quadrature)</text:span></text:p>
            <text:p><text:span text:style-name="T1">    2. Moteur réel (vidéos, couple moteur)</text:span></text:p>
            <text:p><text:span text:style-name="T1">Conclu : </text:span></text:p>
            <text:p><text:span text:style-name="T1">Fonctionnement générateur en exo</text:span></text:p>
          </table:table-cell>
          <table:table-cell table:style-name="ce28" office:value-type="string" calcext:value-type="string">
            <text:p><text:span text:style-name="T1">Intro : </text:span></text:p>
            <text:p><text:span text:style-name="T1">Se baser sur les manips quali.</text:span></text:p>
            <text:p><text:span text:style-name="T1">Faire gaffe aux signes.</text:span></text:p>
            <text:p/>
            <text:p><text:span text:style-name="T1">I – Le phénomène d’induction</text:span></text:p>
            <text:p><text:span text:style-name="T1">    1. Mise en évidence expérimentale (analyse des expériences d’intro)</text:span></text:p>
            <text:p><text:span text:style-name="T1">    2. Loi de Lenz (lien avec l’expérience)</text:span></text:p>
            <text:p><text:span text:style-name="T1">    3. Flux du champ magnétique, loi de Faraday</text:span></text:p>
            <text:p><text:span text:style-name="T1">II – Champ variable, aimant fixe (Neuman)</text:span></text:p>
            <text:p><text:span text:style-name="T1">    1. Auto-induction (Flux propre et inductance propre d’une bobine)</text:span></text:p>
            <text:p><text:span text:style-name="T1">    2. Aspects énergétiques</text:span></text:p>
            <text:p><text:span text:style-name="T1">    3. Deux bobines en interactions (manip), application au transformateur de tension (loi des tensions)</text:span></text:p>
            <text:p><text:span text:style-name="T1">III – Champ constant, aimant mobile (Lorentz)</text:span></text:p>
            <text:p><text:span text:style-name="T1">    1. Conversion de puissance électro-mécanique (spire tournante et moteur à courant continu, conversion électrique → méca et méca → élec)</text:span></text:p>
            <text:p><text:span text:style-name="T1">    2. Freinage par induction (courants de Foucaults, manip de la chute d’un aimant dans un tube de cuivre)</text:span></text:p>
            <text:p/>
            <text:p><text:span text:style-name="T1">Conclu : </text:span></text:p>
          </table:table-cell>
          <table:table-cell table:style-name="ce15" office:value-type="string" calcext:value-type="string">
            <text:p><text:span text:style-name="T1">Intro : </text:span></text:p>
            <text:p>Parler de système bouclé en général (rétroaction positive et négative) puis d’asservissement  (un exemple important, exemple : conduite sur l’autoroute à 130 km/h, on accélère en dessous et on freine au dessus).</text:p>
            <text:p/>
            <text:p><text:span text:style-name="T1">I –  Systèmes bouclés</text:span></text:p>
            <text:p><text:span text:style-name="T1">    1. Comportement</text:span></text:p>
            <text:p><text:span text:style-name="T1">    2. Stabilité</text:span></text:p>
            <text:p><text:span text:style-name="T1">    3. Exemple : asservissement</text:span></text:p>
            <text:p><text:span text:style-name="T1">    4.</text:span></text:p>
            <text:p><text:span text:style-name="T1">II – Oscillateur quasi-sinusoïdal</text:span></text:p>
            <text:p><text:span text:style-name="T1">    1. Oscillateur à pont de Wien</text:span></text:p>
            <text:p><text:span text:style-name="T1">    2. Condition d’oscillation</text:span></text:p>
            <text:p><text:span text:style-name="T1">    3. Caractérisation</text:span></text:p>
            <text:p><text:span text:style-name="T1">    4. Stabilisation de l’oscillation ?</text:span></text:p>
            <text:p><text:span text:style-name="T1">III - </text:span></text:p>
            <text:p><text:span text:style-name="T1">    1.</text:span></text:p>
            <text:p><text:span text:style-name="T1">    2.</text:span></text:p>
            <text:p><text:span text:style-name="T1">    3.</text:span></text:p>
            <text:p><text:span text:style-name="T1">    4.</text:span></text:p>
            <text:p/>
            <text:p><text:span text:style-name="T1">Conclu : </text:span></text:p>
            <text:p><text:span text:style-name="T1">Oscillateurs à relaxations ? (cf PSI Dunod)</text:span></text:p>
            <text:p/>
            <text:p><text:span text:style-name="T1">Autre plan : </text:span></text:p>
            <text:p><text:span text:style-name="T1">I – rétroaction</text:span></text:p>
            <text:p><text:span text:style-name="T1">1. Schéma bloc (rétroaction positive et négative)</text:span></text:p>
            <text:p><text:span text:style-name="T1">2. Transmittance en boucle ouverte (positive ou négative) et en boucle fermée</text:span></text:p>
            <text:p><text:span text:style-name="T1">3. Stabilité (définition, critère → si stable alors asservissement, si trop instable détruit le matériel si limité de stabilité OK.)</text:span></text:p>
            <text:p><text:span text:style-name="T1">II – Oscillateurs</text:span></text:p>
            <text:p><text:span text:style-name="T1">1. Modélisation de l’oscillateur</text:span></text:p>
            <text:p><text:span text:style-name="T1">2. Oscillateur à pont de Wien (conditions de Barckhausen, conditions de démarage)</text:span></text:p>
          </table:table-cell>
          <table:table-cell table:style-name="ce15" office:value-type="string" calcext:value-type="string">
            <text:p><text:span text:style-name="T1">Intro : </text:span></text:p>
            <text:p><text:span text:style-name="T1">On utilise des signaux pour transmettre de l’information. On peux le faire par déplacement de matière (lettre) ou par déplacement d’énergie sans déplacement de matière (ondes). En général on utilise des capteurs qui transforment l’information (par exemple du son) en un signal électrique (via un microphone). Ici on s’intéresse donc au traitement d’un signal électronique. (partie utile??)</text:span></text:p>
            <text:p><text:span text:style-name="T1">On peut l’analyser temporellement ou fréquentiellement.</text:span></text:p>
            <text:p>Domaine fréquentiel → intéressant pour des systèmes linéaires (on peut superposer les solutions, la sortie à la même fréquence de l’entrée) et invariants dans le temps (?). On va utiliser un outil qu’on appelle fonction de transfert qui permet de caractériser la transmittance du système.</text:p>
            <text:p/>
            <text:p>Il faut des TF dans la leçon, peut être préférer filtrer un signal triangle et pas se contenter du filtrage.</text:p>
            <text:p/>
            <text:p><text:span text:style-name="T1">I – Rappels sur l’analyse de Fourier/Analyse fréquentielle d’un signal électrique/Analyse d’un signal électrique</text:span></text:p>
            <text:p><text:span text:style-name="T1">    1. Définition (qu’est ce qu’un signal?)</text:span></text:p>
            <text:p><text:span text:style-name="T1">    2. Analyse temporelle (signal périodique, valeur moyenne et valeur efficace)</text:span></text:p>
            <text:p><text:span text:style-name="T1">    3. analyse fréquentielle, transformée de Fourier (généralisation de la décomposition en série) et production d’un signal carré</text:span></text:p>
            <text:p><text:span text:style-name="T1">    4.</text:span></text:p>
            <text:p><text:span text:style-name="T1">II – Traitement linéaire</text:span></text:p>
            <text:p><text:span text:style-name="T1">    1. Système linéaire (réponse impulsionnelle, schéma bloc, lien entre description temporelle et fréquentielle)</text:span></text:p>
            <text:p><text:span text:style-name="T1">    2.Filtre passe bas passif d’ordre 1 (RC). Montrer qu’il se comporte en intégrateur à hautes fréquences.</text:span></text:p>
            <text:p><text:span text:style-name="T1">    3.Charge du filtre par une résistance (faire la manip et montrer que la fonction de transfert change) → on ajoute un suiveur, ce qui rends le filtre actif. Autres intérêts des filtres actifs.</text:span></text:p>
            <text:p><text:span text:style-name="T1">    4.Autres types de filtres (ordres 1 et 2), montage dérivateur.</text:span></text:p>
            <text:p><text:span text:style-name="T1">III – Traitement non linéaire : modulation d’amplitude (ou de fréquence, ou filtrage numérique?)</text:span></text:p>
            <text:p><text:span text:style-name="T1">    1.</text:span></text:p>
            <text:p><text:span text:style-name="T1">    2.</text:span></text:p>
            <text:p><text:span text:style-name="T1">    3.</text:span></text:p>
            <text:p><text:span text:style-name="T1">    4.</text:span></text:p>
            <text:p/>
            <text:p><text:span text:style-name="T1">Conclu : </text:span></text:p>
            <text:p><text:span text:style-name="T1">En fonction du choix ouvrir sur filtrage numérique (pour PSI) ou sur opération non linéaire (pour MP)</text:span></text:p>
            <text:p><text:span text:style-name="T1">Filtre passe bas ou passe bande, parler d’applications autres qu’en électronique (compression JPEG via passe bas par exemple).</text:span></text:p>
            <text:p/>
          </table:table-cell>
          <table:table-cell table:style-name="ce15" office:value-type="string" calcext:value-type="string">
            <text:p><text:span text:style-name="T1">Intro : </text:span></text:p>
            <text:p><text:span text:style-name="T1">Ondes : phénomène transversal en physique. Propagation d’énergie de proche en proche, réversible, d’une perturbation sans déplacement global de matière.</text:span></text:p>
            <text:p/>
            <text:p><text:span text:style-name="T1">I – Équation de d’Alembert/Phénomènes ondulatoires (Corde)</text:span></text:p>
            <text:p><text:span text:style-name="T1">    1. Établissement pour une corde 1D (ou réseau d’oscillateurs?)</text:span></text:p>
            <text:p><text:span text:style-name="T1">    2. Généralisation et solution générale (avec f et g, il existe un équivalent pour ondes stationnaires ?)</text:span></text:p>
            <text:p><text:span text:style-name="T1">    3. Conséquences (linéarité, célérité ?)</text:span></text:p>
            <text:p><text:span text:style-name="T1">    4.</text:span></text:p>
            <text:p><text:span text:style-name="T1">II – Ondes progressives</text:span></text:p>
            <text:p><text:span text:style-name="T1">    1. Solution générale</text:span></text:p>
            <text:p><text:span text:style-name="T1">    2. Onde plane, onde sphérique</text:span></text:p>
            <text:p><text:span text:style-name="T1">    3.</text:span></text:p>
            <text:p><text:span text:style-name="T1">    4. Aspects énergéttiques</text:span></text:p>
            <text:p><text:span text:style-name="T1">III – Ondes stationnaires</text:span></text:p>
            <text:p><text:span text:style-name="T1">    1. Solution générale (produit de 2 termes). Conditions aux limites. Aspects énergétiques</text:span></text:p>
            <text:p><text:span text:style-name="T1">    2. Corde de Melde, manip</text:span></text:p>
            <text:p><text:span text:style-name="T1">    3. Application à la musique ?</text:span></text:p>
            <text:p><text:span text:style-name="T1">    4.</text:span></text:p>
            <text:p/>
            <text:p><text:span text:style-name="T1">Conclu : </text:span></text:p>
          </table:table-cell>
          <table:table-cell table:style-name="ce28" office:value-type="string" calcext:value-type="string">
            <text:p><text:span text:style-name="T1">Intro : </text:span></text:p>
            <text:p>Bien préciser dans l’air, l’eau ou dans un solide … cf programme PC</text:p>
            <text:p/>
            <text:p>3 questions : nature des ondes ? Quelle grandeur se propage ? A quelle vitesse ?</text:p>
            <text:p/>
            <text:p><text:span text:style-name="T1">I – Équation de propagation des ondes sonores (dans un fluide?)</text:span></text:p>
            <text:p><text:span text:style-name="T1">    1. Approximation acoustique</text:span></text:p>
            <text:p><text:span text:style-name="T1">    2. Équation de d’Alembert (célérité?)</text:span></text:p>
            <text:p><text:span text:style-name="T1">    3. ?</text:span></text:p>
            <text:p><text:span text:style-name="T1">    4. </text:span></text:p>
            <text:p><text:span text:style-name="T1">II – Solutions en ondes planes</text:span></text:p>
            <text:p><text:span text:style-name="T1">    1. Solutions progressives (manip célérité?)</text:span></text:p>
            <text:p><text:span text:style-name="T1">    2. Aspects énergétiques</text:span></text:p>
            <text:p><text:span text:style-name="T1">    3. Intensité</text:span></text:p>
            <text:p><text:span text:style-name="T1">    4. Impédance acoustique</text:span></text:p>
            <text:p><text:span text:style-name="T1">III – Comportement aux interfaces (ou applications)</text:span></text:p>
            <text:p><text:span text:style-name="T1">    1. Conditions aux limites</text:span></text:p>
            <text:p><text:span text:style-name="T1">    2. Coefficients de réflexion et de transmission</text:span></text:p>
            <text:p><text:span text:style-name="T1">    3.</text:span></text:p>
            <text:p><text:span text:style-name="T1">    4.</text:span></text:p>
            <text:p/>
            <text:p><text:span text:style-name="T1">Conclu : </text:span></text:p>
          </table:table-cell>
          <table:table-cell table:style-name="ce15" office:value-type="string" calcext:value-type="string">
            <text:p><text:span text:style-name="T1">Intro : </text:span></text:p>
            <text:p>Transmission de l’information : via de la matière (lettre) mais aussi via des ondes (déplacement d’énergie sans déplacement de matière). On a propagation libre ou propagation guidée (contre l’espionnage et car c’est plus efficace d’un point de vue énergétique). Les cables coaxiaux sont OK &lt; au GHz, les fibres optiques &lt; au THz (Meyer).</text:p>
            <text:p/>
            <text:p><text:span text:style-name="T1">I – Guide d’onde rectangulaire (champ EM)</text:span></text:p>
            <text:p><text:span text:style-name="T1">    1. Entre 2 plans infinis (conditions aux limites, établissement via Maxwel (utiliser des couleurs pour montrer le découplage des TE et TM)l, modes TE et TM, étude d’un mode TE. ou solutions, relation de dispersion)</text:span></text:p>
            <text:p><text:span text:style-name="T1">    2. Guide rectangulaire (modes propres, relation de dispersion, aspect énergétique)</text:span></text:p>
            <text:p><text:span text:style-name="T1">II – Cable coaxial (en partie II ou dans guide d’onde EM?)</text:span></text:p>
            <text:p><text:span text:style-name="T1">    1. Présentation (ame, gaine, intérêt, fréquences, …)</text:span></text:p>
            <text:p><text:span text:style-name="T1">    2, Équations du télégraphe</text:span></text:p>
            <text:p><text:span text:style-name="T1">    3. Caractérisation (vitesse de propagation, capacité linéique et inductance linéique par le calcul, le signal carré est une superposition de sinus)</text:span></text:p>
            <text:p><text:span text:style-name="T1">III – Fibre optique (approche géométrique)</text:span></text:p>
            <text:p><text:span text:style-name="T1">    1. Fibre à saut d’indice, principe</text:span></text:p>
            <text:p><text:span text:style-name="T1">    2. Débit maximal</text:span></text:p>
            <text:p><text:span text:style-name="T1">    3.</text:span></text:p>
            <text:p><text:span text:style-name="T1">    4.</text:span></text:p>
            <text:p/>
            <text:p><text:span text:style-name="T1">Conclu : </text:span></text:p>
            <text:p><text:span text:style-name="T1">Ici on s’est intéressé principalement à différents modes de propa des OEM de différentes fréquences dans différents dispositifs, on peut appliquer ces résultats à d’autres types d’ondes comme par exemple les ondes acoustiques.</text:span></text:p>
            <text:p/>
            <text:p><text:span text:style-name="T1">Quels modes se propagent dans le coaxial et dans la fibre ?</text:span></text:p>
          </table:table-cell>
          <table:table-cell table:style-name="ce15" office:value-type="string" calcext:value-type="string">
            <text:p><text:span text:style-name="T1">Intro : </text:span></text:p>
            <text:p><text:span text:style-name="T1">Histoire des sciences avec la biologie ? Ca peut être hyper intéressant mais nécessite de se renseigner un peu avant. Ici microscopie → on cherche à grossir les images.</text:span></text:p>
            <text:p/>
            <text:p><text:span text:style-name="T1">Ici : modélisation simple du microscope en lumière incohérente dans le visible. Limites géométriques (abbérations) et physiques (pouvoir séparateur)</text:span></text:p>
            <text:p/>
            <text:p>Amener un vrai microscope et expliquer les éléments</text:p>
            <text:p/>
            <text:p><text:span text:style-name="T1">I – Microscope optique à 2 lentilles (ou loupe, 1 lentille)</text:span></text:p>
            <text:p><text:span text:style-name="T1">    1. Principe du microscope</text:span></text:p>
            <text:p><text:span text:style-name="T1">    2. Modélisation à 2 lentilles (schéma, ne pas tracer le rayon qui passe par le centre des lentilles car il n’existe pas pour des systèmes épais)</text:span></text:p>
            <text:p><text:span text:style-name="T1">    3. Puissance et grossissement (puissance intrinsèque, grossissement commercial)</text:span></text:p>
            <text:p><text:span text:style-name="T1">    4. Manip (comparaison puissance calculée et mesurée)</text:span></text:p>
            <text:p><text:span text:style-name="T1">II – Limites (ou microscope optique à 2 lentilles, avec limites en contraste et en résolution)</text:span></text:p>
            <text:p><text:span text:style-name="T1">    1. Abérations (chromatiques et géométriques, diapo)</text:span></text:p>
            <text:p><text:span text:style-name="T1">    2. Pouvoir séparateur (tache d’Airy, ouverture numérique, limite de résolution, critère de Rayleigh)</text:span></text:p>
            <text:p><text:span text:style-name="T1">    3.</text:span></text:p>
            <text:p><text:span text:style-name="T1">    4.</text:span></text:p>
            <text:p><text:span text:style-name="T1">III – Au delà de la limite de diffraction (ou autres types de microscopie – contraste de phase et fluorescence)</text:span></text:p>
            <text:p><text:span text:style-name="T1">    1. Microscopie par fluorescence</text:span></text:p>
            <text:p><text:span text:style-name="T1">    2. Microscope par contraste de phase</text:span></text:p>
            <text:p><text:span text:style-name="T1">    3.</text:span></text:p>
            <text:p><text:span text:style-name="T1">    4.</text:span></text:p>
            <text:p/>
            <text:p><text:span text:style-name="T1">Conclu : </text:span></text:p>
            <text:p/>
          </table:table-cell>
          <table:table-cell table:style-name="ce28" office:value-type="string" calcext:value-type="string">
            <text:p><text:span text:style-name="T1">Intro : </text:span></text:p>
            <text:p><text:span text:style-name="T1">On a vu l’optique géométrique où l’énergie se propage selon des rayons lumineux (pouvant être interprété comme un flux de particules). Aujourd’hui on va voire que dans certaines situations, cette description simpliste est caduque, et on va démontrer la nature ondulatoire de la lumière (introduite au cours précédent via le modèle de l’onde scalaire).</text:span></text:p>
            <text:p/>
            <text:p><text:span text:style-name="T1">Peut être trouver un truc plus funky avec la manip ? Il faut que ce soit cohérent avec les prérequis</text:span></text:p>
            <text:p/>
            <text:p><text:span text:style-name="T1">Parler des détecteurs et du moyennage temporel quelque part</text:span></text:p>
            <text:p/>
            <text:p><text:span text:style-name="T1">I – Interférences à deux ondes</text:span></text:p>
            <text:p><text:span text:style-name="T1">    1. Superposition de 2 ondes, éclairement</text:span></text:p>
            <text:p><text:span text:style-name="T1">    2. Condition d’interférences</text:span></text:p>
            <text:p><text:span text:style-name="T1">    3. Phénomène d’interférence (amplitude)</text:span></text:p>
            <text:p><text:span text:style-name="T1">    4. Figure d’interférences (hyperboloïdes)</text:span></text:p>
            <text:p><text:span text:style-name="T1">II – Dispositifs interférentiels</text:span></text:p>
            <text:p><text:span text:style-name="T1">    1.  2 familles (division du front d’onde et division d’amplitude)</text:span></text:p>
            <text:p><text:span text:style-name="T1">    2. Fentes d’Young : différence de marche (présentation + calcul + manip)</text:span></text:p>
            <text:p><text:span text:style-name="T1">    3.</text:span></text:p>
            <text:p><text:span text:style-name="T1">    4.</text:span></text:p>
            <text:p><text:span text:style-name="T1">III – Notion de cohérence</text:span></text:p>
            <text:p><text:span text:style-name="T1">    1. Cohérence temporelle</text:span></text:p>
            <text:p><text:span text:style-name="T1">    2. Cohérence spatiale</text:span></text:p>
            <text:p/>
            <text:p><text:span text:style-name="T1">Conclu : </text:span></text:p>
            <text:p><text:span text:style-name="T1">Il existe d’autres dispositifs interférentiels (division d’amplitude, Michelson)</text:span></text:p>
          </table:table-cell>
          <table:table-cell table:style-name="ce15" office:value-type="string" calcext:value-type="string">
            <text:p><text:span text:style-name="T1">Intro : </text:span></text:p>
            <text:p><text:span text:style-name="T1">Parler de LIGO/VIRGO ? De Michelson et Morley ? Des 2 ? Ou alors axer sur la spectro en rapport avec la manip ?</text:span></text:p>
            <text:p/>
            <text:p><text:span text:style-name="T1">Dans le cours précédent on a vu les interférences à division du front d’onde. On a vu qu’il y avait des phénomènes de cohérence spatiale (et temporelle?) qui rendaient difficile d’obtenir des interférences avec des sources étendues. Aujourd’hui on va étudier plus en détail un autre type d’interféromètre (le Michelson) qui est basé sur un autre principe : la division d’amplitude, qui permet de s’affranchir de la cohérence spatiale et observer des interférences avec des sources étendues. On a aussi Fabry Pérot.</text:span></text:p>
            <text:p/>
            <text:p><text:span text:style-name="T1">I – Interférométrie à division d’amplitude (ou théorème de localisation? Ou cohérence spatiale et brouillage via fentes d’Young)</text:span></text:p>
            <text:p><text:span text:style-name="T1">    1. Principe</text:span></text:p>
            <text:p><text:span text:style-name="T1">    2. Avantages et inconvénients</text:span></text:p>
            <text:p><text:span text:style-name="T1">    3. Lame à faces parallèles ? (Fillette)</text:span></text:p>
            <text:p><text:span text:style-name="T1">    4.</text:span></text:p>
            <text:p><text:span text:style-name="T1">II – Interférences à 2 ondes, Interféromètre de Michelson (ou théorème de localisation)</text:span></text:p>
            <text:p><text:span text:style-name="T1">    1. Principe</text:span></text:p>
            <text:p><text:span text:style-name="T1">    2. Lame d’air</text:span></text:p>
            <text:p><text:span text:style-name="T1">    3. Coin d’air</text:span></text:p>
            <text:p><text:span text:style-name="T1">    4. Avec 2 longueurs d’ondes → battements → doublet du sodium</text:span></text:p>
            <text:p><text:span text:style-name="T1">III – Interférences à N ondes, Cavité Fabry-Pérot (ou Michelson)</text:span></text:p>
            <text:p><text:span text:style-name="T1">    1. Principe</text:span></text:p>
            <text:p><text:span text:style-name="T1">    2. Avantages et inconvénients</text:span></text:p>
            <text:p><text:span text:style-name="T1">    3.</text:span></text:p>
            <text:p><text:span text:style-name="T1">    4.</text:span></text:p>
            <text:p/>
            <text:p><text:span text:style-name="T1">Conclu : </text:span></text:p>
          </table:table-cell>
          <table:table-cell table:style-name="ce15" office:value-type="string" calcext:value-type="string">
            <text:p><text:span text:style-name="T1">Intro :</text:span></text:p>
            <text:p><text:span text:style-name="T1">Diffraction = nature ondulatoire de la lumière. </text:span></text:p>
            <text:p/>
            <text:p><text:span text:style-name="T1">L’OG est limitée par la diffraction (pas d’astygmatisme en réalité, l’image d’un point est une tache). On peut étudier le phénomène et l’utiliser.</text:span></text:p>
            <text:p/>
            <text:p><text:span text:style-name="T1">I – Phénomène de diffraction (Principe de Huygens Fresnel)</text:span></text:p>
            <text:p><text:span text:style-name="T1">    1. Mise en évidence</text:span></text:p>
            <text:p><text:span text:style-name="T1">    2. Principe de Huygens Fresnel</text:span></text:p>
            <text:p><text:span text:style-name="T1">    3. Régimes de diffraction ?</text:span></text:p>
            <text:p><text:span text:style-name="T1">    4.</text:span></text:p>
            <text:p><text:span text:style-name="T1">II – Diffraction de Fraunhoffer</text:span></text:p>
            <text:p><text:span text:style-name="T1">    1. Montage de Fraunhoffer, propriétés (calculs, théorème de Babinet)</text:span></text:p>
            <text:p><text:span text:style-name="T1">    2. Diffraction par une fente rectangulaire (manip)</text:span></text:p>
            <text:p><text:span text:style-name="T1">    3. Diffraction par une ouverture circulaire</text:span></text:p>
            <text:p><text:span text:style-name="T1">    4.</text:span></text:p>
            <text:p><text:span text:style-name="T1">III – Application au filtrage spatial/résolution d’un téléscope, capacité d’un CD vs bluray/limite de résolution des instruments d’optique</text:span></text:p>
            <text:p><text:span text:style-name="T1">    1. Principe</text:span></text:p>
            <text:p><text:span text:style-name="T1">    2.</text:span></text:p>
            <text:p><text:span text:style-name="T1">    3.</text:span></text:p>
            <text:p><text:span text:style-name="T1">    4.</text:span></text:p>
            <text:p/>
            <text:p><text:span text:style-name="T1">Conclu : </text:span></text:p>
          </table:table-cell>
          <table:table-cell table:style-name="ce15" office:value-type="string" calcext:value-type="string">
            <text:p><text:span text:style-name="T1">Intro : </text:span></text:p>
            <text:p><text:span text:style-name="T1">Leçon à bosser !</text:span></text:p>
            <text:p/>
            <text:p><text:span text:style-name="T1">I – Formule des réseaux (1D ?)/Réseau optique plan</text:span></text:p>
            <text:p><text:span text:style-name="T1">    1.</text:span></text:p>
            <text:p><text:span text:style-name="T1">    2.</text:span></text:p>
            <text:p><text:span text:style-name="T1">    3.</text:span></text:p>
            <text:p><text:span text:style-name="T1">    4.</text:span></text:p>
            <text:p><text:span text:style-name="T1">II – Diffraction 2D ? ou propriétés et applications ? Pour 2D revoir lecon Delphine (pas dans un bouquin)</text:span></text:p>
            <text:p><text:span text:style-name="T1">    1.</text:span></text:p>
            <text:p><text:span text:style-name="T1">    2.</text:span></text:p>
            <text:p><text:span text:style-name="T1">    3.</text:span></text:p>
            <text:p><text:span text:style-name="T1">    4.</text:span></text:p>
            <text:p><text:span text:style-name="T1">III – Cristallographie (3D)</text:span></text:p>
            <text:p><text:span text:style-name="T1">    1.</text:span></text:p>
            <text:p><text:span text:style-name="T1">    2.</text:span></text:p>
            <text:p><text:span text:style-name="T1">    3.</text:span></text:p>
            <text:p><text:span text:style-name="T1">    4.</text:span></text:p>
            <text:p/>
            <text:p><text:span text:style-name="T1">Conclu : </text:span></text:p>
          </table:table-cell>
          <table:table-cell table:style-name="ce32" office:value-type="string" calcext:value-type="string">
            <text:p><text:span text:style-name="T1">Intro : </text:span></text:p>
            <text:p><text:span text:style-name="T1">On a un spectro USB, on regarde différentes sources et on obtiens des spectres différents. Pourquoi ? Dans ce cas modèle d’Einstein pas hyper logique … Ou alors Parler de l’absorption et l’émission spontanée et garder le III pour expliquer la nécessité de l’émission stimulée (puis suite logique avec lasers). Dans ce cas approche historique …</text:span></text:p>
            <text:p/>
            <text:p><text:span text:style-name="T1">Présentation du spectro USB, utilisation avec lampe H, lampe incandescence et abso via cuve MnO4-</text:span></text:p>
            <text:p/>
            <text:p><text:span text:style-name="T1">I – Approche microscopique</text:span></text:p>
            <text:p><text:span text:style-name="T1">    1. Rappel : propriétés des photons</text:span></text:p>
            <text:p><text:span text:style-name="T1">    2. Processus pour les photons (absorption, émission spontanée et stimulée)</text:span></text:p>
            <text:p><text:span text:style-name="T1">    3. Atome d’hydrogène (modèle de Bohr et modèle quantique)</text:span></text:p>
            <text:p><text:span text:style-name="T1">II – Spectroscopie</text:span></text:p>
            <text:p><text:span text:style-name="T1">    1. Mesure du Rydberg via raies de Balmer avec lampe H</text:span></text:p>
            <text:p><text:span text:style-name="T1">    2. Principe spectre continu lampe incandescence (diapo)</text:span></text:p>
            <text:p><text:span text:style-name="T1">    3. Principe spectre abso MnO4-</text:span></text:p>
            <text:p><text:span text:style-name="T1">    4. Comparaison (milieux dilués vs condensés)</text:span></text:p>
            <text:p><text:span text:style-name="T1">III – Approche macroscopique : Modèle d’Einstein</text:span></text:p>
            <text:p><text:span text:style-name="T1">    1. Coefficients d’Einstein, hypothèses du modèle</text:span></text:p>
            <text:p><text:span text:style-name="T1">    2. Relations entre les coefficients, nécessité de l’émission stimulée, autres conséquences.</text:span></text:p>
            <text:p/>
            <text:p><text:span text:style-name="T1">Conclu : </text:span></text:p>
            <text:p><text:span text:style-name="T1">3 processus atomiques, intro spectro optique, modèle d’Einstein</text:span></text:p>
            <text:p><text:span text:style-name="T1">Ouverture : lasers (prochaine leçon)</text:span></text:p>
          </table:table-cell>
          <table:table-cell table:style-name="ce28" office:value-type="string" calcext:value-type="string">
            <text:p><text:span text:style-name="T1">Intro : </text:span></text:p>
            <text:p><text:span text:style-name="T1">Partir des manips sur les ferro et discuter des prérequis.</text:span></text:p>
            <text:p/>
            <text:p><text:span text:style-name="T1">I – Comportement ferromagnétique (ou aimantation, ou caractérisation du ferromagnétisme)</text:span></text:p>
            <text:p><text:span text:style-name="T1">    1. EM dans les milieux magnétiques (rappel) ? (Ou courbe de première aimantation, ou mise en évidence expérimentale), ou définition et ordre de grandeur (température de Curie, comparaison de l’aimantation avec un para, exemples, pour les ferro on a pas de théorie de réponse linéaire comme avec les para).</text:span></text:p>
            <text:p><text:span text:style-name="T1">    2. Types de comportement magnétiques (dia, para, ferro) (ou Canalisation des lignes de champ, application au Tore)</text:span></text:p>
            <text:p><text:span text:style-name="T1">    3. Interprétation microscopique qualitative</text:span></text:p>
            <text:p><text:span text:style-name="T1">II – Cycle d’hystéresis</text:span></text:p>
            <text:p><text:span text:style-name="T1">    1. Courbe de première aimantation</text:span></text:p>
            <text:p><text:span text:style-name="T1">    2. Cycle d’hystéresis</text:span></text:p>
            <text:p><text:span text:style-name="T1">    3. Ferro dur et doux</text:span></text:p>
            <text:p><text:span text:style-name="T1">    4. Analogie entre circuit électrique et circuit magnétique</text:span></text:p>
            <text:p><text:span text:style-name="T1">III – Applications (ou ferro dur et doux, applications), ou aspects énergétiques (pertes cuivre, pertes fer)</text:span></text:p>
            <text:p><text:span text:style-name="T1">    1.</text:span></text:p>
            <text:p><text:span text:style-name="T1">    2.</text:span></text:p>
            <text:p><text:span text:style-name="T1">    3.</text:span></text:p>
            <text:p><text:span text:style-name="T1">    4. Application au transfo (ou disque dur)</text:span></text:p>
            <text:p/>
            <text:p><text:span text:style-name="T1">Conclu : </text:span></text:p>
          </table:table-cell>
          <table:table-cell table:style-name="ce32" office:value-type="string" calcext:value-type="string">
            <text:p><text:span text:style-name="T1">Intro : </text:span></text:p>
            <text:p>On a vu la loi d’Ohm, valide dans une large gamme de conductivité. Ajd : explication microscopique avec un modèle classique (modèle de Drude), puis application à l’effet hall et mesure du nombre de porteurs, puis intro qualitative à la théorie des bandes.</text:p>
            <text:p/>
            <text:p><text:span text:style-name="T1">I – Modèle de Drude</text:span></text:p>
            <text:p><text:span text:style-name="T1">    1. Hypothèses</text:span></text:p>
            <text:p><text:span text:style-name="T1">    2. Mise en équation</text:span></text:p>
            <text:p><text:span text:style-name="T1">    3. Loi d’Ohm</text:span></text:p>
            <text:p><text:span text:style-name="T1">    4. Ordres de grandeur et limites pour un métal</text:span></text:p>
            <text:p><text:span text:style-name="T1">II – Application à l’effet Hal</text:span></text:p>
            <text:p><text:span text:style-name="T1">    1. Schéma</text:span></text:p>
            <text:p><text:span text:style-name="T1">    2. Calcul de la tension de Hall</text:span></text:p>
            <text:p><text:span text:style-name="T1">    3. Mesure du nombre de porteurs. Nombre de porteurs/atome très inférieur à 1 (alors que de l’ordre de 1 dans les métaux). Pourquoi ?</text:span></text:p>
            <text:p><text:span text:style-name="T1">III – Introduction à la théorie des bandes, semi-conducteurs (ou Limites du modèle de Drude)</text:span></text:p>
            <text:p><text:span text:style-name="T1">    1. Explication qualitative</text:span></text:p>
            <text:p><text:span text:style-name="T1">    2. Semi-conducteurs (intrinsèque, extrinsèque)</text:span></text:p>
            <text:p><text:span text:style-name="T1">    4. Comparaison entre Métal, semi-conducteur et isolant</text:span></text:p>
            <text:p/>
            <text:p><text:span text:style-name="T1">Conclu : </text:span></text:p>
            <text:p><text:span text:style-name="T1">Il faut prendre en compte la nature quantique</text:span></text:p>
          </table:table-cell>
          <table:table-cell table:style-name="ce32" office:value-type="string" calcext:value-type="string">
            <text:p><text:span text:style-name="T1">Intro : </text:span></text:p>
            <text:p><text:span text:style-name="T1">On a pu voire dans plusieurs domaines qu’il existait une résonance (transfert de puissance maximale à une excitation donnée). Phénomène générale en physique, en partant du RLC (puis on généralise en augmentant le nombre de degrés de liberté).</text:span></text:p>
            <text:p>On s’intéresse aux systèmes linéaires.</text:p>
            <text:p/>
            <text:p><text:span text:style-name="T1">I – 1 DDL (circuit RLC, revoir plan du I éventuellement)</text:span></text:p>
            <text:p><text:span text:style-name="T1">    1. Le circuit RLC (fonction de transfert et sens physique)</text:span></text:p>
            <text:p><text:span text:style-name="T1">    2. Résonance en puissance (manip, définitions)</text:span></text:p>
            <text:p><text:span text:style-name="T1">II – N ddl (généralisation)</text:span></text:p>
            <text:p><text:span text:style-name="T1">    1. 2 ressorts couplés (2 ddl, les équations sont indépendantes et se ramènent à 2 systèmes à 1ddl)</text:span></text:p>
            <text:p><text:span text:style-name="T1">    2. N ressorts couplés (généralisation à N ddl)</text:span></text:p>
            <text:p><text:span text:style-name="T1">    3. Nombre infini de ressorts couplés (N ddl, passage au continu, relation de dispersion, équation de d’Alembert, on a plus de phénomène de résonances car toutes les fréquences se propagent de la même manière)</text:span></text:p>
            <text:p><text:span text:style-name="T1">III – Résonance d’une onde par ses conditions aux bords (choisir les exemples)</text:span></text:p>
            <text:p><text:span text:style-name="T1">    1. Corde de Melde</text:span></text:p>
            <text:p><text:span text:style-name="T1">    2. Fabry Pérot</text:span></text:p>
            <text:p><text:span text:style-name="T1">    3. Barrière de potentiel en méca Q</text:span></text:p>
            <text:p/>
            <text:p><text:span text:style-name="T1">Conclu : </text:span></text:p>
            <text:p/>
            <text:p><text:span text:style-name="T1">Mode = mouvement collectif ayant lieu à une fréquence propre et avec une relation d’amplitude et de phase entre les parties</text:span></text:p>
          </table:table-cell>
          <table:table-cell table:style-name="ce15" office:value-type="string" calcext:value-type="string">
            <text:p><text:span text:style-name="T1">Intro : </text:span></text:p>
            <text:p><text:span text:style-name="T1">Chaque point d’équilibre stable peut être décrit à son voisinage par un OH. Non linéarité =on produit de nouvelles harmoniques .</text:span></text:p>
            <text:p><text:span text:style-name="T1">Dans la très grande majorité des cas en licence on a regardé des systèmes linéaires, ou on a linéarisé les équations de façon à ce que le principe de superposition s’applique. On a développé des méthodes pour résoudre de tels systèmes. Dès que les équations qui régissent le système sont non linéaire on a plus de méthode générale de résolution, mais on peut éventuellement résoudre les problèmes numériquement et utiliser les portraits de phase pour comprendre leur évolution. Ici on parle d’oscillateurs ! Phrase avant trop générale ?</text:span></text:p>
            <text:p/>
            <text:p><text:span text:style-name="T1">I – Oscillateurs conservatifs</text:span></text:p>
            <text:p><text:span text:style-name="T1">    1. Équation du pendule pesant, qui donne OH si linéarisé</text:span></text:p>
            <text:p><text:span text:style-name="T1">    2. Non linéarités du pendule simple, formule de Borda</text:span></text:p>
            <text:p><text:span text:style-name="T1">    3. Portrait de phase (linéaire ou non, commenter le signe de thetapoint pour donner le sens de parcours du portrait de phase)</text:span></text:p>
            <text:p><text:span text:style-name="T1">II – Oscillateurs amortis</text:span></text:p>
            <text:p><text:span text:style-name="T1">    1. Équation du pendule pesant amorti</text:span></text:p>
            <text:p><text:span text:style-name="T1">    2. Portrait de phase</text:span></text:p>
            <text:p><text:span text:style-name="T1">    3.</text:span></text:p>
            <text:p><text:span text:style-name="T1">    4.</text:span></text:p>
            <text:p><text:span text:style-name="T1">III – Oscillateurs forcés, ou auto-entretenus</text:span></text:p>
            <text:p><text:span text:style-name="T1">    1. Équation d’oscillateur forcé : Oscillateur de Van der Pol ? Possible de faire Wien ?</text:span></text:p>
            <text:p><text:span text:style-name="T1">    2.</text:span></text:p>
            <text:p><text:span text:style-name="T1">    3.</text:span></text:p>
            <text:p><text:span text:style-name="T1">    4.</text:span></text:p>
            <text:p><text:span text:style-name="T1">Conclu : </text:span></text:p>
          </table:table-cell>
          <table:table-cell table:style-name="ce32" table:content-validation-name="val1" office:value-type="string" calcext:value-type="string">
            <text:p><text:span text:style-name="T4">Intro : pourquoi M&amp;M font leur expérience ? Ils trouvent l’invariance de c, quelles conséquences ?(diap, 6 min)</text:span></text:p>
            <text:p/>
            <text:p><text:span text:style-name="T4">I – Expérience de Michelson et Morley</text:span></text:p>
            <text:p><text:span text:style-name="T4">    1. Principe de l’expérience (diap, 8 min)</text:span></text:p>
            <text:p><text:span text:style-name="T4">    2. Calcul du déphasage (tab, 15 min)</text:span></text:p>
            <text:p><text:span text:style-name="T4">    3. Résultats de l’expérience (diap, 17 min)</text:span></text:p>
            <text:p><text:span text:style-name="T4">II – Cinématique relativiste</text:span></text:p>
            <text:p><text:span text:style-name="T1">    1. Postulats (diap, 18 min)</text:span></text:p>
            <text:p><text:span text:style-name="T1">    2. Dilatation des durées, muons atmosphériques, contraction des longueurs (tab + exp + tab, 30 min)</text:span></text:p>
            <text:p><text:span text:style-name="T1">    3. Transformation de Lorentz, intervalle, composition des vitesses (diap + tab + diap, 38 min)</text:span></text:p>
            <text:p><text:span text:style-name="T1">Conclu : </text:span></text:p>
            <text:p><text:span text:style-name="T1">Tableau comparatif mécanique classique vs relativité restreinte (diap, 39 min).</text:span></text:p>
            <text:p><text:span text:style-name="T1">Ouverture sur référentiels non inertiels en méca classique mais pas en restreinte (relativité générale nécessaire) (diap, 40 min)</text:span></text:p>
          </table:table-cell>
          <table:table-cell table:style-name="ce15" office:value-type="string" calcext:value-type="string">
            <text:p><text:span text:style-name="T1">Intro : </text:span></text:p>
            <text:p><text:span text:style-name="T1">On a vu qu’il y avait des ondes évanescentes en EM. Ajd on va voir qu’il existe un comportement analogue pour les ondes de matière, qui peuvent parfois passer au travers des murs comme Harry Potter. Applications en physique fondamentale et appliquée.</text:span></text:p>
            <text:p/>
            <text:p><text:span text:style-name="T1">I – Effet tunnel</text:span></text:p>
            <text:p><text:span text:style-name="T1">    1. Barrière de potentiel 1D semi-infinie (de hauteur finie, donner les régimes possibles en classique et en quantique pour différentes énergies de la particule incidente, bien préciser les conditions aux bords sur la fonction d’onde et sa dérivée, préciser que l’on s’intéresse à des énergies définies mais que en réalité on les superpose pour faire un paquet d’ondes)</text:span></text:p>
            <text:p><text:span text:style-name="T1">    2. Barrière fine et effet tunnel</text:span></text:p>
            <text:p><text:span text:style-name="T1">II – Radioactivité alpha</text:span></text:p>
            <text:p><text:span text:style-name="T1">    1. Constatation expérimentale, différents modes de désintégration (+ image vallée de la stabilité ?)</text:span></text:p>
            <text:p><text:span text:style-name="T1">    2. Modèle de Gamow (donner les grandes lignes, hors programme prépa. On peut le démontrer en découpant le potentiel en rectangle et passer à la limite, ce qui n’est pas rigoureux car on a supposé une barrière épaisse, mais cela donne le même résultat qu’une démo plus rigoureuse via WKB)</text:span></text:p>
            <text:p><text:span text:style-name="T1">    3. Comparaison avec des résultats expérimentaux (loi de Geiger-Nuttal)</text:span></text:p>
            <text:p/>
            <text:p><text:span text:style-name="T1">Conclu : </text:span></text:p>
            <text:p><text:span text:style-name="T1">Comportement classique et quantique très différent pour la matière, effet tunnel permet de modéliser certains aspects de la radioactivité alpha, applications technologiques (microscope à effet tunnel)</text:span></text:p>
          </table:table-cell>
          <table:table-cell table:number-columns-repeated="995"/>
          <table:table-cell table:style-name="ce92"/>
        </table:table-row>
        <table:table-row table:style-name="ro8">
          <table:table-cell table:style-name="ce125" office:value-type="string" calcext:value-type="string">
            <text:p>Calculs au tableau</text:p>
          </table:table-cell>
          <table:table-cell table:style-name="ce13" office:value-type="string" calcext:value-type="string">
            <text:p>Calculs :</text:p>
            <text:p>-Tableau analogies et différences (pas de masse négative, champ B inexistant pour la gravitation, échelle différente) gravitation vs électrostatique</text:p>
            <text:p>-Champ gravitationel pour une boule uniforme</text:p>
            <text:p>-Lois de Kepler</text:p>
          </table:table-cell>
          <table:table-cell table:style-name="ce20" office:value-type="string" calcext:value-type="string">
            <text:p>Calculs :</text:p>
            <text:p>-Origine de la conservation de l’impulsion via PFD</text:p>
            <text:p>-Cinématique d’une collision de particules</text:p>
            <text:p>-Origine de la conservation du moment cinétique via TMC</text:p>
            <text:p>-Loi des aires</text:p>
            <text:p>-Théorème de l’énergie mécanique (rappel)</text:p>
          </table:table-cell>
          <table:table-cell table:style-name="ce13" office:value-type="string" calcext:value-type="string">
            <text:p>Calculs :</text:p>
            <text:p>-Interprétation Navier-Stokes</text:p>
            <text:p>-Écoulement de Poiseuille</text:p>
          </table:table-cell>
          <table:table-cell table:style-name="ce13" office:value-type="string" calcext:value-type="string">
            <text:p>Calculs :</text:p>
            <text:p>-Relation de Bernouilli</text:p>
            <text:p>-Tube de Pitot</text:p>
          </table:table-cell>
          <table:table-cell table:style-name="ce13" office:value-type="string" calcext:value-type="string">
            <text:p>Calculs :</text:p>
            <text:p>-Loi de Laplace</text:p>
            <text:p>-Loi de Jurin</text:p>
          </table:table-cell>
          <table:table-cell table:style-name="ce13" office:value-type="string" calcext:value-type="string">
            <text:p>Calculs :</text:p>
            <text:p>-Différentes formes d’énergies (macro et micro, cinétique et potentielle). On s’intéresse aux variations d’énergies.</text:p>
            <text:p>-Calculs applicatifs (Capacité thermique et calorimétrie, détente d’un gaz réversible ou irréversible)</text:p>
          </table:table-cell>
          <table:table-cell table:style-name="ce13" office:value-type="string" calcext:value-type="string">
            <text:p>Calculs :</text:p>
            <text:p>-Clausius-Clapeyron (partir de l’égalité des potentiels chimiques à l’équilibre)</text:p>
            <text:p>-Diagramme P,T de l’eau et d’autres espèces</text:p>
          </table:table-cell>
          <table:table-cell table:style-name="ce21" office:value-type="string" calcext:value-type="string">
            <text:p>Calculs :</text:p>
            <text:p>-Équation de la chaleur</text:p>
            <text:p>-Réponse à une oscillation périodique pour la manip ??</text:p>
          </table:table-cell>
          <table:table-cell table:style-name="ce18" office:value-type="string" calcext:value-type="string">
            <text:p>Calculs :</text:p>
            <text:p>- Force électromagnétique</text:p>
            <text:p>- Spire dans un champ B (via énergie potentielle)</text:p>
          </table:table-cell>
          <table:table-cell table:style-name="ce20" office:value-type="string" calcext:value-type="string">
            <text:p>Calculs :</text:p>
            <text:p>Faire des choix</text:p>
            <text:p>-Auto-induction et aspects énergétiques</text:p>
            <text:p>-Inductance mutuelle</text:p>
            <text:p>-Rotation d’une spire de courant dans un champ constant</text:p>
            <text:p/>
          </table:table-cell>
          <table:table-cell table:style-name="ce13" office:value-type="string" calcext:value-type="string">
            <text:p>Calculs :</text:p>
            <text:p>-Faire le calcul de l’ALI non inverseur (permet de préparer le tertrain pour oscillateur à Pont de Wien), et montrer que le produit gain-bande est constant (un peu long, dire que c’est général)</text:p>
            <text:p>-Regarder le Meyer pour donner des exemples de différents résonateurs</text:p>
          </table:table-cell>
          <table:table-cell table:style-name="ce13" office:value-type="string" calcext:value-type="string">
            <text:p>Calculs :</text:p>
            <text:p>-Fonction de transfert filtre RC passe bas</text:p>
            <text:p>-Diagramme de Bode</text:p>
          </table:table-cell>
          <table:table-cell table:style-name="ce13" office:value-type="string" calcext:value-type="string">
            <text:p>Calculs :</text:p>
            <text:p>-Equation de d’Alembert via vibration d’une corde (Connaitre le calcul avec OEM et ondes acoustiques)</text:p>
            <text:p>-Ondes stationnaires sur la corde de Melde</text:p>
          </table:table-cell>
          <table:table-cell table:style-name="ce13" office:value-type="string" calcext:value-type="string">
            <text:p>Calculs :</text:p>
            <text:p>-Approximation acoustique</text:p>
            <text:p>-Équation de d’Alembert</text:p>
            <text:p>-Intensité</text:p>
            <text:p>-Impédance acoustique</text:p>
            <text:p>-Coefficients de réflections</text:p>
          </table:table-cell>
          <table:table-cell table:style-name="ce21" office:value-type="string" calcext:value-type="string">
            <text:p>Calculs :</text:p>
            <text:p>-OEM entre 2 plans infinis (ou projeté si trop long?)</text:p>
            <text:p>-OEM dans un guide rectangulaire (ou projeté si trop long?)</text:p>
            <text:p>-Équation des télégraphistes (à projeter?)</text:p>
            <text:p>-guidage dans une fibre optique (via Snell-Descartes)</text:p>
          </table:table-cell>
          <table:table-cell table:style-name="ce21" office:value-type="string" calcext:value-type="string">
            <text:p>Calculs :</text:p>
            <text:p/>
          </table:table-cell>
          <table:table-cell table:style-name="ce18" office:value-type="string" calcext:value-type="string">
            <text:p>Calculs :</text:p>
            <text:p>-Éclairement pour la superposition de 2 ondes. Condition d’interférences</text:p>
            <text:p>-Différence de marche pour les fentes d’Young</text:p>
          </table:table-cell>
          <table:table-cell table:style-name="ce13" office:value-type="string" calcext:value-type="string">
            <text:p>Calculs :</text:p>
            <text:p>-Théorème de localisation apparemment. Où caler la manip ? En même temps que la présentation du Michelson en lame d’air ?</text:p>
          </table:table-cell>
          <table:table-cell table:style-name="ce13" office:value-type="string" calcext:value-type="string">
            <text:p>Calculs :</text:p>
            <text:p>-Formule avec les distances au carré là ?</text:p>
          </table:table-cell>
          <table:table-cell table:style-name="ce13" office:value-type="string" calcext:value-type="string">
            <text:p>Calculs :</text:p>
            <text:p>-Formule des réseaux</text:p>
          </table:table-cell>
          <table:table-cell table:style-name="ce18" office:value-type="string" calcext:value-type="string">
            <text:p>Calculs :</text:p>
            <text:p>III – 2. Relations entre les coefficients d’Einstein</text:p>
          </table:table-cell>
          <table:table-cell table:style-name="ce21" office:value-type="string" calcext:value-type="string">
            <text:p>Calculs :</text:p>
            <text:p>?</text:p>
          </table:table-cell>
          <table:table-cell table:style-name="ce18" office:value-type="string" calcext:value-type="string">
            <text:p>Calculs :</text:p>
            <text:p>-Modèle de Drude</text:p>
            <text:p>-Effet Hall</text:p>
          </table:table-cell>
          <table:table-cell table:style-name="ce18" office:value-type="string" calcext:value-type="string">
            <text:p>Calculs :</text:p>
            <text:p>- Fonction de transfert du filtre RLC</text:p>
            <text:p>- Partie II à projeter</text:p>
            <text:p>- Corde de Melde ou Fabry Pérot</text:p>
          </table:table-cell>
          <table:table-cell table:style-name="ce13" office:value-type="string" calcext:value-type="string">
            <text:p>Calculs :</text:p>
            <text:p>-Formule de Borda (e-learning physique), pousser le développement limité du sinus à l’ordre 3  (les termes paires sont nuls par symétrie)</text:p>
            <text:p>-Portrait de phase pendule (multiplier l’équation du mouvement aux petits angles ou non par thetapoint et intégrer). Tracer thetapoint/omega en fonction de theta → cercle</text:p>
          </table:table-cell>
          <table:table-cell table:style-name="ce18" office:value-type="string" calcext:value-type="string">
            <text:p>Calculs :</text:p>
            <text:p>I – 2 : Déphasage entre 2 configs de l’exp M&amp;M</text:p>
            <text:p>II – 2. Horloge à photons et dilatation des durées</text:p>
            <text:p>II – 2. Train et contraction des longueurs</text:p>
            <text:p>II – 3. Intervalle d’espace-temps via TL</text:p>
          </table:table-cell>
          <table:table-cell table:style-name="ce13" office:value-type="string" calcext:value-type="string">
            <text:p>Calculs :</text:p>
            <text:p>-Continuité de la dérivée : intégrer de -epsilon/2 à epsilon/2 et faire tendre epsilon vers 0 (voire Basdevant)</text:p>
            <text:p>- Barrière de potentiel infinie, fine ou épaisse</text:p>
            <text:p>- Formule de Gamow/Geiger-Nuttall. <text:a xlink:href="https://www.e-periodica.ch/cntmng?pid=ads-001%3A1934%3A16%3A%3A633" xlink:type="simple">https://www.e-periodica.ch/cntmng?pid=ads-001%3A1934%3A16%3A%3A633</text:a></text:p>
          </table:table-cell>
          <table:table-cell table:number-columns-repeated="995"/>
          <table:table-cell table:style-name="ce92"/>
        </table:table-row>
        <table:table-row table:style-name="ro9">
          <table:table-cell table:style-name="ce125" office:value-type="string" calcext:value-type="string">
            <text:p>Biblio</text:p>
          </table:table-cell>
          <table:table-cell table:style-name="ce20" office:value-type="string" calcext:value-type="string">
            <text:p>Biblio :</text:p>
            <text:p>-Meyer p31</text:p>
            <text:p>-MPSI Dunod (champ de force central conservatif)</text:p>
            <text:p>-H prépa</text:p>
            <text:p>-Pérez mécanique ch6 (Gravitation), ch12 (système à N corps et 2 corps), ch14 (mouvement dans un champ de force central)</text:p>
            <text:p>-Choper le Brasselet et Gié mécanique 1</text:p>
            <text:p>-BFR méca 1 ch9 (interaction 2 particules), ch10 (champ en 1/r²), annexes 1 et 2</text:p>
            <text:p><text:span text:style-name="T2">-Gié EM 1 (Edition 1995)</text:span> ch11 (analogie électrosatique vs gravitation)</text:p>
            <text:p>-Marrées Brasselet ou Pérez, ou ENS lyon</text:p>
            <text:p>-exo pcsi dunod p366 (kepler, satellites), p370 (kepler, paramétrage polaire),</text:p>
            <text:p>-exo pc dunod p136 (champ de gravitation créé par la Terre)</text:p>
          </table:table-cell>
          <table:table-cell table:style-name="ce20" office:value-type="string" calcext:value-type="string">
            <text:p>Biblio :</text:p>
            <text:p>-Meyer p67</text:p>
            <text:p>-Semay et Brac relativité restreinte ch10 (collisions, optionnel)</text:p>
            <text:p>-Pérez ch12 et ch14 (loi des aires), ch13 (collisions)</text:p>
            <text:p>-BFR méca 1 ch9 (tout) et ch16 (compléments collisions)</text:p>
            <text:p><text:span text:style-name="T2">-Basdevant principe variationels pour questions sur Théorème de Noether</text:span></text:p>
            <text:p><text:span text:style-name="T2">-Gié mécanique 1 et Brasselet (++) à choper</text:span></text:p>
            <text:p><text:span text:style-name="T2">-Feynman méca 1 (notion d’énergie</text:span></text:p>
            <text:p><text:span text:style-name="T2">-Brahim Lamine chocs (à regarder)</text:span></text:p>
            <text:p><text:span text:style-name="T2">-Hecht Physique</text:span></text:p>
            <text:p><text:span text:style-name="T2">-exo pcsi dunod p358 (tabouret d’inertie)</text:span></text:p>
          </table:table-cell>
          <table:table-cell table:style-name="ce20" office:value-type="string" calcext:value-type="string">
            <text:p>Biblio :</text:p>
            <text:p>Meyer p99</text:p>
            <text:p>I-Guyon p61</text:p>
            <text:p>II-Rieutord chap 4, Guyon p62 (via Couette plan)</text:p>
            <text:p>III-Guyon p79, Rieutord p129</text:p>
            <text:p>-H prépa</text:p>
            <text:p>-PC Dunod</text:p>
            <text:p>-BFR méca 2 ch12 (dynamique)</text:p>
            <text:p>-exo pc dunod p83 (poiseuille)</text:p>
          </table:table-cell>
          <table:table-cell table:style-name="ce20" office:value-type="string" calcext:value-type="string">
            <text:p>Biblio :</text:p>
            <text:p>Meyer p109</text:p>
            <text:p><text:span text:style-name="T2">-Hydrodynamique physique, Guyon p ?</text:span></text:p>
            <text:p><text:span text:style-name="T2">-H prépa</text:span></text:p>
            <text:p><text:span text:style-name="T2">-PC Dunod</text:span></text:p>
            <text:p><text:span text:style-name="T2">-BFR méca 2 ch 11 (fluide parfait), ch12 (dynamique), ch13 (Bernouilli), ch14 (applications Bernouilli)</text:span></text:p>
            <text:p><text:span text:style-name="T2">-Gié méca 2 ch7</text:span></text:p>
            <text:p><text:span text:style-name="T2">-exo pc dunod p87 (bernouilli, pitot)</text:span></text:p>
          </table:table-cell>
          <table:table-cell table:style-name="ce20" office:value-type="string" calcext:value-type="string">
            <text:p>Biblio :</text:p>
            <text:p><text:span text:style-name="T2">-Meyer p117</text:span></text:p>
            <text:p>-Gouttes, bulles, perles et ondes. P.-G. de Gennes chap 1 et 2 (tout)</text:p>
            <text:p><text:span text:style-name="T2">-Hydrodynamique physique, Guyon p29 (tout)</text:span></text:p>
          </table:table-cell>
          <table:table-cell table:style-name="ce13" office:value-type="string" calcext:value-type="string">
            <text:p>Biblio :</text:p>
            <text:p>-Meyer p137</text:p>
            <text:p>-Hprépa PCSI thermo ch5</text:p>
            <text:p>-Diu p66 (moyen apparemment)</text:p>
            <text:p>-BFR thermo</text:p>
            <text:p>-Gié Thermo ch3 (++, premier principe)</text:p>
            <text:p>-PCSI Dunod</text:p>
            <text:p>-Latour lecons thermo p38</text:p>
            <text:p>-Pérez thermo ch6 (1<text:span text:style-name="T3">er</text:span> principe)</text:p>
            <text:p>-exo pcsi dunod p398 (Joule-Gay-Lussac), p405 (calorimétrie)</text:p>
          </table:table-cell>
          <table:table-cell table:style-name="ce13" office:value-type="string" calcext:value-type="string">
            <text:p>Biblio :</text:p>
            <text:p>-Meyer p179</text:p>
            <text:p>-Diu p295 (++, fig7,14) ou BFR</text:p>
            <text:p>-Gié thermo ch5 (corps pur sous 2 phases)</text:p>
            <text:p>-Hprépa PC thermo ch4 (Clapeyron, exemples, transition du 2eme ordre)</text:p>
            <text:p>-Latour lecons thermo p153</text:p>
            <text:p>-Pérez thermo ch12 (transitions de phase corps purs), ch21 (potentiels chimiques), ch22 (mélanges binaires)</text:p>
            <text:p>-exo pcsi dunod p378 (diagramme p,t de l’eau)</text:p>
          </table:table-cell>
          <table:table-cell table:style-name="ce13" office:value-type="string" calcext:value-type="string">
            <text:p>Biblio :</text:p>
            <text:p>-Meyer p217</text:p>
            <text:p>-Hprépa PC thermo ch1 (diffusion thermique)</text:p>
            <text:p>-Diu p461 (diffusion)</text:p>
            <text:p>-Gié thermo chPI (diffusion de particules) et ch7 (diffusion thermique)</text:p>
            <text:p>-Latour lecons thermo p181</text:p>
            <text:p>-Pérez thermo ch4 (particules) et ch10 (chaleur)</text:p>
            <text:p>-Guyon hydro ?</text:p>
            <text:p>-Kittel ch5 pour questions ()</text:p>
            <text:p>-exo pc dunod p27 (fil parcouru par un courant)</text:p>
          </table:table-cell>
          <table:table-cell table:style-name="ce13" office:value-type="string" calcext:value-type="string">
            <text:p>Biblio :</text:p>
            <text:p>-Meyer p249</text:p>
            <text:p>-Meyer p538 pour électroaimant</text:p>
            <text:p>-PSI Dunod pour la méthode générale du I</text:p>
            <text:p>-Hprépa PSI électronique ch8 (conversion de puissance électromécanique), ch9 (MCC), ch10 (machine synchrone et asynchrone)</text:p>
            <text:p>-Bouquin électrotechnique ?</text:p>
            <text:p>-exo pcsi dunod p449 (cadre tournant), p459 (rail de Laplace)</text:p>
          </table:table-cell>
          <table:table-cell table:style-name="ce13" office:value-type="string" calcext:value-type="string">
            <text:p>Biblio :</text:p>
            <text:p>-Meyer p259</text:p>
            <text:p>-Gié EM 1 partie 3</text:p>
            <text:p>-Gié EM 2 partie 6</text:p>
            <text:p>-BFR EM 3</text:p>
            <text:p>-Pérez EM ch14, ch15, p291</text:p>
            <text:p>-PCSI Dunod</text:p>
            <text:p>-exo PC Dunod equations de Maxwell induction pour questions</text:p>
          </table:table-cell>
          <table:table-cell table:style-name="ce13" office:value-type="string" calcext:value-type="string">
            <text:p>Biblio :</text:p>
            <text:p>-Meyer p269</text:p>
            <text:p>- Truc de Mathevet sur l’automatique</text:p>
            <text:p>- PSI Dunod (ALI non inverseur,?)</text:p>
            <text:p>- Fruchart pour l’analogie avec les lasers</text:p>
            <text:p>-Krob p119</text:p>
            <text:p>-Duffait p165</text:p>
            <text:p>-BFR EM 2 ch5 et ch6 pour les ALI</text:p>
            <text:p>-BFR EM3 pour la rétroaction</text:p>
            <text:p>-Hprépa PCSI électronique II p145 (Wien)</text:p>
            <text:p>-Hprépa PSI électronique p147 (systèmes bouclés)</text:p>
          </table:table-cell>
          <table:table-cell table:style-name="ce13" office:value-type="string" calcext:value-type="string">
            <text:p><text:span text:style-name="T2">Biblio :</text:span></text:p>
            <text:p><text:span text:style-name="T2">-Meyer p277</text:span></text:p>
            <text:p><text:span text:style-name="T2">-F Cottet traitement des signaux (traitement analogique et numérique, modulation)</text:span></text:p>
            <text:p>-Krob p33</text:p>
            <text:p>-Duffait électronique ch VII (flitres), IX (modulation)</text:p>
            <text:p><text:span text:style-name="T2">-Faroux Renault électronique ch10 (filtres)</text:span></text:p>
            <text:p><text:span text:style-name="T2">-Manneville électronique théorie du signal → théorie du signal</text:span></text:p>
            <text:p><text:span text:style-name="T2">-Manneville électronique systèmes bouclés → partie filtrage et modulation</text:span></text:p>
            <text:p><text:span text:style-name="T2">-Hprépa PCSI électronique II p53 (filtres)</text:span></text:p>
            <text:p><text:span text:style-name="T2">-Hprépa PSI électronique ch1 (systèmes linéaires), ch2 et ch3 (étude temporelle, étude fréquentielle) → partie I. ch6 (modulation)</text:span></text:p>
            <text:p><text:span text:style-name="T2">-PTSI/MPSI Dunod pour filtrage</text:span></text:p>
            <text:p><text:span text:style-name="T2">-exo pcsi dunod p235 (signal rampe), p240 (integrateur et dérivateur)</text:span></text:p>
          </table:table-cell>
          <table:table-cell table:style-name="ce13" office:value-type="string" calcext:value-type="string">
            <text:p>Biblio :</text:p>
            <text:p>-Meyer p301</text:p>
            <text:p>-Berkeley ondes ch5 (ondes prog)</text:p>
            <text:p>-Cours Thibierge</text:p>
            <text:p>-Garing ondes méca</text:p>
            <text:p>-Garing ondes EM</text:p>
            <text:p>-Hprépa ondes</text:p>
            <text:p>-Hprépa ondes exercices</text:p>
            <text:p>-PC Dunod</text:p>
            <text:p>-Pérez optique ch17 (ondes progressives ondes stationnaires)</text:p>
            <text:p><text:span text:style-name="T2">-exo PC Dunod ch13 (corde de Melde, tige solide et module d’Young), ch14 (OEM dans le vide)</text:span></text:p>
          </table:table-cell>
          <table:table-cell table:style-name="ce13" office:value-type="string" calcext:value-type="string">
            <text:p>Biblio :</text:p>
            <text:p>-Meyer p317</text:p>
            <text:p><text:span text:style-name="T2">-Hprépa ondes</text:span></text:p>
            <text:p><text:span text:style-name="T2">-Hprépa ondes exercices</text:span></text:p>
            <text:p><text:span text:style-name="T2">-Chaigne Ondes acoustiques (sources)</text:span></text:p>
            <text:p><text:span text:style-name="T2">-Garing ondes méca</text:span></text:p>
            <text:p><text:span text:style-name="T2">-Gié</text:span></text:p>
            <text:p><text:span text:style-name="T2">-exo PC Dunod ch16 (ondes acoustiques, impedance)</text:span></text:p>
          </table:table-cell>
          <table:table-cell table:style-name="ce13" office:value-type="string" calcext:value-type="string">
            <text:p>Biblio :</text:p>
            <text:p>-Meyer p342</text:p>
            <text:p>-Cours thibierge</text:p>
            <text:p>-Pérez EM ch30 (propa guidée OEM)</text:p>
            <text:p>-Pérez optique ch17 (fibres optiques)</text:p>
            <text:p>-Taillet optique</text:p>
            <text:p>-BUP 742 propagation guidée des ondes dans l’air</text:p>
            <text:p>-Gié EM 2 ch17 (OEM stationnaires)</text:p>
            <text:p><text:span text:style-name="T2">-Hprépa ondes</text:span></text:p>
            <text:p><text:span text:style-name="T2">-Hprépa ondes exercices</text:span></text:p>
            <text:p><text:span text:style-name="T2">-Garing OEM</text:span></text:p>
            <text:p><text:span text:style-name="T2">-Taillet optique ch8 (OEM et fibre optique)</text:span></text:p>
            <text:p><text:span text:style-name="T2">-exo PC Dunod p163 (énergie magnétique cable coaxial)</text:span></text:p>
            <text:p><text:span text:style-name="T2">-exo PC Dunod p200 et p205 (propagation guidée OEM)</text:span></text:p>
            <text:p><text:span text:style-name="T2">-exo PC Dunod ch17 (lien entre OEM et Snell-Descartes)</text:span></text:p>
          </table:table-cell>
          <table:table-cell table:style-name="ce13" office:value-type="string" calcext:value-type="string">
            <text:p>Biblio :</text:p>
            <text:p>-Meyer p385</text:p>
            <text:p>-Houard ch6 (abérations), ch7.2 (microscope, pour le I), ch10.6 (limites)</text:p>
            <text:p>-BUP 775, 1995</text:p>
            <text:p>-site microscopyu.com (pour images)</text:p>
            <text:p>Cours J Fillette ?</text:p>
            <text:p>Optique ingénieur ?</text:p>
            <text:p>Bouquin d’histoire des sciences ?</text:p>
            <text:p>I et II – Sextant p28</text:p>
            <text:p>-Wastiaux microscopie optique moderne</text:p>
            <text:p>-Pérez optique ch1 à 8 (optique géométrique), ch9 et ch10 (abérations)</text:p>
            <text:p>-Taillet optique ch5.3 (limites de l’OG)</text:p>
            <text:p>-exo pcsi dunod (œil et loupe)</text:p>
          </table:table-cell>
          <table:table-cell table:style-name="ce13" office:value-type="string" calcext:value-type="string">
            <text:p>Biblio :</text:p>
            <text:p>-Meyer p393</text:p>
            <text:p>-Houard ch8 (interférences)</text:p>
            <text:p>-BFR optique ?</text:p>
            <text:p>-Taillet optique ch3 (interférences, cohérence)</text:p>
            <text:p>-Pérez optique ch22 (interférence), ch23 (cohérence)</text:p>
            <text:p>-Mauras optique physique ?</text:p>
            <text:p>-exo PC Dunod p289 (fentes d’Young)</text:p>
          </table:table-cell>
          <table:table-cell table:style-name="ce13" office:value-type="string" calcext:value-type="string">
            <text:p>Biblio :</text:p>
            <text:p>-Meyer p404</text:p>
            <text:p>-Taillet optique ch3 (Michelson), ch4 (Fabry Pérot)</text:p>
            <text:p><text:span text:style-name="T2">-Houard ch8 (Michelson et Fabry Pérot)</text:span></text:p>
            <text:p><text:span text:style-name="T2">-BFR optique ?</text:span></text:p>
            <text:p><text:span text:style-name="T2">-Pérez optique ch24 (lame d’air), ch25 (coin d’air), ch28 (Fabry Pérot)</text:span></text:p>
            <text:p><text:span text:style-name="T2">-Mauras optique physique ?</text:span></text:p>
            <text:p><text:span text:style-name="T2">-exo PC Dunod p298 (Michelson lame d’air), p305 (doublet Na)</text:span></text:p>
          </table:table-cell>
          <table:table-cell table:style-name="ce13" office:value-type="string" calcext:value-type="string">
            <text:p>Biblio :</text:p>
            <text:p>-Meyer p411</text:p>
            <text:p>-BFR optique ?</text:p>
            <text:p>-Taillet ch5 (diffraction)</text:p>
            <text:p>-Houard ch10 (diffraction)</text:p>
            <text:p>-Pérez optique ch21 (diffraction), ch30 (optique de Fourier)</text:p>
            <text:p>-Mauras optique physique ?</text:p>
            <text:p><text:span text:style-name="T2">-exo PC Dunod p326 (diffraction fente rectiligne), p329 (filtrage optique)</text:span></text:p>
          </table:table-cell>
          <table:table-cell table:style-name="ce13" office:value-type="string" calcext:value-type="string">
            <text:p>Biblio :</text:p>
            <text:p>-Meyer p424</text:p>
            <text:p>-Houard ch10.9 (formule des réseaux)</text:p>
            <text:p>-Mauras optique physique ?</text:p>
            <text:p>-Taillet optique ch4 (réseaux)</text:p>
            <text:p>-BFR optique ?</text:p>
            <text:p>-Ashcroft ?</text:p>
            <text:p>-Pérez optique ch27 (réseaux)</text:p>
            <text:p>-Kittel ch1 et ch2(cristallo, Bragg)</text:p>
            <text:p>-exo PC Dunod p316 (diffraction par un réseau)</text:p>
          </table:table-cell>
          <table:table-cell table:style-name="ce13" office:value-type="string" calcext:value-type="string">
            <text:p>Biblio :</text:p>
            <text:p>-Meyer p435</text:p>
            <text:p>-Cagnac et al., Physique atomique, Dunod</text:p>
            <text:p>-Hennequin et al., Lasers, Dunod</text:p>
            <text:p>-Sextant, Optique expérimentale, Hermann (p225)/Duffait ?</text:p>
            <text:p>-Taillet p232 (coefficients d’Einstein)</text:p>
            <text:p>-Basdevant quantique et applications ch3 (interaction lumière matière) et p49 (coefficients d’Einstein)</text:p>
            <text:p>-exo PC Dunod ch18 (coefficients d’Einstein, inversion de population, cavité résonante)</text:p>
          </table:table-cell>
          <table:table-cell table:style-name="ce13" office:value-type="string" calcext:value-type="string">
            <text:p>Biblio :</text:p>
            <text:p>-Meyer p533</text:p>
            <text:p>-BFR EM4 ch5 (aimantation micro), ch6 (aimantation macro), ch7 (étude micro des dia et para), ch8 (ferro)</text:p>
            <text:p>-Gié EM2 ch29 (ferro)</text:p>
            <text:p>-Pérez EM ch22 (aimantation macro), ch25 (dia et para micro) ch26 (ferro)</text:p>
            <text:p>-Kittel ch12 (interprétation microscopique)</text:p>
            <text:p>-Ray physique par les objets quotidiens (à regarder)</text:p>
            <text:p>-Mérat physique appliquée électronique de puissance (pour reluctance, si pour ferro doux linéaires)</text:p>
            <text:p>-Hprépa PSI électronique ch7 (tout, application au transformateur)</text:p>
            <text:p>-Hprépa PC thermo ch5 (prérequis et questions)</text:p>
            <text:p>-Garing milieux mag (à regarder)</text:p>
          </table:table-cell>
          <table:table-cell table:style-name="ce13" office:value-type="string" calcext:value-type="string">
            <text:p>Biblio :</text:p>
            <text:p>-Meyer p ?</text:p>
            <text:p>Pérez électromagnétisme ou PC Dunod ch15, Basdevant p296, exo pc dunod p167 pour modèle de Drude</text:p>
            <text:p>Kittel p143, PC Dunod ch15, exo PC Dunod p171 pour effet hall</text:p>
            <text:p>Kittel ch7 pour théorie des bandes, ou Basdevant quantique et applications p256 pour qualitatif</text:p>
            <text:p/>
            <text:p>Kittel p140 (résistivité des métaux),  p143 (effet Hall)</text:p>
            <text:p/>
            <text:p>-Duffait élec p55 pour intro rapide aux SC</text:p>
            <text:p>-BFR EM1 ch9 pour Drude et théorie des bandes qualitative</text:p>
            <text:p><text:span text:style-name="T2">-Pérez EM ch7 (Drude, Hall pas clair et bandes), ch27 (supra pour questions)</text:span></text:p>
            <text:p/>
            <text:p><text:span text:style-name="T2">-voire aussi Couture&amp;Zitoune pour Drude avec les proba (tau est un paramètre d’ajustement qui modélise une physique complexe), et Reif physique stat (en anglais) éventuellement</text:span></text:p>
          </table:table-cell>
          <table:table-cell table:style-name="ce13" office:value-type="string" calcext:value-type="string">
            <text:p>Biblio :</text:p>
            <text:p>I – Duffait élec p145, bouquins prépa, Brasselet mécanique pour facteur de qualité d’un point de vue énergétique, BUP RLC</text:p>
            <text:p>II – Bouquins de prépa, cours de Mathevet, Pérez méca ch27</text:p>
            <text:p>III – Taillet pour Fabry Pérot</text:p>
            <text:p>-Pérez ch11 (oscillateurs et résonances)</text:p>
            <text:p/>
            <text:p>Cours Berkeley Ondes (oscillateurs à 2 et N dll)</text:p>
            <text:p>MPSI Dunod (résonance RLC)</text:p>
            <text:p>-exo pcsi dunod p210 (rlc), p224 (résonance rlc)</text:p>
          </table:table-cell>
          <table:table-cell table:style-name="ce13" office:value-type="string" calcext:value-type="string">
            <text:p>Biblio :</text:p>
            <text:p>-Krob p167 </text:p>
            <text:p>-Duffait p165</text:p>
            <text:p>-Pérez mécanique ch10 (OH libre et amorti, non linéaire), ch11 (OH forcé)</text:p>
            <text:p>-BFR mécanique 1 ch11 (OH libre), ch12 (OH amorti et forcé)</text:p>
            <text:p>-BFR méca 2 ch9</text:p>
            <text:p>-Maneville Chaos et turbulence (à regarder)</text:p>
            <text:p>-Fruchart (pendule non linéaire)</text:p>
            <text:p>-Chercher bouquins mécanique analytique</text:p>
            <text:p>-Cours M1 Physique non linéaire Thierry Dauxois</text:p>
            <text:p>-BUP 744 portrait de phase des oscillateurs</text:p>
            <text:p>-Faroux Renault électronique ch1 (amortissement RLC), ch12 (oscillateurs)</text:p>
            <text:p>-Cours physique non linéaire Montrouge <text:a xlink:href="http://ressources.agreg.phys.ens.fr/static/TP/serie3/PhysiqueNonLineaire.pdf" xlink:type="simple">http://ressources.agreg.phys.ens.fr/static/TP/serie3/PhysiqueNonLineaire.pdf</text:a></text:p>
            <text:p>-exo pcsi dunod p342 (pendule simple), p352 (pendule pesant, portrait de phase, bifurcation)</text:p>
          </table:table-cell>
          <table:table-cell table:style-name="ce20" office:value-type="string" calcext:value-type="string">
            <text:p>-Meyer p77</text:p>
            <text:p>-Relativité restreinte, Semay &amp; Silvestre-Brac, Dunod</text:p>
            <text:p>-BFR Méca 1 Annexe 3</text:p>
            <text:p>-Pérez ?</text:p>
            <text:p>Experimental testing of time dilatation, wiki en → papier Frisch &amp; Smith</text:p>
          </table:table-cell>
          <table:table-cell table:style-name="ce13" office:value-type="string" calcext:value-type="string">
            <text:p>Biblio :</text:p>
            <text:p>BUP l’effet tunnel - quelques applications</text:p>
            <text:p>PC tout en un Dunod</text:p>
            <text:p>Charles Antoine, introduction à la Physique Quantique</text:p>
            <text:p>Basdevant M1 ?</text:p>
            <text:p>Geiger-Nutall law, wiki en → papier Andreyev ?</text:p>
            <text:p>Bouquin de Matthieu : Luc Valentin le monde subatomique</text:p>
            <text:p>Cours de Berkeley MQ pour Gamow</text:p>
            <text:p>-Basdevant quantique et applications ch5 (Gamow, radioactivité alpha et valée de stabilité un peu compliquée)</text:p>
            <text:p>-exo PC Dunod ch21 (puits et barrières de potentiels, tunnel et radioactivité alpha)</text:p>
          </table:table-cell>
          <table:table-cell table:number-columns-repeated="995"/>
          <table:table-cell table:style-name="ce92"/>
        </table:table-row>
        <table:table-row table:style-name="ro10">
          <table:table-cell table:style-name="ce125" office:value-type="string" calcext:value-type="string">
            <text:p>Manip intro</text:p>
          </table:table-cell>
          <table:table-cell table:style-name="ce21" office:value-type="string" calcext:value-type="string">
            <text:p>Manip intro :</text:p>
            <text:p>? Y’a moyen de faire un truc</text:p>
          </table:table-cell>
          <table:table-cell table:style-name="ce21" office:value-type="string" calcext:value-type="string">
            <text:p>Manip intro :</text:p>
            <text:p>Impulsion banc pasco ?</text:p>
          </table:table-cell>
          <table:table-cell table:style-name="ce21" office:value-type="string" calcext:value-type="string">
            <text:p><text:span text:style-name="T2">Manip intro :</text:span></text:p>
            <text:p><text:span text:style-name="T2">Cristallisoir remplit d’eau + poivre sur un tourne disque. La rotation du tourne disque permet de montrer que les grains de poivre au bord tournent au début, puis entrainent petit à petit les particules les plus au centre (décrit dans Guyon). Met en évidence la diffusion de quantité de mouvement (viscosité), alors que pour un fluide parfait on a seulement les forces de pression radiales</text:span></text:p>
            <text:p><text:span text:style-name="T2">Sinon faire vidanger 2 burettes avec de l’eau et du glycérol en expliquant que la formule de Toricelli ne prévoit pas de différences.</text:span></text:p>
            <text:p/>
          </table:table-cell>
          <table:table-cell table:style-name="ce21" office:value-type="string" calcext:value-type="string">
            <text:p>Manip intro :</text:p>
          </table:table-cell>
          <table:table-cell table:style-name="ce13" office:value-type="string" calcext:value-type="string">
            <text:p><text:span text:style-name="T2">Manip intro :</text:span></text:p>
            <text:p><text:span text:style-name="T2">- bateau en papier puis mettre une goutte de savon</text:span></text:p>
            <text:p><text:span text:style-name="T2">- Faire une bulle sur un cadrant avec une barre au milieu, percer un des cotés et la barre va bouger de l’autre côté</text:span></text:p>
            <text:p/>
            <text:p><text:span text:style-name="T2">Mesure de tension superficielle par arrachement → prendre de l’eau distillée et bien tout nettoyer à l’éthanol</text:span></text:p>
            <text:p/>
            <text:p><text:span text:style-name="T2">Loi de Jurin</text:span></text:p>
            <text:p/>
            <text:p><text:span text:style-name="T2">?? Dépends de comment présenter la leçon</text:span></text:p>
          </table:table-cell>
          <table:table-cell table:number-columns-repeated="4" table:style-name="ce21" office:value-type="string" calcext:value-type="string">
            <text:p>Manip intro :</text:p>
          </table:table-cell>
          <table:table-cell table:style-name="ce13" office:value-type="string" calcext:value-type="string">
            <text:p>Manip intro :</text:p>
            <text:p><text:span text:style-name="T2">Montrer induction via bobine avec champ variable et aimant fixe + champ constant et aimant mobile.</text:span></text:p>
          </table:table-cell>
          <table:table-cell table:number-columns-repeated="6" table:style-name="ce21" office:value-type="string" calcext:value-type="string">
            <text:p>Manip intro :</text:p>
          </table:table-cell>
          <table:table-cell table:style-name="ce13" office:value-type="string" calcext:value-type="string">
            <text:p>Manip intro :</text:p>
            <text:p>Fente d’Young (quali) ?</text:p>
          </table:table-cell>
          <table:table-cell table:number-columns-repeated="3" table:style-name="ce21" office:value-type="string" calcext:value-type="string">
            <text:p>Manip intro :</text:p>
          </table:table-cell>
          <table:table-cell table:style-name="ce18" office:value-type="string" calcext:value-type="string">
            <text:p>Manip intro :</text:p>
            <text:p><text:span text:style-name="T2">Spectroscopie d’émission lampe + d’absorption MnO4- + émission H (qualitatif)</text:span></text:p>
          </table:table-cell>
          <table:table-cell table:style-name="ce21" office:value-type="string" calcext:value-type="string">
            <text:p>Manip intro :</text:p>
            <text:p>Comportement des ferro (aimantation, …)</text:p>
          </table:table-cell>
          <table:table-cell table:number-columns-repeated="3" table:style-name="ce21" office:value-type="string" calcext:value-type="string">
            <text:p>Manip intro :</text:p>
          </table:table-cell>
          <table:table-cell table:style-name="ce18" office:value-type="string" calcext:value-type="string">
            <text:p>Manip intro :</text:p>
            <text:p>X</text:p>
          </table:table-cell>
          <table:table-cell table:style-name="ce18" office:value-type="string" calcext:value-type="string">
            <text:p>Manip intro :</text:p>
            <text:p>X</text:p>
          </table:table-cell>
          <table:table-cell table:number-columns-repeated="995"/>
          <table:table-cell table:style-name="ce92"/>
        </table:table-row>
        <table:table-row table:style-name="ro11">
          <table:table-cell table:style-name="ce125" office:value-type="string" calcext:value-type="string">
            <text:p>Manip quantitative</text:p>
          </table:table-cell>
          <table:table-cell table:style-name="ce18" office:value-type="string" calcext:value-type="string">
            <text:p>Manip quantitative :</text:p>
            <text:p>Mesure de g via banc pasco</text:p>
            <text:p/>
            <text:p>Courbe :</text:p>
            <text:p>Accélération en fonction du sin de l’angle d’inclinaison (g est la pente).</text:p>
            <text:p/>
            <text:p>Biblio : </text:p>
            <text:p>-Recueil TP UPS p45</text:p>
            <text:p>-Notice 156</text:p>
            <text:p>-Notice 156a (adaptation exo 8)</text:p>
            <text:p>-Données voitures : <text:a xlink:href="https://www.conatex.com/media/manuals/BAEN/BLEN_1162051.pdf" xlink:type="simple">https://www.conatex.com/media/manuals/BAEN/BLEN_1162051.pdf</text:a></text:p>
          </table:table-cell>
          <table:table-cell table:style-name="ce18" office:value-type="string" calcext:value-type="string">
            <text:p>Manip quantitative :</text:p>
            <text:p>Banc pasco pour impulsion et  énergie</text:p>
            <text:p/>
            <text:p>Faire un cas sans chocs. L’énergie se conserve à DE/E près. On a de la dissipation. On peut avoir à la fois de la dissipation (mouvement de dérive) + des chocs inélastiques (variation d’énergie au moment du choc)</text:p>
            <text:p/>
            <text:p>Faire bouger les 2 voitures d’un coup</text:p>
            <text:p/>
            <text:p>Utiliser le capteur de force pour mesurer l’énergie potentielle d’interaction ? Avec un ressort et un plan incliné ?</text:p>
            <text:p/>
            <text:p>Courbe : </text:p>
            <text:p>-Ptot en fonction du temps pour collisions. Mesure de la dissipation avant collision (frottements) et lors de la collision (collision inélastique)</text:p>
            <text:p>-Emecanique en fonction du temps pour collisions ou pour voiture avec ressort sur plan incliné</text:p>
            <text:p/>
            <text:p>Biblio :</text:p>
            <text:p>-Recueil TP UPS p48 et p46</text:p>
            <text:p>-Notice 156</text:p>
            <text:p>-Notice 156a (exp 2 et 4)</text:p>
            <text:p>-Données voitures : https://www.conatex.com/media/manuals/BAEN/BLEN_1162051.pdf</text:p>
          </table:table-cell>
          <table:table-cell table:style-name="ce18" office:value-type="string" calcext:value-type="string">
            <text:p>Manip quantitative :</text:p>
            <text:p>Loi de poiseuille dans vase de Mariotte (ou viscosimètre à bille éventuellement, mais nécessite d’introduire plus de trucs). Mesure de la viscosité dynamique.</text:p>
            <text:p/>
            <text:p>Courbe :</text:p>
            <text:p>-Débit en fonction de la hauteur de la colonne d’eau. La viscosité est dans la pente.</text:p>
            <text:p/>
            <text:p>Blblio :</text:p>
            <text:p>-Recueil TP UPS p10</text:p>
            <text:p>-Guyon p62 pour intro</text:p>
            <text:p>-Fruchart p441 pour vase de Mariotte (lire aussi p422)</text:p>
          </table:table-cell>
          <table:table-cell table:style-name="ce20" office:value-type="string" calcext:value-type="string">
            <text:p>Manip quantitative :</text:p>
            <text:p>Tube de Pitot. Mesure de la densité de l’air. Mesurer v via anémomètre à fil chaud</text:p>
            <text:p/>
            <text:p>Tester Venturi, si ca marche bien montrer Venturi ; si ca marche bof le monter seulement qualitativement.</text:p>
            <text:p/>
            <text:p>Courbe :</text:p>
            <text:p>-Pression en fonction de la vitesse au carré, la pente est 1/rho g.</text:p>
            <text:p/>
            <text:p>Biblio :</text:p>
            <text:p>-Recueil TP UPS p12 (ou p13 pour Venturi)</text:p>
            <text:p>-Fruchart p456 (p413 pour Venturi)</text:p>
          </table:table-cell>
          <table:table-cell table:style-name="ce18" office:value-type="string" calcext:value-type="string">
            <text:p>Manip quantitative :</text:p>
            <text:p>Loi de Jurin. Mesure de la tension superficielle.</text:p>
            <text:p/>
            <text:p>Courbe :</text:p>
            <text:p>-Mesure de la hauteur d’eau en fonction de l’inverse du rayon du tube, la tension superficielle est dans la pente.</text:p>
            <text:p/>
            <text:p>Biblio :</text:p>
            <text:p>-Recueil TP UPS p34 et p33</text:p>
            <text:p>-Fruchart p466 (tension superficielle)</text:p>
            <text:p>-Fruchart p472 (Jurin)</text:p>
            <text:p>-Notice 162</text:p>
          </table:table-cell>
          <table:table-cell table:style-name="ce18" office:value-type="string" calcext:value-type="string">
            <text:p>Manip quantitative :</text:p>
            <text:p>Mesure de la capacité calorifique de l’eau dans un calorimètre. Il faut que la masse d’eau soit largement plus importante que la masse en eau du calorimètre. Si possible mesurer la masse en eau du calorimètre, et en discuter (car ca ne marche pas très bien). Revoir protocole. Essayer de calorifuger au mieux (mettre le bouchon).</text:p>
            <text:p/>
            <text:p>Courbe :</text:p>
            <text:p>Température en fonction du temps (à puissance transmise fixée). La capacité calorifique est dans la pente ?</text:p>
            <text:p/>
            <text:p>Biblio :</text:p>
            <text:p>-Recueil TP UPS p105</text:p>
            <text:p>-Regarder dans le quaranta, avec 2 puissances de chauffage et 2 masses d’eau on peut éventuellement s’affranchir de la masse en eau du calorimètre ? Pas trouvé dans le Quaranta …</text:p>
            <text:p>-Quaranta II p40</text:p>
            <text:p>-Notice 161</text:p>
          </table:table-cell>
          <table:table-cell table:style-name="ce18" office:value-type="string" calcext:value-type="string">
            <text:p>Manip quantitative :</text:p>
            <text:p>Mesure de la chaleur latente de vaporisation de l’eau dans un calorimètre. </text:p>
            <text:p>Envoyer environ 450W pour que ca marche bien (il faut chauffer assez fort). Mettre un ventillo pour éviter que le gaz retourne à l’état liquide.</text:p>
            <text:p/>
            <text:p>Courbes :</text:p>
            <text:p>-Masse en fonction du temps. Pente liée à la chaleur latente de vaporisation de l’eau.</text:p>
            <text:p/>
            <text:p>Biblio :</text:p>
            <text:p>-Recueil TP UPS p106</text:p>
            <text:p>-bouquin ?</text:p>
            <text:p>-Notice 161</text:p>
          </table:table-cell>
          <table:table-cell table:style-name="ce20" office:value-type="string" calcext:value-type="string">
            <text:p>Manip quantitative :</text:p>
            <text:p>Conduction thermique dans barreau de cuivre (prévoir la manip bien en avance le temps que ca chauffe)</text:p>
            <text:p/>
            <text:p>Courbe :</text:p>
            <text:p>-Coefficients d’ajustement en fonction de la profondeur, la pente est liée à la conductivité thermique du cuivre.</text:p>
            <text:p/>
            <text:p>Biblio :</text:p>
            <text:p>-Recueil TP UPS p25</text:p>
            <text:p>-Fruchart p384</text:p>
            <text:p>-Notice ENS <text:a xlink:href="http://old.physique-ens-cachan.educ.space/laboratoire/materiel/fichiers/Notice__barre_THC100_NOVA_Physics.pdf" xlink:type="simple">http://old.physique-ens-cachan.educ.space/laboratoire/materiel/fichiers/Notice__barre_THC100_NOVA_Physics.pdf</text:a></text:p>
            <text:p/>
          </table:table-cell>
          <table:table-cell table:style-name="ce18" office:value-type="string" calcext:value-type="string">
            <text:p>Manip quantitative :</text:p>
            <text:p>Caractérisation d’un moteur à courant continu. Mesure de constante de couple et de la résistance interne via un générateur à vide, ou chargé avec une résistance connue.</text:p>
            <text:p/>
            <text:p>Courbe :</text:p>
            <text:p>-Tension appliquée en fonction de l’intensité parcourue par le moteur bloqué. La pente est la résistance.</text:p>
            <text:p>-Force électromotrice en fonction de la vitesse de rotation de la génératrice. La pente est la constante de force électromotrice.</text:p>
            <text:p/>
            <text:p>Biblio :</text:p>
            <text:p>-Recueil TP UPS p ?</text:p>
            <text:p>-Bouquin ?</text:p>
          </table:table-cell>
          <table:table-cell table:style-name="ce18" office:value-type="string" calcext:value-type="string">
            <text:p>Manip quantitative :</text:p>
            <text:p>Mesure d’une inductance mutuelle.</text:p>
            <text:p/>
            <text:p>Courbe :</text:p>
            <text:p>Tension aux bornes de la seconde bobine en fonction de la fréquence d’un signal triangle injecté dans la première. L’inductance mutuelle est dans la pente, à comparer avec racine de L1 L2.</text:p>
            <text:p/>
            <text:p>Biblio :</text:p>
            <text:p>-Recueil TP UPS p39</text:p>
            <text:p>-Bellier élec p69 (transfo)</text:p>
            <text:p>-Notice 165 (RLCmètre)</text:p>
          </table:table-cell>
          <table:table-cell table:style-name="ce18" office:value-type="string" calcext:value-type="string">
            <text:p>Manip quantitative :</text:p>
            <text:p>Oscillateur à pont de Wien. Étudier la fonction de transfert globale du circuit (pas les 2 blocs filtre et ampli séparément, car rigoureusement chaque bloc est chargé par l’autre donc on ne peut pas multiplier les 2 fonctions de transfert si simplement).</text:p>
            <text:p/>
            <text:p/>
            <text:p>Courbe :</text:p>
            <text:p>Diagramme de Bode. Mesure de la fréquence de résonance (oscillation), a comparer avec la valeur théorique et la fréquence d’oscillation.</text:p>
            <text:p/>
            <text:p>Biblio :</text:p>
            <text:p>-Krob p131</text:p>
            <text:p>-TP de physique en prépa p ?</text:p>
            <text:p>-Journeaux p154</text:p>
            <text:p>-Duffait p181</text:p>
            <text:p>-Notice 165 (RLCmètre)</text:p>
          </table:table-cell>
          <table:table-cell table:style-name="ce18" office:value-type="string" calcext:value-type="string">
            <text:p>Manip quantitative :</text:p>
            <text:p>Fréquence de coupure d’un filtre RC passe bas.</text:p>
            <text:p><text:span text:style-name="T2">Montrer l’influence de la charge du filtre par une résistance, et l’intérêt d’un suiveur dans ce montage (Duffait). Les filtres actifs permettent aussi d’amplifier et de s’affranchir des bobines (parce que …?)</text:span></text:p>
            <text:p/>
            <text:p>Courbe :</text:p>
            <text:p>Diagramme de Bode. Mesure de la fréquence de coupure et comparaison avec la valeur théorique.</text:p>
            <text:p/>
            <text:p>Biblio :</text:p>
            <text:p>-Notice 165 (RLCmètre)</text:p>
            <text:p>-Duffait p135</text:p>
            <text:p/>
          </table:table-cell>
          <table:table-cell table:style-name="ce18" office:value-type="string" calcext:value-type="string">
            <text:p>Manip quantitative :</text:p>
            <text:p>Corde de Melde, mesure des fréquences de résonance</text:p>
            <text:p/>
            <text:p>Les effets non linéaires (hysteresis, polarisation de l’onde) sont liés à l’élasticité de la corde</text:p>
            <text:p/>
            <text:p>Courbe :</text:p>
            <text:p>Fréquence de résonance en fonction du numéro de l’harmonique. Mesure de la densité linéique de la corde, à comparer avec une mesure expérimentale.</text:p>
            <text:p/>
            <text:p>Biblio :</text:p>
            <text:p>-Recueil TP UPS p102</text:p>
            <text:p>-BUP ?</text:p>
          </table:table-cell>
          <table:table-cell table:style-name="ce18" office:value-type="string" calcext:value-type="string">
            <text:p>Manip quantitative :</text:p>
            <text:p>Mesure de la vitesse du son dans l’air avec émetteur et récepteur à ultrasons</text:p>
            <text:p/>
            <text:p>Courbe :</text:p>
            <text:p>Distance émetteur-recepteur en fonction du nombre de longueurs d’ondes comptées.</text:p>
            <text:p/>
            <text:p>Biblio :</text:p>
            <text:p>-Recueil TP UPS p17</text:p>
            <text:p>-Fruchart p515</text:p>
          </table:table-cell>
          <table:table-cell table:style-name="ce18" office:value-type="string" calcext:value-type="string">
            <text:p>Manip quantitative :</text:p>
            <text:p>Vitesse de propagation dans cable coaxial. Mesure de la capacité linéique. Caractérisation de la capacité du cable en mesurant le temps de charge pour un circuit RC créé avec une résistance de 5kOhm (le temps carac tau=RC, on met le GBF à 1kHz et on mesure tau comme le temps à 63 % de la valeur maximale). On peut remonter a l’inductance linéique car v=1/sqrt(gamma lambda).</text:p>
            <text:p>Ondes acoustiques guidées (Fruchart p515) ?</text:p>
            <text:p/>
            <text:p>Courbe :</text:p>
            <text:p>Pas de courbe ?</text:p>
            <text:p/>
            <text:p>Biblio :</text:p>
            <text:p>-Recueil TP UPS p103</text:p>
            <text:p>-BUP recueil de TP</text:p>
            <text:p>-Réussir les TP en prépa Dunod p308</text:p>
          </table:table-cell>
          <table:table-cell table:style-name="ce18" office:value-type="string" calcext:value-type="string">
            <text:p>Manip quantitative :</text:p>
            <text:p>Microscope.</text:p>
            <text:p>Mesure de la puissance du microscope. Choisir des lentilles de 10cm et 10 cm (une courte focale pour l’objectif permet d’avoir un gros grossissement mais une trop courte focale implique une profondeur de champ importante pour l’image intermédiaire). Commencer par faire l’oeil, fixer l’intervalle optique et régler la netteté en bougeant l’objet (comme sur un vrai microscope). Finir par placer l’oeil au cercle occulaire. On peut observer l’image intermédiaire sur un écran, et ajouter une lentille de champ à la position de l’image intermédiaire.</text:p>
            <text:p/>
            <text:p>Courbe :</text:p>
            <text:p>Pas de courbe. Mesure de la puissance, comparaison à la valeur théorique.</text:p>
            <text:p/>
            <text:p>Biblio :</text:p>
            <text:p>-Recueil TP UPS p122</text:p>
            <text:p>-Houard p</text:p>
            <text:p>-Sextant p25</text:p>
          </table:table-cell>
          <table:table-cell table:style-name="ce18" office:value-type="string" calcext:value-type="string">
            <text:p>Manip quantitative :</text:p>
            <text:p>Fentes d’Young avec laser. Mesure d’un interfrange. Montrer diffraction par une fente avant (très vite)</text:p>
            <text:p/>
            <text:p>Courbe :</text:p>
            <text:p>Position des franges sombres en fonction de la distance. Vérification loi linéaire et mesure de l’interfrange (dans la pente).</text:p>
            <text:p/>
            <text:p>Biblio :</text:p>
            <text:p>-Houard p</text:p>
            <text:p>-Bellier p186 ?, Sextant p161 (bof, lumière blanche)</text:p>
            <text:p>-Notice 172 (laser)</text:p>
            <text:p>-Duffait optique p50</text:p>
            <text:p>-Duffait optique p14 (laser)</text:p>
            <text:p/>
          </table:table-cell>
          <table:table-cell table:style-name="ce18" office:value-type="string" calcext:value-type="string">
            <text:p>Manip quantitative :</text:p>
            <text:p>Michelson doublet du sodium</text:p>
            <text:p/>
            <text:p>Réglage :</text:p>
            <text:p>-Réglage grossier du parrallélisme entre séparactrice et compensatrice avec un laser à 45° (on veut superposer les 2 points)</text:p>
            <text:p>-Réglage grossier du parralélisme des miroirs avec un laser en incidence normale (on veut superposer les 2 points les plus intenses)</text:p>
            <text:p>-Réglage de l’épaisseur de la lame d’air avec un laser+objectif de microscope (on veut obtenir des franges parallèles)</text:p>
            <text:p>-Réglage fin du parralélisme des miroirs avec un laser+objectif de microscope (on veut obtenir les franges les plus épaisses possibles)</text:p>
            <text:p>-Enlever le laser et le remplacer par une lampe spectrale Na + un condeuseur. Faire l’image du filament sur les miroirs. Utiliser une lentille de projection de 1m et un écran. Observer des anneaux.</text:p>
            <text:p>-Régler finement le parralélisme entre séparatrice et compensatrice afin d’obtenir des anneaux bien circulaires (mesurer si besoin).</text:p>
            <text:p>-Régler l’épaisseur de la lame d’air de façon à faire rentrer les anneaux et atteindre le contact optique. Si le contraste est bon, le parralélisme est bon. Noter la position du contact optique.</text:p>
            <text:p>-Mesurer la position des annulations de contraste en chariotant, en estimant les incertitudes sur les anticoïncidences.</text:p>
            <text:p/>
            <text:p>Courbe :</text:p>
            <text:p>Position des anticoincidences en fonction de l’indice de l’anticoincidence. La différence des longueurs d’onde du doublet est dans la pente. Déterminer la longueur d’onde moyenne au spectro.</text:p>
            <text:p/>
            <text:p>Biblio :</text:p>
            <text:p>-Fruchart p218 (doublet)</text:p>
            <text:p>-Duffait optique p76 (doublet)</text:p>
            <text:p>-Houard p233</text:p>
            <text:p>-Duffait optique p12 (lampe spectrale)</text:p>
          </table:table-cell>
          <table:table-cell table:style-name="ce18" office:value-type="string" calcext:value-type="string">
            <text:p>Manip quantitative :</text:p>
            <text:p>Diffraction par une fente vs par un obstacle (théorème de babinet)</text:p>
            <text:p/>
            <text:p>Envoyer directement le laser sur la fente, ou schéma Sextant p109 (= Houard p302)</text:p>
            <text:p/>
            <text:p>Faire mesures en régime exact ou approché, et présenter l’autre option en leçon</text:p>
            <text:p/>
            <text:p>Courbe :</text:p>
            <text:p>Position des franges sombres en fonction de la distance. Mesure de l’épaisseur d’une « frange ».</text:p>
            <text:p/>
            <text:p>Biblio :</text:p>
            <text:p>-Notice 172 (laser)</text:p>
            <text:p>-Sextant p105 (complet), p191 (spécificités des laser)</text:p>
            <text:p>-Duffait optique p39</text:p>
            <text:p>-Duffait optique p14 (laser)</text:p>
            <text:p>-Houard p</text:p>
          </table:table-cell>
          <table:table-cell table:style-name="ce18" office:value-type="string" calcext:value-type="string">
            <text:p>Manip quantitative :</text:p>
            <text:p>Diffraction par un réseau en montage de Fraunhofer, ou juste envoyer un laser sur un réseau sinon, voire utiliser le schéma Sextant p109</text:p>
            <text:p/>
            <text:p>Cf Bellier p123 ou Sextant p118 (bof)</text:p>
            <text:p>Faire mesures avec 2 lasers de longueur d’onde différentes</text:p>
            <text:p/>
            <text:p>Montage de Fraunhoffer, avec lampe spectrale (Na) + fente source ou laser avec élargisseur de faisceau</text:p>
            <text:p/>
            <text:p>Ne pas prendre un réseau avec trop de traits car sinon les angles sont importants et c’est relou à observer avec un petit écran</text:p>
            <text:p/>
            <text:p>Courbe :</text:p>
            <text:p/>
            <text:p/>
            <text:p>Biblio :</text:p>
            <text:p>-Notice 172 (laser)</text:p>
            <text:p>-Sextant p117</text:p>
            <text:p>-Duffait optique p12 (lampe spectrale)</text:p>
            <text:p>-Houard p</text:p>
          </table:table-cell>
          <table:table-cell table:style-name="ce18" office:value-type="string" calcext:value-type="string">
            <text:p>Manip quantitative :</text:p>
            <text:p>Spectroscopie d’émission lampe à hydrogène, mesure du Rydberg. </text:p>
            <text:p/>
            <text:p/>
            <text:p>Courbe :</text:p>
            <text:p>Spectre de la lampe à H. Longueurs d’ondes des raies observées.</text:p>
            <text:p/>
            <text:p>Biblio :</text:p>
            <text:p>-Recueil TP UPS p129</text:p>
            <text:p>-Notice 120a</text:p>
            <text:p>-Duffait optique p130 (KMnO4 et H)</text:p>
          </table:table-cell>
          <table:table-cell table:style-name="ce18" office:value-type="string" calcext:value-type="string">
            <text:p>Manip quantitative :</text:p>
            <text:p><text:span text:style-name="T2">Courbe de première aimantation et cycle d’hystéresis. Mesure de Msat pour la premiere aimantation (semi-quantitatif car on arrive pas tout à fait à saturation). </text:span></text:p>
            <text:p><text:span text:style-name="T2">Utiliser bobine de 500 (primaire) et 1000 tours (secondaire). Tester avec ferro non feuilleté.</text:span></text:p>
            <text:p/>
            <text:p>Courbe :</text:p>
            <text:p>Pas de courbe. Comparaison d’ordre de grandeur de l’aimantation de saturation avec la valeur de référence (cf Quaranta IV, BFR EM4)</text:p>
            <text:p/>
            <text:p>Biblio :</text:p>
            <text:p>-Quaranta IV</text:p>
            <text:p>-BFR EM4</text:p>
            <text:p>-Recueil TP UPS p163</text:p>
            <text:p/>
            <text:p>Pour hysteresis : faire un bilan de puissance en comparant la puissance injectée – les pertes cuivre = les pertes fer ???</text:p>
            <text:p/>
          </table:table-cell>
          <table:table-cell table:style-name="ce18" office:value-type="string" calcext:value-type="string">
            <text:p>Manip quantitative :</text:p>
            <text:p>Effet hall. Mesure du nombre de porteurs. </text:p>
            <text:p/>
            <text:p>Peut être trouver un truc pour parler un peu des métaux quand même</text:p>
            <text:p/>
            <text:p>Courbe :</text:p>
            <text:p>Tension de Hall en fonction du champ appliqué. Calcul du nombre de porteurs et comparaison avec le nombre trouvé dans la doc.</text:p>
            <text:p/>
            <text:p>Biblio :</text:p>
            <text:p>-Doc de la carte https://www.leybold-shop.fr/ge-dope-n-sur-carte-imprimee-586853.html</text:p>
            <text:p>-Autre doc  https://www.leybold-shop.com/base-unit-for-hall-effect-586850.html</text:p>
            <text:p>-Notice 40</text:p>
            <text:p>-Notice 120</text:p>
          </table:table-cell>
          <table:table-cell table:style-name="ce18" office:value-type="string" calcext:value-type="string">
            <text:p>Manip quantitative :</text:p>
            <text:p>RLC en passe bande résonant, diagramme de Bode du filtre, mesure de la fréquence de résonance (=1/sqrt(LC), indépendant de la résistance) et du facteur de qualité (à relier à la largeur à mihauteur de la résonance)</text:p>
            <text:p/>
            <text:p>Aux bornes de la résistance on a toujours la résonance en puissance (car résonance en intensité donc RI² est maximum). Aux bornes du condensateur on a pas toujours de résonance (en amplitude). Préférer la résonance en puissance aux bornes de R car résonance en puissance plus générale en physique</text:p>
            <text:p>« Facteur de qualité = énergie stockée du système/énergie dissipée » à vérif, brasselet mécanique</text:p>
            <text:p/>
            <text:p>Courbe :</text:p>
            <text:p>Diagramme de Bode, mesure de la fréquence de résonance et du facteur de qualité. La fréquence de résonance est liée à L et C et le facteur de qualité à R (infini pour R=0)</text:p>
            <text:p/>
            <text:p>Biblio:</text:p>
            <text:p>-Duffait p145</text:p>
            <text:p>-Krob p47 (commentaires sur le RLC passif)</text:p>
            <text:p>-Notice 165 (RLCmètre)</text:p>
          </table:table-cell>
          <table:table-cell table:style-name="ce18" office:value-type="string" calcext:value-type="string">
            <text:p>Manip quantitative :</text:p>
            <text:p>Mesure isochronisme (+ anharmonicité et éventuellement portraits de phase) du pendule simple, comparaison avec formule de Borda. http://ressources.univ-lemans.fr/AccesLibre/UM/Pedago/physique/02/meca/torsion.html</text:p>
            <text:p/>
            <text:p>Mesurer la durée de 10 périodes, pour différents angles initiaux en fonction du temps. Tracer la période en fonction de l’angle initial au carré (pour comparer à Borda). Montrer l’anharmonicité à 120 degrés avec la TF de thetapoint (car amplitude du pic à 3 omega plus importante). </text:p>
            <text:p/>
            <text:p>Courbe :</text:p>
            <text:p>-Période du pendule en fonction de theta². Mesure des coefficients d’ajustements pour la formule de Borda.</text:p>
            <text:p>-Portraits de phase (qualitatif)</text:p>
            <text:p/>
            <text:p>Biblio :</text:p>
            <text:p>-Recueil TP UPS p51</text:p>
            <text:p>-Fruchart p478</text:p>
          </table:table-cell>
          <table:table-cell table:style-name="ce13" office:value-type="string" calcext:value-type="string">
            <text:p>Manip quantitative :</text:p>
            <text:p>Analyse résultats muons atmosphériques (voire page wiki « experimental testing of time dilatation »). Mesure du temps de demi-vie via Regressi.</text:p>
            <text:p/>
            <text:p>Courbe :</text:p>
            <text:p>Nombre de muons en fonction de l’altitude. Comparaison avec les résultats de la RR.</text:p>
            <text:p/>
            <text:p>Ou alors analyser l’expérience de M&amp;M ? </text:p>
          </table:table-cell>
          <table:table-cell table:style-name="ce13" office:value-type="string" calcext:value-type="string">
            <text:p>Manip quantitative :</text:p>
            <text:p>Analyse données sur la loi Geiger-Nutall. Mesure de … ?</text:p>
            <text:p/>
            <text:p>Courbe :</text:p>
            <text:p>?</text:p>
            <text:p/>
            <text:p>Biblio :</text:p>
            <text:p>?</text:p>
          </table:table-cell>
          <table:table-cell table:number-columns-repeated="995"/>
          <table:table-cell table:style-name="ce92"/>
        </table:table-row>
        <table:table-row table:style-name="ro12">
          <table:table-cell table:style-name="ce146" office:value-type="string" calcext:value-type="string">
            <text:p>Notes</text:p>
          </table:table-cell>
          <table:table-cell table:style-name="ce90" office:value-type="string" calcext:value-type="string">
            <text:p>Nico</text:p>
          </table:table-cell>
          <table:table-cell table:style-name="ce90" office:value-type="string" calcext:value-type="string">
            <text:p>Plan entre parenthèses pas forcément dans cet ordre (voir quellle progression pédago)</text:p>
          </table:table-cell>
          <table:table-cell table:style-name="ce90" table:number-columns-repeated="2"/>
          <table:table-cell table:style-name="ce90" office:value-type="string" calcext:value-type="string">
            <text:p>cf lecon Etienne et vidéo drive</text:p>
            <text:p>Attention manip à la fin avec ce plan ! Peut être commencer par la manip, et exploiter les résultats à la toute fin ? Comme ca c’est moins grave si pas trop le temps</text:p>
          </table:table-cell>
          <table:table-cell table:style-name="ce90" office:value-type="string" calcext:value-type="string">
            <text:p>Pas convaincu par ce plan, à bosser</text:p>
          </table:table-cell>
          <table:table-cell table:style-name="ce90" office:value-type="string" calcext:value-type="string">
            <text:p>Choisir si transition d’ordre 1 seulement ou si 1 et 2 (supra)</text:p>
            <text:p>Leçon à bosser</text:p>
          </table:table-cell>
          <table:table-cell table:style-name="ce90" office:value-type="string" calcext:value-type="string">
            <text:p>cf vidéo drive</text:p>
            <text:p>Avec ce plan description macro (thermo), et hop on se dirige vers une description micro (physique statistique). Permet de caler la manip mais casse gueule potentiellement sur les questions.</text:p>
            <text:p>Transport de la  quantité de mouvement en MdF ?</text:p>
          </table:table-cell>
          <table:table-cell table:style-name="ce90" office:value-type="string" calcext:value-type="string">
            <text:p>LP du 11 mai</text:p>
          </table:table-cell>
          <table:table-cell table:style-name="ce90"/>
          <table:table-cell table:style-name="ce90" office:value-type="string" calcext:value-type="string">
            <text:p>Mathieu ?</text:p>
          </table:table-cell>
          <table:table-cell table:style-name="ce90" office:value-type="string" calcext:value-type="string">
            <text:p>Voire avec Julien</text:p>
          </table:table-cell>
          <table:table-cell table:style-name="ce90" office:value-type="string" calcext:value-type="string">
            <text:p>Revoir mon MP, cf vidéo drive</text:p>
          </table:table-cell>
          <table:table-cell table:style-name="ce90" office:value-type="string" calcext:value-type="string">
            <text:p>cf vidéo drive</text:p>
          </table:table-cell>
          <table:table-cell table:style-name="ce90"/>
          <table:table-cell table:style-name="ce90" office:value-type="string" calcext:value-type="string">
            <text:p>LP Julien</text:p>
            <text:p>/!\ il y a un s au titre donc il faut expliquer différents types de microscopes (au delà de la diffraction, ou contraste de phase par exemple). Pas obligé de parler d’abérations etc (Emeryk)</text:p>
            <text:p>Tester manip critère de Rayleigh + gonio</text:p>
            <text:p>Autre idée de plan : Loupe+oeil, microscope optique, au-delà de la limite de diffraction ou alors contraste de phase …</text:p>
          </table:table-cell>
          <table:table-cell table:style-name="ce90" office:value-type="string" calcext:value-type="string">
            <text:p>Revoir cohérence spatiale et temporelle</text:p>
          </table:table-cell>
          <table:table-cell table:style-name="ce90" office:value-type="string" calcext:value-type="string">
            <text:p>Nico</text:p>
          </table:table-cell>
          <table:table-cell table:style-name="ce90" table:number-columns-repeated="6"/>
          <table:table-cell table:style-name="ce90" office:value-type="string" calcext:value-type="string">
            <text:p>Matthieu</text:p>
          </table:table-cell>
          <table:table-cell table:style-name="ce90"/>
          <table:table-cell table:style-name="ce90" office:value-type="string" calcext:value-type="string">
            <text:p>Voire microscope à effet tunnel</text:p>
          </table:table-cell>
          <table:table-cell table:style-name="ce90" table:number-columns-repeated="995"/>
          <table:table-cell table:style-name="ce158"/>
        </table:table-row>
        <table:table-row table:style-name="ro1">
          <table:table-cell table:style-name="ce146" office:value-type="string" calcext:value-type="string">
            <text:p>Biblio manip</text:p>
          </table:table-cell>
          <table:table-cell table:number-columns-repeated="2" table:style-name="ce14" office:value-type="string" calcext:value-type="string">
            <text:p>X</text:p>
          </table:table-cell>
          <table:table-cell table:style-name="ce14" office:value-type="string" calcext:value-type="string">
            <text:p>Manip quali</text:p>
          </table:table-cell>
          <table:table-cell table:style-name="ce14" office:value-type="string" calcext:value-type="string">
            <text:p>Manip</text:p>
          </table:table-cell>
          <table:table-cell table:style-name="ce14" office:value-type="string" calcext:value-type="string">
            <text:p>X</text:p>
          </table:table-cell>
          <table:table-cell table:style-name="ce14" office:value-type="string" calcext:value-type="string">
            <text:p>Manip</text:p>
          </table:table-cell>
          <table:table-cell table:style-name="ce14" office:value-type="string" calcext:value-type="string">
            <text:p>Bouquin</text:p>
          </table:table-cell>
          <table:table-cell table:style-name="ce14" office:value-type="string" calcext:value-type="string">
            <text:p>Analyse</text:p>
          </table:table-cell>
          <table:table-cell table:style-name="ce90" office:value-type="string" calcext:value-type="string">
            <text:p>Bouquin</text:p>
          </table:table-cell>
          <table:table-cell table:style-name="ce14" office:value-type="string" calcext:value-type="string">
            <text:p>Manip</text:p>
          </table:table-cell>
          <table:table-cell table:number-columns-repeated="2" table:style-name="ce14" office:value-type="string" calcext:value-type="string">
            <text:p>X</text:p>
          </table:table-cell>
          <table:table-cell table:style-name="ce14" office:value-type="string" calcext:value-type="string">
            <text:p>BUP</text:p>
          </table:table-cell>
          <table:table-cell table:style-name="ce14" office:value-type="string" calcext:value-type="string">
            <text:p>Notice. Cf montage Leybold ?</text:p>
          </table:table-cell>
          <table:table-cell table:style-name="ce14" office:value-type="string" calcext:value-type="string">
            <text:p>Analyse</text:p>
          </table:table-cell>
          <table:table-cell table:style-name="ce14" office:value-type="string" calcext:value-type="string">
            <text:p>Bouquin + manip</text:p>
          </table:table-cell>
          <table:table-cell table:style-name="ce14" office:value-type="string" calcext:value-type="string">
            <text:p>Bouquin</text:p>
          </table:table-cell>
          <table:table-cell table:style-name="ce14" office:value-type="string" calcext:value-type="string">
            <text:p>Bouquin+manip</text:p>
          </table:table-cell>
          <table:table-cell table:style-name="ce14" office:value-type="string" calcext:value-type="string">
            <text:p>Bouquin</text:p>
          </table:table-cell>
          <table:table-cell table:style-name="ce14" office:value-type="string" calcext:value-type="string">
            <text:p>Bouquin + manip</text:p>
          </table:table-cell>
          <table:table-cell table:style-name="ce90" office:value-type="string" calcext:value-type="string">
            <text:p>X</text:p>
          </table:table-cell>
          <table:table-cell table:style-name="ce14" office:value-type="string" calcext:value-type="string">
            <text:p>?</text:p>
          </table:table-cell>
          <table:table-cell table:style-name="ce14" office:value-type="string" calcext:value-type="string">
            <text:p>X</text:p>
          </table:table-cell>
          <table:table-cell table:style-name="ce90" office:value-type="string" calcext:value-type="string">
            <text:p>X</text:p>
          </table:table-cell>
          <table:table-cell table:style-name="ce14" office:value-type="string" calcext:value-type="string">
            <text:p>Manip</text:p>
          </table:table-cell>
          <table:table-cell table:number-columns-repeated="2" table:style-name="ce90" office:value-type="string" calcext:value-type="string">
            <text:p>Analyse</text:p>
          </table:table-cell>
          <table:table-cell table:style-name="ce90" table:number-columns-repeated="995"/>
          <table:table-cell table:style-name="ce158"/>
        </table:table-row>
        <table:table-row table:style-name="ro1" table:number-rows-repeated="18">
          <table:table-cell table:style-name="ce146"/>
          <table:table-cell table:style-name="ce90" table:number-columns-repeated="1022"/>
          <table:table-cell table:style-name="ce158"/>
        </table:table-row>
        <table:table-row table:style-name="ro1" table:number-rows-repeated="1048544">
          <table:table-cell table:number-columns-repeated="1024"/>
        </table:table-row>
        <table:table-row table:style-name="ro1">
          <table:table-cell table:number-columns-repeated="1024"/>
        </table:table-row>
      </table:table>
      <table:table table:name="Programmes Chimie" table:style-name="ta1">
        <office:forms form:automatic-focus="false" form:apply-design-mode="false"/>
        <table:table-column table:style-name="co5" table:default-cell-style-name="ce90"/>
        <table:table-column table:style-name="co6" table:number-columns-repeated="9" table:default-cell-style-name="ce167"/>
        <table:table-column table:style-name="co6" table:default-cell-style-name="ce170"/>
        <table:table-column table:style-name="co6" table:number-columns-repeated="8" table:default-cell-style-name="ce173"/>
        <table:table-column table:style-name="co6" table:number-columns-repeated="5" table:default-cell-style-name="ce176"/>
        <table:table-column table:style-name="co6" table:number-columns-repeated="4" table:default-cell-style-name="ce179"/>
        <table:table-column table:style-name="co6" table:number-columns-repeated="3" table:default-cell-style-name="ce182"/>
        <table:table-column table:style-name="co6" table:number-columns-repeated="4" table:default-cell-style-name="ce185"/>
        <table:table-column table:style-name="co6" table:default-cell-style-name="ce188"/>
        <table:table-column table:style-name="co6" table:number-columns-repeated="11" table:default-cell-style-name="ce191"/>
        <table:table-column table:style-name="co6" table:number-columns-repeated="8" table:default-cell-style-name="ce194"/>
        <table:table-column table:style-name="co6" table:number-columns-repeated="4" table:default-cell-style-name="ce197"/>
        <table:table-column table:style-name="co6" table:number-columns-repeated="8" table:default-cell-style-name="ce200"/>
        <table:table-column table:style-name="co6" table:number-columns-repeated="5" table:default-cell-style-name="ce203"/>
        <table:table-column table:style-name="co6" table:number-columns-repeated="8" table:default-cell-style-name="ce206"/>
        <table:table-column table:style-name="co6" table:number-columns-repeated="11" table:default-cell-style-name="ce209"/>
        <table:table-column table:style-name="co6" table:number-columns-repeated="920" table:default-cell-style-name="ce90"/>
        <table:table-column table:style-name="co6" table:number-columns-repeated="13" table:default-cell-style-name="ce162"/>
        <table:table-row table:style-name="ro2">
          <table:table-cell table:style-name="ce154" office:value-type="string" calcext:value-type="string">
            <text:p>Niveau</text:p>
          </table:table-cell>
          <table:table-cell table:number-columns-repeated="9" table:style-name="ce165" office:value-type="string" calcext:value-type="string">
            <text:p>Seconde générale et technologique</text:p>
          </table:table-cell>
          <table:table-cell table:style-name="ce168" office:value-type="string" calcext:value-type="string">
            <text:p>Première générale enseignement scientifique</text:p>
          </table:table-cell>
          <table:table-cell table:number-columns-repeated="8" table:style-name="ce171" office:value-type="string" calcext:value-type="string">
            <text:p>Première générale spécialité Physique-Chimie</text:p>
          </table:table-cell>
          <table:table-cell table:number-columns-repeated="5" table:style-name="ce174" office:value-type="string" calcext:value-type="string">
            <text:p>Première ST2S spécialité Physique-Chimie</text:p>
          </table:table-cell>
          <table:table-cell table:number-columns-repeated="4" table:style-name="ce177" office:value-type="string" calcext:value-type="string">
            <text:p>Première STI2D spécialité Physique-Chimie</text:p>
          </table:table-cell>
          <table:table-cell table:number-columns-repeated="3" table:style-name="ce180" office:value-type="string" calcext:value-type="string">
            <text:p>Première STL spécialité SPCL</text:p>
          </table:table-cell>
          <table:table-cell table:number-columns-repeated="4" table:style-name="ce183" office:value-type="string" calcext:value-type="string">
            <text:p>Première STL spécialité Physique-Chimie</text:p>
          </table:table-cell>
          <table:table-cell table:style-name="ce186" office:value-type="string" calcext:value-type="string">
            <text:p>Terminale générale enseignement scientifique</text:p>
          </table:table-cell>
          <table:table-cell table:number-columns-repeated="11" table:style-name="ce189" office:value-type="string" calcext:value-type="string">
            <text:p>Terminale générale spé PC</text:p>
          </table:table-cell>
          <table:table-cell table:style-name="ce192" office:value-type="string" calcext:value-type="string">
            <text:p><text:span text:style-name="T2">Terminale</text:span> ST2S spécialité de chimie, biologie et physiopathologie humaines</text:p>
          </table:table-cell>
          <table:table-cell table:style-name="ce192" office:value-type="string" calcext:value-type="string">
            <text:p><text:span text:style-name="T2">Terminale</text:span> ST2S spécialité de chimie, biologie et physiopathologie humaines</text:p>
          </table:table-cell>
          <table:table-cell table:style-name="ce192" office:value-type="string" calcext:value-type="string">
            <text:p><text:span text:style-name="T2">Terminale</text:span> ST2S spécialité de chimie, biologie et physiopathologie humaines</text:p>
          </table:table-cell>
          <table:table-cell table:style-name="ce192" office:value-type="string" calcext:value-type="string">
            <text:p><text:span text:style-name="T2">Terminale</text:span> ST2S spécialité de chimie, biologie et physiopathologie humaines</text:p>
          </table:table-cell>
          <table:table-cell table:style-name="ce192" office:value-type="string" calcext:value-type="string">
            <text:p><text:span text:style-name="T2">Terminale</text:span> ST2S spécialité de chimie, biologie et physiopathologie humaines</text:p>
          </table:table-cell>
          <table:table-cell table:style-name="ce192" office:value-type="string" calcext:value-type="string">
            <text:p><text:span text:style-name="T2">Terminale</text:span> ST2S spécialité de chimie, biologie et physiopathologie humaines</text:p>
          </table:table-cell>
          <table:table-cell table:style-name="ce192" office:value-type="string" calcext:value-type="string">
            <text:p><text:span text:style-name="T2">Terminale</text:span> ST2S spécialité de chimie, biologie et physiopathologie humaines</text:p>
          </table:table-cell>
          <table:table-cell table:style-name="ce192" office:value-type="string" calcext:value-type="string">
            <text:p><text:span text:style-name="T2">Terminale</text:span> ST2S spécialité de chimie, biologie et physiopathologie humaines</text:p>
          </table:table-cell>
          <table:table-cell table:style-name="ce195" office:value-type="string" calcext:value-type="string">
            <text:p><text:span text:style-name="T2">Terminale</text:span> STI2D spécialité Physique-Chimie</text:p>
          </table:table-cell>
          <table:table-cell table:style-name="ce195" office:value-type="string" calcext:value-type="string">
            <text:p><text:span text:style-name="T2">Terminale</text:span> STI2D spécialité Physique-Chimie</text:p>
          </table:table-cell>
          <table:table-cell table:style-name="ce195" office:value-type="string" calcext:value-type="string">
            <text:p><text:span text:style-name="T2">Terminale</text:span> STI2D spécialité Physique-Chimie</text:p>
          </table:table-cell>
          <table:table-cell table:style-name="ce195" office:value-type="string" calcext:value-type="string">
            <text:p><text:span text:style-name="T2">Terminale</text:span> STI2D spécialité Physique-Chimie</text:p>
          </table:table-cell>
          <table:table-cell table:style-name="ce198" office:value-type="string" calcext:value-type="string">
            <text:p><text:span text:style-name="T2">Terminale</text:span> STL spécialité SPCL</text:p>
          </table:table-cell>
          <table:table-cell table:style-name="ce198" office:value-type="string" calcext:value-type="string">
            <text:p><text:span text:style-name="T2">Terminale</text:span> STL spécialité SPCL</text:p>
          </table:table-cell>
          <table:table-cell table:style-name="ce198" office:value-type="string" calcext:value-type="string">
            <text:p><text:span text:style-name="T2">Terminale</text:span> STL spécialité SPCL</text:p>
          </table:table-cell>
          <table:table-cell table:style-name="ce198" office:value-type="string" calcext:value-type="string">
            <text:p><text:span text:style-name="T2">Terminale</text:span> STL spécialité SPCL</text:p>
          </table:table-cell>
          <table:table-cell table:style-name="ce198" office:value-type="string" calcext:value-type="string">
            <text:p><text:span text:style-name="T2">Terminale</text:span> STL spécialité SPCL</text:p>
          </table:table-cell>
          <table:table-cell table:style-name="ce198" office:value-type="string" calcext:value-type="string">
            <text:p><text:span text:style-name="T2">Terminale</text:span> STL spécialité SPCL</text:p>
          </table:table-cell>
          <table:table-cell table:style-name="ce198" office:value-type="string" calcext:value-type="string">
            <text:p><text:span text:style-name="T2">Terminale</text:span> STL spécialité SPCL</text:p>
          </table:table-cell>
          <table:table-cell table:style-name="ce198" office:value-type="string" calcext:value-type="string">
            <text:p><text:span text:style-name="T2">Terminale</text:span> STL spécialité SPCL</text:p>
          </table:table-cell>
          <table:table-cell table:number-columns-repeated="5" table:style-name="ce201" office:value-type="string" calcext:value-type="string">
            <text:p>Terminale STL spécialité Physique-Chimie</text:p>
          </table:table-cell>
          <table:table-cell table:style-name="ce204" office:value-type="string" calcext:value-type="string">
            <text:p>MPSI/PTSI</text:p>
          </table:table-cell>
          <table:table-cell table:style-name="ce204" office:value-type="string" calcext:value-type="string">
            <text:p>MP2I</text:p>
          </table:table-cell>
          <table:table-cell table:number-columns-repeated="3" table:style-name="ce204" office:value-type="string" calcext:value-type="string">
            <text:p>MPSI/PTSI/MP2I</text:p>
          </table:table-cell>
          <table:table-cell table:number-columns-repeated="3" table:style-name="ce204" office:value-type="string" calcext:value-type="string">
            <text:p>MPSI/PTSI</text:p>
          </table:table-cell>
          <table:table-cell table:style-name="ce207" office:value-type="string" calcext:value-type="string">
            <text:p>MP/PT/PSI</text:p>
          </table:table-cell>
          <table:table-cell table:style-name="ce207" office:value-type="string" calcext:value-type="string">
            <text:p>MP/PT</text:p>
          </table:table-cell>
          <table:table-cell table:number-columns-repeated="2" table:style-name="ce207" office:value-type="string" calcext:value-type="string">
            <text:p>PSI</text:p>
          </table:table-cell>
          <table:table-cell table:number-columns-repeated="4" table:style-name="ce207" office:value-type="string" calcext:value-type="string">
            <text:p>MP/PT/PSI</text:p>
          </table:table-cell>
          <table:table-cell table:number-columns-repeated="3" table:style-name="ce207" office:value-type="string" calcext:value-type="string">
            <text:p>TSI2</text:p>
          </table:table-cell>
          <table:table-cell table:style-name="ce164" table:number-columns-repeated="28"/>
          <table:table-cell table:style-name="ce92"/>
          <table:table-cell table:style-name="ce164" table:number-columns-repeated="891"/>
          <table:table-cell table:number-columns-repeated="13"/>
        </table:table-row>
        <table:table-row table:style-name="ro4">
          <table:table-cell table:style-name="ce80" office:value-type="string" calcext:value-type="string">
            <text:p>Chapitre</text:p>
          </table:table-cell>
          <table:table-cell table:style-name="ce166" office:value-type="string" calcext:value-type="string">
            <text:p>Corps purs et mélanges au quotidien</text:p>
          </table:table-cell>
          <table:table-cell table:style-name="ce166" office:value-type="string" calcext:value-type="string">
            <text:p>Les solutions aqueuses, un</text:p>
            <text:p>exemple de mélange.</text:p>
          </table:table-cell>
          <table:table-cell table:style-name="ce166" office:value-type="string" calcext:value-type="string">
            <text:p>Du macroscopique au microscopique, de l’espèce chimique à l’entité.</text:p>
          </table:table-cell>
          <table:table-cell table:style-name="ce166" office:value-type="string" calcext:value-type="string">
            <text:p>Le noyau de l’atome, siège de sa masse et de son identité.</text:p>
          </table:table-cell>
          <table:table-cell table:style-name="ce166" office:value-type="string" calcext:value-type="string">
            <text:p>Le cortège électronique de l’atome définit ses propriétés chimiques.</text:p>
          </table:table-cell>
          <table:table-cell table:style-name="ce166" office:value-type="string" calcext:value-type="string">
            <text:p>Vers des entités plus stables chimiquement</text:p>
          </table:table-cell>
          <table:table-cell table:style-name="ce166" office:value-type="string" calcext:value-type="string">
            <text:p>Compter les entités dans un échantillon de matière.</text:p>
          </table:table-cell>
          <table:table-cell table:style-name="ce166" office:value-type="string" calcext:value-type="string">
            <text:p>Transformation chimique.</text:p>
          </table:table-cell>
          <table:table-cell table:style-name="ce166" office:value-type="string" calcext:value-type="string">
            <text:p>Synthèse d’une espèce chimique présente dans la nature.</text:p>
          </table:table-cell>
          <table:table-cell table:style-name="ce169" office:value-type="string" calcext:value-type="string">
            <text:p>Tout le programme (pas super pertinent pour l’agreg)</text:p>
          </table:table-cell>
          <table:table-cell table:style-name="ce172" office:value-type="string" calcext:value-type="string">
            <text:p>Détermination de la composition du système initial à l’aide de grandeurs physiques.</text:p>
          </table:table-cell>
          <table:table-cell table:style-name="ce172" office:value-type="string" calcext:value-type="string">
            <text:p>Suivi et modélisation de l’évolution d’un système chimique</text:p>
          </table:table-cell>
          <table:table-cell table:style-name="ce172" office:value-type="string" calcext:value-type="string">
            <text:p>Détermination d’une quantité de matière grâce à une transformation chimique</text:p>
          </table:table-cell>
          <table:table-cell table:style-name="ce172" office:value-type="string" calcext:value-type="string">
            <text:p>De la structure à la polarité d’une entité</text:p>
          </table:table-cell>
          <table:table-cell table:style-name="ce172" office:value-type="string" calcext:value-type="string">
            <text:p>De la structure des entités à la cohésion et à la solubilité/miscibilité d’espèces chimiques</text:p>
          </table:table-cell>
          <table:table-cell table:style-name="ce172" office:value-type="string" calcext:value-type="string">
            <text:p>Structure des entités organiques.</text:p>
          </table:table-cell>
          <table:table-cell table:style-name="ce172" office:value-type="string" calcext:value-type="string">
            <text:p>Synthèses d’espèces chimiques organiques.</text:p>
          </table:table-cell>
          <table:table-cell table:style-name="ce172" office:value-type="string" calcext:value-type="string">
            <text:p>Conversion de l’énergie stockée dans la matière organique</text:p>
          </table:table-cell>
          <table:table-cell table:style-name="ce175" office:value-type="string" calcext:value-type="string">
            <text:p>La sécurité chimique dans l’habitat (produits ménagers, désinfectants et antiseptiques)</text:p>
          </table:table-cell>
          <table:table-cell table:style-name="ce175" office:value-type="string" calcext:value-type="string">
            <text:p>L’analyse chimique pour le contrôle de la composition des milieux biologiques</text:p>
          </table:table-cell>
          <table:table-cell table:style-name="ce175" office:value-type="string" calcext:value-type="string">
            <text:p>L’analyse des besoins énergétiques pour une alimentation réfléchie</text:p>
          </table:table-cell>
          <table:table-cell table:style-name="ce175" office:value-type="string" calcext:value-type="string">
            <text:p>Le rôle des biomolécules dans l’organisme pour une prévention sanitaire efficace</text:p>
          </table:table-cell>
          <table:table-cell table:style-name="ce175" office:value-type="string" calcext:value-type="string">
            <text:p>La gestion responsable des ressources naturelles pour l’alimentation humaine</text:p>
          </table:table-cell>
          <table:table-cell table:style-name="ce178" office:value-type="string" calcext:value-type="string">
            <text:p>Énergie chimique</text:p>
          </table:table-cell>
          <table:table-cell table:style-name="ce178" office:value-type="string" calcext:value-type="string">
            <text:p>Propriétés des matériaux et organisation de la matière</text:p>
          </table:table-cell>
          <table:table-cell table:style-name="ce178" office:value-type="string" calcext:value-type="string">
            <text:p>Combustions</text:p>
          </table:table-cell>
          <table:table-cell table:style-name="ce178" office:value-type="string" calcext:value-type="string">
            <text:p>Oxydo-réduction, corrosion des matériaux, piles</text:p>
          </table:table-cell>
          <table:table-cell table:style-name="ce181" office:value-type="string" calcext:value-type="string">
            <text:p>Sécurité et environnement</text:p>
          </table:table-cell>
          <table:table-cell table:style-name="ce181" office:value-type="string" calcext:value-type="string">
            <text:p>Synthèses chimiques</text:p>
          </table:table-cell>
          <table:table-cell table:style-name="ce181" office:value-type="string" calcext:value-type="string">
            <text:p>Analyses physico-chimiques</text:p>
          </table:table-cell>
          <table:table-cell table:style-name="ce184" office:value-type="string" calcext:value-type="string">
            <text:p>De la structure spatiale des espèces chimiques à leurs propriétés physiques</text:p>
          </table:table-cell>
          <table:table-cell table:style-name="ce184" office:value-type="string" calcext:value-type="string">
            <text:p>Solvants et solutés</text:p>
          </table:table-cell>
          <table:table-cell table:style-name="ce184" office:value-type="string" calcext:value-type="string">
            <text:p>Réactions acido-basiques en solution aqueuse</text:p>
          </table:table-cell>
          <table:table-cell table:style-name="ce184" office:value-type="string" calcext:value-type="string">
            <text:p>Cinétique d’une réaction chimique</text:p>
          </table:table-cell>
          <table:table-cell table:style-name="ce187" office:value-type="string" calcext:value-type="string">
            <text:p>Tout le programme (pas super pertinent pour l’agreg)</text:p>
          </table:table-cell>
          <table:table-cell table:style-name="ce190" office:value-type="string" calcext:value-type="string">
            <text:p>Modéliser des transformations acide-base par des transferts d’ion hydrogène H+</text:p>
          </table:table-cell>
          <table:table-cell table:style-name="ce190" office:value-type="string" calcext:value-type="string">
            <text:p>Analyser un système chimique par des méthodes physiques</text:p>
          </table:table-cell>
          <table:table-cell table:style-name="ce190" office:value-type="string" calcext:value-type="string">
            <text:p>Analyser un système par des méthodes chimiques</text:p>
          </table:table-cell>
          <table:table-cell table:style-name="ce190" office:value-type="string" calcext:value-type="string">
            <text:p>Suivi temporel et modélisation macroscopique (d’une transformation chimique)</text:p>
          </table:table-cell>
          <table:table-cell table:style-name="ce190" office:value-type="string" calcext:value-type="string">
            <text:p>Modélisation microscopique (d’une transformation chimique)</text:p>
          </table:table-cell>
          <table:table-cell table:style-name="ce190" office:value-type="string" calcext:value-type="string">
            <text:p>Prévoir le sens de l’évolution spontanée d’un système chimique</text:p>
          </table:table-cell>
          <table:table-cell table:style-name="ce190" office:value-type="string" calcext:value-type="string">
            <text:p>Comparer la force des acides et des bases</text:p>
          </table:table-cell>
          <table:table-cell table:style-name="ce190" office:value-type="string" calcext:value-type="string">
            <text:p>Forcer le sens d’évolution d’un système</text:p>
          </table:table-cell>
          <table:table-cell table:style-name="ce190" office:value-type="string" calcext:value-type="string">
            <text:p>Structure et propriétés (des molécules organiques)</text:p>
          </table:table-cell>
          <table:table-cell table:style-name="ce190" office:value-type="string" calcext:value-type="string">
            <text:p>Optimisation d’une étape de synthèse</text:p>
          </table:table-cell>
          <table:table-cell table:style-name="ce190" office:value-type="string" calcext:value-type="string">
            <text:p>Stratégie de synthèse multi-étapes</text:p>
          </table:table-cell>
          <table:table-cell table:style-name="ce193" office:value-type="string" calcext:value-type="string">
            <text:p>La sécurité routière (airbag et alcootest)</text:p>
          </table:table-cell>
          <table:table-cell table:style-name="ce193" office:value-type="string" calcext:value-type="string">
            <text:p>La sécurité physico-chimique dans l’alimentation</text:p>
          </table:table-cell>
          <table:table-cell table:style-name="ce193" office:value-type="string" calcext:value-type="string">
            <text:p>Qualité de l’eau</text:p>
          </table:table-cell>
          <table:table-cell table:style-name="ce193" office:value-type="string" calcext:value-type="string">
            <text:p>La sécurité chimique dans l’environnement</text:p>
          </table:table-cell>
          <table:table-cell table:style-name="ce193" office:value-type="string" calcext:value-type="string">
            <text:p>L’analyse chimique pour le contrôle de la composition des milieux biologiques et</text:p>
            <text:p>Naturels</text:p>
          </table:table-cell>
          <table:table-cell table:style-name="ce193" office:value-type="string" calcext:value-type="string">
            <text:p>Le rôle des biomolécules et des oligoéléments dans l’organisme pour une alimentation responsable</text:p>
          </table:table-cell>
          <table:table-cell table:style-name="ce193" office:value-type="string" calcext:value-type="string">
            <text:p>De la molécule au médicament</text:p>
          </table:table-cell>
          <table:table-cell table:style-name="ce193" office:value-type="string" calcext:value-type="string">
            <text:p>L’usage responsable des produits cosmétiques</text:p>
          </table:table-cell>
          <table:table-cell table:style-name="ce196" office:value-type="string" calcext:value-type="string">
            <text:p>Énergie chimique</text:p>
          </table:table-cell>
          <table:table-cell table:style-name="ce196" office:value-type="string" calcext:value-type="string">
            <text:p>Combustions</text:p>
          </table:table-cell>
          <table:table-cell table:style-name="ce196" office:value-type="string" calcext:value-type="string">
            <text:p>Oxydo-réduction : piles, accumulateurs et piles à combustible</text:p>
          </table:table-cell>
          <table:table-cell table:style-name="ce196" office:value-type="string" calcext:value-type="string">
            <text:p>Réactions acido-basiques</text:p>
          </table:table-cell>
          <table:table-cell table:style-name="ce199" office:value-type="string" calcext:value-type="string">
            <text:p>Composition des systèmes chimiques – Solubilité</text:p>
          </table:table-cell>
          <table:table-cell table:style-name="ce199" office:value-type="string" calcext:value-type="string">
            <text:p>Composition des systèmes chimiques - Acides et bases</text:p>
          </table:table-cell>
          <table:table-cell table:style-name="ce199" office:value-type="string" calcext:value-type="string">
            <text:p>Composition des systèmes chimiques – Conductivité</text:p>
          </table:table-cell>
          <table:table-cell table:style-name="ce199" office:value-type="string" calcext:value-type="string">
            <text:p>Composition des systèmes chimiques – Oxydo-réduction</text:p>
          </table:table-cell>
          <table:table-cell table:style-name="ce199" office:value-type="string" calcext:value-type="string">
            <text:p>Synthèses chimiques - Aspects macroscopiques</text:p>
          </table:table-cell>
          <table:table-cell table:style-name="ce199" office:value-type="string" calcext:value-type="string">
            <text:p>Synthèses chimiques - Mécanismes réactionnels</text:p>
          </table:table-cell>
          <table:table-cell table:style-name="ce199" office:value-type="string" calcext:value-type="string">
            <text:p>Transport et transformation des flux de matière – Distillation et diagrammes binaires</text:p>
          </table:table-cell>
          <table:table-cell table:style-name="ce199" office:value-type="string" calcext:value-type="string">
            <text:p>Transport et transformation des flux de matière – Évaporation et cristallisation</text:p>
          </table:table-cell>
          <table:table-cell table:style-name="ce202" office:value-type="string" calcext:value-type="string">
            <text:p>Structure spatiale des espèces chimiques</text:p>
          </table:table-cell>
          <table:table-cell table:style-name="ce202" office:value-type="string" calcext:value-type="string">
            <text:p>Réactions acido-basiques en solution aqueuse</text:p>
          </table:table-cell>
          <table:table-cell table:style-name="ce202" office:value-type="string" calcext:value-type="string">
            <text:p>Réactions d’oxydo-réduction</text:p>
          </table:table-cell>
          <table:table-cell table:style-name="ce202" office:value-type="string" calcext:value-type="string">
            <text:p>Cinétique d’une réaction chimique</text:p>
          </table:table-cell>
          <table:table-cell table:style-name="ce202" office:value-type="string" calcext:value-type="string">
            <text:p>Énergie chimique</text:p>
          </table:table-cell>
          <table:table-cell table:number-columns-repeated="2" table:style-name="ce205" office:value-type="string" calcext:value-type="string">
            <text:p>Description d’un système et de son évolution vers un état final</text:p>
          </table:table-cell>
          <table:table-cell table:style-name="ce205" office:value-type="string" calcext:value-type="string">
            <text:p>Évolution temporelle d’un système chimique</text:p>
          </table:table-cell>
          <table:table-cell table:style-name="ce205" office:value-type="string" calcext:value-type="string">
            <text:p>Structure des entités chimiques</text:p>
          </table:table-cell>
          <table:table-cell table:style-name="ce205" office:value-type="string" calcext:value-type="string">
            <text:p>Relations structure des entités - propriétés physiques macroscopiques</text:p>
          </table:table-cell>
          <table:table-cell table:style-name="ce205" office:value-type="string" calcext:value-type="string">
            <text:p>Structure et propriétés physiques des solides</text:p>
          </table:table-cell>
          <table:table-cell table:style-name="ce205" office:value-type="string" calcext:value-type="string">
            <text:p>Réactions acide-base et de précipitation</text:p>
          </table:table-cell>
          <table:table-cell table:style-name="ce205" office:value-type="string" calcext:value-type="string">
            <text:p>Réactions d’oxydo-réduction</text:p>
          </table:table-cell>
          <table:table-cell table:style-name="ce208" office:value-type="string" calcext:value-type="string">
            <text:p>Premier principe de la thermodynamique appliqué aux transformations physico-chimiques</text:p>
          </table:table-cell>
          <table:table-cell table:number-columns-repeated="2" table:style-name="ce208" office:value-type="string" calcext:value-type="string">
            <text:p>Deuxième principe de la thermodynamique appliqué aux transformations physico-chimiques</text:p>
          </table:table-cell>
          <table:table-cell table:style-name="ce208" office:value-type="string" calcext:value-type="string">
            <text:p>Procédés industriels continus : aspects cinétiques et thermodynamiques</text:p>
          </table:table-cell>
          <table:table-cell table:style-name="ce208" office:value-type="string" calcext:value-type="string">
            <text:p>Étude thermodynamique des réactions d’oxydo-réduction</text:p>
          </table:table-cell>
          <table:table-cell table:style-name="ce208" office:value-type="string" calcext:value-type="string">
            <text:p>Étude cinétique des réactions d’oxydo-réduction : courbe courant-potentiel</text:p>
          </table:table-cell>
          <table:table-cell table:style-name="ce208" office:value-type="string" calcext:value-type="string">
            <text:p>Stockage et conversion d‘énergie chimique dans des dispositifs électrochimiques</text:p>
          </table:table-cell>
          <table:table-cell table:style-name="ce208" office:value-type="string" calcext:value-type="string">
            <text:p>Corrosion humide ou électrochimique</text:p>
          </table:table-cell>
          <table:table-cell table:style-name="ce208" office:value-type="string" calcext:value-type="string">
            <text:p>Thermodynamique d’un système siège d’une réaction chimique</text:p>
          </table:table-cell>
          <table:table-cell table:style-name="ce208" office:value-type="string" calcext:value-type="string">
            <text:p>Étude thermodynamique des réactions d’oxydo-réduction</text:p>
          </table:table-cell>
          <table:table-cell table:style-name="ce208" office:value-type="string" calcext:value-type="string">
            <text:p>Diagrammes potentiel-pH</text:p>
          </table:table-cell>
          <table:table-cell table:style-name="ce210" table:number-columns-repeated="28"/>
          <table:table-cell table:style-name="ce92"/>
          <table:table-cell table:style-name="ce210" table:number-columns-repeated="891"/>
          <table:table-cell table:number-columns-repeated="13"/>
        </table:table-row>
        <table:table-row table:style-name="ro13">
          <table:table-cell table:style-name="ce154" office:value-type="string" calcext:value-type="string">
            <text:p>Notions et contenus</text:p>
          </table:table-cell>
          <table:table-cell table:style-name="ce165" office:value-type="string" calcext:value-type="string">
            <text:p>- Espèce chimique, corps pur, mélanges d’espèces chimiques, mélanges homogènes et hétérogènes.</text:p>
            <text:p>- Identification d’espèces chimiques dans un échantillon de matière par des mesures physiques ou des tests chimiques.</text:p>
            <text:p>- Composition massique d’un mélange.</text:p>
            <text:p>- Composition volumique de l’air</text:p>
          </table:table-cell>
          <table:table-cell table:style-name="ce165" office:value-type="string" calcext:value-type="string">
            <text:p>- Solvant, soluté.</text:p>
            <text:p>-Concentration en masse, concentration maximale d’un soluté.</text:p>
            <text:p>-Dosage par étalonnage. </text:p>
          </table:table-cell>
          <table:table-cell table:style-name="ce165" office:value-type="string" calcext:value-type="string">
            <text:p>-Espèces moléculaires, espèces ioniques, électroneutralité de la matière au niveau macroscopique.</text:p>
            <text:p>- Entités chimiques : molécules, atomes, ions.</text:p>
          </table:table-cell>
          <table:table-cell table:style-name="ce165" office:value-type="string" calcext:value-type="string">
            <text:p>-Numéro atomique, nombre de masse, écriture conventionnelle : <text:span text:style-name="T5">𝑍</text:span><text:span text:style-name="T6">𝐴</text:span>X ou <text:span text:style-name="T6">𝐴</text:span>X.</text:p>
            <text:p>-Élément chimique.</text:p>
            <text:p>-Masse et charge électrique d’un électron, d’un proton et d’un neutron, charge électrique élémentaire, neutralité de l’atome.</text:p>
          </table:table-cell>
          <table:table-cell table:style-name="ce165" office:value-type="string" calcext:value-type="string">
            <text:p>-Configuration électronique (1s, 2s, 2p, 3s, 3p) d’un atome à l’état fondamental et position dans le tableau périodique (blocs s et p)</text:p>
            <text:p>-Électrons de valence.</text:p>
            <text:p>-Familles chimiques.</text:p>
          </table:table-cell>
          <table:table-cell table:style-name="ce165" office:value-type="string" calcext:value-type="string">
            <text:p>-Stabilité chimique des gaz nobles et configurations électroniques associées.</text:p>
            <text:p>-Ions monoatomiques.</text:p>
            <text:p>-Molécules.</text:p>
            <text:p>-Modèle de Lewis de la liaison de valence, schéma de Lewis, doublets liants et non-liants.</text:p>
            <text:p>-Approche de l’énergie de liaison.</text:p>
          </table:table-cell>
          <table:table-cell table:style-name="ce165" office:value-type="string" calcext:value-type="string">
            <text:p>-Nombre d’entités dans un échantillon.</text:p>
            <text:p>-Définition de la mole.</text:p>
            <text:p>-Quantité de matière dans un échantillon.</text:p>
          </table:table-cell>
          <table:table-cell table:style-name="ce165" office:value-type="string" calcext:value-type="string">
            <text:p>-Modélisation macroscopique d’une transformation par une réaction chimique.</text:p>
            <text:p>-Écriture symbolique d’une réaction chimique.</text:p>
            <text:p>-Notion d’espèce spectatrice.</text:p>
            <text:p>-Stœchiométrie, réactif limitant.</text:p>
            <text:p>-Transformations chimiques endothermiques et exothermiques</text:p>
          </table:table-cell>
          <table:table-cell table:style-name="ce165" office:value-type="string" calcext:value-type="string">
            <text:p>- Synthèse d’une espèce chimique</text:p>
            <text:p>présente dans la nature.</text:p>
          </table:table-cell>
          <table:table-cell table:style-name="ce168" office:value-type="string" calcext:value-type="string">
            <text:p><text:span text:style-name="T2">-Éléments chimiques</text:span></text:p>
            <text:p><text:span text:style-name="T2">-Cristallographie</text:span></text:p>
            <text:p><text:span text:style-name="T2">-Chimie des cellules</text:span></text:p>
          </table:table-cell>
          <table:table-cell table:style-name="ce171" office:value-type="string" calcext:value-type="string">
            <text:p>-Relation entre masse molaire d’une espèce, masse des entités et constante d’Avogadro.</text:p>
            <text:p>-Masse molaire atomique d’un élément.</text:p>
            <text:p>-Volume molaire d’un gaz.</text:p>
            <text:p>-Concentration en quantité de matière.</text:p>
            <text:p>- Absorbance, spectre d’absorption, couleur d’une espèce en solution, loi de Beer-Lambert.</text:p>
          </table:table-cell>
          <table:table-cell table:style-name="ce171" office:value-type="string" calcext:value-type="string">
            <text:p>-Transformation modélisée par une réaction d’oxydo-réduction : oxydant, réducteur, couple oxydant-réducteur, demi-équation électronique.</text:p>
            <text:p>-Évolution des quantités de matière lors d’une transformation.</text:p>
            <text:p>-État initial, notion d’avancement (mol), tableau d’avancement, état final.</text:p>
            <text:p>-Avancement final, avancement maximal.</text:p>
            <text:p>-Transformations totale et non totale.</text:p>
            <text:p>-Mélanges stœchiométriques.</text:p>
          </table:table-cell>
          <table:table-cell table:style-name="ce171" office:value-type="string" calcext:value-type="string">
            <text:p>-Titrage avec suivi colorimétrique.</text:p>
            <text:p>-Réaction d’oxydo-réduction support du titrage ; changement de réactif limitant au cours du titrage.</text:p>
            <text:p>-Définition et repérage de l’équivalence.</text:p>
          </table:table-cell>
          <table:table-cell table:style-name="ce171" office:value-type="string" calcext:value-type="string">
            <text:p>-Schéma de Lewis d’une molécule, d’un ion mono ou polyatomique.</text:p>
            <text:p>-Lacune électronique.</text:p>
            <text:p>-Géométrie des entités.</text:p>
            <text:p>-Électronégativité des atomes, évolution dans le tableau périodique.</text:p>
            <text:p>-Polarisation d’une liaison covalente, polarité d’une entité moléculaire</text:p>
          </table:table-cell>
          <table:table-cell table:style-name="ce171" office:value-type="string" calcext:value-type="string">
            <text:p>-Cohésion dans un solide.</text:p>
            <text:p>-Modélisation par des interactions entre ions, entre entités polaires, entre entités apolaires et/ou par pont hydrogène.</text:p>
            <text:p>-Expliquer la cohésion au sein de composés solides ioniques et moléculaires par l’analyse des interactions entre entités.</text:p>
            <text:p>-Dissolution des solides ioniques dans l’eau. Équation de réaction de dissolution.</text:p>
            <text:p>-Extraction par un solvant.</text:p>
            <text:p>-Solubilité dans un solvant.</text:p>
            <text:p>-Miscibilité de deux liquides.</text:p>
            <text:p>-Hydrophilie/lipophilie/amphiphilie d’une espèce chimique organique</text:p>
          </table:table-cell>
          <table:table-cell table:style-name="ce171" office:value-type="string" calcext:value-type="string">
            <text:p>-Formules brutes et semi développées.</text:p>
            <text:p>-Squelettes carbonés saturés, groupes caractéristiques et familles fonctionnelles.</text:p>
            <text:p>-Lien entre le nom et la formule semi-développée.</text:p>
            <text:p>-Identification des groupes caractéristiques par spectroscopie infrarouge.</text:p>
          </table:table-cell>
          <table:table-cell table:style-name="ce171" office:value-type="string" calcext:value-type="string">
            <text:p>-Étapes d’un protocole. </text:p>
            <text:p>-Rendement d’une synthèse.</text:p>
          </table:table-cell>
          <table:table-cell table:style-name="ce171" office:value-type="string" calcext:value-type="string">
            <text:p>-Combustibles organiques usuels. </text:p>
            <text:p>-Modélisation d’une combustion par une réaction d’oxydoréduction.</text:p>
            <text:p>-Énergie molaire de réaction, pouvoir calorifique massique, énergie libérée lors d’une combustion.</text:p>
            <text:p>-Interprétation microscopique en phase gazeuse : modification des structures moléculaires, énergie de liaison.</text:p>
            <text:p>-Combustions et enjeux de société.</text:p>
          </table:table-cell>
          <table:table-cell table:style-name="ce174" office:value-type="string" calcext:value-type="string">
            <text:p><text:span text:style-name="T2">-Quantité de matière, relation entre masse et quantité de matière</text:span></text:p>
            <text:p><text:span text:style-name="T2">-Soluté et solvant</text:span></text:p>
            <text:p><text:span text:style-name="T2">-Concentration massique Cm et concentration molaire C d’un soluté en solution</text:span></text:p>
            <text:p><text:span text:style-name="T2">-pH d’une solution aqueuse</text:span></text:p>
            <text:p><text:span text:style-name="T2">[H3O+] = 10^-pH</text:span></text:p>
            <text:p><text:span text:style-name="T2">-Mesure du pH d’une solution</text:span></text:p>
            <text:p><text:span text:style-name="T2">aqueuse</text:span></text:p>
            <text:p><text:span text:style-name="T2">-Acide, base, couple acide/base, réaction acido-basique</text:span></text:p>
            <text:p><text:span text:style-name="T2">-Échelles d’acidité et de basicité, solution aqueuse acide, basique, neutre</text:span></text:p>
            <text:p><text:span text:style-name="T2">-Autoprotolyse de l’eau, produit ionique de l’eau, concentrations molaires [H3O+] et [HO-]</text:span></text:p>
            <text:p><text:span text:style-name="T2">-Pictogrammes de sécurité</text:span></text:p>
            <text:p><text:span text:style-name="T2">-Règles de sécurité chimique relatives aux acides et bases</text:span></text:p>
            <text:p/>
            <text:p><text:span text:style-name="T2">-Oxydant, réducteur, couple oxydant/réducteur, demi-équation d’oxydoréduction, réaction d’oxydoréduction</text:span></text:p>
            <text:p><text:span text:style-name="T2">-Propriétés oxydantes de quelques produits ménagers et pharmaceutiques, action qualitative antiseptique d’un oxydant sur un micro-organisme</text:span></text:p>
            <text:p><text:span text:style-name="T2">-Dilution d’une solution aqueuse</text:span></text:p>
            <text:p><text:span text:style-name="T2">-Règles de sécurité relatives à l’usage de produits oxydants</text:span></text:p>
          </table:table-cell>
          <table:table-cell table:style-name="ce174" office:value-type="string" calcext:value-type="string">
            <text:p>-Formule brute, développée, semi-développée et topologique</text:p>
            <text:p>-Liaisons covalentes</text:p>
            <text:p>-Squelette carboné</text:p>
            <text:p>-Fonctions</text:p>
            <text:p>-Isomérie de constitution</text:p>
            <text:p>-Nomenclature</text:p>
            <text:p/>
            <text:p><text:span text:style-name="T2">-Glucides</text:span></text:p>
            <text:p><text:span text:style-name="T2">-Lipides à partir des exemples des acides gras saturés ou insaturés, des triglycérides, des stérols</text:span></text:p>
            <text:p><text:span text:style-name="T2">-Acides alpha aminés, protéines</text:span></text:p>
            <text:p><text:span text:style-name="T2">-Polypeptides, liaison peptidique</text:span></text:p>
            <text:p><text:span text:style-name="T2">-Urée</text:span></text:p>
            <text:p><text:span text:style-name="T2">-Vitamines</text:span></text:p>
            <text:p/>
            <text:p><text:span text:style-name="T2">-Eau, molécule polaire</text:span></text:p>
            <text:p><text:span text:style-name="T2">-États physiques de l’eau</text:span></text:p>
            <text:p><text:span text:style-name="T2">-Liaison hydrogène</text:span></text:p>
            <text:p><text:span text:style-name="T2">-Solubilité de substances moléculaires dans l’eau</text:span></text:p>
            <text:p><text:span text:style-name="T2">-Hydrophobie et hydrophilie</text:span></text:p>
            <text:p><text:span text:style-name="T2">-Miscibilité</text:span></text:p>
            <text:p><text:span text:style-name="T2">-Phase aqueuse et phase organique</text:span></text:p>
          </table:table-cell>
          <table:table-cell table:style-name="ce174" office:value-type="string" calcext:value-type="string">
            <text:p>-Transformations endothermique et exothermique</text:p>
            <text:p/>
            <text:p>-Aliments, combustibles du corps humain</text:p>
            <text:p>-Valeur énergétique des aliments</text:p>
            <text:p/>
            <text:p><text:span text:style-name="T2">-Aspect énergétique des transformations biochimiques</text:span></text:p>
            <text:p><text:span text:style-name="T2">-Transformations du glucose dans l’organisme</text:span></text:p>
            <text:p><text:span text:style-name="T2">-Réaction de combustion</text:span></text:p>
            <text:p><text:span text:style-name="T2">-Réaction d’hydrolyse</text:span></text:p>
          </table:table-cell>
          <table:table-cell table:style-name="ce174" office:value-type="string" calcext:value-type="string">
            <text:p>-Classification des glucides : glucides simples et complexes.</text:p>
            <text:p>-Isomérie des glucides</text:p>
            <text:p>-Transformation chimique des glucides complexes : hydrolyse acide, hydrolyse enzymatique</text:p>
            <text:p>-Condensation du glucose en glycogène</text:p>
          </table:table-cell>
          <table:table-cell table:style-name="ce174" office:value-type="string" calcext:value-type="string">
            <text:p>-Critères chimiques de potabilité d’une eau</text:p>
            <text:p>-Origines de la pollution de l’eau</text:p>
            <text:p>-Sols, milieux d’échanges de matière ; engrais N, P, K</text:p>
          </table:table-cell>
          <table:table-cell table:style-name="ce177" office:value-type="string" calcext:value-type="string">
            <text:p>-Transformation chimique d’un système et conversion d’énergie associée ; effets thermiques associés</text:p>
            <text:p/>
            <text:p><text:span text:style-name="T2">-Un exemple de transformations exothermiques : les combustions.</text:span></text:p>
            <text:p><text:span text:style-name="T2">-Pouvoir calorifique d’un combustible (en kJ.kg-1)</text:span></text:p>
            <text:p><text:span text:style-name="T2">-Protection contre les risques liés aux combustions</text:span></text:p>
          </table:table-cell>
          <table:table-cell table:style-name="ce177" office:value-type="string" calcext:value-type="string">
            <text:p>-Famille de matériaux : matériaux métalliques, organiques, minéraux, composites.</text:p>
            <text:p/>
            <text:p><text:span text:style-name="T2">-Propriétés des matériaux : électriques, thermiques, mécaniques, optiques, magnétiques et chimiques.</text:span></text:p>
            <text:p><text:span text:style-name="T2">-Cycle de vie d’un matériau.</text:span></text:p>
            <text:p/>
            <text:p><text:span text:style-name="T2">-Schéma de Lewis de molécules et d’ions polyatomiques usuels.</text:span></text:p>
            <text:p><text:span text:style-name="T2">-Molécules et macromolécules organiques.</text:span></text:p>
            <text:p/>
            <text:p><text:span text:style-name="T2">-Masses molaires atomique et moléculaire</text:span></text:p>
            <text:p><text:span text:style-name="T2">-Concentration d’un soluté (en g.L-1 ou en mol.L-1)</text:span></text:p>
            <text:p/>
            <text:p><text:span text:style-name="T2">-Règlement CLP (Classification, Labelling, Packaging) européen.</text:span></text:p>
          </table:table-cell>
          <table:table-cell table:style-name="ce177" office:value-type="string" calcext:value-type="string">
            <text:p>-Combustions, combustibles.</text:p>
            <text:p>-Carburants, agro-carburants.</text:p>
            <text:p/>
            <text:p>-Alcanes, alcènes, alcools</text:p>
            <text:p>-Chaînes carbonées, groupes caractéristiques.</text:p>
          </table:table-cell>
          <table:table-cell table:style-name="ce177" office:value-type="string" calcext:value-type="string">
            <text:p>-Transfert d’électrons lors d’une transformation chimique ; réactions d’oxydo-réduction</text:p>
            <text:p/>
            <text:p><text:span text:style-name="T2">-Corrosion des matériaux.</text:span></text:p>
            <text:p><text:span text:style-name="T2">-Aciers inoxydables, métaux nobles.</text:span></text:p>
            <text:p><text:span text:style-name="T2">-Protection contre la corrosion.</text:span></text:p>
            <text:p/>
            <text:p><text:span text:style-name="T2">-Piles</text:span></text:p>
          </table:table-cell>
          <table:table-cell table:style-name="ce180" office:value-type="string" calcext:value-type="string">
            <text:p>-Règles de sécurité au laboratoire, équipement de protection individuel (EPI).</text:p>
            <text:p>-Pictogrammes de sécurité, phrases H (hazardous) &amp; P (precaution).</text:p>
            <text:p>-Fiches de données de sécurité (FDS).</text:p>
            <text:p>-Règlement CLP (classification, labelling and packaging), stockage.</text:p>
            <text:p/>
            <text:p><text:span text:style-name="T2">-Recyclage des substances chimiques.</text:span></text:p>
            <text:p><text:span text:style-name="T2">-Principes de la chimie verte, impact environnemental, économique et social.</text:span></text:p>
          </table:table-cell>
          <table:table-cell table:style-name="ce180" office:value-type="string" calcext:value-type="string">
            <text:p>-Synthèse d’un composé organique.</text:p>
            <text:p/>
            <text:p>-Extraction, séparation et purification.</text:p>
            <text:p>-Distillation simple et recristallisation.</text:p>
            <text:p>-Contrôles de pureté, chromatographie sur couche mince (CCM).</text:p>
            <text:p>-Rendement.</text:p>
            <text:p/>
            <text:p><text:span text:style-name="T2">-Réactions de synthèse</text:span></text:p>
            <text:p><text:span text:style-name="T2">-Sites électrophiles et nucléophiles.</text:span></text:p>
            <text:p><text:span text:style-name="T2">-Hydrogène labile.</text:span></text:p>
            <text:p><text:span text:style-name="T2">-Formalisme des flèches courbes pour représenter un mouvement de doublet d’électrons.</text:span></text:p>
            <text:p><text:span text:style-name="T2">-Hydrogénation d’un alcène, d’un aldéhyde ou d’une cétone.</text:span></text:p>
            <text:p><text:span text:style-name="T2">-Réactivité des alcools (élimination, substitution, propriétés acido-basiques)</text:span></text:p>
          </table:table-cell>
          <table:table-cell table:style-name="ce180" office:value-type="string" calcext:value-type="string">
            <text:p>-Tests d’identification, témoin.</text:p>
            <text:p>-Propriétés physiques d’espèces chimiques : températures de changement d’état, masse volumique.</text:p>
            <text:p>-Interaction rayonnement-matière.</text:p>
            <text:p>-Spectroscopies UV-visible, IR</text:p>
            <text:p/>
            <text:p><text:span text:style-name="T2">-Dosages par étalonnage spectrophotométrique.</text:span></text:p>
            <text:p/>
            <text:p><text:span text:style-name="T2">-Dosages directs par</text:span></text:p>
            <text:p><text:span text:style-name="T2">Titrage (l’équation de la réaction support étant donnée et supposée totale)</text:span></text:p>
          </table:table-cell>
          <table:table-cell table:style-name="ce183" office:value-type="string" calcext:value-type="string">
            <text:p>-Schéma de Lewis d’une molécule ou d’un ion. </text:p>
            <text:p>-Théorie VSEPR.</text:p>
            <text:p/>
            <text:p>-Électronégativité, liaison</text:p>
            <text:p>covalente polarisée.</text:p>
            <text:p>-Polarité d’une molécule. </text:p>
            <text:p>-Liaisons intermoléculaires. </text:p>
            <text:p>-Lien entre structure et propriétés physiques</text:p>
            <text:p/>
            <text:p>-Formules chimiques de molécules organiques : chaîne carbonée, groupe caractéristique.</text:p>
            <text:p>-Isomérie.</text:p>
            <text:p>-Représentation de Cram.</text:p>
            <text:p>-Conformations.</text:p>
            <text:p/>
            <text:p>-Fonction chimique.</text:p>
            <text:p>-Nomenclature de molécules organiques.</text:p>
            <text:p>-Acide α-aminé, acide gras.</text:p>
          </table:table-cell>
          <table:table-cell table:style-name="ce183" office:value-type="string" calcext:value-type="string">
            <text:p>-Isotopes.</text:p>
            <text:p>-Masse molaire</text:p>
            <text:p/>
            <text:p>-Masse volumique, densité, pureté.</text:p>
            <text:p>-Quantité de matière.</text:p>
            <text:p>-Concentration.</text:p>
            <text:p>-Dilution.</text:p>
            <text:p/>
            <text:p>-Solvants usuels.</text:p>
            <text:p>-Dissolution d’une espèce moléculaire ou ionique ; bilan de matière.</text:p>
            <text:p/>
            <text:p>-Solubilité.</text:p>
            <text:p>-Solution saturée.</text:p>
            <text:p>-Influence du pH et de la température</text:p>
          </table:table-cell>
          <table:table-cell table:style-name="ce183" office:value-type="string" calcext:value-type="string">
            <text:p>-Acides et bases.</text:p>
            <text:p>-Couple acide/base.</text:p>
            <text:p>-Solutions acides et basiques.</text:p>
            <text:p/>
            <text:p>-Acides et bases usuels.</text:p>
            <text:p/>
            <text:p>-pH en solution aqueuse.</text:p>
            <text:p>-Acides forts, bases fortes.</text:p>
            <text:p>-Acides faibles, bases faibles.</text:p>
            <text:p>-Autoprotolyse de l’eau ; constante d’autoprotolyse de l’eau.</text:p>
            <text:p>-pKa d’un couple acide-base ; domaines de prédominance.</text:p>
            <text:p>-Solutions tampons</text:p>
          </table:table-cell>
          <table:table-cell table:style-name="ce183" office:value-type="string" calcext:value-type="string">
            <text:p>-Vitesse d’apparition d’un produit, vitesse de disparition d’un réactif.</text:p>
            <text:p>-Temps de demi-réaction.</text:p>
            <text:p>-Notion mathématique : nombre dérivé.</text:p>
            <text:p/>
            <text:p>-Facteurs cinétiques.</text:p>
            <text:p>-Catalyse homogène, hétérogène et enzymatique</text:p>
          </table:table-cell>
          <table:table-cell table:style-name="ce186" office:value-type="string" calcext:value-type="string">
            <text:p>-Conversion électrochimique, accumulateurs</text:p>
            <text:p>-Climat</text:p>
            <text:p>-Combustion</text:p>
          </table:table-cell>
          <table:table-cell table:style-name="ce189" office:value-type="string" calcext:value-type="string">
            <text:p>-Transformation modélisée par des transferts d’ion hydrogène H+ : acide et base de Brönsted, couple acide-base, réaction acide-base.</text:p>
            <text:p>-Couples acide-base de l’eau, de l’acide carbonique, d’acides carboxyliques, d’amines.</text:p>
            <text:p>-Espèce amphotère. </text:p>
          </table:table-cell>
          <table:table-cell table:style-name="ce189" office:value-type="string" calcext:value-type="string">
            <text:p>-pH et relation pH = - log ([H3O+] / c°) avec c° = 1 mol·L-1, concentration standard.</text:p>
            <text:p>-Absorbance ; loi de Beer-Lambert</text:p>
            <text:p>-Conductance, conductivité ; loi de Kohlrausch</text:p>
            <text:p>-Spectroscopie infrarouge et UV-visible. Identification de groupes caractéristiques et d’espèces chimiques.</text:p>
          </table:table-cell>
          <table:table-cell table:style-name="ce189" office:value-type="string" calcext:value-type="string">
            <text:p>-Titre massique et densité d’une solution.</text:p>
            <text:p>-Titrage avec suivi pH-métrique.</text:p>
            <text:p>-Titrage avec suivi conductimétrique.</text:p>
          </table:table-cell>
          <table:table-cell table:style-name="ce189" office:value-type="string" calcext:value-type="string">
            <text:p>-Transformations lentes et rapides.</text:p>
            <text:p>-Facteurs cinétiques : température, concentration des réactifs.</text:p>
            <text:p>-Catalyse, catalyseur.</text:p>
            <text:p>-Vitesse volumique de disparition d’un réactif et d’apparition d’un produit.</text:p>
            <text:p>-Temps de demi-réaction.</text:p>
            <text:p>-Loi de vitesse d’ordre 1</text:p>
          </table:table-cell>
          <table:table-cell table:style-name="ce189" office:value-type="string" calcext:value-type="string">
            <text:p>-Mécanisme réactionnel : acte élémentaire, intermédiaire réactionnel, formalisme de la flèche courbe.</text:p>
            <text:p>-Modification du mécanisme par ajout d’un catalyseur.</text:p>
            <text:p>-Interprétation microscopique de l’influence des facteurs cinétiques.</text:p>
          </table:table-cell>
          <table:table-cell table:style-name="ce189" office:value-type="string" calcext:value-type="string">
            <text:p>-État final d’un système siège d’une transformation non totale : état d’équilibre chimique.</text:p>
            <text:p>-Modèle de l’équilibre dynamique.</text:p>
            <text:p>-Quotient de réaction Qr.</text:p>
            <text:p>-Système à l’équilibre chimique : constante d’équilibre K(T).</text:p>
            <text:p>-Critère d’évolution spontanée d’un système hors équilibre chimique.</text:p>
            <text:p>-Transformation spontanée modélisée par une réaction d’oxydo-réduction.</text:p>
            <text:p>-Pile, demi-piles, pont salin ou membrane, tension à vide.</text:p>
            <text:p>-Fonctionnement d’une pile ; réactions électrochimiques aux électrodes. </text:p>
            <text:p>-Usure d’une pile, capacité électrique d’une pile.</text:p>
            <text:p>-Oxydants et réducteurs usuels.</text:p>
          </table:table-cell>
          <table:table-cell table:style-name="ce189" office:value-type="string" calcext:value-type="string">
            <text:p>-Constante d’acidité KA d’un couple acide-base, produit ionique de l’eau Ke.</text:p>
            <text:p>-Réaction d’un acide ou d’une base avec l’eau, cas limite des acides forts et des bases fortes dans l’eau.</text:p>
            <text:p>-Solutions courantes d’acides et de bases</text:p>
            <text:p>-Diagrammes de prédominance et de distribution d’un couple acide-base ; espèce prédominante, cas des indicateurs colorés et des acides alpha-aminés</text:p>
            <text:p>-Solution tampon.</text:p>
          </table:table-cell>
          <table:table-cell table:style-name="ce189" office:value-type="string" calcext:value-type="string">
            <text:p>-Passage forcé d’un courant pour réaliser une transformation chimique.</text:p>
            <text:p>-Constitution et fonctionnement d’un électrolyseur.</text:p>
            <text:p>-Stockage et conversion d’énergie chimique.</text:p>
          </table:table-cell>
          <table:table-cell table:style-name="ce189" office:value-type="string" calcext:value-type="string">
            <text:p>-Formule topologique.</text:p>
            <text:p>-Familles fonctionnelles : esters, amines, amides et halogénoalcanes.</text:p>
            <text:p>-Squelettes carbonés insaturés, cycliques.</text:p>
            <text:p>-Isomérie de constitution.</text:p>
            <text:p>-Polymères</text:p>
          </table:table-cell>
          <table:table-cell table:style-name="ce189" office:value-type="string" calcext:value-type="string">
            <text:p>-Optimisation de la vitesse de formation d’un produit et du rendement d’une synthèse.</text:p>
          </table:table-cell>
          <table:table-cell table:style-name="ce189" office:value-type="string" calcext:value-type="string">
            <text:p>-Modification de groupe caractéristique, modification de chaîne carbonée, polymérisation</text:p>
            <text:p>-Protection / déprotection.</text:p>
            <text:p>-Synthèses écoresponsables.</text:p>
          </table:table-cell>
          <table:table-cell table:style-name="ce192" office:value-type="string" calcext:value-type="string">
            <text:p>-Bilan de matière</text:p>
            <text:p>-Volume molaire Vm </text:p>
            <text:p/>
            <text:p><text:span text:style-name="T2">-Principe de l’alcootest</text:span></text:p>
          </table:table-cell>
          <table:table-cell table:style-name="ce192" office:value-type="string" calcext:value-type="string">
            <text:p>-Oxydation et dégradation des aliments.</text:p>
            <text:p>-Dégradation des lipides : hydrolyse des triglycérides.</text:p>
            <text:p>-Conservation alimentaire : procédés physiques et procédés chimiques</text:p>
            <text:p/>
            <text:p><text:span text:style-name="T2">-Applications industrielles : chaîne de fabrication alimentaire, transport, stockage</text:span></text:p>
            <text:p/>
            <text:p><text:span text:style-name="T2">-Contrôle de la qualité nutritionnelle d’un aliment par dosage.</text:span></text:p>
            <text:p><text:span text:style-name="T2">-Doses toxicologiques de référence : DJA (dose journalière admissible) ou DJT (dose journalière tolérable)</text:span></text:p>
          </table:table-cell>
          <table:table-cell table:style-name="ce192" office:value-type="string" calcext:value-type="string">
            <text:p>-Solubilité de substances ioniques dans l’eau.</text:p>
            <text:p>-Conductivité d’une eau et d’une solution aqueuse ionique.</text:p>
            <text:p>-Concentration ionique en masse.</text:p>
            <text:p>-Concentration ionique en quantité de matière.</text:p>
            <text:p>-Composition d’une eau.</text:p>
            <text:p>-Équivalence d’un dosage par titrage.</text:p>
          </table:table-cell>
          <table:table-cell table:style-name="ce192" office:value-type="string" calcext:value-type="string">
            <text:p>-Fraction molaire et pourcentage molaire.</text:p>
            <text:p>-Composition de l’air.</text:p>
            <text:p>-Déficit en dioxygène.</text:p>
            <text:p>-Loi du gaz parfait.</text:p>
            <text:p>-Fixation du monoxyde de carbone sur l’hémoglobine.</text:p>
            <text:p>-L’ozone, protecteur et dangereux à la fois.</text:p>
            <text:p>-Gaz à effet de serre</text:p>
            <text:p/>
            <text:p><text:span text:style-name="T2">-Les macropolluants et micropolluants organiques et inorganiques d’une eau.</text:span></text:p>
            <text:p><text:span text:style-name="T2">-Les polluants primaires et secondaires de l’air.</text:span></text:p>
            <text:p><text:span text:style-name="T2">-Dépollution par adsorption sur charbon actif et oxydation par l’ozone</text:span></text:p>
          </table:table-cell>
          <table:table-cell table:style-name="ce192" office:value-type="string" calcext:value-type="string">
            <text:p>-Soluté moléculaire ou ionique.</text:p>
            <text:p>-Dissolution.</text:p>
            <text:p>-Concentrations en masse et en quantité de matière.</text:p>
            <text:p>-Dilution.</text:p>
            <text:p>-Usage des rayonnements du spectre visible dans le cadre d’un dosage.</text:p>
            <text:p>-Dosage par étalonnage.</text:p>
            <text:p/>
            <text:p><text:span text:style-name="T2">-Effet d’un polluant chimique sur la santé.</text:span></text:p>
            <text:p><text:span text:style-name="T2">-Traçabilité d’une substance en milieu biologique ou naturel.</text:span></text:p>
            <text:p><text:span text:style-name="T2">-Effet temporel d’une exposition.</text:span></text:p>
            <text:p><text:span text:style-name="T2">-Doses, faibles doses et réglementation.</text:span></text:p>
            <text:p><text:span text:style-name="T2">-Acidification d’une eau par dissolution du dioxyde de carbone ou du dioxyde de soufre.</text:span></text:p>
          </table:table-cell>
          <table:table-cell table:style-name="ce192" office:value-type="string" calcext:value-type="string">
            <text:p>-Structure et stéréochimie des acides aminés.</text:p>
            <text:p>-Carbone asymétrique.</text:p>
            <text:p>-Représentation spatiale.</text:p>
            <text:p>-Chiralité, énantiomérie.</text:p>
            <text:p>-Peptides et liaison peptidique.</text:p>
            <text:p>-Structure tridimensionnelle des protéines.</text:p>
            <text:p/>
            <text:p><text:span text:style-name="T2">-Structure d’un acide gras.</text:span></text:p>
            <text:p><text:span text:style-name="T2">-Triglycérides.</text:span></text:p>
            <text:p><text:span text:style-name="T2">-Hydrolyse et saponification des triglycérides.</text:span></text:p>
            <text:p><text:span text:style-name="T2">-Un exemple de stérol : le cholestérol.</text:span></text:p>
            <text:p/>
            <text:p><text:span text:style-name="T2">-Eau, transporteur de nutriments.</text:span></text:p>
            <text:p><text:span text:style-name="T2">-Vitamines et oligoéléments.</text:span></text:p>
            <text:p/>
            <text:p><text:span text:style-name="T2">-Colorants alimentaires.</text:span></text:p>
            <text:p><text:span text:style-name="T2">-Texturants alimentaires.</text:span></text:p>
            <text:p><text:span text:style-name="T2">-Arômes alimentaires</text:span></text:p>
          </table:table-cell>
          <table:table-cell table:style-name="ce192" office:value-type="string" calcext:value-type="string">
            <text:p>-La chimie du médicament au XXe siècle</text:p>
            <text:p>-Les nanomédicaments.</text:p>
            <text:p>-Les médicaments hybrides.</text:p>
          </table:table-cell>
          <table:table-cell table:style-name="ce192" office:value-type="string" calcext:value-type="string">
            <text:p>-Les produits cosmétiques : soins du corps, soins d’embellissement, parfums, teintures</text:p>
            <text:p>-Protection solaire.</text:p>
            <text:p>-Antioxydant.</text:p>
          </table:table-cell>
          <table:table-cell table:style-name="ce195" office:value-type="string" calcext:value-type="string">
            <text:p>-Piles, accumulateurs.</text:p>
            <text:p>-Conversion d'énergie chimique en énergie électrique.</text:p>
          </table:table-cell>
          <table:table-cell table:style-name="ce195" office:value-type="string" calcext:value-type="string">
            <text:p>-Bilan énergétique d’une combustion complète</text:p>
          </table:table-cell>
          <table:table-cell table:style-name="ce195" office:value-type="string" calcext:value-type="string">
            <text:p>-Transformation chimique et générateurs électriques.</text:p>
            <text:p>-Piles, accumulateurs.</text:p>
            <text:p>-Piles à combustible.</text:p>
          </table:table-cell>
          <table:table-cell table:style-name="ce195" office:value-type="string" calcext:value-type="string">
            <text:p>-Définition d’un acide et d’une base. Couple acide-base.</text:p>
            <text:p>-Définition du pH.</text:p>
            <text:p>-Réaction acido-basique.</text:p>
          </table:table-cell>
          <table:table-cell table:style-name="ce198" office:value-type="string" calcext:value-type="string">
            <text:p>-Quotient de réaction (Qr).</text:p>
            <text:p>-Constante d’équilibre de solubilité (Ks).</text:p>
            <text:p>-Sens d’évolution spontanée d’un système.</text:p>
            <text:p>-Solubilité et solution saturée.</text:p>
            <text:p>-Précipitation sélective des hydroxydes en fonction du pH.</text:p>
            <text:p>-Influence de la température</text:p>
            <text:p>sur la constante d’équilibre.</text:p>
          </table:table-cell>
          <table:table-cell table:style-name="ce198" office:value-type="string" calcext:value-type="string">
            <text:p>-Constante d’acidité (Ka) ; pKa.</text:p>
            <text:p>-Influence du pKa sur la valeur du coefficient de dissociation.</text:p>
            <text:p>-Influence de la dilution sur le coefficient de dissociation.</text:p>
            <text:p>-Réaction acide-base.</text:p>
            <text:p>-Quotient de réaction et constante d’équilibre acide-base.</text:p>
            <text:p>-Relation de Henderson-Hasselbalch.</text:p>
            <text:p>-pH d’une solution aqueuse.</text:p>
            <text:p>-Titrages acide-base directs et indirects</text:p>
          </table:table-cell>
          <table:table-cell table:style-name="ce198" office:value-type="string" calcext:value-type="string">
            <text:p>-Conductivité, conductance.</text:p>
            <text:p>-Loi de Kohlrausch.</text:p>
            <text:p>-Conductimétrie.</text:p>
            <text:p>-Dosage par étalonnage.</text:p>
            <text:p>-Titrage par précipitation.</text:p>
            <text:p>-Titrage acide-base.</text:p>
          </table:table-cell>
          <table:table-cell table:style-name="ce198" office:value-type="string" calcext:value-type="string">
            <text:p>-Réaction d’oxydo-réduction.</text:p>
            <text:p>-Tests d’identification.</text:p>
            <text:p>-Électrode de référence : électrode standard à hydrogène (ESH).</text:p>
            <text:p>-Potentiel, potentiel standard.</text:p>
            <text:p>-Relation de Nernst.</text:p>
            <text:p>-Quotient de réaction, constante d’équilibre.</text:p>
            <text:p>-Blocage cinétique.</text:p>
            <text:p>-Titrages redox directs et indirects.</text:p>
          </table:table-cell>
          <table:table-cell table:style-name="ce198" office:value-type="string" calcext:value-type="string">
            <text:p>-Électrolyse, électrosynthèse.</text:p>
            <text:p>-Applications courantes.</text:p>
            <text:p>-Rendement faradique.</text:p>
            <text:p/>
            <text:p>-Fiche de données de sécurité (FDS).</text:p>
            <text:p>-Rendement de synthèse.</text:p>
            <text:p>-Optimisation du rendement.</text:p>
            <text:p>-Facteurs cinétiques.</text:p>
            <text:p>-Chimie verte (par exemple : procédé sol-gel)</text:p>
            <text:p/>
            <text:p>-Fonctions chimiques, groupes caractéristiques.</text:p>
            <text:p>-Nomenclature.</text:p>
            <text:p>-Estérification, oxydation d’un alcool, réduction d’une cétone.</text:p>
            <text:p>-Hydrolyse, saponification.</text:p>
            <text:p>-Montage de Dean-Stark.</text:p>
            <text:p>-CCM.</text:p>
            <text:p/>
            <text:p>-Distillation fractionnée.</text:p>
            <text:p>-Hydrodistillation.</text:p>
            <text:p>-Extraction, recristallisation.</text:p>
            <text:p/>
            <text:p>-Spectroscopies UV-visible, IR et RMN</text:p>
          </table:table-cell>
          <table:table-cell table:style-name="ce198" office:value-type="string" calcext:value-type="string">
            <text:p>-Type de réaction.</text:p>
            <text:p>-Étapes élémentaires, formalisme des flèches courbes.</text:p>
            <text:p>-Carbocation, carbanion.</text:p>
            <text:p>-Stéréochimie, mélange racémique.</text:p>
            <text:p>-Loi de Biot, excès énantiomérique.</text:p>
            <text:p>-Mésomérie.</text:p>
            <text:p>-Intermédiaires réactionnels.</text:p>
            <text:p>-Catalyseur.</text:p>
          </table:table-cell>
          <table:table-cell table:style-name="ce198" office:value-type="string" calcext:value-type="string">
            <text:p>-Diagrammes binaires.</text:p>
            <text:p>-Distillation.</text:p>
            <text:p>-Reflux</text:p>
          </table:table-cell>
          <table:table-cell table:style-name="ce198" office:value-type="string" calcext:value-type="string">
            <text:p>-Évaporation.</text:p>
            <text:p>-Cristallisation.</text:p>
            <text:p>-Solubilité</text:p>
          </table:table-cell>
          <table:table-cell table:style-name="ce201" office:value-type="string" calcext:value-type="string">
            <text:p>-Représentations spatiales.</text:p>
            <text:p>-Chiralité.</text:p>
            <text:p>-Diastéréoisomérie, énantiomérie.</text:p>
            <text:p>-Règles de Cahn, Ingold et Prelog (CIP).</text:p>
            <text:p>-Configuration absolue R et S.</text:p>
            <text:p>-Isomérie Z et E.</text:p>
          </table:table-cell>
          <table:table-cell table:style-name="ce201" office:value-type="string" calcext:value-type="string">
            <text:p>-Constante d’équilibre acido-basique ; pKa.</text:p>
            <text:p>-Coefficient de dissociation d’un acide faible.</text:p>
            <text:p>-Solution tampon.</text:p>
            <text:p>-Dissolution de dioxyde de carbone en solution aqueuse</text:p>
          </table:table-cell>
          <table:table-cell table:style-name="ce201" office:value-type="string" calcext:value-type="string">
            <text:p>-Oxydant, réducteur, nombre d’oxydation.</text:p>
            <text:p>-Couple oxydant/réducteur (redox).</text:p>
            <text:p>-Équations de demi-réaction.</text:p>
            <text:p>-Réaction d’oxydo-réduction.</text:p>
            <text:p>-Demi-pile, pile, pont salin.</text:p>
            <text:p>-Anode, cathode.</text:p>
            <text:p>-Quantité d’électricité</text:p>
          </table:table-cell>
          <table:table-cell table:style-name="ce201" office:value-type="string" calcext:value-type="string">
            <text:p>-Loi de vitesse, constante de vitesse.</text:p>
            <text:p>-Ordre de réaction.</text:p>
            <text:p>-Temps de demi-réaction.</text:p>
          </table:table-cell>
          <table:table-cell table:style-name="ce201" office:value-type="string" calcext:value-type="string">
            <text:p>-Diagramme d’état d’un corps pur.</text:p>
            <text:p>-Enthalpie de changement d’état.</text:p>
            <text:p>-Enthalpie standard de formation.</text:p>
            <text:p>-Enthalpie standard de réaction.</text:p>
            <text:p>-Capacité thermique.</text:p>
            <text:p>-Pouvoir calorifique</text:p>
          </table:table-cell>
          <table:table-cell table:style-name="ce204" office:value-type="string" calcext:value-type="string">
            <text:p>Système physico-chimique :</text:p>
            <text:p>-Espèces physico-chimiques.</text:p>
            <text:p/>
            <text:p>-Corps purs et mélanges : concentration en quantité de matière, fraction molaire, pression partielle.</text:p>
            <text:p>-Composition d’un système physico chimique</text:p>
            <text:p/>
            <text:p>-Variables intensives et extensives</text:p>
            <text:p/>
            <text:p>Transformation chimique d’un système :</text:p>
            <text:p>-Modélisation d’une transformation par une ou plusieurs réactions chimiques.</text:p>
            <text:p/>
            <text:p>-Équation de réaction ; constante thermodynamique d’équilibre</text:p>
            <text:p/>
            <text:p>-Évolution d’un système lors d’une transformation chimique modélisée par une seule réaction chimique : avancement, activité, quotient réactionnel, critère d’évolution</text:p>
            <text:p/>
            <text:p>-Composition chimique du système dans l’état final : état d’équilibre chimique, transformation totale</text:p>
          </table:table-cell>
          <table:table-cell table:style-name="ce204" office:value-type="string" calcext:value-type="string">
            <text:p><text:span text:style-name="T2">Transformation chimique d’un système :</text:span></text:p>
            <text:p><text:span text:style-name="T2">-Espèces physico-chimiques.</text:span></text:p>
            <text:p/>
            <text:p><text:span text:style-name="T2">-Équation de réaction ; constante thermodynamique d’équilibre</text:span></text:p>
            <text:p/>
            <text:p><text:span text:style-name="T2">-Évolution d’un système lors d’une transformation chimique modélisée par une seule réaction chimique : avancement, activité, quotient réactionnel, critère d’évolution</text:span></text:p>
            <text:p/>
            <text:p><text:span text:style-name="T2">-Composition chimique du système dans l’état final : état d’équilibre chimique, transformation totale</text:span></text:p>
            <text:p/>
            <text:p><text:span text:style-name="T2">-Conductance, conductivité ; loi de Kohlrausch.</text:span></text:p>
            <text:p/>
            <text:p><text:span text:style-name="T2">Acides et bases, réactions acide-base :</text:span></text:p>
            <text:p><text:span text:style-name="T2">-Transformation modélisée par une réaction acide-base, pH.</text:span></text:p>
            <text:p><text:span text:style-name="T2">-Couples acide-base, constante d’acidité ; acides et bases fort(e)s ou faibles ; diagramme de prédominance et courbes de distribution.</text:span></text:p>
            <text:p/>
            <text:p><text:span text:style-name="T2">Oxydants et réducteurs, réactions d’oxydo-réduction :</text:span></text:p>
            <text:p><text:span text:style-name="T2">-Transformation modélisée par une réaction d’oxydo-réduction.</text:span></text:p>
            <text:p><text:span text:style-name="T2">-Couple oxydant-réducteur.</text:span></text:p>
            <text:p><text:span text:style-name="T2">-Nombre d’oxydation.</text:span></text:p>
            <text:p/>
            <text:p><text:span text:style-name="T2">-Pile, tension à vide, potentiel d’électrode, potentiel standard, formule de Nernst, électrode standard à hydrogène </text:span></text:p>
            <text:p/>
            <text:p><text:span text:style-name="T2">- Aspect thermodynamique des réactions d’oxydo-réduction</text:span></text:p>
          </table:table-cell>
          <table:table-cell table:style-name="ce204" office:value-type="string" calcext:value-type="string">
            <text:p>Cinétique en réacteur fermé de composition uniforme :</text:p>
            <text:p><text:span text:style-name="T2">-Transformations lentes et rapides.</text:span></text:p>
            <text:p><text:span text:style-name="T2">-Facteurs cinétiques : concentrations des réactifs, température (MP2I)</text:span></text:p>
            <text:p>-Vitesses de consommation d'un réactif et de formation d'un produit.</text:p>
            <text:p>-Vitesse de réaction pour une transformation modélisée par une réaction chimique unique supposée sans accumulation d’intermédiaires. </text:p>
            <text:p/>
            <text:p>-Lois de vitesse : réactions sans ordre, réactions avec ordre simple (0, 1, 2), ordre global, ordre apparent.</text:p>
            <text:p>-Temps de demi-vie d’un réactif, temps de demi-réaction (MPSI, PTSI)</text:p>
            <text:p/>
            <text:p>-Loi d'Arrhenius ; énergie d'activation.</text:p>
          </table:table-cell>
          <table:table-cell table:style-name="ce204" office:value-type="string" calcext:value-type="string">
            <text:p>Modèle de la liaison covalente :</text:p>
            <text:p>-Liaison covalente localisée (+ longueurs et énergies de liaisons en MP2I)</text:p>
            <text:p>-Schéma de Lewis d’une molécule ou d’un ion monoatomique ou d’un ion polyatomique pour les éléments des blocs s et p</text:p>
            <text:p/>
            <text:p>Géométrie et polarité des entités chimiques :</text:p>
            <text:p>-Électronégativité : liaison polarisée, moment dipolaire, molécule polaire.</text:p>
          </table:table-cell>
          <table:table-cell table:style-name="ce204" office:value-type="string" calcext:value-type="string">
            <text:p>Interaction entre entités :</text:p>
            <text:p>-Interactions de van der Waals.</text:p>
            <text:p>-Liaison hydrogène ou interaction par pont hydrogène</text:p>
            <text:p/>
            <text:p>Solubilité ; miscibilité :</text:p>
            <text:p>-Grandeurs caractéristiques et propriétés de solvants moléculaires : moment dipolaire, permittivité relative, caractère protogène.</text:p>
            <text:p>-Mise en solution d’une espèce chimique moléculaire ou ionique</text:p>
          </table:table-cell>
          <table:table-cell table:style-name="ce204" office:value-type="string" calcext:value-type="string">
            <text:p>Modèle du cristal parfait :</text:p>
            <text:p>-Solide amorphe, solide cristallin, solide semi-cristallin ; variétés allotropiques</text:p>
            <text:p/>
            <text:p>-Description du cristal parfait ; population, coordinence, compacité, masse volumique.</text:p>
            <text:p>-Rayons métallique, covalent, de van der Waals ou ionique.</text:p>
            <text:p/>
            <text:p>-Description des modèles d’empilement compact de sphères identiques</text:p>
            <text:p/>
            <text:p>-Maille conventionnelle CFC et ses sites interstitiels</text:p>
            <text:p/>
            <text:p>-Limites du modèle du cristal parfait</text:p>
            <text:p/>
            <text:p>Métaux :</text:p>
            <text:p>- Cohésion et propriétés physiques des métaux</text:p>
            <text:p/>
            <text:p>Solides covalents et moléculaires :</text:p>
            <text:p>-Cohésion et propriétés physiques des solides covalents et moléculaires.</text:p>
            <text:p/>
            <text:p>Solides ioniques : </text:p>
            <text:p>-Cohésion et propriétés physiques des solides ioniques</text:p>
          </table:table-cell>
          <table:table-cell table:style-name="ce204" office:value-type="string" calcext:value-type="string">
            <text:p>Réactions acido-basiques : </text:p>
            <text:p>-Constante d’acidité</text:p>
            <text:p>-Diagramme de prédominance, de distribution</text:p>
            <text:p>-Exemples usuels d’acides et bases : nom, formule et nature – faible ou forte – des acides sulfurique, nitrique, chlorhydrique, phosphorique, acétique, de la soude, l’ion hydrogénocarbonate, l’ammoniac</text:p>
            <text:p/>
            <text:p>Réactions de dissolution ou de précipitation :</text:p>
            <text:p>-Constante de l’équation de dissolution, produit de solubilité Ks</text:p>
            <text:p>-Solubilité et condition de précipitation</text:p>
            <text:p>-Domaine d’existence</text:p>
            <text:p>-Facteurs influençant la solubilité.</text:p>
          </table:table-cell>
          <table:table-cell table:style-name="ce204" office:value-type="string" calcext:value-type="string">
            <text:p>Oxydants et réducteurs, réactions d’oxydo-réduction :</text:p>
            <text:p>-Nombre d’oxydation.</text:p>
            <text:p>-Exemples d’oxydants et de réducteurs minéraux usuels : nom, nature et formule des ions thiosulfate, permanganate, hypochlorite, du peroxyde d’hydrogène</text:p>
            <text:p/>
            <text:p>-Pile, tension à vide, potentiel d’électrode, formule de Nernst, électrodes de référence.</text:p>
            <text:p/>
            <text:p>-Diagrammes de prédominance ou d’existence.</text:p>
            <text:p/>
            <text:p>-Aspect thermodynamique des réactions d’oxydo-réduction.</text:p>
            <text:p>-Dismutation et médiamutation</text:p>
            <text:p/>
            <text:p>Diagrammes potentiel-pH :</text:p>
            <text:p>-Principe de construction, lecture et utilisation d’un diagramme potentiel-pH</text:p>
            <text:p/>
            <text:p>-Diagramme potentiel-pH de l’eau</text:p>
          </table:table-cell>
          <table:table-cell table:style-name="ce207" office:value-type="string" calcext:value-type="string">
            <text:p>-État standard. Enthalpie standard de réaction. </text:p>
            <text:p>-Loi de Hess.</text:p>
            <text:p>-Enthalpie standard de formation, état standard de référence d'un élément</text:p>
            <text:p/>
            <text:p>-Effets thermiques pour une transformation monobare : transfert thermique associé à la transformation chimique en réacteur monobare, isotherme ; variation de température en réacteur adiabatique, monobare</text:p>
          </table:table-cell>
          <table:table-cell table:style-name="ce207" office:value-type="string" calcext:value-type="string">
            <text:p>-Potentiel chimique ; enthalpie libre d’un système chimique. Activité (MP)</text:p>
            <text:p/>
            <text:p>-Enthalpie de réaction, entropie de réaction, enthalpie libre de réaction et grandeurs standard associées.</text:p>
            <text:p>-Relation entre enthalpie libre de réaction et quotient de réaction ; évolution d’un système chimique</text:p>
            <text:p/>
            <text:p>-Constante thermodynamique d’équilibre ; relation de Van ’t Hoff.</text:p>
            <text:p/>
            <text:p>-État final d’un système : équilibre chimique ou transformation totale</text:p>
            <text:p/>
            <text:p>-Optimisation thermodynamique d’un procédé chimique : par modification de la valeur de K° ; par modification de la valeur du quotient de réaction</text:p>
          </table:table-cell>
          <table:table-cell table:style-name="ce207" office:value-type="string" calcext:value-type="string">
            <text:p>-Enthalpie libre.</text:p>
            <text:p/>
            <text:p>-Identités thermodynamiques.</text:p>
            <text:p>-Potentiel chimique</text:p>
            <text:p/>
            <text:p>-Potentiel chimique du corps pur.</text:p>
            <text:p/>
            <text:p>-Conditions d’équilibre d’un corps pur sous plusieurs phases</text:p>
            <text:p/>
            <text:p>-Paramètres intensifs</text:p>
            <text:p/>
            <text:p>-Évolution d’un système sous plusieurs phases</text:p>
            <text:p/>
            <text:p>-Potentiel chimique d’une espèce chimique dans un mélange ; enthalpie libre d’un système chimique. Activité.</text:p>
            <text:p/>
            <text:p>-Enthalpie de réaction, entropie de réaction, enthalpie libre de réaction et grandeurs standard associées.</text:p>
            <text:p>-Relation entre enthalpie libre de réaction et quotient de réaction ; équilibre physico-chimique ; évolution d’un système chimique.</text:p>
            <text:p/>
            <text:p>-Constante thermodynamique d’équilibre ; relation de Van ’t Hoff.</text:p>
            <text:p/>
            <text:p>-État final d’un système : équilibre chimique ou transformation totale</text:p>
            <text:p/>
            <text:p><text:span text:style-name="T2">-Optimisation thermodynamique d’un procédé chimique : par modification de la valeur de K° ; par modification de la valeur du quotient de réaction</text:span></text:p>
          </table:table-cell>
          <table:table-cell table:style-name="ce207" office:value-type="string" calcext:value-type="string">
            <text:p>D’un protocole de laboratoire à un procédé industriel :</text:p>
            <text:p>-Opérations unitaires d’un procédé</text:p>
            <text:p/>
            <text:p>-Procédés discontinus ou continus</text:p>
            <text:p/>
            <text:p>-Procédés continus en régime stationnaire : débit de matière en masse et en quantité de matière, bilan de matière.</text:p>
            <text:p/>
            <text:p>Cinétique de transformations en réacteur ouvert :</text:p>
            <text:p>-Modèle du réacteur parfaitement agité continu en régime stationnaire dans le cas d’un écoulement de débits volumiques égaux à l’entrée et à la sortie.</text:p>
            <text:p/>
            <text:p>-Taux de conversion d’un réactif.</text:p>
            <text:p>-Temps de passage.</text:p>
            <text:p/>
            <text:p>-Modèle du réacteur chimique en écoulement piston isotherme en régime stationnaire dans le cas de débits volumiques égaux à l’entrée et à la sortie du réacteur ; dimensionnement d’un réacteur en écoulement piston</text:p>
            <text:p/>
            <text:p>Étude thermique d’un réacteur ouvert :</text:p>
            <text:p>-Bilan énergétique sur un réacteur parfaitement agité continu en régime stationnaire dans le cas de débits volumiques égaux à l’entrée et à la sortie</text:p>
          </table:table-cell>
          <table:table-cell table:style-name="ce207" office:value-type="string" calcext:value-type="string">
            <text:p>-Relation entre enthalpie libre de réaction et potentiels des couples mis en jeu dans une réaction d’oxydo-réduction</text:p>
            <text:p/>
            <text:p>-Relation entre enthalpie libre standard de réaction et potentiels standard des couples impliqués</text:p>
          </table:table-cell>
          <table:table-cell table:style-name="ce207" office:value-type="string" calcext:value-type="string">
            <text:p>Courbes courant-potentiel sur une électrode en régime stationnaire : surpotentiel ; systèmes rapides et systèmes lents ; nature de l’électrode ; courant de diffusion limite ; vagues successives ; domaine d’inertie électrochimique du solvant</text:p>
          </table:table-cell>
          <table:table-cell table:style-name="ce207" office:value-type="string" calcext:value-type="string">
            <text:p>Conversion d’énergie chimique en énergie électrique, fonctionnement des piles :</text:p>
            <text:p>-Transformations spontanées et réaction modélisant le fonctionnement d’une pile électrochimique</text:p>
            <text:p/>
            <text:p>-Courbes courant-potentiel et fonctionnement d’une pile électrochimique</text:p>
            <text:p/>
            <text:p>Conversion d’énergie électrique en énergie chimique :</text:p>
            <text:p>-Transformations forcées lors d’une électrolyse et de la recharge d’un accumulateur</text:p>
            <text:p/>
            <text:p>-Stockage et conversion d’énergie chimique</text:p>
          </table:table-cell>
          <table:table-cell table:style-name="ce207" office:value-type="string" calcext:value-type="string">
            <text:p>-Corrosion uniforme en milieu acide ou en milieu neutre oxygéné : potentiel de corrosion, courant de corrosion.</text:p>
            <text:p>-Corrosion d’un système de deux métaux en contact.</text:p>
            <text:p/>
            <text:p>-Protection contre la corrosion : revêtement ; anode sacrificielle ; protection électrochimique par courant imposé</text:p>
            <text:p/>
            <text:p>-Passivation</text:p>
          </table:table-cell>
          <table:table-cell table:style-name="ce207" office:value-type="string" calcext:value-type="string">
            <text:p>-Potentiel chimique dans les cas des modèles : des gaz parfaits ; d’un constituant en phase condensée pure ; des solutions infiniment diluées</text:p>
            <text:p/>
            <text:p>-Grandeur de réaction.</text:p>
            <text:p>-État standard.</text:p>
            <text:p>-Enthalpie standard de réaction et entropie standard de réaction.</text:p>
            <text:p>-Enthalpie standard de formation, état standard de référence d'un élément, entropie molaire standard absolue. </text:p>
            <text:p>-Loi de Hess.</text:p>
            <text:p/>
            <text:p>-Effets thermiques pour une transformation monobare : transfert thermique associé à une transformation physico-chimique monobare et monotherme ; variation de température associée à une transformation physico-chimique monobare et adiabatique</text:p>
            <text:p/>
            <text:p>-Critère d’évolution, critère d’équilibre dans le cas d’un système chimique dont l’évolution spontanée est modélisée par une seule réaction isotherme et isobare</text:p>
            <text:p/>
            <text:p>-Enthalpie libre standard de réaction.</text:p>
            <text:p>-Relation de van ’t Hoff</text:p>
            <text:p/>
            <text:p>-Optimisation d’un procédé chimique : par modification de la valeur de la constante thermodynamique d’équilibre ; par modification de la valeur du quotient réactionnel</text:p>
          </table:table-cell>
          <table:table-cell table:style-name="ce207" office:value-type="string" calcext:value-type="string">
            <text:p>-Relation entre enthalpie libre de réaction et potentiels des couples mis en jeu dans une réaction d’oxydo-réduction.</text:p>
            <text:p/>
            <text:p>-Relation entre enthalpie libre standard de réaction et potentiels standard des couples impliqués.</text:p>
            <text:p/>
            <text:p>-Approche thermodynamique du fonctionnement d’une pile électrochimique</text:p>
            <text:p/>
            <text:p>-Stockage et conversion d’énergie chimique.</text:p>
          </table:table-cell>
          <table:table-cell table:style-name="ce207" office:value-type="string" calcext:value-type="string">
            <text:p>-Lecture et utilisation d’un diagramme potentiel-pH.</text:p>
            <text:p>-Diagramme potentiel-pH de l’eau</text:p>
          </table:table-cell>
          <table:table-cell table:style-name="ce164" table:number-columns-repeated="28"/>
          <table:table-cell table:style-name="ce92"/>
          <table:table-cell table:style-name="ce164" table:number-columns-repeated="891"/>
          <table:table-cell table:number-columns-repeated="13"/>
        </table:table-row>
        <table:table-row table:style-name="ro14">
          <table:table-cell table:style-name="ce154" office:value-type="string" calcext:value-type="string">
            <text:p>Capacités expérimentales associées</text:p>
          </table:table-cell>
          <table:table-cell table:style-name="ce165" office:value-type="string" calcext:value-type="string">
            <text:p>-Mesurer une température de changement d’état, déterminer la masse volumique d’un échantillon, réaliser une chromatographie sur couche mince, mettre en œuvre des tests chimiques, pour identifier une espèce chimique et, le cas échéant, qualifier l’échantillon de mélange.</text:p>
            <text:p>-Mesurer des volumes et des masses pour estimer la composition de mélanges.</text:p>
          </table:table-cell>
          <table:table-cell table:style-name="ce165" office:value-type="string" calcext:value-type="string">
            <text:p>-Mesurer des masses pour étudier la variabilité du volume mesuré par une pièce de verrerie ; choisir et utiliser la verrerie adaptée pour préparer une solution par dissolution ou par dilution</text:p>
            <text:p>-Déterminer la valeur d’une concentration en masse à l’aide d’une gamme d’étalonnage (échelle de teinte ou mesure de masse volumique)</text:p>
          </table:table-cell>
          <table:table-cell table:number-columns-repeated="5" table:style-name="ce165" office:value-type="string" calcext:value-type="string">
            <text:p>X</text:p>
          </table:table-cell>
          <table:table-cell table:style-name="ce165" office:value-type="string" calcext:value-type="string">
            <text:p>-Déterminer le réactif limitant lors d’une transformation chimique totale, à partir de l’identification des espèces chimiques présentes dans l’état final.</text:p>
            <text:p>-Suivre l’évolution d’une température pour déterminer le caractère endothermique ou exothermique d’une transformation chimique et étudier l’influence de la masse du réactif limitant.</text:p>
          </table:table-cell>
          <table:table-cell table:style-name="ce165" office:value-type="string" calcext:value-type="string">
            <text:p>-Mettre en œuvre un montage à reflux pour synthétiser une espèce chimique présente dans la nature.</text:p>
            <text:p>-Mettre en œuvre une chromatographie sur couche mince pour comparer une espèce synthétisée et une espèce extraite de la nature.</text:p>
          </table:table-cell>
          <table:table-cell table:style-name="ce168" office:value-type="string" calcext:value-type="string">
            <text:p>X</text:p>
          </table:table-cell>
          <table:table-cell table:style-name="ce171" office:value-type="string" calcext:value-type="string">
            <text:p>-Proposer et mettre en œuvre un protocole pour réaliser une gamme étalon et déterminer la concentration d’une espèce colorée en solution par des mesures d’absorbance. Tester les limites d’utilisation du protocole</text:p>
          </table:table-cell>
          <table:table-cell table:style-name="ce171" office:value-type="string" calcext:value-type="string">
            <text:p>-Mettre en œuvre des transformations modélisées par des réactions d’oxydo-réduction</text:p>
            <text:p>-Déterminer la composition de l’état final d’un système et l’avancement final d’une réaction.</text:p>
          </table:table-cell>
          <table:table-cell table:style-name="ce171" office:value-type="string" calcext:value-type="string">
            <text:p>-Réaliser un titrage direct avec repérage colorimétrique de l’équivalence pour déterminer la quantité de matière d’une espèce dans un échantillon</text:p>
          </table:table-cell>
          <table:table-cell table:style-name="ce171" office:value-type="string" calcext:value-type="string">
            <text:p>-Utiliser des modèles moléculaires ou des logiciels de représentation moléculaire pour visualiser la géométrie d’une entité.</text:p>
          </table:table-cell>
          <table:table-cell table:style-name="ce171" office:value-type="string" calcext:value-type="string">
            <text:p>-Comparer la solubilité d’une espèce solide dans différents solvants (purs ou en mélange).</text:p>
            <text:p>-Choisir un solvant et mettre en œuvre un protocole d’extraction liquide-liquide d’un soluté moléculaire.</text:p>
            <text:p>-Illustrer les propriétés des savons.</text:p>
          </table:table-cell>
          <table:table-cell table:style-name="ce171" office:value-type="string" calcext:value-type="string">
            <text:p>-Utiliser des modèles moléculaires ou des logiciels pour visualiser la géométrie de molécules organiques.</text:p>
          </table:table-cell>
          <table:table-cell table:style-name="ce171" office:value-type="string" calcext:value-type="string">
            <text:p>-Mettre en œuvre un montage à reflux pour synthétiser une espèce chimique organique.</text:p>
            <text:p>-Isoler, purifier et analyser un produit formé.</text:p>
          </table:table-cell>
          <table:table-cell table:style-name="ce171" office:value-type="string" calcext:value-type="string">
            <text:p>-Mettre en œuvre une expérience pour estimer le pouvoir calorifique d’un combustible.</text:p>
          </table:table-cell>
          <table:table-cell table:style-name="ce174" office:value-type="string" calcext:value-type="string">
            <text:p>-Proposer et/ou mettre en œuvre un protocole de dissolution et de dilution pour préparer une solution de concentration molaire ou de concentration massique donnée en soluté moléculaire ou ionique.</text:p>
            <text:p>-Proposer et/ou mettre en œuvre un protocole expérimental pour mesurer le pH d’une solution aqueuse</text:p>
            <text:p>-Proposer et/ou mettre en œuvre un protocole de classement de produits ménagers selon leur acidité</text:p>
            <text:p>-Dans le cadre de la gestion des déchets, mettre en œuvre un protocole de neutralisation d’une solution acide par une solution basique ou inversement.</text:p>
            <text:p/>
            <text:p><text:span text:style-name="T2">-Proposer et/ou mettre en œuvre un protocole de dilution d’un produit désinfectant ou antiseptique</text:span></text:p>
          </table:table-cell>
          <table:table-cell table:style-name="ce174" office:value-type="string" calcext:value-type="string">
            <text:p>-Construire et exploiter des modèles moléculaires. Utiliser un logiciel de visualisation de modèles moléculaires</text:p>
            <text:p/>
            <text:p><text:span text:style-name="T2">-Mettre en œuvre un protocole permettant de différencier les fonctions aldéhyde et cétone dans les glucides.</text:span></text:p>
            <text:p><text:span text:style-name="T2">-Mettre en évidence les propriétés chimiques de la vitamine C en lien avec ses fonctions chimiques.</text:span></text:p>
            <text:p/>
            <text:p><text:span text:style-name="T2">-Mettre en évidence simplement les paliers de fusion et de vaporisation à pression atmosphérique, et l’effet thermique des transformations physiques</text:span></text:p>
            <text:p><text:span text:style-name="T2">-Proposer et/ou mettre en œuvre un protocole illustrant les solubilités de différentes substances moléculaires.</text:span></text:p>
            <text:p><text:span text:style-name="T2">-Situer les phases aqueuse et organique à partir de la donnée des densités. Proposer et/ou mettre en œuvre un protocole de séparation de phases et un protocole d’extraction.</text:span></text:p>
          </table:table-cell>
          <table:table-cell table:style-name="ce174" office:value-type="string" calcext:value-type="string">
            <text:p>-Pratiquer une démarche expérimentale pour mettre en évidence l'effet thermique d'une transformation physique ou chimique.</text:p>
            <text:p/>
            <text:p>-Mettre en œuvre un protocole pour identifier la présence de glucides, de protéines, de lipides et de certains minéraux dans les aliments</text:p>
            <text:p>-Mettre en œuvre un protocole pour déterminer l’énergie libérée par la combustion d’un aliment</text:p>
          </table:table-cell>
          <table:table-cell table:style-name="ce174" office:value-type="string" calcext:value-type="string">
            <text:p>-Mettre en œuvre un protocole expérimental d’hydrolyse d’un glucide complexe.</text:p>
            <text:p>-Mettre en œuvre un protocole expérimental pour réaliser sans formalisme une étude cinétique de l’hydrolyse de l’amidon</text:p>
          </table:table-cell>
          <table:table-cell table:style-name="ce174" office:value-type="string" calcext:value-type="string">
            <text:p>-Mettre en œuvre un protocole expérimental pour doser à l’aide d’une échelle de teinte une espèce présente dans une eau ou un produit phytosanitaire</text:p>
          </table:table-cell>
          <table:table-cell table:style-name="ce177" office:value-type="string" calcext:value-type="string">
            <text:p>-Mettre en œuvre une expérience pour déterminer le pouvoir calorifique d’un combustible.</text:p>
          </table:table-cell>
          <table:table-cell table:style-name="ce177" office:value-type="string" calcext:value-type="string">
            <text:p>-Conduire des tests permettant de distinguer et d’identifier des matériaux à partir de banques de données (densités, aspects, combustions, corrosions, etc.)</text:p>
            <text:p/>
            <text:p><text:span text:style-name="T2">-Déterminer ou mesurer quelques caractéristiques physiques de matériaux (résistivité électrique, résistance thermique surfacique, indice de réfraction, etc.).</text:span></text:p>
            <text:p/>
            <text:p><text:span text:style-name="T2">-Déterminer une concentration d’un soluté dans une solution à partir du protocole de préparation de celle-ci ou à partir de mesures expérimentales.</text:span></text:p>
            <text:p><text:span text:style-name="T2">-Réaliser une solution de concentration donnée par dilution ou dissolution d’un soluté.</text:span></text:p>
            <text:p/>
            <text:p><text:span text:style-name="T2">-Adapter son attitude en fonction des pictogrammes des produits utilisés et aux consignes de sécurités correspondantes.</text:span></text:p>
          </table:table-cell>
          <table:table-cell table:style-name="ce177" office:value-type="string" calcext:value-type="string">
            <text:p>-Identifier les produits d’une combustion complète pour établir l’équation de la réaction correspondante</text:p>
          </table:table-cell>
          <table:table-cell table:style-name="ce177" office:value-type="string" calcext:value-type="string">
            <text:p>-À partir d’expériences ou de données expérimentales, identifier un transfert d’électrons entre des espèces chimiques et en déduire la réaction d’oxydo-réduction modélisant la transformation.</text:p>
            <text:p/>
            <text:p><text:span text:style-name="T2">-Étudier le fonctionnement d’une pile</text:span></text:p>
          </table:table-cell>
          <table:table-cell table:style-name="ce180" office:value-type="string" calcext:value-type="string">
            <text:p>X</text:p>
          </table:table-cell>
          <table:table-cell table:style-name="ce180" office:value-type="string" calcext:value-type="string">
            <text:p>-Prélever les réactifs pour une synthèse.</text:p>
            <text:p>-Réaliser un montage à reflux ; utiliser une ampoule de coulée.</text:p>
            <text:p/>
            <text:p>-Réaliser une distillation simple, une recristallisation, une filtration, une filtration sous vide, une extraction par solvant, un séchage.</text:p>
            <text:p>-Effectuer une CCM et interpréter les chromatogrammes obtenus.</text:p>
            <text:p>-Mesurer une température de fusion.</text:p>
            <text:p/>
            <text:p><text:span text:style-name="T2">-Réaliser une synthèse à partir d’un alcool</text:span></text:p>
          </table:table-cell>
          <table:table-cell table:style-name="ce180" office:value-type="string" calcext:value-type="string">
            <text:p>-Détecter la présence d’un ion, choisir un témoin pertinent pour effectuer une analyse qualitative.</text:p>
            <text:p>-Évaluer la température d’un changement d’état et la masse volumique d’une espèce chimique.</text:p>
            <text:p/>
            <text:p><text:span text:style-name="T2">-Concevoir et mettre en œuvre un protocole pour déterminer la concentration d’une solution à l’aide d’une gamme d’étalonnage.</text:span></text:p>
            <text:p><text:span text:style-name="T2">-Tracer et exploiter une courbe d’étalonnage à l’aide d’un tableur</text:span></text:p>
            <text:p/>
            <text:p><text:span text:style-name="T2">-Estimer la valeur du volume à l’équivalence.</text:span></text:p>
            <text:p><text:span text:style-name="T2">-Réaliser un dosage par changement de couleur.</text:span></text:p>
            <text:p><text:span text:style-name="T2">-Réaliser un dosage pH-métrique.</text:span></text:p>
            <text:p><text:span text:style-name="T2">-Repérer une équivalence.</text:span></text:p>
            <text:p><text:span text:style-name="T2">-Exploiter les incertitudes-types, obtenues par une évaluation de type A, pour comparer un dosage pH-métrique et un dosage avec indicateur coloré</text:span></text:p>
          </table:table-cell>
          <table:table-cell table:style-name="ce183" office:value-type="string" calcext:value-type="string">
            <text:p>-Construire, à partir de modèles moléculaires ou à l’aide d’un logiciel de représentation, différentes conformations d’une même molécule.</text:p>
            <text:p/>
            <text:p>-Reconnaître deux énantiomères dans le cas d’un seul atome de carbone asymétrique, à partir de modèles moléculaires ou à l’aide d’un logiciel de représentation.</text:p>
          </table:table-cell>
          <table:table-cell table:style-name="ce183" office:value-type="string" calcext:value-type="string">
            <text:p>-Réaliser une gamme étalon par dilution.</text:p>
            <text:p/>
            <text:p>-Préparer une solution aqueuse de concentration donnée par dissolution ou dilution</text:p>
            <text:p/>
            <text:p>-Mettre en œuvre un protocole pour étudier l’influence du pH et de la température sur la solubilité d’une espèce chimique</text:p>
          </table:table-cell>
          <table:table-cell table:style-name="ce183" office:value-type="string" calcext:value-type="string">
            <text:p>-Étalonner un pH-mètre et mesurer un pH.</text:p>
            <text:p/>
            <text:p>-Mesurer le pH d’une solution aqueuse d’un acide ou d’une base pour en apprécier le caractère fort ou faible</text:p>
            <text:p>-Préparer une solution tampon par mélange de solutions d’un acide et de sa base conjuguée</text:p>
          </table:table-cell>
          <table:table-cell table:style-name="ce183" office:value-type="string" calcext:value-type="string">
            <text:p>-Suivre l’évolution temporelle de la concentration d’un réactif ou d’un produit pour déterminer la valeur de la vitesse d’apparition d’un produit ou de disparition d’un réactif en estimant la valeur du nombre dérivé en un point de la courbe d’évolution.</text:p>
          </table:table-cell>
          <table:table-cell table:style-name="ce186" office:value-type="string" calcext:value-type="string">
            <text:p>X</text:p>
          </table:table-cell>
          <table:table-cell table:style-name="ce189" office:value-type="string" calcext:value-type="string">
            <text:p>X</text:p>
          </table:table-cell>
          <table:table-cell table:style-name="ce189" office:value-type="string" calcext:value-type="string">
            <text:p>-Mesurer le pH de solutions d’acide chlorhydrique (H3O+, Cl-) obtenues par dilutions successives d’un facteur 10 pour tester la relation entre le pH et la concentration en ion oxonium H3O+ apporté.</text:p>
            <text:p>-Mesurer une conductance et tracer une courbe d’étalonnage pour déterminer une concentration</text:p>
          </table:table-cell>
          <table:table-cell table:style-name="ce189" office:value-type="string" calcext:value-type="string">
            <text:p>-Réaliser une solution de concentration donnée en soluté apporté à partir d’une solution de titre massique et de densité fournis</text:p>
            <text:p>-Mettre en œuvre le suivi pH métrique d’un titrage ayant pour support une réaction acide-base.</text:p>
            <text:p>-Mettre en œuvre le suivi conductimétrique d’un titrage</text:p>
          </table:table-cell>
          <table:table-cell table:style-name="ce189" office:value-type="string" calcext:value-type="string">
            <text:p>-Mettre en évidence des facteurs cinétiques et l’effet d’un catalyseur.</text:p>
            <text:p>-Mettre en œuvre une méthode physique pour suivre l’évolution d’une concentration et déterminer la vitesse volumique de formation d’un produit ou de disparition d’un réactif</text:p>
          </table:table-cell>
          <table:table-cell table:style-name="ce189" office:value-type="string" calcext:value-type="string">
            <text:p>X</text:p>
          </table:table-cell>
          <table:table-cell table:style-name="ce189" office:value-type="string" calcext:value-type="string">
            <text:p>-Mettre en évidence la présence de tous les réactifs dans l’état final d’un système siège d’une transformation non totale, par un nouvel ajout de réactifs.</text:p>
            <text:p>-Déterminer la valeur du quotient de réaction à l’état final d’un système, siège d’une transformation non totale, et montrer son indépendance vis-à vis de la composition initiale du système à une température donnée.</text:p>
            <text:p>-Illustrer un transfert spontané d’électrons par contact entre réactifs et par l’intermédiaire d’un circuit extérieur.</text:p>
            <text:p>-Réaliser une pile, déterminer sa tension à vide et la polarité des électrodes, identifier la transformation mise en jeu, illustrer le rôle du pont salin.</text:p>
          </table:table-cell>
          <table:table-cell table:style-name="ce189" office:value-type="string" calcext:value-type="string">
            <text:p>-Estimer la valeur de la constante d’acidité d’un couple acide-base à l’aide d’une mesure de pH.</text:p>
            <text:p>-Mesurer le pH de solutions d’acide ou de base de concentration donnée pour en déduire le caractère fort ou faible de l’acide ou de la base</text:p>
          </table:table-cell>
          <table:table-cell table:style-name="ce189" office:value-type="string" calcext:value-type="string">
            <text:p>-Identifier les produits formés lors du passage forcé d’un courant dans un électrolyseur. Relier la durée, l’intensité du courant et les quantités de matière de produits formés</text:p>
          </table:table-cell>
          <table:table-cell table:style-name="ce189" office:value-type="string" calcext:value-type="string">
            <text:p>X</text:p>
          </table:table-cell>
          <table:table-cell table:style-name="ce189" office:value-type="string" calcext:value-type="string">
            <text:p>-Mettre en œuvre un protocole de synthèse pour étudier l’influence de la modification des conditions expérimentales sur le rendement ou la vitesse</text:p>
          </table:table-cell>
          <table:table-cell table:style-name="ce189" office:value-type="string" calcext:value-type="string">
            <text:p>-Mettre en œuvre un protocole de synthèse conduisant à la modification d’un groupe caractéristique ou d’une chaîne carbonée.</text:p>
          </table:table-cell>
          <table:table-cell table:style-name="ce192" office:value-type="string" calcext:value-type="string">
            <text:p>-Mettre en œuvre un protocole de mesure d’un volume de gaz produit lors d’une transformation chimique</text:p>
            <text:p/>
            <text:p><text:span text:style-name="T2">-Mettre en œuvre un protocole illustrant le principe de l’alcootest</text:span></text:p>
          </table:table-cell>
          <table:table-cell table:style-name="ce192" office:value-type="string" calcext:value-type="string">
            <text:p>-À partir d’exemples de la vie quotidienne (brunissement d’un fruit, rancissement du beurre, caillage d’un lait, etc.), mettre en œuvre un protocole expérimental permettant d’identifier quelques facteurs favorisant la dégradation alimentaire (dioxygène de l’air, température, lumière, microorganismes, etc.) et de comparer leur influence.</text:p>
            <text:p/>
            <text:p><text:span text:style-name="T2">-Mettre en œuvre un protocole expérimental pour déterminer la fraîcheur d’un lait conformément aux normes de santé publique.</text:span></text:p>
          </table:table-cell>
          <table:table-cell table:style-name="ce192" office:value-type="string" calcext:value-type="string">
            <text:p>-Mettre en œuvre des mesures de conductivité montrant l’influence des espèces ioniques en solution et de leur concentration en quantité de matière.</text:p>
            <text:p>-Mettre en œuvre un dosage conductimétrique d’une espèce ionique (sulfate, nitrate, ion métallique, etc.) présente dans une eau. Interpréter qualitativement l’allure d’une courbe de dosage conductimétrique. Repérer et exploiter l’équivalence.</text:p>
          </table:table-cell>
          <table:table-cell table:style-name="ce192" office:value-type="string" calcext:value-type="string">
            <text:p>-Proposer des tests chimiques mettant en évidence la présence des gaz CO2, H2O, O2 .</text:p>
            <text:p>-Mettre en œuvre un protocole montrant la proportion de dioxygène dans l’air.</text:p>
            <text:p/>
            <text:p><text:span text:style-name="T2">-Mettre en œuvre une expérience d’adsorption sur charbon actif.</text:span></text:p>
          </table:table-cell>
          <table:table-cell table:style-name="ce192" office:value-type="string" calcext:value-type="string">
            <text:p>-Proposer et mettre en œuvre un protocole de dissolution ou de dilution pour préparer une solution de concentration en quantité de matière ou de concentration en masse donnée pour un soluté moléculaire ou ionique.</text:p>
            <text:p>-Mettre en œuvre un protocole expérimental pour identifier une espèce colorée en solution.</text:p>
            <text:p>-Pratiquer une démarche expérimentale (dosage par étalonnage et/ou spectrophotométrie) de détermination de la concentration d’une espèce : glucose, fer, cuivre, etc.</text:p>
            <text:p/>
            <text:p><text:span text:style-name="T2">-Mettre en œuvre un protocole montrant l’acidification d’une solution par dissolution de dioxyde de carbone.</text:span></text:p>
          </table:table-cell>
          <table:table-cell table:style-name="ce192" office:value-type="string" calcext:value-type="string">
            <text:p>-Utiliser des modèles moléculaires ou un logiciel de simulation</text:p>
            <text:p/>
            <text:p><text:span text:style-name="T2">-Mettre en œuvre un protocole de saponification d’un corps gras</text:span></text:p>
            <text:p/>
            <text:p><text:span text:style-name="T2">-Pratiquer une démarche expérimentale mettant en évidence la solubilité des vitamines.</text:span></text:p>
            <text:p><text:span text:style-name="T2">-Mettre en œuvre un dosage par titrage pour déterminer la teneur en vitamine C d’un aliment ou d’un médicament.</text:span></text:p>
            <text:p/>
            <text:p><text:span text:style-name="T2">-Mettre en œuvre un protocole expérimental pour identifier et doser par étalonnage un colorant alimentaire.</text:span></text:p>
          </table:table-cell>
          <table:table-cell table:number-columns-repeated="2" table:style-name="ce192" office:value-type="string" calcext:value-type="string">
            <text:p>X</text:p>
          </table:table-cell>
          <table:table-cell table:style-name="ce195" office:value-type="string" calcext:value-type="string">
            <text:p>-Exploiter les principales caractéristiques des piles ou accumulateurs (tension à vide, capacité, énergies massique et volumique, nombre de cycles de charge et décharge) pour les utiliser dans des applications spécifiques.</text:p>
          </table:table-cell>
          <table:table-cell table:number-columns-repeated="2" table:style-name="ce195" office:value-type="string" calcext:value-type="string">
            <text:p>X</text:p>
          </table:table-cell>
          <table:table-cell table:style-name="ce195" office:value-type="string" calcext:value-type="string">
            <text:p>-Mesurer le pH d’une solution aqueuse.</text:p>
            <text:p>-Proposer et réaliser un protocole permettant d’obtenir une solution de concentration molaire donnée par dilution.</text:p>
          </table:table-cell>
          <table:table-cell table:style-name="ce198" office:value-type="string" calcext:value-type="string">
            <text:p>-Proposer et mettre en œuvre un protocole pour extraire une espèce chimique solide dissoute dans l’eau.</text:p>
            <text:p>-Proposer et mettre en œuvre un protocole pour extraire sélectivement des ions d’un mélange par précipitation.</text:p>
          </table:table-cell>
          <table:table-cell table:style-name="ce198" office:value-type="string" calcext:value-type="string">
            <text:p>-Proposer un protocole de titrage en déterminant la prise d’essai.</text:p>
            <text:p>-Réaliser un titrage par pH-métrie ou avec un indicateur coloré</text:p>
          </table:table-cell>
          <table:table-cell table:style-name="ce198" office:value-type="string" calcext:value-type="string">
            <text:p>-Déterminer la valeur d’une constante d’équilibre à partir de mesures conductimétriques.</text:p>
            <text:p>-Concevoir et mettre en œuvre un protocole de dosage pour déterminer la concentration d’une solution inconnue : par comparaison à une gamme d'étalonnage ; par titrage, la réaction support étant une réaction de précipitation ou une réaction acide-base.</text:p>
          </table:table-cell>
          <table:table-cell table:style-name="ce198" office:value-type="string" calcext:value-type="string">
            <text:p>-Déterminer la concentration d'une solution inconnue en mettant en œuvre un protocole de titrage direct ou indirect : avec changement de couleur ; potentiométrique.</text:p>
          </table:table-cell>
          <table:table-cell table:style-name="ce198" office:value-type="string" calcext:value-type="string">
            <text:p>-Réaliser expérimentalement et interpréter des électrolyses, dont celle de l’eau.</text:p>
            <text:p>-Réaliser une électrolyse à anode soluble et calculer son rendement.</text:p>
            <text:p/>
            <text:p>-Choisir et mettre en œuvre une variante d’un protocole pour améliorer le rendement d’une synthèse.</text:p>
            <text:p/>
            <text:p>-Réaliser une synthèse suivant un protocole donné.</text:p>
            <text:p>-Réaliser un montage de Dean-Stark.</text:p>
            <text:p>-Mettre en évidence par une CCM un ou des produits issus de l’oxydation d’un alcool.</text:p>
            <text:p/>
            <text:p>-Réaliser une hydrodistillation, une distillation fractionnée.</text:p>
            <text:p/>
            <text:p>-Concevoir et mettre en œuvre un protocole pour déterminer la concentration d’une espèce à l’aide d’une droite d’étalonnage établie par spectrophotométrie</text:p>
          </table:table-cell>
          <table:table-cell table:style-name="ce198" office:value-type="string" calcext:value-type="string">
            <text:p>-Mettre en œuvre un protocole pour différencier deux diastéréoisomères par un procédé physique ou chimique</text:p>
          </table:table-cell>
          <table:table-cell table:style-name="ce198" office:value-type="string" calcext:value-type="string">
            <text:p>-Choisir une technique de distillation et la mettre en œuvre pour séparer les constituants d’un mélange.</text:p>
            <text:p>-Évaluer le rendement d’une distillation</text:p>
          </table:table-cell>
          <table:table-cell table:style-name="ce198" office:value-type="string" calcext:value-type="string">
            <text:p>-Concevoir et mettre en œuvre un protocole permettant de récupérer des cristaux à partir d’une solution.</text:p>
            <text:p>-Évaluer le rendement d’une cristallisation</text:p>
          </table:table-cell>
          <table:table-cell table:style-name="ce201" office:value-type="string" calcext:value-type="string">
            <text:p>-Repérer une molécule chirale.</text:p>
            <text:p>-Identifier les relations d’énantiomérie et de diastéréoisomérie entre différents stéréoisomères sur des modèles moléculaires ou en utilisant un logiciel de représentation moléculaire</text:p>
          </table:table-cell>
          <table:table-cell table:style-name="ce201" office:value-type="string" calcext:value-type="string">
            <text:p>-Mettre en œuvre un protocole expérimental pour montrer l’invariance du pKa d’un couple acide/base par spectrophotométrie.</text:p>
            <text:p>-Réaliser une extraction ou une séparation faisant intervenir une espèce acide ou basique</text:p>
          </table:table-cell>
          <table:table-cell table:style-name="ce201" office:value-type="string" calcext:value-type="string">
            <text:p>-Réaliser une pile et mesurer la tension pour identifier l’anode et la cathode, l’oxydant et le réducteur</text:p>
          </table:table-cell>
          <table:table-cell table:style-name="ce201" office:value-type="string" calcext:value-type="string">
            <text:p>-Réaliser le suivi cinétique d’une transformation chimique et l’exploiter pour déterminer l’ordre de réaction.</text:p>
          </table:table-cell>
          <table:table-cell table:style-name="ce201" office:value-type="string" calcext:value-type="string">
            <text:p>-Mettre en œuvre une expérience pour estimer le pouvoir calorifique d’un combustible.</text:p>
          </table:table-cell>
          <table:table-cell table:style-name="ce204" office:value-type="string" calcext:value-type="string">
            <text:p>-Déterminer une constante d’équilibre</text:p>
          </table:table-cell>
          <table:table-cell table:style-name="ce204" office:value-type="string" calcext:value-type="string">
            <text:p>-Réaliser une solution de concentration donnée en soluté apporté à partir d’un solide, d’un liquide ou d’une solution de composition connue.</text:p>
            <text:p>-Déterminer une constante d’équilibre</text:p>
            <text:p/>
            <text:p>-Mesurer une conductance et tracer une courbe d’étalonnage pour déterminer une concentration</text:p>
            <text:p/>
            <text:p>-Mettre en œuvre les suivis pH-métrique et conductimétrique d’un titrage ayant pour support une réaction acide-base.</text:p>
            <text:p/>
            <text:p>-Réaliser une pile et étudier son fonctionnement</text:p>
            <text:p/>
            <text:p>-Mettre en œuvre une réaction d’oxydo-réduction pour réaliser une analyse quantitative en solution aqueuse</text:p>
          </table:table-cell>
          <table:table-cell table:style-name="ce204" office:value-type="string" calcext:value-type="string">
            <text:p>-Établir une loi de vitesse à partir du suivi temporel d’une grandeur physique.</text:p>
            <text:p/>
            <text:p>-Déterminer l’énergie d’activation d’une réaction chimique.</text:p>
          </table:table-cell>
          <table:table-cell table:number-columns-repeated="2" table:style-name="ce204" office:value-type="string" calcext:value-type="string">
            <text:p>X</text:p>
          </table:table-cell>
          <table:table-cell table:style-name="ce204" office:value-type="string" calcext:value-type="string">
            <text:p>-Illustrer l’influence des conditions expérimentales sur la formation de solides et de solides cristallins.</text:p>
            <text:p/>
            <text:p>-Utiliser un logiciel ou des modèles cristallins pour visualiser des mailles et des sites interstitiels et pour déterminer des paramètres géométriques.</text:p>
          </table:table-cell>
          <table:table-cell table:style-name="ce204" office:value-type="string" calcext:value-type="string">
            <text:p>-Mettre en œuvre une réaction acide-base et une réaction de précipitation pour réaliser une analyse quantitative en solution aqueuse. </text:p>
            <text:p>-Illustrer un procédé de retraitement, de recyclage, de séparation en solution aqueuse</text:p>
          </table:table-cell>
          <table:table-cell table:style-name="ce204" office:value-type="string" calcext:value-type="string">
            <text:p>-Mettre en œuvre une réaction d’oxydo-réduction pour réaliser une analyse quantitative en solution aqueuse.</text:p>
            <text:p>-Réaliser une pile et étudier son fonctionnement.</text:p>
            <text:p/>
            <text:p>-Mettre en œuvre des réactions d’oxydo-réduction en s’appuyant sur l’utilisation de diagrammes potentiel-pH</text:p>
          </table:table-cell>
          <table:table-cell table:style-name="ce207" office:value-type="string" calcext:value-type="string">
            <text:p>-Déterminer une enthalpie standard de réaction (MP, PT)</text:p>
            <text:p/>
            <text:p>-Mettre en œuvre une transformation physico-chimique en réacteur adiabatique monobare pour déterminer une enthalpie standard de réaction. (PSI)</text:p>
          </table:table-cell>
          <table:table-cell table:number-columns-repeated="2" table:style-name="ce207" office:value-type="string" calcext:value-type="string">
            <text:p>-Déterminer l’évolution de la valeur d'une constante thermodynamique d'équilibre en fonction de la température.</text:p>
          </table:table-cell>
          <table:table-cell table:number-columns-repeated="2" table:style-name="ce207" office:value-type="string" calcext:value-type="string">
            <text:p>X</text:p>
          </table:table-cell>
          <table:table-cell table:style-name="ce207" office:value-type="string" calcext:value-type="string">
            <text:p>-Tracer et exploiter des courbes courant-potentiel.</text:p>
          </table:table-cell>
          <table:table-cell table:style-name="ce207" office:value-type="string" calcext:value-type="string">
            <text:p>-Étudier le fonctionnement d’une pile ou d’un électrolyseur pour effectuer des bilans de matière et des bilans électriques</text:p>
          </table:table-cell>
          <table:table-cell table:style-name="ce207" office:value-type="string" calcext:value-type="string">
            <text:p>-Mettre en évidence le phénomène de corrosion et de protection et des facteurs l’influençant</text:p>
          </table:table-cell>
          <table:table-cell table:style-name="ce207" office:value-type="string" calcext:value-type="string">
            <text:p>-Déterminer une enthalpie standard de réaction</text:p>
            <text:p/>
            <text:p>-Déterminer l’évolution de la valeur d’une constante thermodynamique d’équilibre en fonction de la température</text:p>
          </table:table-cell>
          <table:table-cell table:style-name="ce207" office:value-type="string" calcext:value-type="string">
            <text:p>-Déterminer une constante thermodynamique par l’étude de piles</text:p>
            <text:p/>
            <text:p>-Étudier le fonctionnement d’une pile pour effectuer un bilan de matière</text:p>
          </table:table-cell>
          <table:table-cell table:style-name="ce207" office:value-type="string" calcext:value-type="string">
            <text:p>-Mettre en œuvre des réactions d’oxydoréduction en s’appuyant sur l’utilisation de diagrammes potentiel-pH.</text:p>
          </table:table-cell>
          <table:table-cell table:style-name="ce164" table:number-columns-repeated="28"/>
          <table:table-cell table:style-name="ce92"/>
          <table:table-cell table:style-name="ce164" table:number-columns-repeated="891"/>
          <table:table-cell table:number-columns-repeated="13"/>
        </table:table-row>
        <table:table-row table:style-name="ro10">
          <table:table-cell table:style-name="ce164" office:value-type="string" calcext:value-type="string">
            <text:p>Manips possibles</text:p>
          </table:table-cell>
          <table:table-cell table:style-name="ce165" office:value-type="string" calcext:value-type="string">
            <text:p>-Banc Koffler</text:p>
            <text:p>-Mesure masse volumique par déplacement d’un fluide dans une fiole jaugée ou une éprouvette (vérifier que le solide n’est pas soluble)</text:p>
            <text:p>-Test des ions présents dans une eau minérale (Le Maréchal Chimie générale p19)</text:p>
            <text:p>-Test du glucose par la liqueur de Fehling</text:p>
            <text:p>-Mélange eau,huile,alcool (densité décroissante, non miscible, hachette Bellier 2nde)</text:p>
            <text:p><text:span text:style-name="T2">-Tests caractéristiques d’1 orange (Fehling, CCM, sulfate de cuivre anhydre, hachette bellier 2nde)</text:span></text:p>
          </table:table-cell>
          <table:table-cell table:style-name="ce165" office:value-type="string" calcext:value-type="string">
            <text:p>-Échelles de teinte avec KMnO4 (Hachette Bellier 2nde p32)</text:p>
            <text:p>-Dissolution d’un solide</text:p>
            <text:p>-Dilution</text:p>
          </table:table-cell>
          <table:table-cell table:number-columns-repeated="2" table:style-name="ce165" office:value-type="string" calcext:value-type="string">
            <text:p>?</text:p>
          </table:table-cell>
          <table:table-cell table:style-name="ce165" office:value-type="string" calcext:value-type="string">
            <text:p>-Propriétés des halogènes (manip ? voire protocole TP)</text:p>
          </table:table-cell>
          <table:table-cell table:number-columns-repeated="2" table:style-name="ce165" office:value-type="string" calcext:value-type="string">
            <text:p>?</text:p>
          </table:table-cell>
          <table:table-cell table:style-name="ce165" office:value-type="string" calcext:value-type="string">
            <text:p>-Réaction de l'acide chlorhydrique sur la soude, test réactif limitant par papier pH, réaction exothermique</text:p>
            <text:p>-Influence de la masse du réactif limitant sur l’augmentation de T pour une réaction exothermique (Hachette Bellier 2nde)</text:p>
          </table:table-cell>
          <table:table-cell table:style-name="ce165" office:value-type="string" calcext:value-type="string">
            <text:p>-Synthèse de l'arôme de poire, éventuellement de la vanilline ou de l'acétathe d'éthyle mais est ce que c'est possible d'en faire un CCM ?</text:p>
            <text:p>-Synthèse de l’arôme de lavande (Hachette Bellier 2nde)</text:p>
            <text:p>-CCM du limonène (arôme d’orange) (Hachette bellier 2nde p16)</text:p>
            <text:p>Peut être préferer la vanilline (Le maréchal orga p167)</text:p>
          </table:table-cell>
          <table:table-cell table:style-name="ce168" office:value-type="string" calcext:value-type="string">
            <text:p>?</text:p>
          </table:table-cell>
          <table:table-cell table:style-name="ce171" office:value-type="string" calcext:value-type="string">
            <text:p><text:span text:style-name="T7">-Échelles de teinte avec KMnO4 (Hachette Bellier 2nde p32)</text:span></text:p>
            <text:p>-Dosage du MnO4- de l’eau de Dakin (TP 1.1, Cachau p296). Limites : précision faible, pas possible si concentration trop forte ou espèce non colorée</text:p>
          </table:table-cell>
          <table:table-cell table:style-name="ce171" office:value-type="string" calcext:value-type="string">
            <text:p>Réaction équilibrée, dosage colorimétrique d’un des produits : ?</text:p>
          </table:table-cell>
          <table:table-cell table:style-name="ce171" office:value-type="string" calcext:value-type="string">
            <text:p>-Dosage de l'acide acétique avec IC acidobasique (Maréchal p2)</text:p>
            <text:p>-Dosage H2O2 par MnO4- ?</text:p>
            <text:p>-Qualitatif : Paille de fer dans solution Cu2+ (décoloration, réaction redox) puis on ajoute NaOH (précipité vert, présence de Fe3+ ?)</text:p>
          </table:table-cell>
          <table:table-cell table:style-name="ce171" office:value-type="string" calcext:value-type="string">
            <text:p>-Modèle moléculaire, ou logiciel xx ??</text:p>
          </table:table-cell>
          <table:table-cell table:style-name="ce171" office:value-type="string" calcext:value-type="string">
            <text:p>-Solubilité d’une même masse de sel dans l'eau, l’éthanol, l'huile (solvant orga) (ref? Ou truc de Mathieu sur la curcumine ?)</text:p>
            <text:p>-Extraction de Cu2+ et I2 (Hachette Bellier 1<text:span text:style-name="T3">re</text:span> p103)</text:p>
            <text:p>-Effet de l’eau salée sur les savons (Hachette Bellier 1<text:span text:style-name="T3">re</text:span> p102)</text:p>
          </table:table-cell>
          <table:table-cell table:style-name="ce171" office:value-type="string" calcext:value-type="string">
            <text:p>-Modèle moléculaire, ou logiciel xx ??</text:p>
          </table:table-cell>
          <table:table-cell table:style-name="ce171" office:value-type="string" calcext:value-type="string">
            <text:p>Synthèse orga d’un arôme ?</text:p>
          </table:table-cell>
          <table:table-cell table:style-name="ce171" office:value-type="string" calcext:value-type="string">
            <text:p>-Pouvoir calorifique d'une bougie (Maréchal p254)</text:p>
          </table:table-cell>
          <table:table-cell table:style-name="ce174" office:value-type="string" calcext:value-type="string">
            <text:p>-Dilution</text:p>
            <text:p>-Dosage vinaigre ménager (acide acétique) par de la soude (Maréchal p2)</text:p>
            <text:p>-Dosage du desktop (TP1.2)</text:p>
            <text:p>-Voir chapitre acides et bases du Hachette Durandeau 1<text:span text:style-name="T3">re</text:span> ST2S</text:p>
          </table:table-cell>
          <table:table-cell table:style-name="ce174" office:value-type="string" calcext:value-type="string">
            <text:p><text:span text:style-name="T2">-Modèle moléculaire, ou logiciel xx ??</text:span></text:p>
            <text:p/>
            <text:p><text:span text:style-name="T2">-Tests aldéhyde et cétone : DNPH et liqueur de Fehling (Hachette Durandeau 1</text:span><text:span text:style-name="T8">re</text:span><text:span text:style-name="T2"> ST2S)</text:span></text:p>
            <text:p/>
            <text:p><text:span text:style-name="T2">-Effet thermique : HCl + NaOH</text:span></text:p>
            <text:p/>
            <text:p><text:span text:style-name="T2">-Solubilité NaCl dans différents solvants, I2</text:span></text:p>
            <text:p/>
            <text:p><text:span text:style-name="T2">-Extraction liquide-liquide : Cu2+ et I2 (Hachette Bellier 1</text:span><text:span text:style-name="T8">re</text:span><text:span text:style-name="T2"> p103)</text:span></text:p>
          </table:table-cell>
          <table:table-cell table:style-name="ce174" office:value-type="string" calcext:value-type="string">
            <text:p><text:span text:style-name="T2">-Effet thermique : HCl + NaOH</text:span></text:p>
            <text:p/>
            <text:p><text:span text:style-name="T2">-Tests des protéines, lipides, glucides, sels minéraux dans le lait (Hachette Durandeau 1</text:span><text:span text:style-name="T8">re</text:span><text:span text:style-name="T2"> ST2S)</text:span></text:p>
            <text:p/>
            <text:p><text:span text:style-name="T2">-Pouvoir calorifique d’une amande ?</text:span></text:p>
          </table:table-cell>
          <table:table-cell table:style-name="ce174" office:value-type="string" calcext:value-type="string">
            <text:p>-Hydrolyse de l'amidon <text:span text:style-name="T9">(</text:span>??<text:span text:style-name="T9">)</text:span></text:p>
          </table:table-cell>
          <table:table-cell table:style-name="ce174" office:value-type="string" calcext:value-type="string">
            <text:p>? quel produit doser ?</text:p>
          </table:table-cell>
          <table:table-cell table:style-name="ce177" office:value-type="string" calcext:value-type="string">
            <text:p>-Pouvoir calorifique d'une bougie (Maréchal p254)</text:p>
          </table:table-cell>
          <table:table-cell table:style-name="ce177" office:value-type="string" calcext:value-type="string">
            <text:p>-Dilution et dissolution</text:p>
          </table:table-cell>
          <table:table-cell table:style-name="ce177" office:value-type="string" calcext:value-type="string">
            <text:p>-Test H2O par sulfate de cuivre anhydre, test CO2 par barbotage dans eau de chaux</text:p>
          </table:table-cell>
          <table:table-cell table:style-name="ce177" office:value-type="string" calcext:value-type="string">
            <text:p>-Pile Danniel <text:span text:style-name="T9">(</text:span>Maréchal p190<text:span text:style-name="T9">)</text:span></text:p>
          </table:table-cell>
          <table:table-cell table:style-name="ce180" office:value-type="string" calcext:value-type="string">
            <text:p>?</text:p>
          </table:table-cell>
          <table:table-cell table:style-name="ce180" office:value-type="string" calcext:value-type="string">
            <text:p>-Montage à reflux avec ampoule de coulée : Paracétamol ?</text:p>
            <text:p/>
            <text:p>-Recristallisation</text:p>
            <text:p/>
            <text:p>-Filtration</text:p>
            <text:p/>
            <text:p>-Extraction :</text:p>
            <text:p/>
            <text:p>-Séchage :</text:p>
            <text:p/>
            <text:p>-CCM :</text:p>
            <text:p/>
            <text:p>-Distillation :</text:p>
            <text:p/>
            <text:p>-Synthèse à partir d’un alcool : acétate d’éthyle (Maréchal 2 p82)</text:p>
          </table:table-cell>
          <table:table-cell table:style-name="ce180" office:value-type="string" calcext:value-type="string">
            <text:p>?</text:p>
          </table:table-cell>
          <table:table-cell table:style-name="ce183" office:value-type="string" calcext:value-type="string">
            <text:p>-Modèle moléculaire, ou logiciel xx ??</text:p>
          </table:table-cell>
          <table:table-cell table:style-name="ce183" office:value-type="string" calcext:value-type="string">
            <text:p><text:span text:style-name="T7">-Échelles de teinte avec KMnO4 (Hachette Bellier 2nde </text:span><text:span text:style-name="T10">p32</text:span><text:span text:style-name="T7">)</text:span></text:p>
            <text:p/>
            <text:p><text:span text:style-name="T7">-Dissolution et dilution</text:span></text:p>
            <text:p/>
            <text:p><text:span text:style-name="T7">-pH et température sur solubilité ?</text:span></text:p>
          </table:table-cell>
          <table:table-cell table:style-name="ce183" office:value-type="string" calcext:value-type="string">
            <text:p>-Mesure pH solutions acides/bases faibles ou fortes <text:span text:style-name="T9">(</text:span>HCl, NaOH, CH3COOH, ...<text:span text:style-name="T9">)</text:span></text:p>
          </table:table-cell>
          <table:table-cell table:style-name="ce183" office:value-type="string" calcext:value-type="string">
            <text:p>KMnO4 par ions tartate ??? ou Vert de Malachite ?? Beer Lambert au programme ?</text:p>
            <text:p>Sinon dosages successifs ?</text:p>
          </table:table-cell>
          <table:table-cell table:style-name="ce186" office:value-type="string" calcext:value-type="string">
            <text:p>?</text:p>
          </table:table-cell>
          <table:table-cell table:style-name="ce189" office:value-type="string" calcext:value-type="string">
            <text:p>?</text:p>
          </table:table-cell>
          <table:table-cell table:style-name="ce189" office:value-type="string" calcext:value-type="string">
            <text:p>-Dosage par étalonnage et spectro du MnO4- dans le Dakin</text:p>
            <text:p><text:span text:style-name="T2">-Dosage par étalonnage et conductimétrique de ???</text:span></text:p>
          </table:table-cell>
          <table:table-cell table:style-name="ce189" office:value-type="string" calcext:value-type="string">
            <text:p><text:span text:style-name="T2">-Dosage conductimétrique de l’acide acétique du vinaigre par de la soude</text:span></text:p>
            <text:p><text:span text:style-name="T2">-Dosage pHmétrique de l’acide acétique du vinaigre par de la soude</text:span></text:p>
            <text:p><text:span text:style-name="T2">-Ajouter un IC pour avoir 3 dosages d’un coup ?</text:span></text:p>
          </table:table-cell>
          <table:table-cell table:style-name="ce189" office:value-type="string" calcext:value-type="string">
            <text:p>-Quali : lecon Aymalric intro</text:p>
            <text:p>-Réaction MnO4- avec ions tartrate ?</text:p>
          </table:table-cell>
          <table:table-cell table:style-name="ce189" office:value-type="string" calcext:value-type="string">
            <text:p>Voire leçon Matthieu</text:p>
          </table:table-cell>
          <table:table-cell table:style-name="ce189" office:value-type="string" calcext:value-type="string">
            <text:p>-Mesure Qr à l’état final ?</text:p>
            <text:p/>
            <text:p>-Pile Danniell</text:p>
          </table:table-cell>
          <table:table-cell table:style-name="ce189" office:value-type="string" calcext:value-type="string">
            <text:p>-Mesure du Ka via titrage pHmétrique de l'acide acétique</text:p>
            <text:p>-Mesure pH solutions acides/bases faibles ou fortes</text:p>
          </table:table-cell>
          <table:table-cell table:style-name="ce189" office:value-type="string" calcext:value-type="string">
            <text:p>-Électrolyse de l'eau, caractérisation de O2 et H2 par leurs tests caractéristiques <text:span text:style-name="T9">(</text:span>TP x<text:span text:style-name="T9">)</text:span></text:p>
          </table:table-cell>
          <table:table-cell table:style-name="ce189" office:value-type="string" calcext:value-type="string">
            <text:p>-Modèle moléculaire ou logiciel ??</text:p>
          </table:table-cell>
          <table:table-cell table:style-name="ce189" office:value-type="string" calcext:value-type="string">
            <text:p>-Dean Stark vs montage à reflux pour la synthèse de l'acétate d'éthyle (Maréchal 2 p82)</text:p>
          </table:table-cell>
          <table:table-cell table:style-name="ce189" office:value-type="string" calcext:value-type="string">
            <text:p>-Synthèse de l'acétate d'éthyle (Maréchal 2 p82)</text:p>
          </table:table-cell>
          <table:table-cell table:style-name="ce192" office:value-type="string" calcext:value-type="string">
            <text:p>-Mesure volume gaz pour électrolyse de l’eau, ou dismutation de H2O2 catalysé par platine</text:p>
            <text:p/>
            <text:p>-EtOH+??</text:p>
          </table:table-cell>
          <table:table-cell table:style-name="ce192" office:value-type="string" calcext:value-type="string">
            <text:p>?</text:p>
          </table:table-cell>
          <table:table-cell table:style-name="ce192" office:value-type="string" calcext:value-type="string">
            <text:p>-Tests caractéristiques des ions (Maréchal p 36)</text:p>
            <text:p>-Dosage conductimétrique des ions chlorures d’une eau décarboniquée par du nitrate d’argent (Maréchal p42)</text:p>
          </table:table-cell>
          <table:table-cell table:style-name="ce192" office:value-type="string" calcext:value-type="string">
            <text:p>-Tests caractéristiques O2 -&gt; Flamme ; CO2 -&gt; trouble l'eau de chaux ; H2O -&gt; bleuit le sulfate de cuivre anhydre</text:p>
            <text:p>-O2 dans l’air ?? Winkler pour O2 dissous ? Y’a pas plus simple ?</text:p>
            <text:p>-Adsorption sur charbon actif ??</text:p>
          </table:table-cell>
          <table:table-cell table:style-name="ce192" office:value-type="string" calcext:value-type="string">
            <text:p>?</text:p>
          </table:table-cell>
          <table:table-cell table:style-name="ce192" office:value-type="string" calcext:value-type="string">
            <text:p><text:span text:style-name="T7">-Modèles moléculaires ou logiciel ??</text:span></text:p>
            <text:p/>
            <text:p><text:span text:style-name="T7">-Saponification (ref??)</text:span></text:p>
            <text:p/>
            <text:p><text:span text:style-name="T7">-Dosage vitamine C (Maréchal p81)</text:span></text:p>
            <text:p/>
            <text:p><text:span text:style-name="T7">-Étalonnage colorant</text:span></text:p>
          </table:table-cell>
          <table:table-cell table:number-columns-repeated="2" table:style-name="ce192" office:value-type="string" calcext:value-type="string">
            <text:p>?</text:p>
          </table:table-cell>
          <table:table-cell table:style-name="ce195" office:value-type="string" calcext:value-type="string">
            <text:p>-Accumulateur au plomb <text:span text:style-name="T9">(</text:span>Maréchal p201<text:span text:style-name="T9">)</text:span></text:p>
          </table:table-cell>
          <table:table-cell table:number-columns-repeated="2" table:style-name="ce195" office:value-type="string" calcext:value-type="string">
            <text:p>?</text:p>
          </table:table-cell>
          <table:table-cell table:style-name="ce195" office:value-type="string" calcext:value-type="string">
            <text:p>-Mesure pH</text:p>
          </table:table-cell>
          <table:table-cell table:style-name="ce198" office:value-type="string" calcext:value-type="string">
            <text:p>??</text:p>
            <text:p/>
            <text:p>-Précipitation de Cl- par Ag+ ?</text:p>
          </table:table-cell>
          <table:table-cell table:style-name="ce198" office:value-type="string" calcext:value-type="string">
            <text:p>-Dosage pHmétrique + avec indicateur coloré de l'acide acétique (Maréchal p2)</text:p>
            <text:p/>
            <text:p>-Dosage indirect ? Volhard ? Autre ?</text:p>
          </table:table-cell>
          <table:table-cell table:style-name="ce198" office:value-type="string" calcext:value-type="string">
            <text:p>?</text:p>
          </table:table-cell>
          <table:table-cell table:style-name="ce198" office:value-type="string" calcext:value-type="string">
            <text:p>-Dosage de H2O2 par KMnO4 (ref)</text:p>
            <text:p/>
            <text:p>-Dosage indirect ?</text:p>
          </table:table-cell>
          <table:table-cell table:style-name="ce198" office:value-type="string" calcext:value-type="string">
            <text:p>-Électrolyse de l'eau (ref)</text:p>
            <text:p/>
            <text:p>-Électrolyse à anode soluble (?)</text:p>
            <text:p/>
            <text:p>-Améliorer le rendement d’une synthèse : Dean Stark sur l’oxydation de l’alcool benzylique(TP?)</text:p>
            <text:p/>
            <text:p>-Hydrodistillation de …</text:p>
            <text:p>-Distillation fractionnée de ..</text:p>
            <text:p/>
            <text:p>-Spectrophotométrie … MnO4- ?</text:p>
          </table:table-cell>
          <table:table-cell table:style-name="ce198" office:value-type="string" calcext:value-type="string">
            <text:p>-Acide maléique er fumarique sont des diastéréoisomères de propriétés différentes (point de fusion par exemple)</text:p>
          </table:table-cell>
          <table:table-cell table:style-name="ce198" office:value-type="string" calcext:value-type="string">
            <text:p>-Distillation fractionnée de ...</text:p>
          </table:table-cell>
          <table:table-cell table:style-name="ce198" office:value-type="string" calcext:value-type="string">
            <text:p>-Cristalisation de .. ? Paracétamol ? Saponification ?</text:p>
          </table:table-cell>
          <table:table-cell table:style-name="ce201" office:value-type="string" calcext:value-type="string">
            <text:p>-Modèle moléculaire ou logiciel ??</text:p>
          </table:table-cell>
          <table:table-cell table:style-name="ce201" office:value-type="string" calcext:value-type="string">
            <text:p>??</text:p>
          </table:table-cell>
          <table:table-cell table:style-name="ce201" office:value-type="string" calcext:value-type="string">
            <text:p>-Pile Danniell <text:span text:style-name="T9">(</text:span>Maréchal p190<text:span text:style-name="T9">)</text:span></text:p>
          </table:table-cell>
          <table:table-cell table:style-name="ce201" office:value-type="string" calcext:value-type="string">
            <text:p><text:span text:style-name="T2">-Quali : truc avec le Cobalt là</text:span></text:p>
            <text:p/>
            <text:p><text:span text:style-name="T2">-Vert de Malachite (ref TP ?)</text:span></text:p>
            <text:p/>
            <text:p><text:span text:style-name="T2">-MnO4- avec ions tartrate ??</text:span></text:p>
          </table:table-cell>
          <table:table-cell table:style-name="ce201" office:value-type="string" calcext:value-type="string">
            <text:p><text:span text:style-name="T2">-Pouvoir calorifique d'une bougie </text:span><text:span text:style-name="T11">(</text:span><text:span text:style-name="T12">Maréchal p254</text:span><text:span text:style-name="T11">)</text:span></text:p>
          </table:table-cell>
          <table:table-cell table:style-name="ce204" office:value-type="string" calcext:value-type="string">
            <text:p>-Constante de solubilité du sel (mesure conductivité d'une solution saturée diluée)</text:p>
            <text:p>-Constante d’acidité de l’acide acétique par dosage pHmétrique (Maréchal p2)</text:p>
          </table:table-cell>
          <table:table-cell table:style-name="ce204" office:value-type="string" calcext:value-type="string">
            <text:p><text:span text:style-name="T2">-Constante de solubilité du sel (mesure conductivité d'une solution saturée diluée)</text:span></text:p>
            <text:p><text:span text:style-name="T2">-Constante d’acidité de l’acide acétique par dosage pHmétrique (Maréchal p2)</text:span></text:p>
            <text:p/>
            <text:p><text:span text:style-name="T2">-Mesure conductance ?</text:span></text:p>
            <text:p/>
            <text:p><text:span text:style-name="T2">-Dosage pHmétrique et conductimétrique de l’acide acétique par la soude (Maréchal p2)</text:span></text:p>
            <text:p/>
            <text:p><text:span text:style-name="T2">-Pile Danniel (Maréchal p190)</text:span></text:p>
            <text:p/>
            <text:p><text:span text:style-name="T2">-Dosage de Winkler (Maréchal p77)</text:span></text:p>
          </table:table-cell>
          <table:table-cell table:style-name="ce204" office:value-type="string" calcext:value-type="string">
            <text:p>-Quali : truc avec le Cobalt là</text:p>
            <text:p/>
            <text:p>-Vert de Malachite (ref TP ?)</text:p>
            <text:p/>
            <text:p>-MnO4- avec ions tartrate ??</text:p>
            <text:p/>
            <text:p>-Énergie d’activation ?</text:p>
          </table:table-cell>
          <table:table-cell table:style-name="ce204" office:value-type="string" calcext:value-type="string">
            <text:p>-Modèle moléculaire ou logiciel ??</text:p>
          </table:table-cell>
          <table:table-cell table:style-name="ce204" office:value-type="string" calcext:value-type="string">
            <text:p><text:span text:style-name="T2">-Modèle moléculaire ou logiciel ??</text:span></text:p>
            <text:p/>
            <text:p>-Mesure de la solubilité du chlorure de sodium par dosage des ions chlorure (Volhard, ou potentiométrique par précipitation avec Ag, Maréchal p154 ou p43)</text:p>
          </table:table-cell>
          <table:table-cell table:style-name="ce204" office:value-type="string" calcext:value-type="string">
            <text:p>-Modèles moléculaires ou logiciel ?? le même que les autres ??</text:p>
            <text:p/>
            <text:p>-Formation de cristaux ??</text:p>
          </table:table-cell>
          <table:table-cell table:style-name="ce204" office:value-type="string" calcext:value-type="string">
            <text:p>-Dosage potentiométrique des ions chlorure par précipitation avec Ag (Maréchal p43)</text:p>
            <text:p/>
            <text:p>-Recyclage ?</text:p>
          </table:table-cell>
          <table:table-cell table:style-name="ce204" office:value-type="string" calcext:value-type="string">
            <text:p>-Dosage de Winkler (Maréchal p77)</text:p>
            <text:p/>
            <text:p>-Pile Danniell (Maréchal p190)</text:p>
          </table:table-cell>
          <table:table-cell table:style-name="ce207" office:value-type="string" calcext:value-type="string">
            <text:p>-Mesure de l'élevation de température dans un calorimètre lors du mélange d'HCl et NaOH</text:p>
          </table:table-cell>
          <table:table-cell table:number-columns-repeated="4" table:style-name="ce207" office:value-type="string" calcext:value-type="string">
            <text:p>?</text:p>
          </table:table-cell>
          <table:table-cell table:style-name="ce207" office:value-type="string" calcext:value-type="string">
            <text:p>Courbe i-E de l’eau.</text:p>
          </table:table-cell>
          <table:table-cell table:style-name="ce207" office:value-type="string" calcext:value-type="string">
            <text:p>-Pile Danniel (Maréchal p190)</text:p>
            <text:p/>
            <text:p>-Accumulateur au plomb (Maréchal p201)</text:p>
          </table:table-cell>
          <table:table-cell table:style-name="ce207" office:value-type="string" calcext:value-type="string">
            <text:p>-Quali : corrosion du fer, de l'aluminium dans de l'eau et dans de l'acide (ref?)</text:p>
            <text:p>-Quantitatif ?</text:p>
          </table:table-cell>
          <table:table-cell table:style-name="ce207" office:value-type="string" calcext:value-type="string">
            <text:p>? Via potentiel d’une pile Danniel ?</text:p>
          </table:table-cell>
          <table:table-cell table:style-name="ce207" office:value-type="string" calcext:value-type="string">
            <text:p>-Pile Danniel <text:span text:style-name="T9">(</text:span>Maréchal p190<text:span text:style-name="T9">)</text:span>. Relier U à K (refaire calcul)</text:p>
          </table:table-cell>
          <table:table-cell table:style-name="ce207" office:value-type="string" calcext:value-type="string">
            <text:p>-Dosage de Winkler <text:span text:style-name="T9">(</text:span>Maréchal p77<text:span text:style-name="T9">)</text:span></text:p>
          </table:table-cell>
          <table:table-cell table:style-name="ce164" table:number-columns-repeated="920"/>
          <table:table-cell table:number-columns-repeated="13"/>
        </table:table-row>
        <table:table-row table:style-name="ro1">
          <table:table-cell office:value-type="string" calcext:value-type="string">
            <text:p>Manips OK ?</text:p>
          </table:table-cell>
          <table:table-cell table:number-columns-repeated="4" office:value-type="string" calcext:value-type="string">
            <text:p>Y</text:p>
          </table:table-cell>
          <table:table-cell office:value-type="string" calcext:value-type="string">
            <text:p>ref</text:p>
          </table:table-cell>
          <table:table-cell table:number-columns-repeated="6" office:value-type="string" calcext:value-type="string">
            <text:p>Y</text:p>
          </table:table-cell>
          <table:table-cell office:value-type="string" calcext:value-type="string">
            <text:p>?</text:p>
          </table:table-cell>
          <table:table-cell office:value-type="string" calcext:value-type="string">
            <text:p>ref</text:p>
          </table:table-cell>
          <table:table-cell office:value-type="string" calcext:value-type="string">
            <text:p>logiciel</text:p>
          </table:table-cell>
          <table:table-cell office:value-type="string" calcext:value-type="string">
            <text:p>Y</text:p>
          </table:table-cell>
          <table:table-cell office:value-type="string" calcext:value-type="string">
            <text:p>logiciel</text:p>
          </table:table-cell>
          <table:table-cell office:value-type="string" calcext:value-type="string">
            <text:p>?</text:p>
          </table:table-cell>
          <table:table-cell table:number-columns-repeated="2" office:value-type="string" calcext:value-type="string">
            <text:p>Y</text:p>
          </table:table-cell>
          <table:table-cell office:value-type="string" calcext:value-type="string">
            <text:p>Logiciel + ref</text:p>
          </table:table-cell>
          <table:table-cell table:number-columns-repeated="2" office:value-type="string" calcext:value-type="string">
            <text:p>ref</text:p>
          </table:table-cell>
          <table:table-cell office:value-type="string" calcext:value-type="string">
            <text:p>?</text:p>
          </table:table-cell>
          <table:table-cell table:number-columns-repeated="5" office:value-type="string" calcext:value-type="string">
            <text:p>Y</text:p>
          </table:table-cell>
          <table:table-cell office:value-type="string" calcext:value-type="string">
            <text:p>???</text:p>
          </table:table-cell>
          <table:table-cell office:value-type="string" calcext:value-type="string">
            <text:p>?</text:p>
          </table:table-cell>
          <table:table-cell office:value-type="string" calcext:value-type="string">
            <text:p>logiciel</text:p>
          </table:table-cell>
          <table:table-cell office:value-type="string" calcext:value-type="string">
            <text:p>?</text:p>
          </table:table-cell>
          <table:table-cell office:value-type="string" calcext:value-type="string">
            <text:p>Y</text:p>
          </table:table-cell>
          <table:table-cell office:value-type="string" calcext:value-type="string">
            <text:p>??</text:p>
          </table:table-cell>
          <table:table-cell office:value-type="string" calcext:value-type="string">
            <text:p>Y</text:p>
          </table:table-cell>
          <table:table-cell table:number-columns-repeated="2" office:value-type="string" calcext:value-type="string">
            <text:p>?</text:p>
          </table:table-cell>
          <table:table-cell office:value-type="string" calcext:value-type="string">
            <text:p>Y</text:p>
          </table:table-cell>
          <table:table-cell office:value-type="string" calcext:value-type="string">
            <text:p>ref</text:p>
          </table:table-cell>
          <table:table-cell table:number-columns-repeated="2" office:value-type="string" calcext:value-type="string">
            <text:p>?</text:p>
          </table:table-cell>
          <table:table-cell office:value-type="string" calcext:value-type="string">
            <text:p>Y</text:p>
          </table:table-cell>
          <table:table-cell office:value-type="string" calcext:value-type="string">
            <text:p>ref</text:p>
          </table:table-cell>
          <table:table-cell office:value-type="string" calcext:value-type="string">
            <text:p>logiciel</text:p>
          </table:table-cell>
          <table:table-cell table:number-columns-repeated="2" office:value-type="string" calcext:value-type="string">
            <text:p>Y</text:p>
          </table:table-cell>
          <table:table-cell table:number-columns-repeated="2" office:value-type="string" calcext:value-type="string">
            <text:p>??</text:p>
          </table:table-cell>
          <table:table-cell office:value-type="string" calcext:value-type="string">
            <text:p>Y</text:p>
          </table:table-cell>
          <table:table-cell office:value-type="string" calcext:value-type="string">
            <text:p>??</text:p>
          </table:table-cell>
          <table:table-cell office:value-type="string" calcext:value-type="string">
            <text:p>?</text:p>
          </table:table-cell>
          <table:table-cell office:value-type="string" calcext:value-type="string">
            <text:p>ref</text:p>
          </table:table-cell>
          <table:table-cell table:number-columns-repeated="6" office:value-type="string" calcext:value-type="string">
            <text:p>Y</text:p>
          </table:table-cell>
          <table:table-cell office:value-type="string" calcext:value-type="string">
            <text:p>??</text:p>
          </table:table-cell>
          <table:table-cell table:number-columns-repeated="2" office:value-type="string" calcext:value-type="string">
            <text:p>?</text:p>
          </table:table-cell>
          <table:table-cell office:value-type="string" calcext:value-type="string">
            <text:p>ref</text:p>
          </table:table-cell>
          <table:table-cell office:value-type="string" calcext:value-type="string">
            <text:p>??</text:p>
          </table:table-cell>
          <table:table-cell table:number-columns-repeated="2" office:value-type="string" calcext:value-type="string">
            <text:p>?</text:p>
          </table:table-cell>
          <table:table-cell office:value-type="string" calcext:value-type="string">
            <text:p>??</text:p>
          </table:table-cell>
          <table:table-cell office:value-type="string" calcext:value-type="string">
            <text:p>logiciel</text:p>
          </table:table-cell>
          <table:table-cell office:value-type="string" calcext:value-type="string">
            <text:p>??</text:p>
          </table:table-cell>
          <table:table-cell office:value-type="string" calcext:value-type="string">
            <text:p>Y</text:p>
          </table:table-cell>
          <table:table-cell office:value-type="string" calcext:value-type="string">
            <text:p>ref</text:p>
          </table:table-cell>
          <table:table-cell table:number-columns-repeated="2" office:value-type="string" calcext:value-type="string">
            <text:p>Y</text:p>
          </table:table-cell>
          <table:table-cell office:value-type="string" calcext:value-type="string">
            <text:p>?</text:p>
          </table:table-cell>
          <table:table-cell office:value-type="string" calcext:value-type="string">
            <text:p>ref</text:p>
          </table:table-cell>
          <table:table-cell table:number-columns-repeated="2" office:value-type="string" calcext:value-type="string">
            <text:p>logiciel</text:p>
          </table:table-cell>
          <table:table-cell table:number-columns-repeated="2" office:value-type="string" calcext:value-type="string">
            <text:p>??</text:p>
          </table:table-cell>
          <table:table-cell office:value-type="string" calcext:value-type="string">
            <text:p>Y</text:p>
          </table:table-cell>
          <table:table-cell office:value-type="string" calcext:value-type="string">
            <text:p>?</text:p>
          </table:table-cell>
          <table:table-cell table:number-columns-repeated="2" office:value-type="string" calcext:value-type="string">
            <text:p>??</text:p>
          </table:table-cell>
          <table:table-cell office:value-type="string" calcext:value-type="string">
            <text:p>Y</text:p>
          </table:table-cell>
          <table:table-cell table:number-columns-repeated="2" office:value-type="string" calcext:value-type="string">
            <text:p>?</text:p>
          </table:table-cell>
          <table:table-cell office:value-type="string" calcext:value-type="string">
            <text:p>Y</text:p>
          </table:table-cell>
          <table:table-cell table:number-columns-repeated="2" office:value-type="string" calcext:value-type="string">
            <text:p>??</text:p>
          </table:table-cell>
          <table:table-cell office:value-type="string" calcext:value-type="string">
            <text:p>calcul</text:p>
          </table:table-cell>
          <table:table-cell office:value-type="string" calcext:value-type="string">
            <text:p>Y</text:p>
          </table:table-cell>
          <table:table-cell table:number-columns-repeated="933"/>
        </table:table-row>
        <table:table-row table:style-name="ro1" table:number-rows-repeated="1048569">
          <table:table-cell table:number-columns-repeated="1024"/>
        </table:table-row>
        <table:table-row table:style-name="ro1">
          <table:table-cell table:number-columns-repeated="1024"/>
        </table:table-row>
      </table:table>
      <table:table table:name="LP export" table:style-name="ta1">
        <table:table-column table:style-name="co7" table:number-columns-repeated="9" table:default-cell-style-name="ce92"/>
        <table:table-column table:style-name="co8" table:default-cell-style-name="ce92"/>
        <table:table-column table:style-name="co9" table:number-columns-repeated="57" table:default-cell-style-name="ce92"/>
        <table:table-column table:style-name="co4" table:number-columns-repeated="956" table:default-cell-style-name="Default"/>
        <table:table-row table:style-name="ro1">
          <table:table-cell table:style-name="ce98" office:value-type="float" office:value="1" calcext:value-type="float">
            <text:p>1</text:p>
          </table:table-cell>
          <table:table-cell table:style-name="ce98" office:value-type="float" office:value="2" calcext:value-type="float">
            <text:p>2</text:p>
          </table:table-cell>
          <table:table-cell table:style-name="ce98" office:value-type="float" office:value="3" calcext:value-type="float">
            <text:p>3</text:p>
          </table:table-cell>
          <table:table-cell table:style-name="ce98" office:value-type="float" office:value="4" calcext:value-type="float">
            <text:p>4</text:p>
          </table:table-cell>
          <table:table-cell table:style-name="ce98" office:value-type="float" office:value="5" calcext:value-type="float">
            <text:p>5</text:p>
          </table:table-cell>
          <table:table-cell table:style-name="ce98" office:value-type="float" office:value="6" calcext:value-type="float">
            <text:p>6</text:p>
          </table:table-cell>
          <table:table-cell table:style-name="ce98" office:value-type="float" office:value="7" calcext:value-type="float">
            <text:p>7</text:p>
          </table:table-cell>
          <table:table-cell table:style-name="ce98" office:value-type="float" office:value="8" calcext:value-type="float">
            <text:p>8</text:p>
          </table:table-cell>
          <table:table-cell table:style-name="ce98" office:value-type="float" office:value="9" calcext:value-type="float">
            <text:p>9</text:p>
          </table:table-cell>
          <table:table-cell table:style-name="ce98" office:value-type="float" office:value="10" calcext:value-type="float">
            <text:p>10</text:p>
          </table:table-cell>
          <table:table-cell table:style-name="ce98" office:value-type="float" office:value="11" calcext:value-type="float">
            <text:p>11</text:p>
          </table:table-cell>
          <table:table-cell table:style-name="ce98" office:value-type="float" office:value="12" calcext:value-type="float">
            <text:p>12</text:p>
          </table:table-cell>
          <table:table-cell table:style-name="ce98" office:value-type="float" office:value="13" calcext:value-type="float">
            <text:p>13</text:p>
          </table:table-cell>
          <table:table-cell table:style-name="ce98" office:value-type="float" office:value="14" calcext:value-type="float">
            <text:p>14</text:p>
          </table:table-cell>
          <table:table-cell table:style-name="ce98" office:value-type="float" office:value="15" calcext:value-type="float">
            <text:p>15</text:p>
          </table:table-cell>
          <table:table-cell table:style-name="ce98" office:value-type="float" office:value="16" calcext:value-type="float">
            <text:p>16</text:p>
          </table:table-cell>
          <table:table-cell table:style-name="ce98" office:value-type="float" office:value="17" calcext:value-type="float">
            <text:p>17</text:p>
          </table:table-cell>
          <table:table-cell table:style-name="ce98" office:value-type="float" office:value="18" calcext:value-type="float">
            <text:p>18</text:p>
          </table:table-cell>
          <table:table-cell table:style-name="ce98" office:value-type="float" office:value="19" calcext:value-type="float">
            <text:p>19</text:p>
          </table:table-cell>
          <table:table-cell table:style-name="ce98" office:value-type="float" office:value="20" calcext:value-type="float">
            <text:p>20</text:p>
          </table:table-cell>
          <table:table-cell table:style-name="ce98" office:value-type="float" office:value="21" calcext:value-type="float">
            <text:p>21</text:p>
          </table:table-cell>
          <table:table-cell table:style-name="ce98" office:value-type="float" office:value="22" calcext:value-type="float">
            <text:p>22</text:p>
          </table:table-cell>
          <table:table-cell table:style-name="ce98" office:value-type="float" office:value="23" calcext:value-type="float">
            <text:p>23</text:p>
          </table:table-cell>
          <table:table-cell table:style-name="ce98" office:value-type="float" office:value="24" calcext:value-type="float">
            <text:p>24</text:p>
          </table:table-cell>
          <table:table-cell table:style-name="ce98" office:value-type="float" office:value="25" calcext:value-type="float">
            <text:p>25</text:p>
          </table:table-cell>
          <table:table-cell table:style-name="ce98" office:value-type="float" office:value="26" calcext:value-type="float">
            <text:p>26</text:p>
          </table:table-cell>
          <table:table-cell table:style-name="ce98" office:value-type="float" office:value="27" calcext:value-type="float">
            <text:p>27</text:p>
          </table:table-cell>
          <table:table-cell table:style-name="ce87" table:number-columns-repeated="40"/>
          <table:table-cell table:number-columns-repeated="956"/>
        </table:table-row>
        <table:table-row table:style-name="ro1">
          <table:table-cell table:number-columns-repeated="2" table:style-name="ce79" office:value-type="string" calcext:value-type="string">
            <text:p>Mécanique classique</text:p>
          </table:table-cell>
          <table:table-cell table:number-columns-repeated="3" table:style-name="ce79" office:value-type="string" calcext:value-type="string">
            <text:p>Mécanique des fluides</text:p>
          </table:table-cell>
          <table:table-cell table:number-columns-repeated="3" table:style-name="ce79" office:value-type="string" calcext:value-type="string">
            <text:p>Thermodynamique et physique statistique</text:p>
          </table:table-cell>
          <table:table-cell table:number-columns-repeated="2" table:style-name="ce79" office:value-type="string" calcext:value-type="string">
            <text:p>Électromagnétisme</text:p>
          </table:table-cell>
          <table:table-cell table:number-columns-repeated="2" table:style-name="ce79" office:value-type="string" calcext:value-type="string">
            <text:p>Électronique</text:p>
          </table:table-cell>
          <table:table-cell table:number-columns-repeated="3" table:style-name="ce79" office:value-type="string" calcext:value-type="string">
            <text:p>Ondes</text:p>
          </table:table-cell>
          <table:table-cell table:number-columns-repeated="5" table:style-name="ce79" office:value-type="string" calcext:value-type="string">
            <text:p>Optique</text:p>
          </table:table-cell>
          <table:table-cell table:style-name="ce79" office:value-type="string" calcext:value-type="string">
            <text:p>Physique atomique/Physique du solide</text:p>
          </table:table-cell>
          <table:table-cell table:style-name="ce79" office:value-type="string" calcext:value-type="string">
            <text:p>Électromagnétisme/Physique du solide</text:p>
          </table:table-cell>
          <table:table-cell table:style-name="ce79" office:value-type="string" calcext:value-type="string">
            <text:p>Physique du solide</text:p>
          </table:table-cell>
          <table:table-cell table:number-columns-repeated="2" table:style-name="ce79" office:value-type="string" calcext:value-type="string">
            <text:p>Transverse</text:p>
          </table:table-cell>
          <table:table-cell table:style-name="ce79" office:value-type="string" calcext:value-type="string">
            <text:p>Relativité restreinte</text:p>
          </table:table-cell>
          <table:table-cell table:style-name="ce79" office:value-type="string" calcext:value-type="string">
            <text:p>Mécanique quantique</text:p>
          </table:table-cell>
          <table:table-cell table:number-columns-repeated="996"/>
        </table:table-row>
        <table:table-row table:style-name="ro1">
          <table:table-cell table:style-name="ce80" office:value-type="string" calcext:value-type="string">
            <text:p>Gravitation.</text:p>
          </table:table-cell>
          <table:table-cell table:style-name="ce80" office:value-type="string" calcext:value-type="string">
            <text:p>Lois de conservation en dynamique. </text:p>
          </table:table-cell>
          <table:table-cell table:style-name="ce80" office:value-type="string" calcext:value-type="string">
            <text:p>Notion de viscosité d’un fluide. Écoulements visqueux. </text:p>
          </table:table-cell>
          <table:table-cell table:style-name="ce80" office:value-type="string" calcext:value-type="string">
            <text:p>Modèle de l’écoulement parfait d’un fluide. </text:p>
          </table:table-cell>
          <table:table-cell table:style-name="ce80" office:value-type="string" calcext:value-type="string">
            <text:p>Phénomènes interfaciaux impliquant des fluides. </text:p>
          </table:table-cell>
          <table:table-cell table:style-name="ce80" office:value-type="string" calcext:value-type="string">
            <text:p>Premier principe de la thermodynamique. </text:p>
          </table:table-cell>
          <table:table-cell table:style-name="ce80" office:value-type="string" calcext:value-type="string">
            <text:p>Transitions de phase. </text:p>
          </table:table-cell>
          <table:table-cell table:style-name="ce80" office:value-type="string" calcext:value-type="string">
            <text:p>Phénomènes de transport. </text:p>
          </table:table-cell>
          <table:table-cell table:style-name="ce80" office:value-type="string" calcext:value-type="string">
            <text:p>Conversion de puissance électromécanique. </text:p>
          </table:table-cell>
          <table:table-cell table:style-name="ce80" office:value-type="string" calcext:value-type="string">
            <text:p>Induction électromagnétique. </text:p>
          </table:table-cell>
          <table:table-cell table:style-name="ce80" office:value-type="string" calcext:value-type="string">
            <text:p>Rétroaction et oscillations. </text:p>
          </table:table-cell>
          <table:table-cell table:style-name="ce80" office:value-type="string" calcext:value-type="string">
            <text:p>Traitement d’un signal. Étude spectrale. </text:p>
          </table:table-cell>
          <table:table-cell table:style-name="ce80" office:value-type="string" calcext:value-type="string">
            <text:p>Ondes progressives, ondes stationnaires. </text:p>
          </table:table-cell>
          <table:table-cell table:style-name="ce80" office:value-type="string" calcext:value-type="string">
            <text:p>Ondes acoustiques. </text:p>
          </table:table-cell>
          <table:table-cell table:style-name="ce80" office:value-type="string" calcext:value-type="string">
            <text:p>Propagation guidée des ondes. </text:p>
          </table:table-cell>
          <table:table-cell table:style-name="ce80" office:value-type="string" calcext:value-type="string">
            <text:p>Microscopies optiques. </text:p>
          </table:table-cell>
          <table:table-cell table:style-name="ce80" office:value-type="string" calcext:value-type="string">
            <text:p>Interférences à deux ondes en optique. </text:p>
          </table:table-cell>
          <table:table-cell table:style-name="ce80" office:value-type="string" calcext:value-type="string">
            <text:p>Interférométrie à division d’amplitude. </text:p>
          </table:table-cell>
          <table:table-cell table:style-name="ce80" office:value-type="string" calcext:value-type="string">
            <text:p>Diffraction de Fraunhofer. </text:p>
          </table:table-cell>
          <table:table-cell table:style-name="ce80" office:value-type="string" calcext:value-type="string">
            <text:p>Diffraction par des structures périodiques. </text:p>
          </table:table-cell>
          <table:table-cell table:style-name="ce80" office:value-type="string" calcext:value-type="string">
            <text:p>Absorption et émission de la lumière. </text:p>
          </table:table-cell>
          <table:table-cell table:style-name="ce80" office:value-type="string" calcext:value-type="string">
            <text:p>Propriétés macroscopiques des corps ferromagnétiques. </text:p>
          </table:table-cell>
          <table:table-cell table:style-name="ce80" office:value-type="string" calcext:value-type="string">
            <text:p>Mécanismes de la conduction électrique dans les solides. </text:p>
          </table:table-cell>
          <table:table-cell table:style-name="ce80" office:value-type="string" calcext:value-type="string">
            <text:p>Phénomènes de résonance dans différents domaines de la physique. </text:p>
          </table:table-cell>
          <table:table-cell table:style-name="ce80" office:value-type="string" calcext:value-type="string">
            <text:p>Oscillateurs ; portraits de phase et non-linéarités. </text:p>
          </table:table-cell>
          <table:table-cell table:style-name="ce80" office:value-type="string" calcext:value-type="string">
            <text:p>Cinématique relativiste. Expérience de Michelson et Morley. </text:p>
          </table:table-cell>
          <table:table-cell table:style-name="ce80" office:value-type="string" calcext:value-type="string">
            <text:p>Effet tunnel : application à la radioactivité alpha. </text:p>
          </table:table-cell>
          <table:table-cell table:style-name="ce135" table:number-columns-repeated="40"/>
          <table:table-cell table:number-columns-repeated="956"/>
        </table:table-row>
        <table:table-row table:style-name="ro2">
          <table:table-cell table:style-name="ce154" office:value-type="string" calcext:value-type="string">
            <text:p>Niveau : L1 (fin de l’année, pour utiliser le théorème de Gauss)</text:p>
          </table:table-cell>
          <table:table-cell table:style-name="ce154" office:value-type="string" calcext:value-type="string">
            <text:p>Niveau : L1 (fin du programme de méca du point, bilan, liens) ou MP (début d’année, rappels de MPSI)</text:p>
          </table:table-cell>
          <table:table-cell table:number-columns-repeated="2" table:style-name="ce154" office:value-type="string" calcext:value-type="string">
            <text:p>Niveau : PC</text:p>
          </table:table-cell>
          <table:table-cell table:style-name="ce154" office:value-type="string" calcext:value-type="string">
            <text:p>Niveau : L2 ou L3 (en fonction du niveau mathématique)</text:p>
          </table:table-cell>
          <table:table-cell table:style-name="ce154" office:value-type="string" calcext:value-type="string">
            <text:p>Niveau : PCSI</text:p>
          </table:table-cell>
          <table:table-cell table:style-name="ce154" office:value-type="string" calcext:value-type="string">
            <text:p>Niveau : L2 (pour Clapeyon et chaleur latente)</text:p>
          </table:table-cell>
          <table:table-cell table:style-name="ce154" office:value-type="string" calcext:value-type="string">
            <text:p>Niveau : PC (chaleur et particules)</text:p>
          </table:table-cell>
          <table:table-cell table:style-name="ce154" office:value-type="string" calcext:value-type="string">
            <text:p>Niveau : PSI</text:p>
          </table:table-cell>
          <table:table-cell table:style-name="ce154" office:value-type="string" calcext:value-type="string">
            <text:p>Niveau : PCSI</text:p>
          </table:table-cell>
          <table:table-cell table:style-name="ce154" office:value-type="string" calcext:value-type="string">
            <text:p>Niveau : PSI</text:p>
          </table:table-cell>
          <table:table-cell table:style-name="ce154" office:value-type="string" calcext:value-type="string">
            <text:p>Niveau : MPSI/PTSI (tourné filtrage. Modulation hors programme mais permet de mettre en avant l’aspect linéaire du filtrage)</text:p>
          </table:table-cell>
          <table:table-cell table:number-columns-repeated="2" table:style-name="ce154" office:value-type="string" calcext:value-type="string">
            <text:p>Niveau : PC</text:p>
          </table:table-cell>
          <table:table-cell table:style-name="ce154" office:value-type="string" calcext:value-type="string">
            <text:p>Niveau : L2 (fin du cours d’onde, pas au programme de prépa actuellement)</text:p>
          </table:table-cell>
          <table:table-cell table:style-name="ce154" office:value-type="string" calcext:value-type="string">
            <text:p>Niveau : L2 (intro de l’optique ondulatoire)</text:p>
          </table:table-cell>
          <table:table-cell table:number-columns-repeated="2" table:style-name="ce154" office:value-type="string" calcext:value-type="string">
            <text:p>Niveau : PC</text:p>
          </table:table-cell>
          <table:table-cell table:style-name="ce154" office:value-type="string" calcext:value-type="string">
            <text:p>Niveau : L2</text:p>
          </table:table-cell>
          <table:table-cell table:style-name="ce154" office:value-type="string" calcext:value-type="string">
            <text:p>Niveau : L2 (trop léger en MP)</text:p>
          </table:table-cell>
          <table:table-cell table:style-name="ce154" office:value-type="string" calcext:value-type="string">
            <text:p>Niveau : PC (spectroscopie hors programme)</text:p>
          </table:table-cell>
          <table:table-cell table:style-name="ce154" office:value-type="string" calcext:value-type="string">
            <text:p>Niveau : PSI</text:p>
          </table:table-cell>
          <table:table-cell table:style-name="ce154" office:value-type="string" calcext:value-type="string">
            <text:p>Niveau : PSI (III hors programme, ne pas y passer trop de temps)</text:p>
          </table:table-cell>
          <table:table-cell table:number-columns-repeated="2" table:style-name="ce154" office:value-type="string" calcext:value-type="string">
            <text:p>Niveau : L3</text:p>
          </table:table-cell>
          <table:table-cell table:style-name="ce154" table:content-validation-name="val1" office:value-type="string" calcext:value-type="string">
            <text:p>Niveau : L3</text:p>
          </table:table-cell>
          <table:table-cell table:style-name="ce154" office:value-type="string" calcext:value-type="string">
            <text:p>Niveau : PC (Gamow légèrement hors programme)</text:p>
          </table:table-cell>
          <table:table-cell table:style-name="ce38" table:number-columns-repeated="40"/>
          <table:table-cell table:number-columns-repeated="956"/>
        </table:table-row>
        <table:table-row table:style-name="ro15">
          <table:table-cell table:style-name="ce154" office:value-type="string" calcext:value-type="string">
            <text:p>Prérequis :</text:p>
            <text:p>-Mécanique du point</text:p>
            <text:p>-Électrostatique (force de Coulomb, théorème de Gauss)</text:p>
            <text:p>-Reférentiels non galiléens ?</text:p>
          </table:table-cell>
          <table:table-cell table:style-name="ce154" office:value-type="string" calcext:value-type="string">
            <text:p>Prérequis :</text:p>
            <text:p>-Mécanique du point</text:p>
            <text:p>-Électrostatique (force de Coulomb)</text:p>
            <text:p>-Méca de MPSI (si en MP)</text:p>
          </table:table-cell>
          <table:table-cell table:style-name="ce154" office:value-type="string" calcext:value-type="string">
            <text:p>Prérequis :</text:p>
            <text:p>-Fluide parfait</text:p>
          </table:table-cell>
          <table:table-cell table:style-name="ce154" office:value-type="string" calcext:value-type="string">
            <text:p>Prérequis :</text:p>
            <text:p>-Cinématique des fluides (?)</text:p>
            <text:p>-Thermodynamique (?)</text:p>
          </table:table-cell>
          <table:table-cell table:style-name="ce154" office:value-type="string" calcext:value-type="string">
            <text:p>Prérequis :</text:p>
            <text:p>-Thermodynamique (?)</text:p>
            <text:p>-Notions de mécanique des fluides (?)</text:p>
          </table:table-cell>
          <table:table-cell table:style-name="ce154" office:value-type="string" calcext:value-type="string">
            <text:p>Prérequis :</text:p>
            <text:p>-Mécanique du point</text:p>
            <text:p>-Variable d’état et fonction d’état</text:p>
          </table:table-cell>
          <table:table-cell table:style-name="ce154" office:value-type="string" calcext:value-type="string">
            <text:p>Prérequis :</text:p>
            <text:p>-1<text:span text:style-name="T3">er</text:span> principe</text:p>
          </table:table-cell>
          <table:table-cell table:style-name="ce154" office:value-type="string" calcext:value-type="string">
            <text:p>Prérequis :</text:p>
            <text:p>-1<text:span text:style-name="T3">er</text:span> principe</text:p>
          </table:table-cell>
          <table:table-cell table:style-name="ce154" office:value-type="string" calcext:value-type="string">
            <text:p>Prérequis :</text:p>
            <text:p>- Millieux ferromagnétiques</text:p>
            <text:p>- Induction</text:p>
            <text:p>- Électrocinétique</text:p>
          </table:table-cell>
          <table:table-cell table:style-name="ce154" office:value-type="string" calcext:value-type="string">
            <text:p>Prérequis :</text:p>
            <text:p>-Mécanique du point</text:p>
            <text:p>-Électrocinétique</text:p>
          </table:table-cell>
          <table:table-cell table:style-name="ce154" office:value-type="string" calcext:value-type="string">
            <text:p>Prérequis :</text:p>
            <text:p>-Électrocinétique</text:p>
            <text:p>-ALI</text:p>
            <text:p>-Filtrage</text:p>
          </table:table-cell>
          <table:table-cell table:style-name="ce154" office:value-type="string" calcext:value-type="string">
            <text:p>Prérequis :</text:p>
            <text:p>-Régime libre, réponse à un échelon de tension</text:p>
            <text:p>-Impédances complexes</text:p>
            <text:p>-Analyse de Fourier (décomposition en série, la TF est une généralisation)</text:p>
          </table:table-cell>
          <table:table-cell table:style-name="ce154" office:value-type="string" calcext:value-type="string">
            <text:p>Prérequis :</text:p>
            <text:p>-Mécanique du point</text:p>
            <text:p>-Analyse harmonique</text:p>
            <text:p>-Notation complexe</text:p>
          </table:table-cell>
          <table:table-cell table:style-name="ce154" office:value-type="string" calcext:value-type="string">
            <text:p>Prérequis :</text:p>
            <text:p>-Mécanique du point</text:p>
            <text:p>-Thermodynamique</text:p>
          </table:table-cell>
          <table:table-cell table:style-name="ce154" office:value-type="string" calcext:value-type="string">
            <text:p>Prérequis :</text:p>
            <text:p>-Électromagnétisme dans le vide</text:p>
            <text:p>-Milieux conducteurs</text:p>
          </table:table-cell>
          <table:table-cell table:style-name="ce154" office:value-type="string" calcext:value-type="string">
            <text:p>Prérequis :</text:p>
            <text:p>-Optique géométrique</text:p>
            <text:p>-Notions de diffraction</text:p>
          </table:table-cell>
          <table:table-cell table:style-name="ce154" office:value-type="string" calcext:value-type="string">
            <text:p>Prérequis :</text:p>
            <text:p>-Optique géométrique</text:p>
            <text:p>-Ondes 1ère année (diffraction, interférences d’ondes mécaniques)</text:p>
            <text:p>-Modèle d’onde scalaire</text:p>
          </table:table-cell>
          <table:table-cell table:style-name="ce154" office:value-type="string" calcext:value-type="string">
            <text:p>Prérequis :</text:p>
            <text:p>-Interférences à deux ondes en optique</text:p>
          </table:table-cell>
          <table:table-cell table:style-name="ce154" office:value-type="string" calcext:value-type="string">
            <text:p>Prérequis :</text:p>
            <text:p>-Transformée de Fourier</text:p>
            <text:p>-Optique ondulatoire</text:p>
          </table:table-cell>
          <table:table-cell table:style-name="ce154" office:value-type="string" calcext:value-type="string">
            <text:p>Prérequis :</text:p>
            <text:p>-Transformée de Fourier</text:p>
          </table:table-cell>
          <table:table-cell table:style-name="ce154" office:value-type="string" calcext:value-type="string">
            <text:p>Prérequis :</text:p>
            <text:p>- Optique ondulatoire (réseaux)</text:p>
            <text:p>- Facteur de Boltzmann</text:p>
            <text:p>- Quantique 1ère année (ptés des photons, modèle de Bohr)</text:p>
            <text:p>- Méca quantique ondulatoire ?</text:p>
          </table:table-cell>
          <table:table-cell table:style-name="ce154" office:value-type="string" calcext:value-type="string">
            <text:p>Prérequis :</text:p>
            <text:p>-EM dans les milieux magnétiques</text:p>
          </table:table-cell>
          <table:table-cell table:style-name="ce154" office:value-type="string" calcext:value-type="string">
            <text:p>Prérequis :</text:p>
            <text:p>-Électromagnétisme</text:p>
            <text:p>-Mécanique du point</text:p>
          </table:table-cell>
          <table:table-cell table:style-name="ce154" office:value-type="string" calcext:value-type="string">
            <text:p>Prérequis :</text:p>
            <text:p>- Électrocinétique</text:p>
            <text:p>- Mécanique du point</text:p>
            <text:p>- Physique des ondes</text:p>
            <text:p>- Optique ondulatoire</text:p>
            <text:p>- Méca Q ?</text:p>
          </table:table-cell>
          <table:table-cell table:style-name="ce154" office:value-type="string" calcext:value-type="string">
            <text:p>Prérequis :</text:p>
            <text:p>-Mécanique du point</text:p>
            <text:p>-Mécanique du solide ?</text:p>
            <text:p>-Électrocinétique</text:p>
            <text:p>-ALI</text:p>
            <text:p>-Analyse de Fourier</text:p>
          </table:table-cell>
          <table:table-cell table:style-name="ce154" office:value-type="string" calcext:value-type="string">
            <text:p>Prérequis :</text:p>
            <text:p>- Mécanique classique</text:p>
            <text:p>- Électromagnétisme</text:p>
            <text:p>- Optique ondulatoire</text:p>
          </table:table-cell>
          <table:table-cell table:style-name="ce154" office:value-type="string" calcext:value-type="string">
            <text:p>Prérequis :</text:p>
            <text:p>- Mécanique quantique ondulatoire (puits de potentiels)</text:p>
            <text:p>- Électromagnétisme (ondes évanescentes)</text:p>
          </table:table-cell>
          <table:table-cell table:style-name="ce88" table:number-columns-repeated="40"/>
          <table:table-cell table:number-columns-repeated="956"/>
        </table:table-row>
        <table:table-row table:style-name="ro16">
          <table:table-cell table:style-name="ce154" office:value-type="string" calcext:value-type="string">
            <text:p>Notions :</text:p>
            <text:p>-Champ de force central conservatif</text:p>
            <text:p>-Analogies et différences entre gravitation et électrostatique</text:p>
            <text:p>-Lois de Kepler (coeur de la leçon)</text:p>
            <text:p>-Marrées ?</text:p>
          </table:table-cell>
          <table:table-cell table:style-name="ce154" office:value-type="string" calcext:value-type="string">
            <text:p>Notions :</text:p>
            <text:p>-Conservation de l’impulsion, du moment cinétique, de l’énergie mécanique (révision)</text:p>
            <text:p>-Notions de cinématique d’une collision</text:p>
            <text:p>-Champ de force centrale et loi des aires</text:p>
            <text:p>-Système conservatif, dissipatif</text:p>
          </table:table-cell>
          <table:table-cell table:style-name="ce154" office:value-type="string" calcext:value-type="string">
            <text:p>Notions :</text:p>
            <text:p>-Limites des écoulements parfaits</text:p>
            <text:p>-Viscosité et diffusion de quantité de mouvement</text:p>
            <text:p>-Équation de Navier-Stokes</text:p>
            <text:p>-Nombre adimensionel de Reynolds</text:p>
            <text:p>-Écoulement de Poiseuille, Couette ?</text:p>
          </table:table-cell>
          <table:table-cell table:style-name="ce154" office:value-type="string" calcext:value-type="string">
            <text:p>Notions :</text:p>
            <text:p>-Notion d’écoulement parfait et ses limites</text:p>
            <text:p>-Équation d’Euler, Relation de Bernouilli</text:p>
            <text:p>-Exemples d’applications (Pitot, Toricelli)</text:p>
            <text:p/>
          </table:table-cell>
          <table:table-cell table:style-name="ce154" office:value-type="string" calcext:value-type="string">
            <text:p>Notions :</text:p>
            <text:p>-Tension superficielle et explication microscopique</text:p>
            <text:p>-Mouillage</text:p>
            <text:p>-Capilarité</text:p>
          </table:table-cell>
          <table:table-cell table:style-name="ce154" office:value-type="string" calcext:value-type="string">
            <text:p>Notions :</text:p>
            <text:p>-Variable d’état et fonction d’état (rappel)</text:p>
            <text:p>-Notions de travail et chaleur</text:p>
            <text:p>-Expression du premier principe</text:p>
            <text:p>-Transformation réversible ou irréversible (pas quasi-statique)</text:p>
            <text:p>-Calorimètre</text:p>
          </table:table-cell>
          <table:table-cell table:style-name="ce154" office:value-type="string" calcext:value-type="string">
            <text:p>Notions :</text:p>
            <text:p>-Transition du 1<text:span text:style-name="T3">er</text:span> ordre et du 2nd ordre (notions)</text:p>
            <text:p>-Transition liquide-vapeur</text:p>
          </table:table-cell>
          <table:table-cell table:style-name="ce154" office:value-type="string" calcext:value-type="string">
            <text:p>Notions :</text:p>
            <text:p>-Loi de Fourier, loi de Fick</text:p>
            <text:p>-3 modes de transport de chaleur</text:p>
            <text:p>-Ordres de grandeurs temps caractéristique de diffusion, diffusivité</text:p>
            <text:p>-Équations bilans</text:p>
          </table:table-cell>
          <table:table-cell table:style-name="ce154" office:value-type="string" calcext:value-type="string">
            <text:p>Notions :</text:p>
            <text:p>- Force électromagnétique créée par une bobine</text:p>
            <text:p>- Principe de fonctionnement d’une machine à courant continu</text:p>
            <text:p>- Principe de fonctionnement d’une machine synchrone (champ glissant, condition de synchronisme)</text:p>
            <text:p>- Vocabulaire (moteur ou générateur, rotor, stator, inducteur, induit)</text:p>
          </table:table-cell>
          <table:table-cell table:style-name="ce154" office:value-type="string" calcext:value-type="string">
            <text:p>Notions :</text:p>
            <text:p>-Phénomène d’induction</text:p>
            <text:p>-Loi de Lenz, Loi de Faraday</text:p>
            <text:p>-Induction de Lorentz, de Neuman</text:p>
            <text:p>-Exemples d’applications</text:p>
          </table:table-cell>
          <table:table-cell table:style-name="ce154" office:value-type="string" calcext:value-type="string">
            <text:p>Notions :</text:p>
            <text:p>-Principe de l’oscillateur quasi-sinusoïdal</text:p>
            <text:p>-Approche dynamique (?)</text:p>
            <text:p>-Conditions de Barckausen (?)</text:p>
          </table:table-cell>
          <table:table-cell table:style-name="ce154" office:value-type="string" calcext:value-type="string">
            <text:p>Notions :</text:p>
            <text:p><text:span text:style-name="T2">-Signaux périodiques, fonction de transfert, diagramme de Bode</text:span></text:p>
            <text:p><text:span text:style-name="T2">-Réponse impulsionnelle, réponse harmonique</text:span></text:p>
            <text:p><text:span text:style-name="T2">-Filtrage passif et actif, ordre d’un filtre</text:span></text:p>
            <text:p><text:span text:style-name="T2">-Notion de traitement non linéaire</text:span></text:p>
            <text:p>-Vocabulaire (signal, fonction de transfert, filtre passif ou actif, ordre 1 ou 2)</text:p>
            <text:p>-Repliement du spectre et Shannon ?</text:p>
          </table:table-cell>
          <table:table-cell table:style-name="ce154" office:value-type="string" calcext:value-type="string">
            <text:p>Notions :</text:p>
            <text:p>-Ondes progressives et stationnaires</text:p>
            <text:p>-Équation de d’Alembert</text:p>
            <text:p>-Vocabulaire ()</text:p>
            <text:p/>
            <text:p>Meyer :</text:p>
            <text:p>-Ondes harmoniques</text:p>
            <text:p>-Modes propres de vibration</text:p>
            <text:p>-Vocabulaire</text:p>
          </table:table-cell>
          <table:table-cell table:style-name="ce154" office:value-type="string" calcext:value-type="string">
            <text:p>Notions :</text:p>
            <text:p>-Approximation acoustique</text:p>
            <text:p>-Équation de propagation des ondes sonores</text:p>
            <text:p>-Ordres de grandeurs</text:p>
            <text:p>-Impédance acoustique</text:p>
          </table:table-cell>
          <table:table-cell table:style-name="ce154" office:value-type="string" calcext:value-type="string">
            <text:p>Notions :</text:p>
            <text:p>-Les conditions aux limites imposent des modes de propagation</text:p>
            <text:p>-Guide d’onde OEM rectangulaire</text:p>
            <text:p>-Cable coaxial et fibre optique</text:p>
          </table:table-cell>
          <table:table-cell table:style-name="ce154" office:value-type="string" calcext:value-type="string">
            <text:p>Notions :</text:p>
            <text:p>-Principe simplifié du microscope optique, limites</text:p>
            <text:p>-(Grossissement commercial et puissance, cercle occulaire, profondeur de champ)</text:p>
            <text:p>-Grossissement, résolution</text:p>
            <text:p>-Notion de microscopie par fluorescence</text:p>
          </table:table-cell>
          <table:table-cell table:style-name="ce154" office:value-type="string" calcext:value-type="string">
            <text:p>Notions :</text:p>
            <text:p>-Spécificités du phénomène d’interférences en optique (moyenne temporelle)</text:p>
            <text:p>-Condition d’interférences</text:p>
            <text:p>-Notions de cohérence spatiale et temporelle</text:p>
          </table:table-cell>
          <table:table-cell table:style-name="ce154" office:value-type="string" calcext:value-type="string">
            <text:p>Notions :</text:p>
            <text:p>-Théorème de localisation</text:p>
            <text:p>-Configuration lame d’air et coin d’air du Michelson</text:p>
            <text:p>-Interféromètre de Fabry-Pérot</text:p>
          </table:table-cell>
          <table:table-cell table:style-name="ce154" office:value-type="string" calcext:value-type="string">
            <text:p>Notions :</text:p>
            <text:p>-Nombre de Fresnel ?</text:p>
            <text:p>-Approximation de Fraunhofer</text:p>
            <text:p>-Théorème de Babinet</text:p>
            <text:p>-Résolution d’un téléscope</text:p>
          </table:table-cell>
          <table:table-cell table:style-name="ce154" office:value-type="string" calcext:value-type="string">
            <text:p>Notions :</text:p>
            <text:p>-Influence de la périodicité du réseau sur la diffraction</text:p>
            <text:p>-Formule des réseaux</text:p>
            <text:p>-Application à la spectroscopie</text:p>
            <text:p>-Diffraction de Bragg (si angle d’incidence = angle de déviation)</text:p>
            <text:p>-Espace réciproque, fréquences spatiales</text:p>
          </table:table-cell>
          <table:table-cell table:style-name="ce154" office:value-type="string" calcext:value-type="string">
            <text:p>Notions :</text:p>
            <text:p>- Spectres d’émission et d’absorption (propriétés)</text:p>
            <text:p>- Absorption, émission spontanée et stimulée</text:p>
            <text:p>- Coefficients d’Einstein</text:p>
          </table:table-cell>
          <table:table-cell table:style-name="ce154" office:value-type="string" calcext:value-type="string">
            <text:p>Notions :</text:p>
            <text:p>-Différents types de matériaux magnétiques</text:p>
            <text:p>-Courbe de première aimantation et cycle d’hystéresis</text:p>
            <text:p>-Ferromagnétisme dur et doux</text:p>
            <text:p>-Analogie circuit électrique et circuit magnétique (cf wiki reluctance) ?</text:p>
            <text:p>-Applications pratiques (électroaimant, transformateur)</text:p>
          </table:table-cell>
          <table:table-cell table:style-name="ce154" office:value-type="string" calcext:value-type="string">
            <text:p>Notions :</text:p>
            <text:p>-Modèle de Drude</text:p>
            <text:p>-Effet Hall</text:p>
            <text:p>-Notions de théorie des bandes</text:p>
          </table:table-cell>
          <table:table-cell table:style-name="ce154" office:value-type="string" calcext:value-type="string">
            <text:p>Notions :</text:p>
            <text:p>- Définitions : résonance, mode (+ ddl)</text:p>
            <text:p>- On a autant de modes que de ddl</text:p>
            <text:p>- Pour un nombre infini de ddl, tout les modes se propagent donc on a plus de résonance</text:p>
            <text:p>- Dans ce cas la résonance réapparaît via les conditions aux limites</text:p>
          </table:table-cell>
          <table:table-cell table:style-name="ce154" office:value-type="string" calcext:value-type="string">
            <text:p>Notions :</text:p>
            <text:p>-Rappel des équations d’OH</text:p>
            <text:p>-Formule de Borda</text:p>
            <text:p>-Portrait de phase (permet de voire dans quel régime on est, les trajectoires de phase sont les lignes isoénergies pour un système conservatif)</text:p>
            <text:p>-Bifurcations ?</text:p>
            <text:p>-Notions de physique non linéaire ?</text:p>
          </table:table-cell>
          <table:table-cell table:style-name="ce154" office:value-type="string" calcext:value-type="string">
            <text:p>Notions :</text:p>
            <text:p>- Invariance de c</text:p>
            <text:p>- Principe de relativité</text:p>
            <text:p>- Transfo de Lorentz, dilatation des durées et contraction des longueurs</text:p>
            <text:p>- Vocabulaire de la RR</text:p>
          </table:table-cell>
          <table:table-cell table:style-name="ce154" office:value-type="string" calcext:value-type="string">
            <text:p>Notions :</text:p>
            <text:p>- Phénomène de l’effet tunnel avec de la matière (analogie avec les ondes évanescentes en EM)</text:p>
            <text:p>- Radioactivité alpha (rappels + modèle de Gamow)</text:p>
          </table:table-cell>
          <table:table-cell table:style-name="ce88" table:number-columns-repeated="40"/>
          <table:table-cell table:number-columns-repeated="956"/>
        </table:table-row>
        <table:table-row table:style-name="ro17">
          <table:table-cell table:style-name="ce101" office:value-type="string" calcext:value-type="string">
            <text:p><text:span text:style-name="T1">Intro : </text:span></text:p>
            <text:p><text:span text:style-name="T1">On a vu que la force de gravitation et la loi de Coulomb avaient la même forme. Ici on va développer cette analogie, et se servir de l’électrostatique pour mieux comprendre la gravitation, puis généraliser ( ?? ne colle pas avec le plan)</text:span></text:p>
            <text:p/>
            <text:p><text:span text:style-name="T1">I – Interaction gravitationnelle</text:span></text:p>
            <text:p><text:span text:style-name="T1">    1. Force de gravitation (à comparer avec les autres forces à notre échelle)</text:span></text:p>
            <text:p><text:span text:style-name="T1">    2. Analogie électrostatique (et différences), champ gravitationnel</text:span></text:p>
            <text:p><text:span text:style-name="T1">    3. Champ gravitationnel produit par une sphère, mesure de g (explications de la manip historique avec les clochettes)</text:span></text:p>
            <text:p><text:span text:style-name="T1">II – Mouvement dans un champ de force central (plus général, dans ce cas les de Kepler en III), ou mouvement dans un champ Newtonien (dans ce cas applications en III)</text:span></text:p>
            <text:p><text:span text:style-name="T1">    1. On peut assimilier les sphères à des points d’un point de vue de la gravitation</text:span></text:p>
            <text:p><text:span text:style-name="T1">    2. Conservation du moment cinétique, loi des aires, Kepler (début XVIIème)</text:span></text:p>
            <text:p><text:span text:style-name="T1">    3. Conservation de l’énergie, énergie potentielle effective (à voir ...)</text:span></text:p>
            <text:p><text:span text:style-name="T1">    4. États liés et états de diffusion (à voir …)</text:span></text:p>
            <text:p><text:span text:style-name="T1">III – Mouvement dans un champ de force Newtonien (Kepler), ou force de marrées, ou applications (système solaire, marées, vitesse de libération, …)</text:span></text:p>
            <text:p><text:span text:style-name="T1">    1.</text:span></text:p>
            <text:p><text:span text:style-name="T1">    2.</text:span></text:p>
            <text:p><text:span text:style-name="T1">    3.</text:span></text:p>
            <text:p><text:span text:style-name="T1">    4.</text:span></text:p>
            <text:p/>
            <text:p><text:span text:style-name="T1">Conclu : </text:span></text:p>
            <text:p/>
            <text:p><text:span text:style-name="T1">États liés et éttats de diffusion ?</text:span></text:p>
          </table:table-cell>
          <table:table-cell table:style-name="ce101" office:value-type="string" calcext:value-type="string">
            <text:p><text:span text:style-name="T1">Intro : </text:span></text:p>
            <text:p><text:span text:style-name="T1">Parler des lois de conservations qui ne marchent pas (masse, éléments chimiques, …) ?</text:span></text:p>
            <text:p/>
            <text:p><text:span text:style-name="T1">Partir de la manip avec banc pasco et voitures de différentes masses ? Ou alors du pendule de Newton avec les billes là ?</text:span></text:p>
            <text:p/>
            <text:p>Parler d’énergie potentielle à un moment</text:p>
            <text:p/>
            <text:p>Illustrations via la dynamique de 2 particules ponctuelles en interactions (via chocs ou rottattion avec champ de force central)</text:p>
            <text:p/>
            <text:p>Les lois de conservation sont une aide pour résoudre des problèmes (relier l’état final à l’état initial sans s’intéresser à l’évolution)</text:p>
            <text:p/>
            <text:p><text:span text:style-name="T1">Axe de la leçon (??) : il y a des lois de conservation approchées (masse, éléments chimiques) ou exactes (d’après nos connaissances actuelles → impulsion, moment cinétique, énergie). Ici on s’intéresse seulement à la dynamique et on va s’intéresser au système le + simple : 2 particules en interactions. On va revoir beaucoup de choses à la lumière de ces lois.</text:span></text:p>
            <text:p/>
            <text:p>Il faut donner des définitions et revoir les systèmes conservatifs vs dissipatifs quelque part</text:p>
            <text:p/>
            <text:p>Liens avec les symétries ?</text:p>
            <text:p/>
            <text:p><text:span text:style-name="T1">I – Conservation de la quantité de mouvement (ou Lois de conservation)</text:span></text:p>
            <text:p><text:span text:style-name="T1">    1. Mise en évidence expérimentale (avec 1 puis 2 voitures du banc PASCO). La conservation est approchée car on a des frottements (dissipation quand la voiture roule) et une collision légèrement inélastique (dissipation lors de la collision)</text:span></text:p>
            <text:p><text:span text:style-name="T1">    2. Origine en dynamique (via le PFD)</text:span></text:p>
            <text:p><text:span text:style-name="T1">    3. Application : Collisions de particules</text:span></text:p>
            <text:p><text:span text:style-name="T1">    4. Conséquences (?), Référentiel barycentrique (on traite un ensemble comme 1 seul point)</text:span></text:p>
            <text:p><text:span text:style-name="T1">II – Champ de force centrale (ou Conservation du moment cinétique → loi des aires)</text:span></text:p>
            <text:p><text:span text:style-name="T1">    1. Origine en dynamique (via TMC)</text:span></text:p>
            <text:p><text:span text:style-name="T1">    2. Mouvement dans un champ de force central</text:span></text:p>
            <text:p><text:span text:style-name="T1">    3. Conséquences (Loi des aires)</text:span></text:p>
            <text:p><text:span text:style-name="T1">III – Conservation de l’énergie mécanique → forces conservatives ou non, caractérisation des trajectoires de la loi des aires (ou Collisions)</text:span></text:p>
            <text:p><text:span text:style-name="T1">    1. Notion d’énergie (il existe une quantité conservée qu’on appelle l’’énergie). Énergie mécanique, énergie cinétique, énergie potentielle. </text:span></text:p>
            <text:p><text:span text:style-name="T1">    2. Origine en dynamique (via le travail des forces conservatives)</text:span></text:p>
            <text:p><text:span text:style-name="T1">    3. Système conservatif ou dissipatif ?? (le système échange de l’énergie avec l’extérieur). Application à l’expérience de collisions et à la loi des aires (trajectoires libres ou liées). Dissipatif = non conservatif qui fait diminuer l’énergie mécanique. Théorème de l’énergie mécanique et travail des forces non conservatives. Les forces dérivant d’une énergie potentielle sont tjrs conservatives</text:span></text:p>
            <text:p><text:span text:style-name="T1">    3.</text:span></text:p>
            <text:p><text:span text:style-name="T1">    4. </text:span></text:p>
            <text:p/>
            <text:p><text:span text:style-name="T1">Conclu : </text:span></text:p>
            <text:p><text:span text:style-name="T1">Les lois de conservation sont très importantes en physique contemporaine, et sont liés aux symétries du système (théorème de Noether). Ici on a vu que …</text:span></text:p>
          </table:table-cell>
          <table:table-cell table:style-name="ce101" office:value-type="string" calcext:value-type="string">
            <text:p><text:span text:style-name="T1">Intro : </text:span></text:p>
            <text:p><text:span text:style-name="T1">Partir d’une manip si on peut (par exemple bille dans glycérol tombe plus lentement que dans l’air, car on a des frottements entre solide et liquide → à savoir bien expliquer !)</text:span></text:p>
            <text:p><text:span text:style-name="T1">Objectif : décrire l’écoulement d’un fluide général (Navier-Stokes), en général compliqué à cause des termes non linéaires. Il y a seulement quelques régimes d’écoulement où on peut résoudre le problème analytiquement.</text:span></text:p>
            <text:p/>
            <text:p>Fluides parfaits limités, surtout au niveau fluide-obstacle. Paradoxe de d’Alembert sur l’absence de trainée.</text:p>
            <text:p>Ici : fluides newtoniens</text:p>
            <text:p/>
            <text:p><text:span text:style-name="T1">I – Notion de viscosité</text:span></text:p>
            <text:p><text:span text:style-name="T1">    1. Mise en évidence expérimentale (descente de burette de fluides de viscosité différentes)</text:span></text:p>
            <text:p><text:span text:style-name="T1">    2. Paradoxe de d’Alembert (optionel)</text:span></text:p>
            <text:p><text:span text:style-name="T1">    3.</text:span></text:p>
            <text:p><text:span text:style-name="T1">    4.</text:span></text:p>
            <text:p><text:span text:style-name="T1">II – Dynamique des fluides Newtoniens</text:span></text:p>
            <text:p><text:span text:style-name="T1">    1. Transfert de la quantité de mouvement dans un gaz entre z et z+dz (cf Rieutord)</text:span></text:p>
            <text:p><text:span text:style-name="T1">    2. Équation de Navier Stokes</text:span></text:p>
            <text:p><text:span text:style-name="T1">    3. Notion de similitude (2 écoulements ont des comportements similaires si leurs nombres comme le Reynolds sont idem)</text:span></text:p>
            <text:p><text:span text:style-name="T1">    4.</text:span></text:p>
            <text:p><text:span text:style-name="T1">III – Régimes d’écoulement (comparaison diffusion et convection, nombre de Reynolds) ou exemples d’écoulements visqueux (Couette et Poiseuille, dans ce cas parler du Reynolds partie d’avant). Éventuellement virer cette partie pour passer du temps sur la manip ? Ou la laisser en option avec projection flexcam ?</text:span></text:p>
            <text:p><text:span text:style-name="T1">    1. Écoulement de Poiseuille</text:span></text:p>
            <text:p><text:span text:style-name="T1">    2. Manip</text:span></text:p>
            <text:p><text:span text:style-name="T1">    3.</text:span></text:p>
            <text:p><text:span text:style-name="T1">    4.</text:span></text:p>
            <text:p/>
            <text:p><text:span text:style-name="T1">Conclu : </text:span></text:p>
            <text:p><text:span text:style-name="T1">Dans la prochaine leçon → couche limite permet de raccorder les notions de fluide visqueux et fluide parfait</text:span></text:p>
            <text:p/>
            <text:p><text:span text:style-name="T1">C’est chaud d’arriver à Poiseuille</text:span></text:p>
          </table:table-cell>
          <table:table-cell table:style-name="ce101" office:value-type="string" calcext:value-type="string">
            <text:p><text:span text:style-name="T1">Intro : </text:span></text:p>
            <text:p><text:span text:style-name="T1">La formulation générale des écoulements est complexe (Navier-Stokes), mais on peut sous certaines conditions se placer dans un régime plus simple appelé écoulement parfait. Permet de décrire certains régimes et certaines applications (Pitot, Toricelli?).</text:span></text:p>
            <text:p/>
            <text:p><text:span text:style-name="T1">I – Écoulement parfait</text:span></text:p>
            <text:p><text:span text:style-name="T1">    1. Définition (écoulement parfait différent de fluide parfait type helium superfluide – regarder un peu comment ca marche)</text:span></text:p>
            <text:p><text:span text:style-name="T1">    2.</text:span></text:p>
            <text:p><text:span text:style-name="T1">    3.</text:span></text:p>
            <text:p><text:span text:style-name="T1">    4.</text:span></text:p>
            <text:p><text:span text:style-name="T1">II – Dynamique d’un écoulement parfait (ou juste Bernouilli?)</text:span></text:p>
            <text:p><text:span text:style-name="T1">    1. Equation d’Euler</text:span></text:p>
            <text:p><text:span text:style-name="T1">    2. Relation de Bernouilli</text:span></text:p>
            <text:p><text:span text:style-name="T1">    3.</text:span></text:p>
            <text:p><text:span text:style-name="T1">    4.</text:span></text:p>
            <text:p><text:span text:style-name="T1">III – Applications (Ventrui, Pitot,  Toricelli…) et limites</text:span></text:p>
            <text:p><text:span text:style-name="T1">    1. Pitot</text:span></text:p>
            <text:p><text:span text:style-name="T1">    2. Toricelli</text:span></text:p>
            <text:p><text:span text:style-name="T1">    3.</text:span></text:p>
            <text:p><text:span text:style-name="T1">    4.</text:span></text:p>
            <text:p/>
            <text:p><text:span text:style-name="T1">Conclu : </text:span></text:p>
            <text:p><text:span text:style-name="T1">Limites du fluide parfait (Toricelli avec différents fluides visqueux)</text:span></text:p>
          </table:table-cell>
          <table:table-cell table:style-name="ce101" office:value-type="string" calcext:value-type="string">
            <text:p><text:span text:style-name="T1">Intro : </text:span></text:p>
            <text:p><text:span text:style-name="T1">Présenter la manip loi de Jurin. L’objectif du cours est de réussir à comprendre et décrire le phénomène (le liquide monte plus dans les plus petits tuyaux) → faire la manip et les mesures en intro et exploiter à la fin (plus safe). Mesure, incertitudes, tracer en fonction de 1/r et obtenir une droite puis se demander si on peut retrouver ce comportement ? C’est l’objectif de cette leçon.</text:span></text:p>
            <text:p>Phénomène très important en biologie</text:p>
            <text:p/>
            <text:p><text:span text:style-name="T1">I – Tension de surface</text:span></text:p>
            <text:p><text:span text:style-name="T1">    1. Origine microscopique</text:span></text:p>
            <text:p><text:span text:style-name="T1">    2. Manifestation macroscopique (force)</text:span></text:p>
            <text:p><text:span text:style-name="T1">    3.</text:span></text:p>
            <text:p><text:span text:style-name="T1">    4.</text:span></text:p>
            <text:p><text:span text:style-name="T1">II – Interface à deux fluides (bulles de savon) ou à 2 phases</text:span></text:p>
            <text:p><text:span text:style-name="T1">    1.</text:span></text:p>
            <text:p><text:span text:style-name="T1">    2.</text:span></text:p>
            <text:p><text:span text:style-name="T1">    3.</text:span></text:p>
            <text:p><text:span text:style-name="T1">    4.</text:span></text:p>
            <text:p><text:span text:style-name="T1">III – Contact à l’interface de 3 phases (solide, liquide, gaz), le mouillage (loi de Jurin)</text:span></text:p>
            <text:p><text:span text:style-name="T1">    1. Paramètre d’étalement (mouillage total vs partiel). Mouillage = compromis énergétique pour une molécule entre l’interface liq solide vs molécule dans le solide (?)</text:span></text:p>
            <text:p><text:span text:style-name="T1">    2. Angle d’Young pour un mouillage partiel</text:span></text:p>
            <text:p><text:span text:style-name="T1">    3. Loi de Jurin</text:span></text:p>
            <text:p><text:span text:style-name="T1">    4.</text:span></text:p>
            <text:p/>
            <text:p><text:span text:style-name="T1">Conclu : </text:span></text:p>
          </table:table-cell>
          <table:table-cell table:style-name="ce101" office:value-type="string" calcext:value-type="string">
            <text:p><text:span text:style-name="T1">Intro : </text:span></text:p>
            <text:p><text:span text:style-name="T1">On a vu la méca du point. Thermo = système avec un grand nombre de ddl. Comment décrire ce système ? Que se passe t’il lorsque … ? Détente d’un piston ? Manip d’intro. Notion d’échanges lors d’une transformation ?</text:span></text:p>
            <text:p/>
            <text:p><text:span text:style-name="T1">I – Énergie, travail et chaleur</text:span></text:p>
            <text:p><text:span text:style-name="T1">    1. Différentes formes d’énergie mécanique (énergie cinétique et potentielle, macroscopique et microscopique)</text:span></text:p>
            <text:p><text:span text:style-name="T1">    2. Travail</text:span></text:p>
            <text:p><text:span text:style-name="T1">    3. Chaleur (interprétation micro)</text:span></text:p>
            <text:p><text:span text:style-name="T1">    4. Fonctions d’état, différentielle et delta (peut être le mettre en 1.?)</text:span></text:p>
            <text:p><text:span text:style-name="T1">II – Premier principe</text:span></text:p>
            <text:p><text:span text:style-name="T1">    1. Expression</text:span></text:p>
            <text:p><text:span text:style-name="T1">    2. Grands types de transformations et conséquences ? (isochore, isobare, ...)</text:span></text:p>
            <text:p><text:span text:style-name="T1">    3. Coefficients de réponse (capacité calorifique de l’eau et d’un gaz parfait)</text:span></text:p>
            <text:p><text:span text:style-name="T1">    4. </text:span></text:p>
            <text:p><text:span text:style-name="T1">III – Applications (gaz parfait, machines thermiques, calorimétrie -manip)</text:span></text:p>
            <text:p><text:span text:style-name="T1">    1. Calorimétrie</text:span></text:p>
            <text:p><text:span text:style-name="T1">    2. Détente d’un gaz (réversible et irréversible)</text:span></text:p>
            <text:p><text:span text:style-name="T1">    3.</text:span></text:p>
            <text:p><text:span text:style-name="T1">    4.</text:span></text:p>
            <text:p/>
            <text:p><text:span text:style-name="T1">Conclu : </text:span></text:p>
          </table:table-cell>
          <table:table-cell table:style-name="ce101" office:value-type="string" calcext:value-type="string">
            <text:p><text:span text:style-name="T1">Intro : </text:span></text:p>
            <text:p><text:span text:style-name="T1">Parler de trucs du quotidien type pare brise gelé ou … ? Transition ferro-para = d’ordre 2 ?</text:span></text:p>
            <text:p/>
            <text:p>Transitions de phase à T=cte ou à P=cte (on fait varier l’autre). On montre que quand on a la transition de phase on a T,P=cte. Isothermes d’Andrews (diagrammes PV). Critère de coexistence des phases → égalité des potentiels chimiques (message clé de la leçon).</text:p>
            <text:p>Finir par formule de Clapeyron (autre truc important). On peux parler d’état métastable ou l’évaporation à la fin. Chaleur latente</text:p>
            <text:p/>
            <text:p>Axer la leçon sur les états de l’eau</text:p>
            <text:p/>
            <text:p>Revoir le plan !!!</text:p>
            <text:p/>
            <text:p>Phase = partie d’un système thermo où les paramètres intensifs varient continuement</text:p>
            <text:p/>
            <text:p><text:span text:style-name="T1">I – Généralités (3 états de la matière, diagramme de phase) ou corps pur sous 2 phases ? Ou approche descriptive des transitions de phases</text:span></text:p>
            <text:p><text:span text:style-name="T1">    1. Mise en évidence expérimentale (donner les masses volumiques des 3 phases)</text:span></text:p>
            <text:p><text:span text:style-name="T1">    2. Isothermes d’Andrews, transitions isobares, … donner des exemples</text:span></text:p>
            <text:p><text:span text:style-name="T1">    3. Diagramme (P,T), point critique, point triple</text:span></text:p>
            <text:p><text:span text:style-name="T1">II – Corps pur sous 2 phases, ou transition liquide-vapeur ? Ou approche thermodynamique</text:span></text:p>
            <text:p><text:span text:style-name="T1">    1. Condition d’équilibre (égalité des potentiels chimiques)</text:span></text:p>
            <text:p><text:span text:style-name="T1">    2. Formule de Clapeyron</text:span></text:p>
            <text:p><text:span text:style-name="T1">    3.</text:span></text:p>
            <text:p><text:span text:style-name="T1">    4.</text:span></text:p>
            <text:p><text:span text:style-name="T1">III – Transition de phase d’un mélange (binaires), ou transition du 2ème ordre (ferro-para)</text:span></text:p>
            <text:p><text:span text:style-name="T1">    1.</text:span></text:p>
            <text:p><text:span text:style-name="T1">    2.</text:span></text:p>
            <text:p><text:span text:style-name="T1">    3.</text:span></text:p>
            <text:p><text:span text:style-name="T1">    4.</text:span></text:p>
            <text:p/>
            <text:p><text:span text:style-name="T1">Conclu : </text:span></text:p>
            <text:p><text:span text:style-name="T1">Il existe d’autres types de transition de phases (niveau master). Si j’en parle discuter surtout de ferro-para</text:span></text:p>
            <text:p/>
            <text:p/>
            <text:p><text:span text:style-name="T1">Plan :- corps pur sous 2 phases, transition liquide-vapeur et transition du 2nd ordre ferro-para</text:span></text:p>
            <text:p><text:span text:style-name="T1">Ou – approche descriptive, approche thermo, transition 2nd ordre</text:span></text:p>
          </table:table-cell>
          <table:table-cell table:style-name="ce101" office:value-type="string" calcext:value-type="string">
            <text:p><text:span text:style-name="T1">Intro : </text:span></text:p>
            <text:p><text:span text:style-name="T1">En 1ère année on a vu des systèmes thermodynamiques à l’équilibre thermodynamique global (homogènes … machine thermiques c’est le cas ?). Néanmoins, on sait bien qu’il y a des variations de température locales. Par exemple à l’échelle d’un pays on a la carte de la température de la météo, ou alors ici sur la barre (cf manip) on a un gradient de température (montrer mesures). Ajd on va essayer de comprendre ce phénomène, et on verra qu’il peut s’appliquer au transport de particules, permettant de comprendre pourquoi il faut touiller son café si on rajoute du sucre.</text:span></text:p>
            <text:p/>
            <text:p>Phénomènes de transport = Inhomogénéité de grandeur intensive -&gt; transport d’une grandeur extensive -&gt; réta-</text:p>
            <text:p>blir l’homogénéité</text:p>
            <text:p/>
            <text:p><text:span text:style-name="T1">I – Systèmes hors équilibre (bof …)</text:span></text:p>
            <text:p><text:span text:style-name="T1">    1. Équilibre thermo local (hors équilibre total = pas facile)</text:span></text:p>
            <text:p><text:span text:style-name="T1">    2. Description locale des flux (perturbatif par rapport à l’état d’equilibre global → Fourier, Fick, …)</text:span></text:p>
            <text:p><text:span text:style-name="T1">    3. Échelles de temps caractéristiques</text:span></text:p>
            <text:p><text:span text:style-name="T1">    4.</text:span></text:p>
            <text:p><text:span text:style-name="T1">II – Transfert thermique par conduction (expliquer aussi rayonnement et convection)</text:span></text:p>
            <text:p><text:span text:style-name="T1">    1. Loi de Fourier</text:span></text:p>
            <text:p><text:span text:style-name="T1">    2. Équation de la chaleur</text:span></text:p>
            <text:p><text:span text:style-name="T1">    3. Manip</text:span></text:p>
            <text:p><text:span text:style-name="T1">    4. Interprétation microscopique ?</text:span></text:p>
            <text:p><text:span text:style-name="T1">III – Transport de particules</text:span></text:p>
            <text:p><text:span text:style-name="T1">    1. Loi de Fick et équation de diffusion</text:span></text:p>
            <text:p><text:span text:style-name="T1">    2. Interprétation microscopique</text:span></text:p>
            <text:p><text:span text:style-name="T1">    3. Analogies  et différences avec la chaleur ?</text:span></text:p>
            <text:p/>
            <text:p><text:span text:style-name="T1">Conclu : </text:span></text:p>
          </table:table-cell>
          <table:table-cell table:style-name="ce101" office:value-type="string" calcext:value-type="string">
            <text:p><text:span text:style-name="T1">Intro : </text:span></text:p>
            <text:p><text:span text:style-name="T1">En 1ère année, on a vu au travers de l’exemple de la spire tournante dans un champ B homogène et des rails de Laplace qu’il était possible de transférer de la puissance électrique en puissance mécanique. On a aussi étudié les milieux ferromagnétiques doux, où on a vu qu’il était possible de guider les lignes de champ. Aujourd’hui on va voire comment appliquer ces principes à l’étude de 3 systèmes pratiques permettant de transférer de la puissance électrique en puissance mécanique de translation ou de rotation.</text:span></text:p>
            <text:p/>
            <text:p><text:span text:style-name="T1">On peut faire plus théatral avec la manip mais c’est moins dans les clous des prérequis …</text:span></text:p>
            <text:p/>
            <text:p><text:span text:style-name="T1">I – Le contacteur (électroaimant)</text:span></text:p>
            <text:p><text:span text:style-name="T1">    1. Principe</text:span></text:p>
            <text:p><text:span text:style-name="T1">    2. Force électromagnétique (méthode générale de résolution)</text:span></text:p>
            <text:p><text:span text:style-name="T1">II – Moteur à courant continu</text:span></text:p>
            <text:p><text:span text:style-name="T1">    1. Principe simplifié (spire rectangulaire dans un champ B constant)</text:span></text:p>
            <text:p><text:span text:style-name="T1">    2. Moteur réel (vidéos, schéma des différents éléments)</text:span></text:p>
            <text:p><text:span text:style-name="T1">    3. Schéma électrique équivalent, caractérisation</text:span></text:p>
            <text:p><text:span text:style-name="T1">III – Moteur synchrone</text:span></text:p>
            <text:p><text:span text:style-name="T1">    1. Principe simplifié (rotation d’une boussole avec deux bobines en quadrature)</text:span></text:p>
            <text:p><text:span text:style-name="T1">    2. Moteur réel (vidéos, couple moteur)</text:span></text:p>
            <text:p><text:span text:style-name="T1">Conclu : </text:span></text:p>
            <text:p><text:span text:style-name="T1">Fonctionnement générateur en exo</text:span></text:p>
          </table:table-cell>
          <table:table-cell table:style-name="ce101" office:value-type="string" calcext:value-type="string">
            <text:p><text:span text:style-name="T1">Intro : </text:span></text:p>
            <text:p><text:span text:style-name="T1">Se baser sur les manips quali.</text:span></text:p>
            <text:p><text:span text:style-name="T1">Faire gaffe aux signes.</text:span></text:p>
            <text:p/>
            <text:p><text:span text:style-name="T1">I – Le phénomène d’induction</text:span></text:p>
            <text:p><text:span text:style-name="T1">    1. Mise en évidence expérimentale (analyse des expériences d’intro)</text:span></text:p>
            <text:p><text:span text:style-name="T1">    2. Loi de Lenz (lien avec l’expérience)</text:span></text:p>
            <text:p><text:span text:style-name="T1">    3. Flux du champ magnétique, loi de Faraday</text:span></text:p>
            <text:p><text:span text:style-name="T1">II – Champ variable, aimant fixe (Neuman)</text:span></text:p>
            <text:p><text:span text:style-name="T1">    1. Auto-induction (Flux propre et inductance propre d’une bobine)</text:span></text:p>
            <text:p><text:span text:style-name="T1">    2. Aspects énergétiques</text:span></text:p>
            <text:p><text:span text:style-name="T1">    3. Deux bobines en interactions (manip), application au transformateur de tension (loi des tensions)</text:span></text:p>
            <text:p><text:span text:style-name="T1">III – Champ constant, aimant mobile (Lorentz)</text:span></text:p>
            <text:p><text:span text:style-name="T1">    1. Conversion de puissance électro-mécanique (spire tournante et moteur à courant continu, conversion électrique → méca et méca → élec)</text:span></text:p>
            <text:p><text:span text:style-name="T1">    2. Freinage par induction (courants de Foucaults, manip de la chute d’un aimant dans un tube de cuivre)</text:span></text:p>
            <text:p/>
            <text:p><text:span text:style-name="T1">Conclu : </text:span></text:p>
          </table:table-cell>
          <table:table-cell table:style-name="ce101" office:value-type="string" calcext:value-type="string">
            <text:p><text:span text:style-name="T1">Intro : </text:span></text:p>
            <text:p>Parler de système bouclé en général (rétroaction positive et négative) puis d’asservissement  (un exemple important, exemple : conduite sur l’autoroute à 130 km/h, on accélère en dessous et on freine au dessus).</text:p>
            <text:p/>
            <text:p><text:span text:style-name="T1">I –  Systèmes bouclés</text:span></text:p>
            <text:p><text:span text:style-name="T1">    1. Comportement</text:span></text:p>
            <text:p><text:span text:style-name="T1">    2. Stabilité</text:span></text:p>
            <text:p><text:span text:style-name="T1">    3. Exemple : asservissement</text:span></text:p>
            <text:p><text:span text:style-name="T1">    4.</text:span></text:p>
            <text:p><text:span text:style-name="T1">II – Oscillateur quasi-sinusoïdal</text:span></text:p>
            <text:p><text:span text:style-name="T1">    1. Oscillateur à pont de Wien</text:span></text:p>
            <text:p><text:span text:style-name="T1">    2. Condition d’oscillation</text:span></text:p>
            <text:p><text:span text:style-name="T1">    3. Caractérisation</text:span></text:p>
            <text:p><text:span text:style-name="T1">    4. Stabilisation de l’oscillation ?</text:span></text:p>
            <text:p><text:span text:style-name="T1">III - </text:span></text:p>
            <text:p><text:span text:style-name="T1">    1.</text:span></text:p>
            <text:p><text:span text:style-name="T1">    2.</text:span></text:p>
            <text:p><text:span text:style-name="T1">    3.</text:span></text:p>
            <text:p><text:span text:style-name="T1">    4.</text:span></text:p>
            <text:p/>
            <text:p><text:span text:style-name="T1">Conclu : </text:span></text:p>
            <text:p><text:span text:style-name="T1">Oscillateurs à relaxations ? (cf PSI Dunod)</text:span></text:p>
            <text:p/>
            <text:p><text:span text:style-name="T1">Autre plan : </text:span></text:p>
            <text:p><text:span text:style-name="T1">I – rétroaction</text:span></text:p>
            <text:p><text:span text:style-name="T1">1. Schéma bloc (rétroaction positive et négative)</text:span></text:p>
            <text:p><text:span text:style-name="T1">2. Transmittance en boucle ouverte (positive ou négative) et en boucle fermée</text:span></text:p>
            <text:p><text:span text:style-name="T1">3. Stabilité (définition, critère → si stable alors asservissement, si trop instable détruit le matériel si limité de stabilité OK.)</text:span></text:p>
            <text:p><text:span text:style-name="T1">II – Oscillateurs</text:span></text:p>
            <text:p><text:span text:style-name="T1">1. Modélisation de l’oscillateur</text:span></text:p>
            <text:p><text:span text:style-name="T1">2. Oscillateur à pont de Wien (conditions de Barckhausen, conditions de démarage)</text:span></text:p>
          </table:table-cell>
          <table:table-cell table:style-name="ce101" office:value-type="string" calcext:value-type="string">
            <text:p><text:span text:style-name="T1">Intro : </text:span></text:p>
            <text:p><text:span text:style-name="T1">On utilise des signaux pour transmettre de l’information. On peux le faire par déplacement de matière (lettre) ou par déplacement d’énergie sans déplacement de matière (ondes). En général on utilise des capteurs qui transforment l’information (par exemple du son) en un signal électrique (via un microphone). Ici on s’intéresse donc au traitement d’un signal électronique. (partie utile??)</text:span></text:p>
            <text:p><text:span text:style-name="T1">On peut l’analyser temporellement ou fréquentiellement.</text:span></text:p>
            <text:p>Domaine fréquentiel → intéressant pour des systèmes linéaires (on peut superposer les solutions, la sortie à la même fréquence de l’entrée) et invariants dans le temps (?). On va utiliser un outil qu’on appelle fonction de transfert qui permet de caractériser la transmittance du système.</text:p>
            <text:p/>
            <text:p>Il faut des TF dans la leçon, peut être préférer filtrer un signal triangle et pas se contenter du filtrage.</text:p>
            <text:p/>
            <text:p><text:span text:style-name="T1">I – Rappels sur l’analyse de Fourier/Analyse fréquentielle d’un signal électrique/Analyse d’un signal électrique</text:span></text:p>
            <text:p><text:span text:style-name="T1">    1. Définition (qu’est ce qu’un signal?)</text:span></text:p>
            <text:p><text:span text:style-name="T1">    2. Analyse temporelle (signal périodique, valeur moyenne et valeur efficace)</text:span></text:p>
            <text:p><text:span text:style-name="T1">    3. analyse fréquentielle, transformée de Fourier (généralisation de la décomposition en série) et production d’un signal carré</text:span></text:p>
            <text:p><text:span text:style-name="T1">    4.</text:span></text:p>
            <text:p><text:span text:style-name="T1">II – Traitement linéaire</text:span></text:p>
            <text:p><text:span text:style-name="T1">    1. Système linéaire (réponse impulsionnelle, schéma bloc, lien entre description temporelle et fréquentielle)</text:span></text:p>
            <text:p><text:span text:style-name="T1">    2.Filtre passe bas passif d’ordre 1 (RC). Montrer qu’il se comporte en intégrateur à hautes fréquences.</text:span></text:p>
            <text:p><text:span text:style-name="T1">    3.Charge du filtre par une résistance (faire la manip et montrer que la fonction de transfert change) → on ajoute un suiveur, ce qui rends le filtre actif. Autres intérêts des filtres actifs.</text:span></text:p>
            <text:p><text:span text:style-name="T1">    4.Autres types de filtres (ordres 1 et 2), montage dérivateur.</text:span></text:p>
            <text:p><text:span text:style-name="T1">III – Traitement non linéaire : modulation d’amplitude (ou de fréquence, ou filtrage numérique?)</text:span></text:p>
            <text:p><text:span text:style-name="T1">    1.</text:span></text:p>
            <text:p><text:span text:style-name="T1">    2.</text:span></text:p>
            <text:p><text:span text:style-name="T1">    3.</text:span></text:p>
            <text:p><text:span text:style-name="T1">    4.</text:span></text:p>
            <text:p/>
            <text:p><text:span text:style-name="T1">Conclu : </text:span></text:p>
            <text:p><text:span text:style-name="T1">En fonction du choix ouvrir sur filtrage numérique (pour PSI) ou sur opération non linéaire (pour MP)</text:span></text:p>
            <text:p><text:span text:style-name="T1">Filtre passe bas ou passe bande, parler d’applications autres qu’en électronique (compression JPEG via passe bas par exemple).</text:span></text:p>
            <text:p/>
          </table:table-cell>
          <table:table-cell table:style-name="ce101" office:value-type="string" calcext:value-type="string">
            <text:p><text:span text:style-name="T1">Intro : </text:span></text:p>
            <text:p><text:span text:style-name="T1">Ondes : phénomène transversal en physique. Propagation d’énergie de proche en proche, réversible, d’une perturbation sans déplacement global de matière.</text:span></text:p>
            <text:p/>
            <text:p><text:span text:style-name="T1">I – Équation de d’Alembert/Phénomènes ondulatoires (Corde)</text:span></text:p>
            <text:p><text:span text:style-name="T1">    1. Établissement pour une corde 1D (ou réseau d’oscillateurs?)</text:span></text:p>
            <text:p><text:span text:style-name="T1">    2. Généralisation et solution générale (avec f et g, il existe un équivalent pour ondes stationnaires ?)</text:span></text:p>
            <text:p><text:span text:style-name="T1">    3. Conséquences (linéarité, célérité ?)</text:span></text:p>
            <text:p><text:span text:style-name="T1">    4.</text:span></text:p>
            <text:p><text:span text:style-name="T1">II – Ondes progressives</text:span></text:p>
            <text:p><text:span text:style-name="T1">    1. Solution générale</text:span></text:p>
            <text:p><text:span text:style-name="T1">    2. Onde plane, onde sphérique</text:span></text:p>
            <text:p><text:span text:style-name="T1">    3.</text:span></text:p>
            <text:p><text:span text:style-name="T1">    4. Aspects énergéttiques</text:span></text:p>
            <text:p><text:span text:style-name="T1">III – Ondes stationnaires</text:span></text:p>
            <text:p><text:span text:style-name="T1">    1. Solution générale (produit de 2 termes). Conditions aux limites. Aspects énergétiques</text:span></text:p>
            <text:p><text:span text:style-name="T1">    2. Corde de Melde, manip</text:span></text:p>
            <text:p><text:span text:style-name="T1">    3. Application à la musique ?</text:span></text:p>
            <text:p><text:span text:style-name="T1">    4.</text:span></text:p>
            <text:p/>
            <text:p><text:span text:style-name="T1">Conclu : </text:span></text:p>
          </table:table-cell>
          <table:table-cell table:style-name="ce101" office:value-type="string" calcext:value-type="string">
            <text:p><text:span text:style-name="T1">Intro : </text:span></text:p>
            <text:p>Bien préciser dans l’air, l’eau ou dans un solide … cf programme PC</text:p>
            <text:p/>
            <text:p>3 questions : nature des ondes ? Quelle grandeur se propage ? A quelle vitesse ?</text:p>
            <text:p/>
            <text:p><text:span text:style-name="T1">I – Équation de propagation des ondes sonores (dans un fluide?)</text:span></text:p>
            <text:p><text:span text:style-name="T1">    1. Approximation acoustique</text:span></text:p>
            <text:p><text:span text:style-name="T1">    2. Équation de d’Alembert (célérité?)</text:span></text:p>
            <text:p><text:span text:style-name="T1">    3. ?</text:span></text:p>
            <text:p><text:span text:style-name="T1">    4. </text:span></text:p>
            <text:p><text:span text:style-name="T1">II – Solutions en ondes planes</text:span></text:p>
            <text:p><text:span text:style-name="T1">    1. Solutions progressives (manip célérité?)</text:span></text:p>
            <text:p><text:span text:style-name="T1">    2. Aspects énergétiques</text:span></text:p>
            <text:p><text:span text:style-name="T1">    3. Intensité</text:span></text:p>
            <text:p><text:span text:style-name="T1">    4. Impédance acoustique</text:span></text:p>
            <text:p><text:span text:style-name="T1">III – Comportement aux interfaces (ou applications)</text:span></text:p>
            <text:p><text:span text:style-name="T1">    1. Conditions aux limites</text:span></text:p>
            <text:p><text:span text:style-name="T1">    2. Coefficients de réflexion et de transmission</text:span></text:p>
            <text:p><text:span text:style-name="T1">    3.</text:span></text:p>
            <text:p><text:span text:style-name="T1">    4.</text:span></text:p>
            <text:p/>
            <text:p><text:span text:style-name="T1">Conclu : </text:span></text:p>
          </table:table-cell>
          <table:table-cell table:style-name="ce101" office:value-type="string" calcext:value-type="string">
            <text:p><text:span text:style-name="T1">Intro : </text:span></text:p>
            <text:p>Transmission de l’information : via de la matière (lettre) mais aussi via des ondes (déplacement d’énergie sans déplacement de matière). On a propagation libre ou propagation guidée (contre l’espionnage et car c’est plus efficace d’un point de vue énergétique). Les cables coaxiaux sont OK &lt; au GHz, les fibres optiques &lt; au THz (Meyer).</text:p>
            <text:p/>
            <text:p><text:span text:style-name="T1">I – Guide d’onde rectangulaire (champ EM)</text:span></text:p>
            <text:p><text:span text:style-name="T1">    1. Entre 2 plans infinis (conditions aux limites, établissement via Maxwel (utiliser des couleurs pour montrer le découplage des TE et TM)l, modes TE et TM, étude d’un mode TE. ou solutions, relation de dispersion)</text:span></text:p>
            <text:p><text:span text:style-name="T1">    2. Guide rectangulaire (modes propres, relation de dispersion, aspect énergétique)</text:span></text:p>
            <text:p><text:span text:style-name="T1">II – Cable coaxial (en partie II ou dans guide d’onde EM?)</text:span></text:p>
            <text:p><text:span text:style-name="T1">    1. Présentation (ame, gaine, intérêt, fréquences, …)</text:span></text:p>
            <text:p><text:span text:style-name="T1">    2, Équations du télégraphe</text:span></text:p>
            <text:p><text:span text:style-name="T1">    3. Caractérisation (vitesse de propagation, capacité linéique et inductance linéique par le calcul, le signal carré est une superposition de sinus)</text:span></text:p>
            <text:p><text:span text:style-name="T1">III – Fibre optique (approche géométrique)</text:span></text:p>
            <text:p><text:span text:style-name="T1">    1. Fibre à saut d’indice, principe</text:span></text:p>
            <text:p><text:span text:style-name="T1">    2. Débit maximal</text:span></text:p>
            <text:p><text:span text:style-name="T1">    3.</text:span></text:p>
            <text:p><text:span text:style-name="T1">    4.</text:span></text:p>
            <text:p/>
            <text:p><text:span text:style-name="T1">Conclu : </text:span></text:p>
            <text:p><text:span text:style-name="T1">Ici on s’est intéressé principalement à différents modes de propa des OEM de différentes fréquences dans différents dispositifs, on peut appliquer ces résultats à d’autres types d’ondes comme par exemple les ondes acoustiques.</text:span></text:p>
            <text:p/>
            <text:p><text:span text:style-name="T1">Quels modes se propagent dans le coaxial et dans la fibre ?</text:span></text:p>
          </table:table-cell>
          <table:table-cell table:style-name="ce101" office:value-type="string" calcext:value-type="string">
            <text:p><text:span text:style-name="T1">Intro : </text:span></text:p>
            <text:p><text:span text:style-name="T1">Histoire des sciences avec la biologie ? Ca peut être hyper intéressant mais nécessite de se renseigner un peu avant. Ici microscopie → on cherche à grossir les images.</text:span></text:p>
            <text:p/>
            <text:p><text:span text:style-name="T1">Ici : modélisation simple du microscope en lumière incohérente dans le visible. Limites géométriques (abbérations) et physiques (pouvoir séparateur)</text:span></text:p>
            <text:p/>
            <text:p>Amener un vrai microscope et expliquer les éléments</text:p>
            <text:p/>
            <text:p><text:span text:style-name="T1">I – Microscope optique à 2 lentilles (ou loupe, 1 lentille)</text:span></text:p>
            <text:p><text:span text:style-name="T1">    1. Principe du microscope</text:span></text:p>
            <text:p><text:span text:style-name="T1">    2. Modélisation à 2 lentilles (schéma, ne pas tracer le rayon qui passe par le centre des lentilles car il n’existe pas pour des systèmes épais)</text:span></text:p>
            <text:p><text:span text:style-name="T1">    3. Puissance et grossissement (puissance intrinsèque, grossissement commercial)</text:span></text:p>
            <text:p><text:span text:style-name="T1">    4. Manip (comparaison puissance calculée et mesurée)</text:span></text:p>
            <text:p><text:span text:style-name="T1">II – Limites (ou microscope optique à 2 lentilles, avec limites en contraste et en résolution)</text:span></text:p>
            <text:p><text:span text:style-name="T1">    1. Abérations (chromatiques et géométriques, diapo)</text:span></text:p>
            <text:p><text:span text:style-name="T1">    2. Pouvoir séparateur (tache d’Airy, ouverture numérique, limite de résolution, critère de Rayleigh)</text:span></text:p>
            <text:p><text:span text:style-name="T1">    3.</text:span></text:p>
            <text:p><text:span text:style-name="T1">    4.</text:span></text:p>
            <text:p><text:span text:style-name="T1">III – Au delà de la limite de diffraction (ou autres types de microscopie – contraste de phase et fluorescence)</text:span></text:p>
            <text:p><text:span text:style-name="T1">    1. Microscopie par fluorescence</text:span></text:p>
            <text:p><text:span text:style-name="T1">    2. Microscope par contraste de phase</text:span></text:p>
            <text:p><text:span text:style-name="T1">    3.</text:span></text:p>
            <text:p><text:span text:style-name="T1">    4.</text:span></text:p>
            <text:p/>
            <text:p><text:span text:style-name="T1">Conclu : </text:span></text:p>
            <text:p/>
          </table:table-cell>
          <table:table-cell table:style-name="ce101" office:value-type="string" calcext:value-type="string">
            <text:p><text:span text:style-name="T1">Intro : </text:span></text:p>
            <text:p><text:span text:style-name="T1">On a vu l’optique géométrique où l’énergie se propage selon des rayons lumineux (pouvant être interprété comme un flux de particules). Aujourd’hui on va voire que dans certaines situations, cette description simpliste est caduque, et on va démontrer la nature ondulatoire de la lumière (introduite au cours précédent via le modèle de l’onde scalaire).</text:span></text:p>
            <text:p/>
            <text:p><text:span text:style-name="T1">Peut être trouver un truc plus funky avec la manip ? Il faut que ce soit cohérent avec les prérequis</text:span></text:p>
            <text:p/>
            <text:p><text:span text:style-name="T1">Parler des détecteurs et du moyennage temporel quelque part</text:span></text:p>
            <text:p/>
            <text:p><text:span text:style-name="T1">I – Interférences à deux ondes</text:span></text:p>
            <text:p><text:span text:style-name="T1">    1. Superposition de 2 ondes, éclairement</text:span></text:p>
            <text:p><text:span text:style-name="T1">    2. Condition d’interférences</text:span></text:p>
            <text:p><text:span text:style-name="T1">    3. Phénomène d’interférence (amplitude)</text:span></text:p>
            <text:p><text:span text:style-name="T1">    4. Figure d’interférences (hyperboloïdes)</text:span></text:p>
            <text:p><text:span text:style-name="T1">II – Dispositifs interférentiels</text:span></text:p>
            <text:p><text:span text:style-name="T1">    1.  2 familles (division du front d’onde et division d’amplitude)</text:span></text:p>
            <text:p><text:span text:style-name="T1">    2. Fentes d’Young : différence de marche (présentation + calcul + manip)</text:span></text:p>
            <text:p><text:span text:style-name="T1">    3.</text:span></text:p>
            <text:p><text:span text:style-name="T1">    4.</text:span></text:p>
            <text:p><text:span text:style-name="T1">III – Notion de cohérence</text:span></text:p>
            <text:p><text:span text:style-name="T1">    1. Cohérence temporelle</text:span></text:p>
            <text:p><text:span text:style-name="T1">    2. Cohérence spatiale</text:span></text:p>
            <text:p/>
            <text:p><text:span text:style-name="T1">Conclu : </text:span></text:p>
            <text:p><text:span text:style-name="T1">Il existe d’autres dispositifs interférentiels (division d’amplitude, Michelson)</text:span></text:p>
          </table:table-cell>
          <table:table-cell table:style-name="ce101" office:value-type="string" calcext:value-type="string">
            <text:p><text:span text:style-name="T1">Intro : </text:span></text:p>
            <text:p><text:span text:style-name="T1">Parler de LIGO/VIRGO ? De Michelson et Morley ? Des 2 ? Ou alors axer sur la spectro en rapport avec la manip ?</text:span></text:p>
            <text:p/>
            <text:p><text:span text:style-name="T1">Dans le cours précédent on a vu les interférences à division du front d’onde. On a vu qu’il y avait des phénomènes de cohérence spatiale (et temporelle?) qui rendaient difficile d’obtenir des interférences avec des sources étendues. Aujourd’hui on va étudier plus en détail un autre type d’interféromètre (le Michelson) qui est basé sur un autre principe : la division d’amplitude, qui permet de s’affranchir de la cohérence spatiale et observer des interférences avec des sources étendues. On a aussi Fabry Pérot.</text:span></text:p>
            <text:p/>
            <text:p><text:span text:style-name="T1">I – Interférométrie à division d’amplitude (ou théorème de localisation? Ou cohérence spatiale et brouillage via fentes d’Young)</text:span></text:p>
            <text:p><text:span text:style-name="T1">    1. Principe</text:span></text:p>
            <text:p><text:span text:style-name="T1">    2. Avantages et inconvénients</text:span></text:p>
            <text:p><text:span text:style-name="T1">    3. Lame à faces parallèles ? (Fillette)</text:span></text:p>
            <text:p><text:span text:style-name="T1">    4.</text:span></text:p>
            <text:p><text:span text:style-name="T1">II – Interférences à 2 ondes, Interféromètre de Michelson (ou théorème de localisation)</text:span></text:p>
            <text:p><text:span text:style-name="T1">    1. Principe</text:span></text:p>
            <text:p><text:span text:style-name="T1">    2. Lame d’air</text:span></text:p>
            <text:p><text:span text:style-name="T1">    3. Coin d’air</text:span></text:p>
            <text:p><text:span text:style-name="T1">    4. Avec 2 longueurs d’ondes → battements → doublet du sodium</text:span></text:p>
            <text:p><text:span text:style-name="T1">III – Interférences à N ondes, Cavité Fabry-Pérot (ou Michelson)</text:span></text:p>
            <text:p><text:span text:style-name="T1">    1. Principe</text:span></text:p>
            <text:p><text:span text:style-name="T1">    2. Avantages et inconvénients</text:span></text:p>
            <text:p><text:span text:style-name="T1">    3.</text:span></text:p>
            <text:p><text:span text:style-name="T1">    4.</text:span></text:p>
            <text:p/>
            <text:p><text:span text:style-name="T1">Conclu : </text:span></text:p>
          </table:table-cell>
          <table:table-cell table:style-name="ce101" office:value-type="string" calcext:value-type="string">
            <text:p><text:span text:style-name="T1">Intro :</text:span></text:p>
            <text:p><text:span text:style-name="T1">Diffraction = nature ondulatoire de la lumière. </text:span></text:p>
            <text:p/>
            <text:p><text:span text:style-name="T1">L’OG est limitée par la diffraction (pas d’astygmatisme en réalité, l’image d’un point est une tache). On peut étudier le phénomène et l’utiliser.</text:span></text:p>
            <text:p/>
            <text:p><text:span text:style-name="T1">I – Phénomène de diffraction (Principe de Huygens Fresnel)</text:span></text:p>
            <text:p><text:span text:style-name="T1">    1. Mise en évidence</text:span></text:p>
            <text:p><text:span text:style-name="T1">    2. Principe de Huygens Fresnel</text:span></text:p>
            <text:p><text:span text:style-name="T1">    3. Régimes de diffraction ?</text:span></text:p>
            <text:p><text:span text:style-name="T1">    4.</text:span></text:p>
            <text:p><text:span text:style-name="T1">II – Diffraction de Fraunhoffer</text:span></text:p>
            <text:p><text:span text:style-name="T1">    1. Montage de Fraunhoffer, propriétés (calculs, théorème de Babinet)</text:span></text:p>
            <text:p><text:span text:style-name="T1">    2. Diffraction par une fente rectangulaire (manip)</text:span></text:p>
            <text:p><text:span text:style-name="T1">    3. Diffraction par une ouverture circulaire</text:span></text:p>
            <text:p><text:span text:style-name="T1">    4.</text:span></text:p>
            <text:p><text:span text:style-name="T1">III – Application au filtrage spatial/résolution d’un téléscope, capacité d’un CD vs bluray/limite de résolution des instruments d’optique</text:span></text:p>
            <text:p><text:span text:style-name="T1">    1. Principe</text:span></text:p>
            <text:p><text:span text:style-name="T1">    2.</text:span></text:p>
            <text:p><text:span text:style-name="T1">    3.</text:span></text:p>
            <text:p><text:span text:style-name="T1">    4.</text:span></text:p>
            <text:p/>
            <text:p><text:span text:style-name="T1">Conclu : </text:span></text:p>
          </table:table-cell>
          <table:table-cell table:style-name="ce101" office:value-type="string" calcext:value-type="string">
            <text:p><text:span text:style-name="T1">Intro : </text:span></text:p>
            <text:p><text:span text:style-name="T1">Leçon à bosser !</text:span></text:p>
            <text:p/>
            <text:p><text:span text:style-name="T1">I – Formule des réseaux (1D ?)/Réseau optique plan</text:span></text:p>
            <text:p><text:span text:style-name="T1">    1.</text:span></text:p>
            <text:p><text:span text:style-name="T1">    2.</text:span></text:p>
            <text:p><text:span text:style-name="T1">    3.</text:span></text:p>
            <text:p><text:span text:style-name="T1">    4.</text:span></text:p>
            <text:p><text:span text:style-name="T1">II – Diffraction 2D ? ou propriétés et applications ? Pour 2D revoir lecon Delphine (pas dans un bouquin)</text:span></text:p>
            <text:p><text:span text:style-name="T1">    1.</text:span></text:p>
            <text:p><text:span text:style-name="T1">    2.</text:span></text:p>
            <text:p><text:span text:style-name="T1">    3.</text:span></text:p>
            <text:p><text:span text:style-name="T1">    4.</text:span></text:p>
            <text:p><text:span text:style-name="T1">III – Cristallographie (3D)</text:span></text:p>
            <text:p><text:span text:style-name="T1">    1.</text:span></text:p>
            <text:p><text:span text:style-name="T1">    2.</text:span></text:p>
            <text:p><text:span text:style-name="T1">    3.</text:span></text:p>
            <text:p><text:span text:style-name="T1">    4.</text:span></text:p>
            <text:p/>
            <text:p><text:span text:style-name="T1">Conclu : </text:span></text:p>
          </table:table-cell>
          <table:table-cell table:style-name="ce101" office:value-type="string" calcext:value-type="string">
            <text:p><text:span text:style-name="T1">Intro : </text:span></text:p>
            <text:p><text:span text:style-name="T1">On a un spectro USB, on regarde différentes sources et on obtiens des spectres différents. Pourquoi ? Dans ce cas modèle d’Einstein pas hyper logique … Ou alors Parler de l’absorption et l’émission spontanée et garder le III pour expliquer la nécessité de l’émission stimulée (puis suite logique avec lasers). Dans ce cas approche historique …</text:span></text:p>
            <text:p/>
            <text:p><text:span text:style-name="T1">Présentation du spectro USB, utilisation avec lampe H, lampe incandescence et abso via cuve MnO4-</text:span></text:p>
            <text:p/>
            <text:p><text:span text:style-name="T1">I – Approche microscopique</text:span></text:p>
            <text:p><text:span text:style-name="T1">    1. Rappel : propriétés des photons</text:span></text:p>
            <text:p><text:span text:style-name="T1">    2. Processus pour les photons (absorption, émission spontanée et stimulée)</text:span></text:p>
            <text:p><text:span text:style-name="T1">    3. Atome d’hydrogène (modèle de Bohr et modèle quantique)</text:span></text:p>
            <text:p><text:span text:style-name="T1">II – Spectroscopie</text:span></text:p>
            <text:p><text:span text:style-name="T1">    1. Mesure du Rydberg via raies de Balmer avec lampe H</text:span></text:p>
            <text:p><text:span text:style-name="T1">    2. Principe spectre continu lampe incandescence (diapo)</text:span></text:p>
            <text:p><text:span text:style-name="T1">    3. Principe spectre abso MnO4-</text:span></text:p>
            <text:p><text:span text:style-name="T1">    4. Comparaison (milieux dilués vs condensés)</text:span></text:p>
            <text:p><text:span text:style-name="T1">III – Approche macroscopique : Modèle d’Einstein</text:span></text:p>
            <text:p><text:span text:style-name="T1">    1. Coefficients d’Einstein, hypothèses du modèle</text:span></text:p>
            <text:p><text:span text:style-name="T1">    2. Relations entre les coefficients, nécessité de l’émission stimulée, autres conséquences.</text:span></text:p>
            <text:p/>
            <text:p><text:span text:style-name="T1">Conclu : </text:span></text:p>
            <text:p><text:span text:style-name="T1">3 processus atomiques, intro spectro optique, modèle d’Einstein</text:span></text:p>
            <text:p><text:span text:style-name="T1">Ouverture : lasers (prochaine leçon)</text:span></text:p>
          </table:table-cell>
          <table:table-cell table:style-name="ce101" office:value-type="string" calcext:value-type="string">
            <text:p><text:span text:style-name="T1">Intro : </text:span></text:p>
            <text:p><text:span text:style-name="T1">Partir des manips sur les ferro et discuter des prérequis.</text:span></text:p>
            <text:p/>
            <text:p><text:span text:style-name="T1">I – Comportement ferromagnétique (ou aimantation, ou caractérisation du ferromagnétisme)</text:span></text:p>
            <text:p><text:span text:style-name="T1">    1. EM dans les milieux magnétiques (rappel) ? (Ou courbe de première aimantation, ou mise en évidence expérimentale), ou définition et ordre de grandeur (température de Curie, comparaison de l’aimantation avec un para, exemples, pour les ferro on a pas de théorie de réponse linéaire comme avec les para).</text:span></text:p>
            <text:p><text:span text:style-name="T1">    2. Types de comportement magnétiques (dia, para, ferro) (ou Canalisation des lignes de champ, application au Tore)</text:span></text:p>
            <text:p><text:span text:style-name="T1">    3. Interprétation microscopique qualitative</text:span></text:p>
            <text:p><text:span text:style-name="T1">II – Cycle d’hystéresis</text:span></text:p>
            <text:p><text:span text:style-name="T1">    1. Courbe de première aimantation</text:span></text:p>
            <text:p><text:span text:style-name="T1">    2. Cycle d’hystéresis</text:span></text:p>
            <text:p><text:span text:style-name="T1">    3. Ferro dur et doux</text:span></text:p>
            <text:p><text:span text:style-name="T1">    4. Analogie entre circuit électrique et circuit magnétique</text:span></text:p>
            <text:p><text:span text:style-name="T1">III – Applications (ou ferro dur et doux, applications), ou aspects énergétiques (pertes cuivre, pertes fer)</text:span></text:p>
            <text:p><text:span text:style-name="T1">    1.</text:span></text:p>
            <text:p><text:span text:style-name="T1">    2.</text:span></text:p>
            <text:p><text:span text:style-name="T1">    3.</text:span></text:p>
            <text:p><text:span text:style-name="T1">    4. Application au transfo (ou disque dur)</text:span></text:p>
            <text:p/>
            <text:p><text:span text:style-name="T1">Conclu : </text:span></text:p>
          </table:table-cell>
          <table:table-cell table:style-name="ce101" office:value-type="string" calcext:value-type="string">
            <text:p><text:span text:style-name="T1">Intro : </text:span></text:p>
            <text:p>On a vu la loi d’Ohm, valide dans une large gamme de conductivité. Ajd : explication microscopique avec un modèle classique (modèle de Drude), puis application à l’effet hall et mesure du nombre de porteurs, puis intro qualitative à la théorie des bandes.</text:p>
            <text:p/>
            <text:p><text:span text:style-name="T1">I – Modèle de Drude</text:span></text:p>
            <text:p><text:span text:style-name="T1">    1. Hypothèses</text:span></text:p>
            <text:p><text:span text:style-name="T1">    2. Mise en équation</text:span></text:p>
            <text:p><text:span text:style-name="T1">    3. Loi d’Ohm</text:span></text:p>
            <text:p><text:span text:style-name="T1">    4. Ordres de grandeur et limites pour un métal</text:span></text:p>
            <text:p><text:span text:style-name="T1">II – Application à l’effet Hal</text:span></text:p>
            <text:p><text:span text:style-name="T1">    1. Schéma</text:span></text:p>
            <text:p><text:span text:style-name="T1">    2. Calcul de la tension de Hall</text:span></text:p>
            <text:p><text:span text:style-name="T1">    3. Mesure du nombre de porteurs. Nombre de porteurs/atome très inférieur à 1 (alors que de l’ordre de 1 dans les métaux). Pourquoi ?</text:span></text:p>
            <text:p><text:span text:style-name="T1">III – Introduction à la théorie des bandes, semi-conducteurs (ou Limites du modèle de Drude)</text:span></text:p>
            <text:p><text:span text:style-name="T1">    1. Explication qualitative</text:span></text:p>
            <text:p><text:span text:style-name="T1">    2. Semi-conducteurs (intrinsèque, extrinsèque)</text:span></text:p>
            <text:p><text:span text:style-name="T1">    4. Comparaison entre Métal, semi-conducteur et isolant</text:span></text:p>
            <text:p/>
            <text:p><text:span text:style-name="T1">Conclu : </text:span></text:p>
            <text:p><text:span text:style-name="T1">Il faut prendre en compte la nature quantique</text:span></text:p>
          </table:table-cell>
          <table:table-cell table:style-name="ce101" office:value-type="string" calcext:value-type="string">
            <text:p><text:span text:style-name="T1">Intro : </text:span></text:p>
            <text:p><text:span text:style-name="T1">On a pu voire dans plusieurs domaines qu’il existait une résonance (transfert de puissance maximale à une excitation donnée). Phénomène générale en physique, en partant du RLC (puis on généralise en augmentant le nombre de degrés de liberté).</text:span></text:p>
            <text:p>On s’intéresse aux systèmes linéaires.</text:p>
            <text:p/>
            <text:p><text:span text:style-name="T1">I – 1 DDL (circuit RLC, revoir plan du I éventuellement)</text:span></text:p>
            <text:p><text:span text:style-name="T1">    1. Le circuit RLC (fonction de transfert et sens physique)</text:span></text:p>
            <text:p><text:span text:style-name="T1">    2. Résonance en puissance (manip, définitions)</text:span></text:p>
            <text:p><text:span text:style-name="T1">II – N ddl (généralisation)</text:span></text:p>
            <text:p><text:span text:style-name="T1">    1. 2 ressorts couplés (2 ddl, les équations sont indépendantes et se ramènent à 2 systèmes à 1ddl)</text:span></text:p>
            <text:p><text:span text:style-name="T1">    2. N ressorts couplés (généralisation à N ddl)</text:span></text:p>
            <text:p><text:span text:style-name="T1">    3. Nombre infini de ressorts couplés (N ddl, passage au continu, relation de dispersion, équation de d’Alembert, on a plus de phénomène de résonances car toutes les fréquences se propagent de la même manière)</text:span></text:p>
            <text:p><text:span text:style-name="T1">III – Résonance d’une onde par ses conditions aux bords (choisir les exemples)</text:span></text:p>
            <text:p><text:span text:style-name="T1">    1. Corde de Melde</text:span></text:p>
            <text:p><text:span text:style-name="T1">    2. Fabry Pérot</text:span></text:p>
            <text:p><text:span text:style-name="T1">    3. Barrière de potentiel en méca Q</text:span></text:p>
            <text:p/>
            <text:p><text:span text:style-name="T1">Conclu : </text:span></text:p>
            <text:p/>
            <text:p><text:span text:style-name="T1">Mode = mouvement collectif ayant lieu à une fréquence propre et avec une relation d’amplitude et de phase entre les parties</text:span></text:p>
          </table:table-cell>
          <table:table-cell table:style-name="ce101" office:value-type="string" calcext:value-type="string">
            <text:p><text:span text:style-name="T1">Intro : </text:span></text:p>
            <text:p><text:span text:style-name="T1">Chaque point d’équilibre stable peut être décrit à son voisinage par un OH. Non linéarité =on produit de nouvelles harmoniques .</text:span></text:p>
            <text:p><text:span text:style-name="T1">Dans la très grande majorité des cas en licence on a regardé des systèmes linéaires, ou on a linéarisé les équations de façon à ce que le principe de superposition s’applique. On a développé des méthodes pour résoudre de tels systèmes. Dès que les équations qui régissent le système sont non linéaire on a plus de méthode générale de résolution, mais on peut éventuellement résoudre les problèmes numériquement et utiliser les portraits de phase pour comprendre leur évolution. Ici on parle d’oscillateurs ! Phrase avant trop générale ?</text:span></text:p>
            <text:p/>
            <text:p><text:span text:style-name="T1">I – Oscillateurs conservatifs</text:span></text:p>
            <text:p><text:span text:style-name="T1">    1. Équation du pendule pesant, qui donne OH si linéarisé</text:span></text:p>
            <text:p><text:span text:style-name="T1">    2. Non linéarités du pendule simple, formule de Borda</text:span></text:p>
            <text:p><text:span text:style-name="T1">    3. Portrait de phase (linéaire ou non, commenter le signe de thetapoint pour donner le sens de parcours du portrait de phase)</text:span></text:p>
            <text:p><text:span text:style-name="T1">II – Oscillateurs amortis</text:span></text:p>
            <text:p><text:span text:style-name="T1">    1. Équation du pendule pesant amorti</text:span></text:p>
            <text:p><text:span text:style-name="T1">    2. Portrait de phase</text:span></text:p>
            <text:p><text:span text:style-name="T1">    3.</text:span></text:p>
            <text:p><text:span text:style-name="T1">    4.</text:span></text:p>
            <text:p><text:span text:style-name="T1">III – Oscillateurs forcés, ou auto-entretenus</text:span></text:p>
            <text:p><text:span text:style-name="T1">    1. Équation d’oscillateur forcé : Oscillateur de Van der Pol ? Possible de faire Wien ?</text:span></text:p>
            <text:p><text:span text:style-name="T1">    2.</text:span></text:p>
            <text:p><text:span text:style-name="T1">    3.</text:span></text:p>
            <text:p><text:span text:style-name="T1">    4.</text:span></text:p>
            <text:p><text:span text:style-name="T1">Conclu : </text:span></text:p>
          </table:table-cell>
          <table:table-cell table:style-name="ce101" table:content-validation-name="val1" office:value-type="string" calcext:value-type="string">
            <text:p><text:span text:style-name="T4">Intro : pourquoi M&amp;M font leur expérience ? Ils trouvent l’invariance de c, quelles conséquences ?(diap, 6 min)</text:span></text:p>
            <text:p/>
            <text:p><text:span text:style-name="T4">I – Expérience de Michelson et Morley</text:span></text:p>
            <text:p><text:span text:style-name="T4">    1. Principe de l’expérience (diap, 8 min)</text:span></text:p>
            <text:p><text:span text:style-name="T4">    2. Calcul du déphasage (tab, 15 min)</text:span></text:p>
            <text:p><text:span text:style-name="T4">    3. Résultats de l’expérience (diap, 17 min)</text:span></text:p>
            <text:p><text:span text:style-name="T4">II – Cinématique relativiste</text:span></text:p>
            <text:p><text:span text:style-name="T1">    1. Postulats (diap, 18 min)</text:span></text:p>
            <text:p><text:span text:style-name="T1">    2. Dilatation des durées, muons atmosphériques, contraction des longueurs (tab + exp + tab, 30 min)</text:span></text:p>
            <text:p><text:span text:style-name="T1">    3. Transformation de Lorentz, intervalle, composition des vitesses (diap + tab + diap, 38 min)</text:span></text:p>
            <text:p><text:span text:style-name="T1">Conclu : </text:span></text:p>
            <text:p><text:span text:style-name="T1">Tableau comparatif mécanique classique vs relativité restreinte (diap, 39 min).</text:span></text:p>
            <text:p><text:span text:style-name="T1">Ouverture sur référentiels non inertiels en méca classique mais pas en restreinte (relativité générale nécessaire) (diap, 40 min)</text:span></text:p>
          </table:table-cell>
          <table:table-cell table:style-name="ce101" office:value-type="string" calcext:value-type="string">
            <text:p><text:span text:style-name="T1">Intro : </text:span></text:p>
            <text:p><text:span text:style-name="T1">On a vu qu’il y avait des ondes évanescentes en EM. Ajd on va voir qu’il existe un comportement analogue pour les ondes de matière, qui peuvent parfois passer au travers des murs comme Harry Potter. Applications en physique fondamentale et appliquée.</text:span></text:p>
            <text:p/>
            <text:p><text:span text:style-name="T1">I – Effet tunnel</text:span></text:p>
            <text:p><text:span text:style-name="T1">    1. Barrière de potentiel 1D semi-infinie (de hauteur finie, donner les régimes possibles en classique et en quantique pour différentes énergies de la particule incidente, bien préciser les conditions aux bords sur la fonction d’onde et sa dérivée, préciser que l’on s’intéresse à des énergies définies mais que en réalité on les superpose pour faire un paquet d’ondes)</text:span></text:p>
            <text:p><text:span text:style-name="T1">    2. Barrière fine et effet tunnel</text:span></text:p>
            <text:p><text:span text:style-name="T1">II – Radioactivité alpha</text:span></text:p>
            <text:p><text:span text:style-name="T1">    1. Constatation expérimentale, différents modes de désintégration (+ image vallée de la stabilité ?)</text:span></text:p>
            <text:p><text:span text:style-name="T1">    2. Modèle de Gamow (donner les grandes lignes, hors programme prépa. On peut le démontrer en découpant le potentiel en rectangle et passer à la limite, ce qui n’est pas rigoureux car on a supposé une barrière épaisse, mais cela donne le même résultat qu’une démo plus rigoureuse via WKB)</text:span></text:p>
            <text:p><text:span text:style-name="T1">    3. Comparaison avec des résultats expérimentaux (loi de Geiger-Nuttal)</text:span></text:p>
            <text:p/>
            <text:p><text:span text:style-name="T1">Conclu : </text:span></text:p>
            <text:p><text:span text:style-name="T1">Comportement classique et quantique très différent pour la matière, effet tunnel permet de modéliser certains aspects de la radioactivité alpha, applications technologiques (microscope à effet tunnel)</text:span></text:p>
          </table:table-cell>
          <table:table-cell table:number-columns-repeated="996"/>
        </table:table-row>
        <table:table-row table:style-name="ro15">
          <table:table-cell table:style-name="ce100" office:value-type="string" calcext:value-type="string">
            <text:p>Calculs :</text:p>
            <text:p>-Tableau analogies et différences (pas de masse négative, champ B inexistant pour la gravitation, échelle différente) gravitation vs électrostatique</text:p>
            <text:p>-Champ gravitationel pour une boule uniforme</text:p>
            <text:p>-Lois de Kepler</text:p>
          </table:table-cell>
          <table:table-cell table:style-name="ce100" office:value-type="string" calcext:value-type="string">
            <text:p>Calculs :</text:p>
            <text:p>-Origine de la conservation de l’impulsion via PFD</text:p>
            <text:p>-Cinématique d’une collision de particules</text:p>
            <text:p>-Origine de la conservation du moment cinétique via TMC</text:p>
            <text:p>-Loi des aires</text:p>
            <text:p>-Théorème de l’énergie mécanique (rappel)</text:p>
          </table:table-cell>
          <table:table-cell table:style-name="ce100" office:value-type="string" calcext:value-type="string">
            <text:p>Calculs :</text:p>
            <text:p>-Interprétation Navier-Stokes</text:p>
            <text:p>-Écoulement de Poiseuille</text:p>
          </table:table-cell>
          <table:table-cell table:style-name="ce100" office:value-type="string" calcext:value-type="string">
            <text:p>Calculs :</text:p>
            <text:p>-Relation de Bernouilli</text:p>
            <text:p>-Tube de Pitot</text:p>
          </table:table-cell>
          <table:table-cell table:style-name="ce100" office:value-type="string" calcext:value-type="string">
            <text:p>Calculs :</text:p>
            <text:p>-Loi de Laplace</text:p>
            <text:p>-Loi de Jurin</text:p>
          </table:table-cell>
          <table:table-cell table:style-name="ce100" office:value-type="string" calcext:value-type="string">
            <text:p>Calculs :</text:p>
            <text:p>-Différentes formes d’énergies (macro et micro, cinétique et potentielle). On s’intéresse aux variations d’énergies.</text:p>
            <text:p>-Calculs applicatifs (Capacité thermique et calorimétrie, détente d’un gaz réversible ou irréversible)</text:p>
          </table:table-cell>
          <table:table-cell table:style-name="ce100" office:value-type="string" calcext:value-type="string">
            <text:p>Calculs :</text:p>
            <text:p>-Clausius-Clapeyron (partir de l’égalité des potentiels chimiques à l’équilibre)</text:p>
            <text:p>-Diagramme P,T de l’eau et d’autres espèces</text:p>
          </table:table-cell>
          <table:table-cell table:style-name="ce100" office:value-type="string" calcext:value-type="string">
            <text:p>Calculs :</text:p>
            <text:p>-Équation de la chaleur</text:p>
            <text:p>-Réponse à une oscillation périodique pour la manip ??</text:p>
          </table:table-cell>
          <table:table-cell table:style-name="ce100" office:value-type="string" calcext:value-type="string">
            <text:p>Calculs :</text:p>
            <text:p>- Force électromagnétique</text:p>
            <text:p>- Spire dans un champ B (via énergie potentielle)</text:p>
          </table:table-cell>
          <table:table-cell table:style-name="ce100" office:value-type="string" calcext:value-type="string">
            <text:p>Calculs :</text:p>
            <text:p>Faire des choix</text:p>
            <text:p>-Auto-induction et aspects énergétiques</text:p>
            <text:p>-Inductance mutuelle</text:p>
            <text:p>-Rotation d’une spire de courant dans un champ constant</text:p>
            <text:p/>
          </table:table-cell>
          <table:table-cell table:style-name="ce100" office:value-type="string" calcext:value-type="string">
            <text:p>Calculs :</text:p>
            <text:p>-Faire le calcul de l’ALI non inverseur (permet de préparer le tertrain pour oscillateur à Pont de Wien), et montrer que le produit gain-bande est constant (un peu long, dire que c’est général)</text:p>
            <text:p>-Regarder le Meyer pour donner des exemples de différents résonateurs</text:p>
          </table:table-cell>
          <table:table-cell table:style-name="ce100" office:value-type="string" calcext:value-type="string">
            <text:p>Calculs :</text:p>
            <text:p>-Fonction de transfert filtre RC passe bas</text:p>
            <text:p>-Diagramme de Bode</text:p>
          </table:table-cell>
          <table:table-cell table:style-name="ce100" office:value-type="string" calcext:value-type="string">
            <text:p>Calculs :</text:p>
            <text:p>-Equation de d’Alembert via vibration d’une corde (Connaitre le calcul avec OEM et ondes acoustiques)</text:p>
            <text:p>-Ondes stationnaires sur la corde de Melde</text:p>
          </table:table-cell>
          <table:table-cell table:style-name="ce100" office:value-type="string" calcext:value-type="string">
            <text:p>Calculs :</text:p>
            <text:p>-Approximation acoustique</text:p>
            <text:p>-Équation de d’Alembert</text:p>
            <text:p>-Intensité</text:p>
            <text:p>-Impédance acoustique</text:p>
            <text:p>-Coefficients de réflections</text:p>
          </table:table-cell>
          <table:table-cell table:style-name="ce100" office:value-type="string" calcext:value-type="string">
            <text:p>Calculs :</text:p>
            <text:p>-OEM entre 2 plans infinis (ou projeté si trop long?)</text:p>
            <text:p>-OEM dans un guide rectangulaire (ou projeté si trop long?)</text:p>
            <text:p>-Équation des télégraphistes (à projeter?)</text:p>
            <text:p>-guidage dans une fibre optique (via Snell-Descartes)</text:p>
          </table:table-cell>
          <table:table-cell table:style-name="ce100" office:value-type="string" calcext:value-type="string">
            <text:p>Calculs :</text:p>
            <text:p/>
          </table:table-cell>
          <table:table-cell table:style-name="ce100" office:value-type="string" calcext:value-type="string">
            <text:p>Calculs :</text:p>
            <text:p>-Éclairement pour la superposition de 2 ondes. Condition d’interférences</text:p>
            <text:p>-Différence de marche pour les fentes d’Young</text:p>
          </table:table-cell>
          <table:table-cell table:style-name="ce100" office:value-type="string" calcext:value-type="string">
            <text:p>Calculs :</text:p>
            <text:p>-Théorème de localisation apparemment. Où caler la manip ? En même temps que la présentation du Michelson en lame d’air ?</text:p>
          </table:table-cell>
          <table:table-cell table:style-name="ce100" office:value-type="string" calcext:value-type="string">
            <text:p>Calculs :</text:p>
            <text:p>-Formule avec les distances au carré là ?</text:p>
          </table:table-cell>
          <table:table-cell table:style-name="ce100" office:value-type="string" calcext:value-type="string">
            <text:p>Calculs :</text:p>
            <text:p>-Formule des réseaux</text:p>
          </table:table-cell>
          <table:table-cell table:style-name="ce100" office:value-type="string" calcext:value-type="string">
            <text:p>Calculs :</text:p>
            <text:p>III – 2. Relations entre les coefficients d’Einstein</text:p>
          </table:table-cell>
          <table:table-cell table:style-name="ce100" office:value-type="string" calcext:value-type="string">
            <text:p>Calculs :</text:p>
            <text:p>?</text:p>
          </table:table-cell>
          <table:table-cell table:style-name="ce100" office:value-type="string" calcext:value-type="string">
            <text:p>Calculs :</text:p>
            <text:p>-Modèle de Drude</text:p>
            <text:p>-Effet Hall</text:p>
          </table:table-cell>
          <table:table-cell table:style-name="ce100" office:value-type="string" calcext:value-type="string">
            <text:p>Calculs :</text:p>
            <text:p>- Fonction de transfert du filtre RLC</text:p>
            <text:p>- Partie II à projeter</text:p>
            <text:p>- Corde de Melde ou Fabry Pérot</text:p>
          </table:table-cell>
          <table:table-cell table:style-name="ce100" office:value-type="string" calcext:value-type="string">
            <text:p>Calculs :</text:p>
            <text:p>-Formule de Borda (e-learning physique), pousser le développement limité du sinus à l’ordre 3  (les termes paires sont nuls par symétrie)</text:p>
            <text:p>-Portrait de phase pendule (multiplier l’équation du mouvement aux petits angles ou non par thetapoint et intégrer). Tracer thetapoint/omega en fonction de theta → cercle</text:p>
          </table:table-cell>
          <table:table-cell table:style-name="ce100" office:value-type="string" calcext:value-type="string">
            <text:p>Calculs :</text:p>
            <text:p>I – 2 : Déphasage entre 2 configs de l’exp M&amp;M</text:p>
            <text:p>II – 2. Horloge à photons et dilatation des durées</text:p>
            <text:p>II – 2. Train et contraction des longueurs</text:p>
            <text:p>II – 3. Intervalle d’espace-temps via TL</text:p>
          </table:table-cell>
          <table:table-cell table:style-name="ce100" office:value-type="string" calcext:value-type="string">
            <text:p>Calculs :</text:p>
            <text:p>-Continuité de la dérivée : intégrer de -epsilon/2 à epsilon/2 et faire tendre epsilon vers 0 (voire Basdevant)</text:p>
            <text:p>- Barrière de potentiel infinie, fine ou épaisse</text:p>
            <text:p>- Formule de Gamow/Geiger-Nuttall. <text:a xlink:href="https://www.e-periodica.ch/cntmng?pid=ads-001%3A1934%3A16%3A%3A633" xlink:type="simple">https://www.e-periodica.ch/cntmng?pid=ads-001%3A1934%3A16%3A%3A633</text:a></text:p>
          </table:table-cell>
          <table:table-cell table:number-columns-repeated="996"/>
        </table:table-row>
        <table:table-row table:style-name="ro18">
          <table:table-cell table:style-name="ce100" office:value-type="string" calcext:value-type="string">
            <text:p>Biblio :</text:p>
            <text:p>-Meyer p31</text:p>
            <text:p>-MPSI Dunod (champ de force central conservatif)</text:p>
            <text:p>-H prépa</text:p>
            <text:p>-Pérez mécanique ch6 (Gravitation), ch12 (système à N corps et 2 corps), ch14 (mouvement dans un champ de force central)</text:p>
            <text:p>-Choper le Brasselet et Gié mécanique 1</text:p>
            <text:p>-BFR méca 1 ch9 (interaction 2 particules), ch10 (champ en 1/r²), annexes 1 et 2</text:p>
            <text:p><text:span text:style-name="T2">-Gié EM 1 (Edition 1995)</text:span> ch11 (analogie électrosatique vs gravitation)</text:p>
            <text:p>-Marrées Brasselet ou Pérez, ou ENS lyon</text:p>
            <text:p>-exo pcsi dunod p366 (kepler, satellites), p370 (kepler, paramétrage polaire),</text:p>
            <text:p>-exo pc dunod p136 (champ de gravitation créé par la Terre)</text:p>
          </table:table-cell>
          <table:table-cell table:style-name="ce100" office:value-type="string" calcext:value-type="string">
            <text:p>Biblio :</text:p>
            <text:p>-Meyer p67</text:p>
            <text:p>-Semay et Brac relativité restreinte ch10 (collisions, optionnel)</text:p>
            <text:p>-Pérez ch12 et ch14 (loi des aires), ch13 (collisions)</text:p>
            <text:p>-BFR méca 1 ch9 (tout) et ch16 (compléments collisions)</text:p>
            <text:p><text:span text:style-name="T2">-Basdevant principe variationels pour questions sur Théorème de Noether</text:span></text:p>
            <text:p><text:span text:style-name="T2">-Gié mécanique 1 et Brasselet (++) à choper</text:span></text:p>
            <text:p><text:span text:style-name="T2">-Feynman méca 1 (notion d’énergie</text:span></text:p>
            <text:p><text:span text:style-name="T2">-Brahim Lamine chocs (à regarder)</text:span></text:p>
            <text:p><text:span text:style-name="T2">-Hecht Physique</text:span></text:p>
            <text:p><text:span text:style-name="T2">-exo pcsi dunod p358 (tabouret d’inertie)</text:span></text:p>
          </table:table-cell>
          <table:table-cell table:style-name="ce100" office:value-type="string" calcext:value-type="string">
            <text:p>Biblio :</text:p>
            <text:p>Meyer p99</text:p>
            <text:p>I-Guyon p61</text:p>
            <text:p>II-Rieutord chap 4, Guyon p62 (via Couette plan)</text:p>
            <text:p>III-Guyon p79, Rieutord p129</text:p>
            <text:p>-H prépa</text:p>
            <text:p>-PC Dunod</text:p>
            <text:p>-BFR méca 2 ch12 (dynamique)</text:p>
            <text:p>-exo pc dunod p83 (poiseuille)</text:p>
          </table:table-cell>
          <table:table-cell table:style-name="ce100" office:value-type="string" calcext:value-type="string">
            <text:p>Biblio :</text:p>
            <text:p>Meyer p109</text:p>
            <text:p><text:span text:style-name="T2">-Hydrodynamique physique, Guyon p ?</text:span></text:p>
            <text:p><text:span text:style-name="T2">-H prépa</text:span></text:p>
            <text:p><text:span text:style-name="T2">-PC Dunod</text:span></text:p>
            <text:p><text:span text:style-name="T2">-BFR méca 2 ch 11 (fluide parfait), ch12 (dynamique), ch13 (Bernouilli), ch14 (applications Bernouilli)</text:span></text:p>
            <text:p><text:span text:style-name="T2">-Gié méca 2 ch7</text:span></text:p>
            <text:p><text:span text:style-name="T2">-exo pc dunod p87 (bernouilli, pitot)</text:span></text:p>
          </table:table-cell>
          <table:table-cell table:style-name="ce100" office:value-type="string" calcext:value-type="string">
            <text:p>Biblio :</text:p>
            <text:p><text:span text:style-name="T2">-Meyer p117</text:span></text:p>
            <text:p>-Gouttes, bulles, perles et ondes. P.-G. de Gennes chap 1 et 2 (tout)</text:p>
            <text:p><text:span text:style-name="T2">-Hydrodynamique physique, Guyon p29 (tout)</text:span></text:p>
          </table:table-cell>
          <table:table-cell table:style-name="ce100" office:value-type="string" calcext:value-type="string">
            <text:p>Biblio :</text:p>
            <text:p>-Meyer p137</text:p>
            <text:p>-Hprépa PCSI thermo ch5</text:p>
            <text:p>-Diu p66 (moyen apparemment)</text:p>
            <text:p>-BFR thermo</text:p>
            <text:p>-Gié Thermo ch3 (++, premier principe)</text:p>
            <text:p>-PCSI Dunod</text:p>
            <text:p>-Latour lecons thermo p38</text:p>
            <text:p>-Pérez thermo ch6 (1<text:span text:style-name="T3">er</text:span> principe)</text:p>
            <text:p>-exo pcsi dunod p398 (Joule-Gay-Lussac), p405 (calorimétrie)</text:p>
          </table:table-cell>
          <table:table-cell table:style-name="ce100" office:value-type="string" calcext:value-type="string">
            <text:p>Biblio :</text:p>
            <text:p>-Meyer p179</text:p>
            <text:p>-Diu p295 (++, fig7,14) ou BFR</text:p>
            <text:p>-Gié thermo ch5 (corps pur sous 2 phases)</text:p>
            <text:p>-Hprépa PC thermo ch4 (Clapeyron, exemples, transition du 2eme ordre)</text:p>
            <text:p>-Latour lecons thermo p153</text:p>
            <text:p>-Pérez thermo ch12 (transitions de phase corps purs), ch21 (potentiels chimiques), ch22 (mélanges binaires)</text:p>
            <text:p>-exo pcsi dunod p378 (diagramme p,t de l’eau)</text:p>
          </table:table-cell>
          <table:table-cell table:style-name="ce100" office:value-type="string" calcext:value-type="string">
            <text:p>Biblio :</text:p>
            <text:p>-Meyer p217</text:p>
            <text:p>-Hprépa PC thermo ch1 (diffusion thermique)</text:p>
            <text:p>-Diu p461 (diffusion)</text:p>
            <text:p>-Gié thermo chPI (diffusion de particules) et ch7 (diffusion thermique)</text:p>
            <text:p>-Latour lecons thermo p181</text:p>
            <text:p>-Pérez thermo ch4 (particules) et ch10 (chaleur)</text:p>
            <text:p>-Guyon hydro ?</text:p>
            <text:p>-Kittel ch5 pour questions ()</text:p>
            <text:p>-exo pc dunod p27 (fil parcouru par un courant)</text:p>
          </table:table-cell>
          <table:table-cell table:style-name="ce100" office:value-type="string" calcext:value-type="string">
            <text:p>Biblio :</text:p>
            <text:p>-Meyer p249</text:p>
            <text:p>-Meyer p538 pour électroaimant</text:p>
            <text:p>-PSI Dunod pour la méthode générale du I</text:p>
            <text:p>-Hprépa PSI électronique ch8 (conversion de puissance électromécanique), ch9 (MCC), ch10 (machine synchrone et asynchrone)</text:p>
            <text:p>-Bouquin électrotechnique ?</text:p>
            <text:p>-exo pcsi dunod p449 (cadre tournant), p459 (rail de Laplace)</text:p>
          </table:table-cell>
          <table:table-cell table:style-name="ce100" office:value-type="string" calcext:value-type="string">
            <text:p>Biblio :</text:p>
            <text:p>-Meyer p259</text:p>
            <text:p>-Gié EM 1 partie 3</text:p>
            <text:p>-Gié EM 2 partie 6</text:p>
            <text:p>-BFR EM 3</text:p>
            <text:p>-Pérez EM ch14, ch15, p291</text:p>
            <text:p>-PCSI Dunod</text:p>
            <text:p>-exo PC Dunod equations de Maxwell induction pour questions</text:p>
          </table:table-cell>
          <table:table-cell table:style-name="ce100" office:value-type="string" calcext:value-type="string">
            <text:p>Biblio :</text:p>
            <text:p>-Meyer p269</text:p>
            <text:p>- Truc de Mathevet sur l’automatique</text:p>
            <text:p>- PSI Dunod (ALI non inverseur,?)</text:p>
            <text:p>- Fruchart pour l’analogie avec les lasers</text:p>
            <text:p>-Krob p119</text:p>
            <text:p>-Duffait p165</text:p>
            <text:p>-BFR EM 2 ch5 et ch6 pour les ALI</text:p>
            <text:p>-BFR EM3 pour la rétroaction</text:p>
            <text:p>-Hprépa PCSI électronique II p145 (Wien)</text:p>
            <text:p>-Hprépa PSI électronique p147 (systèmes bouclés)</text:p>
          </table:table-cell>
          <table:table-cell table:style-name="ce100" office:value-type="string" calcext:value-type="string">
            <text:p><text:span text:style-name="T2">Biblio :</text:span></text:p>
            <text:p><text:span text:style-name="T2">-Meyer p277</text:span></text:p>
            <text:p><text:span text:style-name="T2">-F Cottet traitement des signaux (traitement analogique et numérique, modulation)</text:span></text:p>
            <text:p>-Krob p33</text:p>
            <text:p>-Duffait électronique ch VII (flitres), IX (modulation)</text:p>
            <text:p><text:span text:style-name="T2">-Faroux Renault électronique ch10 (filtres)</text:span></text:p>
            <text:p><text:span text:style-name="T2">-Manneville électronique théorie du signal → théorie du signal</text:span></text:p>
            <text:p><text:span text:style-name="T2">-Manneville électronique systèmes bouclés → partie filtrage et modulation</text:span></text:p>
            <text:p><text:span text:style-name="T2">-Hprépa PCSI électronique II p53 (filtres)</text:span></text:p>
            <text:p><text:span text:style-name="T2">-Hprépa PSI électronique ch1 (systèmes linéaires), ch2 et ch3 (étude temporelle, étude fréquentielle) → partie I. ch6 (modulation)</text:span></text:p>
            <text:p><text:span text:style-name="T2">-PTSI/MPSI Dunod pour filtrage</text:span></text:p>
            <text:p><text:span text:style-name="T2">-exo pcsi dunod p235 (signal rampe), p240 (integrateur et dérivateur)</text:span></text:p>
          </table:table-cell>
          <table:table-cell table:style-name="ce100" office:value-type="string" calcext:value-type="string">
            <text:p>Biblio :</text:p>
            <text:p>-Meyer p301</text:p>
            <text:p>-Berkeley ondes ch5 (ondes prog)</text:p>
            <text:p>-Cours Thibierge</text:p>
            <text:p>-Garing ondes méca</text:p>
            <text:p>-Garing ondes EM</text:p>
            <text:p>-Hprépa ondes</text:p>
            <text:p>-Hprépa ondes exercices</text:p>
            <text:p>-PC Dunod</text:p>
            <text:p>-Pérez optique ch17 (ondes progressives ondes stationnaires)</text:p>
            <text:p><text:span text:style-name="T2">-exo PC Dunod ch13 (corde de Melde, tige solide et module d’Young), ch14 (OEM dans le vide)</text:span></text:p>
          </table:table-cell>
          <table:table-cell table:style-name="ce100" office:value-type="string" calcext:value-type="string">
            <text:p>Biblio :</text:p>
            <text:p>-Meyer p317</text:p>
            <text:p><text:span text:style-name="T2">-Hprépa ondes</text:span></text:p>
            <text:p><text:span text:style-name="T2">-Hprépa ondes exercices</text:span></text:p>
            <text:p><text:span text:style-name="T2">-Chaigne Ondes acoustiques (sources)</text:span></text:p>
            <text:p><text:span text:style-name="T2">-Garing ondes méca</text:span></text:p>
            <text:p><text:span text:style-name="T2">-Gié</text:span></text:p>
            <text:p><text:span text:style-name="T2">-exo PC Dunod ch16 (ondes acoustiques, impedance)</text:span></text:p>
          </table:table-cell>
          <table:table-cell table:style-name="ce100" office:value-type="string" calcext:value-type="string">
            <text:p>Biblio :</text:p>
            <text:p>-Meyer p342</text:p>
            <text:p>-Cours thibierge</text:p>
            <text:p>-Pérez EM ch30 (propa guidée OEM)</text:p>
            <text:p>-Pérez optique ch17 (fibres optiques)</text:p>
            <text:p>-Taillet optique</text:p>
            <text:p>-BUP 742 propagation guidée des ondes dans l’air</text:p>
            <text:p>-Gié EM 2 ch17 (OEM stationnaires)</text:p>
            <text:p><text:span text:style-name="T2">-Hprépa ondes</text:span></text:p>
            <text:p><text:span text:style-name="T2">-Hprépa ondes exercices</text:span></text:p>
            <text:p><text:span text:style-name="T2">-Garing OEM</text:span></text:p>
            <text:p><text:span text:style-name="T2">-Taillet optique ch8 (OEM et fibre optique)</text:span></text:p>
            <text:p><text:span text:style-name="T2">-exo PC Dunod p163 (énergie magnétique cable coaxial)</text:span></text:p>
            <text:p><text:span text:style-name="T2">-exo PC Dunod p200 et p205 (propagation guidée OEM)</text:span></text:p>
            <text:p><text:span text:style-name="T2">-exo PC Dunod ch17 (lien entre OEM et Snell-Descartes)</text:span></text:p>
          </table:table-cell>
          <table:table-cell table:style-name="ce100" office:value-type="string" calcext:value-type="string">
            <text:p>Biblio :</text:p>
            <text:p>-Meyer p385</text:p>
            <text:p>-Houard ch6 (abérations), ch7.2 (microscope, pour le I), ch10.6 (limites)</text:p>
            <text:p>-BUP 775, 1995</text:p>
            <text:p>-site microscopyu.com (pour images)</text:p>
            <text:p>Cours J Fillette ?</text:p>
            <text:p>Optique ingénieur ?</text:p>
            <text:p>Bouquin d’histoire des sciences ?</text:p>
            <text:p>I et II – Sextant p28</text:p>
            <text:p>-Wastiaux microscopie optique moderne</text:p>
            <text:p>-Pérez optique ch1 à 8 (optique géométrique), ch9 et ch10 (abérations)</text:p>
            <text:p>-Taillet optique ch5.3 (limites de l’OG)</text:p>
            <text:p>-exo pcsi dunod (œil et loupe)</text:p>
          </table:table-cell>
          <table:table-cell table:style-name="ce100" office:value-type="string" calcext:value-type="string">
            <text:p>Biblio :</text:p>
            <text:p>-Meyer p393</text:p>
            <text:p>-Houard ch8 (interférences)</text:p>
            <text:p>-BFR optique ?</text:p>
            <text:p>-Taillet optique ch3 (interférences, cohérence)</text:p>
            <text:p>-Pérez optique ch22 (interférence), ch23 (cohérence)</text:p>
            <text:p>-Mauras optique physique ?</text:p>
            <text:p>-exo PC Dunod p289 (fentes d’Young)</text:p>
          </table:table-cell>
          <table:table-cell table:style-name="ce100" office:value-type="string" calcext:value-type="string">
            <text:p>Biblio :</text:p>
            <text:p>-Meyer p404</text:p>
            <text:p>-Taillet optique ch3 (Michelson), ch4 (Fabry Pérot)</text:p>
            <text:p><text:span text:style-name="T2">-Houard ch8 (Michelson et Fabry Pérot)</text:span></text:p>
            <text:p><text:span text:style-name="T2">-BFR optique ?</text:span></text:p>
            <text:p><text:span text:style-name="T2">-Pérez optique ch24 (lame d’air), ch25 (coin d’air), ch28 (Fabry Pérot)</text:span></text:p>
            <text:p><text:span text:style-name="T2">-Mauras optique physique ?</text:span></text:p>
            <text:p><text:span text:style-name="T2">-exo PC Dunod p298 (Michelson lame d’air), p305 (doublet Na)</text:span></text:p>
          </table:table-cell>
          <table:table-cell table:style-name="ce100" office:value-type="string" calcext:value-type="string">
            <text:p>Biblio :</text:p>
            <text:p>-Meyer p411</text:p>
            <text:p>-BFR optique ?</text:p>
            <text:p>-Taillet ch5 (diffraction)</text:p>
            <text:p>-Houard ch10 (diffraction)</text:p>
            <text:p>-Pérez optique ch21 (diffraction), ch30 (optique de Fourier)</text:p>
            <text:p>-Mauras optique physique ?</text:p>
            <text:p><text:span text:style-name="T2">-exo PC Dunod p326 (diffraction fente rectiligne), p329 (filtrage optique)</text:span></text:p>
          </table:table-cell>
          <table:table-cell table:style-name="ce100" office:value-type="string" calcext:value-type="string">
            <text:p>Biblio :</text:p>
            <text:p>-Meyer p424</text:p>
            <text:p>-Houard ch10.9 (formule des réseaux)</text:p>
            <text:p>-Mauras optique physique ?</text:p>
            <text:p>-Taillet optique ch4 (réseaux)</text:p>
            <text:p>-BFR optique ?</text:p>
            <text:p>-Ashcroft ?</text:p>
            <text:p>-Pérez optique ch27 (réseaux)</text:p>
            <text:p>-Kittel ch1 et ch2(cristallo, Bragg)</text:p>
            <text:p>-exo PC Dunod p316 (diffraction par un réseau)</text:p>
          </table:table-cell>
          <table:table-cell table:style-name="ce100" office:value-type="string" calcext:value-type="string">
            <text:p>Biblio :</text:p>
            <text:p>-Meyer p435</text:p>
            <text:p>-Cagnac et al., Physique atomique, Dunod</text:p>
            <text:p>-Hennequin et al., Lasers, Dunod</text:p>
            <text:p>-Sextant, Optique expérimentale, Hermann (p225)/Duffait ?</text:p>
            <text:p>-Taillet p232 (coefficients d’Einstein)</text:p>
            <text:p>-Basdevant quantique et applications ch3 (interaction lumière matière) et p49 (coefficients d’Einstein)</text:p>
            <text:p>-exo PC Dunod ch18 (coefficients d’Einstein, inversion de population, cavité résonante)</text:p>
          </table:table-cell>
          <table:table-cell table:style-name="ce100" office:value-type="string" calcext:value-type="string">
            <text:p>Biblio :</text:p>
            <text:p>-Meyer p533</text:p>
            <text:p>-BFR EM4 ch5 (aimantation micro), ch6 (aimantation macro), ch7 (étude micro des dia et para), ch8 (ferro)</text:p>
            <text:p>-Gié EM2 ch29 (ferro)</text:p>
            <text:p>-Pérez EM ch22 (aimantation macro), ch25 (dia et para micro) ch26 (ferro)</text:p>
            <text:p>-Kittel ch12 (interprétation microscopique)</text:p>
            <text:p>-Ray physique par les objets quotidiens (à regarder)</text:p>
            <text:p>-Mérat physique appliquée électronique de puissance (pour reluctance, si pour ferro doux linéaires)</text:p>
            <text:p>-Hprépa PSI électronique ch7 (tout, application au transformateur)</text:p>
            <text:p>-Hprépa PC thermo ch5 (prérequis et questions)</text:p>
            <text:p>-Garing milieux mag (à regarder)</text:p>
          </table:table-cell>
          <table:table-cell table:style-name="ce100" office:value-type="string" calcext:value-type="string">
            <text:p>Biblio :</text:p>
            <text:p>-Meyer p ?</text:p>
            <text:p>Pérez électromagnétisme ou PC Dunod ch15, Basdevant p296, exo pc dunod p167 pour modèle de Drude</text:p>
            <text:p>Kittel p143, PC Dunod ch15, exo PC Dunod p171 pour effet hall</text:p>
            <text:p>Kittel ch7 pour théorie des bandes, ou Basdevant quantique et applications p256 pour qualitatif</text:p>
            <text:p/>
            <text:p>Kittel p140 (résistivité des métaux),  p143 (effet Hall)</text:p>
            <text:p/>
            <text:p>-Duffait élec p55 pour intro rapide aux SC</text:p>
            <text:p>-BFR EM1 ch9 pour Drude et théorie des bandes qualitative</text:p>
            <text:p><text:span text:style-name="T2">-Pérez EM ch7 (Drude, Hall pas clair et bandes), ch27 (supra pour questions)</text:span></text:p>
            <text:p/>
            <text:p><text:span text:style-name="T2">-voire aussi Couture&amp;Zitoune pour Drude avec les proba (tau est un paramètre d’ajustement qui modélise une physique complexe), et Reif physique stat (en anglais) éventuellement</text:span></text:p>
          </table:table-cell>
          <table:table-cell table:style-name="ce100" office:value-type="string" calcext:value-type="string">
            <text:p>Biblio :</text:p>
            <text:p>I – Duffait élec p145, bouquins prépa, Brasselet mécanique pour facteur de qualité d’un point de vue énergétique, BUP RLC</text:p>
            <text:p>II – Bouquins de prépa, cours de Mathevet, Pérez méca ch27</text:p>
            <text:p>III – Taillet pour Fabry Pérot</text:p>
            <text:p>-Pérez ch11 (oscillateurs et résonances)</text:p>
            <text:p/>
            <text:p>Cours Berkeley Ondes (oscillateurs à 2 et N dll)</text:p>
            <text:p>MPSI Dunod (résonance RLC)</text:p>
            <text:p>-exo pcsi dunod p210 (rlc), p224 (résonance rlc)</text:p>
          </table:table-cell>
          <table:table-cell table:style-name="ce100" office:value-type="string" calcext:value-type="string">
            <text:p>Biblio :</text:p>
            <text:p>-Krob p167 </text:p>
            <text:p>-Duffait p165</text:p>
            <text:p>-Pérez mécanique ch10 (OH libre et amorti, non linéaire), ch11 (OH forcé)</text:p>
            <text:p>-BFR mécanique 1 ch11 (OH libre), ch12 (OH amorti et forcé)</text:p>
            <text:p>-BFR méca 2 ch9</text:p>
            <text:p>-Maneville Chaos et turbulence (à regarder)</text:p>
            <text:p>-Fruchart (pendule non linéaire)</text:p>
            <text:p>-Chercher bouquins mécanique analytique</text:p>
            <text:p>-Cours M1 Physique non linéaire Thierry Dauxois</text:p>
            <text:p>-BUP 744 portrait de phase des oscillateurs</text:p>
            <text:p>-Faroux Renault électronique ch1 (amortissement RLC), ch12 (oscillateurs)</text:p>
            <text:p>-Cours physique non linéaire Montrouge <text:a xlink:href="http://ressources.agreg.phys.ens.fr/static/TP/serie3/PhysiqueNonLineaire.pdf" xlink:type="simple">http://ressources.agreg.phys.ens.fr/static/TP/serie3/PhysiqueNonLineaire.pdf</text:a></text:p>
            <text:p>-exo pcsi dunod p342 (pendule simple), p352 (pendule pesant, portrait de phase, bifurcation)</text:p>
          </table:table-cell>
          <table:table-cell table:style-name="ce100" office:value-type="string" calcext:value-type="string">
            <text:p>-Meyer p77</text:p>
            <text:p>-Relativité restreinte, Semay &amp; Silvestre-Brac, Dunod</text:p>
            <text:p>-BFR Méca 1 Annexe 3</text:p>
            <text:p>-Pérez ?</text:p>
            <text:p>Experimental testing of time dilatation, wiki en → papier Frisch &amp; Smith</text:p>
          </table:table-cell>
          <table:table-cell table:style-name="ce100" office:value-type="string" calcext:value-type="string">
            <text:p>Biblio :</text:p>
            <text:p>BUP l’effet tunnel - quelques applications</text:p>
            <text:p>PC tout en un Dunod</text:p>
            <text:p>Charles Antoine, introduction à la Physique Quantique</text:p>
            <text:p>Basdevant M1 ?</text:p>
            <text:p>Geiger-Nutall law, wiki en → papier Andreyev ?</text:p>
            <text:p>Bouquin de Matthieu : Luc Valentin le monde subatomique</text:p>
            <text:p>Cours de Berkeley MQ pour Gamow</text:p>
            <text:p>-Basdevant quantique et applications ch5 (Gamow, radioactivité alpha et valée de stabilité un peu compliquée)</text:p>
            <text:p>-exo PC Dunod ch21 (puits et barrières de potentiels, tunnel et radioactivité alpha)</text:p>
          </table:table-cell>
          <table:table-cell table:number-columns-repeated="996"/>
        </table:table-row>
        <table:table-row table:style-name="ro8">
          <table:table-cell table:style-name="ce100" office:value-type="string" calcext:value-type="string">
            <text:p>Manip intro :</text:p>
            <text:p>? Y’a moyen de faire un truc</text:p>
          </table:table-cell>
          <table:table-cell table:style-name="ce100" office:value-type="string" calcext:value-type="string">
            <text:p>Manip intro :</text:p>
            <text:p>Impulsion banc pasco ?</text:p>
          </table:table-cell>
          <table:table-cell table:style-name="ce100" office:value-type="string" calcext:value-type="string">
            <text:p><text:span text:style-name="T2">Manip intro :</text:span></text:p>
            <text:p><text:span text:style-name="T2">Cristallisoir remplit d’eau + poivre sur un tourne disque. La rotation du tourne disque permet de montrer que les grains de poivre au bord tournent au début, puis entrainent petit à petit les particules les plus au centre (décrit dans Guyon). Met en évidence la diffusion de quantité de mouvement (viscosité), alors que pour un fluide parfait on a seulement les forces de pression radiales</text:span></text:p>
            <text:p><text:span text:style-name="T2">Sinon faire vidanger 2 burettes avec de l’eau et du glycérol en expliquant que la formule de Toricelli ne prévoit pas de différences.</text:span></text:p>
            <text:p/>
          </table:table-cell>
          <table:table-cell table:style-name="ce100" office:value-type="string" calcext:value-type="string">
            <text:p>Manip intro :</text:p>
          </table:table-cell>
          <table:table-cell table:style-name="ce100" office:value-type="string" calcext:value-type="string">
            <text:p><text:span text:style-name="T2">Manip intro :</text:span></text:p>
            <text:p><text:span text:style-name="T2">- bateau en papier puis mettre une goutte de savon</text:span></text:p>
            <text:p><text:span text:style-name="T2">- Faire une bulle sur un cadrant avec une barre au milieu, percer un des cotés et la barre va bouger de l’autre côté</text:span></text:p>
            <text:p/>
            <text:p><text:span text:style-name="T2">Mesure de tension superficielle par arrachement → prendre de l’eau distillée et bien tout nettoyer à l’éthanol</text:span></text:p>
            <text:p/>
            <text:p><text:span text:style-name="T2">Loi de Jurin</text:span></text:p>
            <text:p/>
            <text:p><text:span text:style-name="T2">?? Dépends de comment présenter la leçon</text:span></text:p>
          </table:table-cell>
          <table:table-cell table:number-columns-repeated="4" table:style-name="ce100" office:value-type="string" calcext:value-type="string">
            <text:p>Manip intro :</text:p>
          </table:table-cell>
          <table:table-cell table:style-name="ce100" office:value-type="string" calcext:value-type="string">
            <text:p>Manip intro :</text:p>
            <text:p><text:span text:style-name="T2">Montrer induction via bobine avec champ variable et aimant fixe + champ constant et aimant mobile.</text:span></text:p>
          </table:table-cell>
          <table:table-cell table:number-columns-repeated="6" table:style-name="ce100" office:value-type="string" calcext:value-type="string">
            <text:p>Manip intro :</text:p>
          </table:table-cell>
          <table:table-cell table:style-name="ce100" office:value-type="string" calcext:value-type="string">
            <text:p>Manip intro :</text:p>
            <text:p>Fente d’Young (quali) ?</text:p>
          </table:table-cell>
          <table:table-cell table:number-columns-repeated="3" table:style-name="ce100" office:value-type="string" calcext:value-type="string">
            <text:p>Manip intro :</text:p>
          </table:table-cell>
          <table:table-cell table:style-name="ce100" office:value-type="string" calcext:value-type="string">
            <text:p>Manip intro :</text:p>
            <text:p><text:span text:style-name="T2">Spectroscopie d’émission lampe + d’absorption MnO4- + émission H (qualitatif)</text:span></text:p>
          </table:table-cell>
          <table:table-cell table:style-name="ce100" office:value-type="string" calcext:value-type="string">
            <text:p>Manip intro :</text:p>
            <text:p>Comportement des ferro (aimantation, …)</text:p>
          </table:table-cell>
          <table:table-cell table:number-columns-repeated="3" table:style-name="ce100" office:value-type="string" calcext:value-type="string">
            <text:p>Manip intro :</text:p>
          </table:table-cell>
          <table:table-cell table:style-name="ce100" office:value-type="string" calcext:value-type="string">
            <text:p>Manip intro :</text:p>
            <text:p>X</text:p>
          </table:table-cell>
          <table:table-cell table:style-name="ce100" office:value-type="string" calcext:value-type="string">
            <text:p>Manip intro :</text:p>
            <text:p>X</text:p>
          </table:table-cell>
          <table:table-cell table:number-columns-repeated="996"/>
        </table:table-row>
        <table:table-row table:style-name="ro19">
          <table:table-cell table:style-name="ce100" office:value-type="string" calcext:value-type="string">
            <text:p>Manip quantitative :</text:p>
            <text:p>Mesure de g via banc pasco</text:p>
            <text:p/>
            <text:p>Courbe :</text:p>
            <text:p>Accélération en fonction du sin de l’angle d’inclinaison (g est la pente).</text:p>
            <text:p/>
            <text:p>Biblio : </text:p>
            <text:p>-Recueil TP UPS p45</text:p>
            <text:p>-Notice 156</text:p>
            <text:p>-Notice 156a (adaptation exo 8)</text:p>
            <text:p>-Données voitures : <text:a xlink:href="https://www.conatex.com/media/manuals/BAEN/BLEN_1162051.pdf" xlink:type="simple">https://www.conatex.com/media/manuals/BAEN/BLEN_1162051.pdf</text:a></text:p>
          </table:table-cell>
          <table:table-cell table:style-name="ce100" office:value-type="string" calcext:value-type="string">
            <text:p>Manip quantitative :</text:p>
            <text:p>Banc pasco pour impulsion et  énergie</text:p>
            <text:p/>
            <text:p>Faire un cas sans chocs. L’énergie se conserve à DE/E près. On a de la dissipation. On peut avoir à la fois de la dissipation (mouvement de dérive) + des chocs inélastiques (variation d’énergie au moment du choc)</text:p>
            <text:p/>
            <text:p>Faire bouger les 2 voitures d’un coup</text:p>
            <text:p/>
            <text:p>Utiliser le capteur de force pour mesurer l’énergie potentielle d’interaction ? Avec un ressort et un plan incliné ?</text:p>
            <text:p/>
            <text:p>Courbe : </text:p>
            <text:p>-Ptot en fonction du temps pour collisions. Mesure de la dissipation avant collision (frottements) et lors de la collision (collision inélastique)</text:p>
            <text:p>-Emecanique en fonction du temps pour collisions ou pour voiture avec ressort sur plan incliné</text:p>
            <text:p/>
            <text:p>Biblio :</text:p>
            <text:p>-Recueil TP UPS p48 et p46</text:p>
            <text:p>-Notice 156</text:p>
            <text:p>-Notice 156a (exp 2 et 4)</text:p>
            <text:p>-Données voitures : https://www.conatex.com/media/manuals/BAEN/BLEN_1162051.pdf</text:p>
          </table:table-cell>
          <table:table-cell table:style-name="ce100" office:value-type="string" calcext:value-type="string">
            <text:p>Manip quantitative :</text:p>
            <text:p>Loi de poiseuille dans vase de Mariotte (ou viscosimètre à bille éventuellement, mais nécessite d’introduire plus de trucs). Mesure de la viscosité dynamique.</text:p>
            <text:p/>
            <text:p>Courbe :</text:p>
            <text:p>-Débit en fonction de la hauteur de la colonne d’eau. La viscosité est dans la pente.</text:p>
            <text:p/>
            <text:p>Blblio :</text:p>
            <text:p>-Recueil TP UPS p10</text:p>
            <text:p>-Guyon p62 pour intro</text:p>
            <text:p>-Fruchart p441 pour vase de Mariotte (lire aussi p422)</text:p>
          </table:table-cell>
          <table:table-cell table:style-name="ce100" office:value-type="string" calcext:value-type="string">
            <text:p>Manip quantitative :</text:p>
            <text:p>Tube de Pitot. Mesure de la densité de l’air. Mesurer v via anémomètre à fil chaud</text:p>
            <text:p/>
            <text:p>Tester Venturi, si ca marche bien montrer Venturi ; si ca marche bof le monter seulement qualitativement.</text:p>
            <text:p/>
            <text:p>Courbe :</text:p>
            <text:p>-Pression en fonction de la vitesse au carré, la pente est 1/rho g.</text:p>
            <text:p/>
            <text:p>Biblio :</text:p>
            <text:p>-Recueil TP UPS p12 (ou p13 pour Venturi)</text:p>
            <text:p>-Fruchart p456 (p413 pour Venturi)</text:p>
          </table:table-cell>
          <table:table-cell table:style-name="ce100" office:value-type="string" calcext:value-type="string">
            <text:p>Manip quantitative :</text:p>
            <text:p>Loi de Jurin. Mesure de la tension superficielle.</text:p>
            <text:p/>
            <text:p>Courbe :</text:p>
            <text:p>-Mesure de la hauteur d’eau en fonction de l’inverse du rayon du tube, la tension superficielle est dans la pente.</text:p>
            <text:p/>
            <text:p>Biblio :</text:p>
            <text:p>-Recueil TP UPS p34 et p33</text:p>
            <text:p>-Fruchart p466 (tension superficielle)</text:p>
            <text:p>-Fruchart p472 (Jurin)</text:p>
            <text:p>-Notice 162</text:p>
          </table:table-cell>
          <table:table-cell table:style-name="ce100" office:value-type="string" calcext:value-type="string">
            <text:p>Manip quantitative :</text:p>
            <text:p>Mesure de la capacité calorifique de l’eau dans un calorimètre. Il faut que la masse d’eau soit largement plus importante que la masse en eau du calorimètre. Si possible mesurer la masse en eau du calorimètre, et en discuter (car ca ne marche pas très bien). Revoir protocole. Essayer de calorifuger au mieux (mettre le bouchon).</text:p>
            <text:p/>
            <text:p>Courbe :</text:p>
            <text:p>Température en fonction du temps (à puissance transmise fixée). La capacité calorifique est dans la pente ?</text:p>
            <text:p/>
            <text:p>Biblio :</text:p>
            <text:p>-Recueil TP UPS p105</text:p>
            <text:p>-Regarder dans le quaranta, avec 2 puissances de chauffage et 2 masses d’eau on peut éventuellement s’affranchir de la masse en eau du calorimètre ? Pas trouvé dans le Quaranta …</text:p>
            <text:p>-Quaranta II p40</text:p>
            <text:p>-Notice 161</text:p>
          </table:table-cell>
          <table:table-cell table:style-name="ce100" office:value-type="string" calcext:value-type="string">
            <text:p>Manip quantitative :</text:p>
            <text:p>Mesure de la chaleur latente de vaporisation de l’eau dans un calorimètre. </text:p>
            <text:p>Envoyer environ 450W pour que ca marche bien (il faut chauffer assez fort). Mettre un ventillo pour éviter que le gaz retourne à l’état liquide.</text:p>
            <text:p/>
            <text:p>Courbes :</text:p>
            <text:p>-Masse en fonction du temps. Pente liée à la chaleur latente de vaporisation de l’eau.</text:p>
            <text:p/>
            <text:p>Biblio :</text:p>
            <text:p>-Recueil TP UPS p106</text:p>
            <text:p>-bouquin ?</text:p>
            <text:p>-Notice 161</text:p>
          </table:table-cell>
          <table:table-cell table:style-name="ce100" office:value-type="string" calcext:value-type="string">
            <text:p>Manip quantitative :</text:p>
            <text:p>Conduction thermique dans barreau de cuivre (prévoir la manip bien en avance le temps que ca chauffe)</text:p>
            <text:p/>
            <text:p>Courbe :</text:p>
            <text:p>-Coefficients d’ajustement en fonction de la profondeur, la pente est liée à la conductivité thermique du cuivre.</text:p>
            <text:p/>
            <text:p>Biblio :</text:p>
            <text:p>-Recueil TP UPS p25</text:p>
            <text:p>-Fruchart p384</text:p>
            <text:p>-Notice ENS <text:a xlink:href="http://old.physique-ens-cachan.educ.space/laboratoire/materiel/fichiers/Notice__barre_THC100_NOVA_Physics.pdf" xlink:type="simple">http://old.physique-ens-cachan.educ.space/laboratoire/materiel/fichiers/Notice__barre_THC100_NOVA_Physics.pdf</text:a></text:p>
            <text:p/>
          </table:table-cell>
          <table:table-cell table:style-name="ce100" office:value-type="string" calcext:value-type="string">
            <text:p>Manip quantitative :</text:p>
            <text:p>Caractérisation d’un moteur à courant continu. Mesure de constante de couple et de la résistance interne via un générateur à vide, ou chargé avec une résistance connue.</text:p>
            <text:p/>
            <text:p>Courbe :</text:p>
            <text:p>-Tension appliquée en fonction de l’intensité parcourue par le moteur bloqué. La pente est la résistance.</text:p>
            <text:p>-Force électromotrice en fonction de la vitesse de rotation de la génératrice. La pente est la constante de force électromotrice.</text:p>
            <text:p/>
            <text:p>Biblio :</text:p>
            <text:p>-Recueil TP UPS p ?</text:p>
            <text:p>-Bouquin ?</text:p>
          </table:table-cell>
          <table:table-cell table:style-name="ce100" office:value-type="string" calcext:value-type="string">
            <text:p>Manip quantitative :</text:p>
            <text:p>Mesure d’une inductance mutuelle.</text:p>
            <text:p/>
            <text:p>Courbe :</text:p>
            <text:p>Tension aux bornes de la seconde bobine en fonction de la fréquence d’un signal triangle injecté dans la première. L’inductance mutuelle est dans la pente, à comparer avec racine de L1 L2.</text:p>
            <text:p/>
            <text:p>Biblio :</text:p>
            <text:p>-Recueil TP UPS p39</text:p>
            <text:p>-Bellier élec p69 (transfo)</text:p>
            <text:p>-Notice 165 (RLCmètre)</text:p>
          </table:table-cell>
          <table:table-cell table:style-name="ce100" office:value-type="string" calcext:value-type="string">
            <text:p>Manip quantitative :</text:p>
            <text:p>Oscillateur à pont de Wien. Étudier la fonction de transfert globale du circuit (pas les 2 blocs filtre et ampli séparément, car rigoureusement chaque bloc est chargé par l’autre donc on ne peut pas multiplier les 2 fonctions de transfert si simplement).</text:p>
            <text:p/>
            <text:p/>
            <text:p>Courbe :</text:p>
            <text:p>Diagramme de Bode. Mesure de la fréquence de résonance (oscillation), a comparer avec la valeur théorique et la fréquence d’oscillation.</text:p>
            <text:p/>
            <text:p>Biblio :</text:p>
            <text:p>-Krob p131</text:p>
            <text:p>-TP de physique en prépa p ?</text:p>
            <text:p>-Journeaux p154</text:p>
            <text:p>-Duffait p181</text:p>
            <text:p>-Notice 165 (RLCmètre)</text:p>
          </table:table-cell>
          <table:table-cell table:style-name="ce100" office:value-type="string" calcext:value-type="string">
            <text:p>Manip quantitative :</text:p>
            <text:p>Fréquence de coupure d’un filtre RC passe bas.</text:p>
            <text:p><text:span text:style-name="T2">Montrer l’influence de la charge du filtre par une résistance, et l’intérêt d’un suiveur dans ce montage (Duffait). Les filtres actifs permettent aussi d’amplifier et de s’affranchir des bobines (parce que …?)</text:span></text:p>
            <text:p/>
            <text:p>Courbe :</text:p>
            <text:p>Diagramme de Bode. Mesure de la fréquence de coupure et comparaison avec la valeur théorique.</text:p>
            <text:p/>
            <text:p>Biblio :</text:p>
            <text:p>-Notice 165 (RLCmètre)</text:p>
            <text:p>-Duffait p135</text:p>
            <text:p/>
          </table:table-cell>
          <table:table-cell table:style-name="ce100" office:value-type="string" calcext:value-type="string">
            <text:p>Manip quantitative :</text:p>
            <text:p>Corde de Melde, mesure des fréquences de résonance</text:p>
            <text:p/>
            <text:p>Les effets non linéaires (hysteresis, polarisation de l’onde) sont liés à l’élasticité de la corde</text:p>
            <text:p/>
            <text:p>Courbe :</text:p>
            <text:p>Fréquence de résonance en fonction du numéro de l’harmonique. Mesure de la densité linéique de la corde, à comparer avec une mesure expérimentale.</text:p>
            <text:p/>
            <text:p>Biblio :</text:p>
            <text:p>-Recueil TP UPS p102</text:p>
            <text:p>-BUP ?</text:p>
          </table:table-cell>
          <table:table-cell table:style-name="ce100" office:value-type="string" calcext:value-type="string">
            <text:p>Manip quantitative :</text:p>
            <text:p>Mesure de la vitesse du son dans l’air avec émetteur et récepteur à ultrasons</text:p>
            <text:p/>
            <text:p>Courbe :</text:p>
            <text:p>Distance émetteur-recepteur en fonction du nombre de longueurs d’ondes comptées.</text:p>
            <text:p/>
            <text:p>Biblio :</text:p>
            <text:p>-Recueil TP UPS p17</text:p>
            <text:p>-Fruchart p515</text:p>
          </table:table-cell>
          <table:table-cell table:style-name="ce100" office:value-type="string" calcext:value-type="string">
            <text:p>Manip quantitative :</text:p>
            <text:p>Vitesse de propagation dans cable coaxial. Mesure de la capacité linéique. Caractérisation de la capacité du cable en mesurant le temps de charge pour un circuit RC créé avec une résistance de 5kOhm (le temps carac tau=RC, on met le GBF à 1kHz et on mesure tau comme le temps à 63 % de la valeur maximale). On peut remonter a l’inductance linéique car v=1/sqrt(gamma lambda).</text:p>
            <text:p>Ondes acoustiques guidées (Fruchart p515) ?</text:p>
            <text:p/>
            <text:p>Courbe :</text:p>
            <text:p>Pas de courbe ?</text:p>
            <text:p/>
            <text:p>Biblio :</text:p>
            <text:p>-Recueil TP UPS p103</text:p>
            <text:p>-BUP recueil de TP</text:p>
            <text:p>-Réussir les TP en prépa Dunod p308</text:p>
          </table:table-cell>
          <table:table-cell table:style-name="ce100" office:value-type="string" calcext:value-type="string">
            <text:p>Manip quantitative :</text:p>
            <text:p>Microscope.</text:p>
            <text:p>Mesure de la puissance du microscope. Choisir des lentilles de 10cm et 10 cm (une courte focale pour l’objectif permet d’avoir un gros grossissement mais une trop courte focale implique une profondeur de champ importante pour l’image intermédiaire). Commencer par faire l’oeil, fixer l’intervalle optique et régler la netteté en bougeant l’objet (comme sur un vrai microscope). Finir par placer l’oeil au cercle occulaire. On peut observer l’image intermédiaire sur un écran, et ajouter une lentille de champ à la position de l’image intermédiaire.</text:p>
            <text:p/>
            <text:p>Courbe :</text:p>
            <text:p>Pas de courbe. Mesure de la puissance, comparaison à la valeur théorique.</text:p>
            <text:p/>
            <text:p>Biblio :</text:p>
            <text:p>-Recueil TP UPS p122</text:p>
            <text:p>-Houard p</text:p>
            <text:p>-Sextant p25</text:p>
          </table:table-cell>
          <table:table-cell table:style-name="ce100" office:value-type="string" calcext:value-type="string">
            <text:p>Manip quantitative :</text:p>
            <text:p>Fentes d’Young avec laser. Mesure d’un interfrange. Montrer diffraction par une fente avant (très vite)</text:p>
            <text:p/>
            <text:p>Courbe :</text:p>
            <text:p>Position des franges sombres en fonction de la distance. Vérification loi linéaire et mesure de l’interfrange (dans la pente).</text:p>
            <text:p/>
            <text:p>Biblio :</text:p>
            <text:p>-Houard p</text:p>
            <text:p>-Bellier p186 ?, Sextant p161 (bof, lumière blanche)</text:p>
            <text:p>-Notice 172 (laser)</text:p>
            <text:p>-Duffait optique p50</text:p>
            <text:p>-Duffait optique p14 (laser)</text:p>
            <text:p/>
          </table:table-cell>
          <table:table-cell table:style-name="ce100" office:value-type="string" calcext:value-type="string">
            <text:p>Manip quantitative :</text:p>
            <text:p>Michelson doublet du sodium</text:p>
            <text:p/>
            <text:p>Réglage :</text:p>
            <text:p>-Réglage grossier du parrallélisme entre séparactrice et compensatrice avec un laser à 45° (on veut superposer les 2 points)</text:p>
            <text:p>-Réglage grossier du parralélisme des miroirs avec un laser en incidence normale (on veut superposer les 2 points les plus intenses)</text:p>
            <text:p>-Réglage de l’épaisseur de la lame d’air avec un laser+objectif de microscope (on veut obtenir des franges parallèles)</text:p>
            <text:p>-Réglage fin du parralélisme des miroirs avec un laser+objectif de microscope (on veut obtenir les franges les plus épaisses possibles)</text:p>
            <text:p>-Enlever le laser et le remplacer par une lampe spectrale Na + un condeuseur. Faire l’image du filament sur les miroirs. Utiliser une lentille de projection de 1m et un écran. Observer des anneaux.</text:p>
            <text:p>-Régler finement le parralélisme entre séparatrice et compensatrice afin d’obtenir des anneaux bien circulaires (mesurer si besoin).</text:p>
            <text:p>-Régler l’épaisseur de la lame d’air de façon à faire rentrer les anneaux et atteindre le contact optique. Si le contraste est bon, le parralélisme est bon. Noter la position du contact optique.</text:p>
            <text:p>-Mesurer la position des annulations de contraste en chariotant, en estimant les incertitudes sur les anticoïncidences.</text:p>
            <text:p/>
            <text:p>Courbe :</text:p>
            <text:p>Position des anticoincidences en fonction de l’indice de l’anticoincidence. La différence des longueurs d’onde du doublet est dans la pente. Déterminer la longueur d’onde moyenne au spectro.</text:p>
            <text:p/>
            <text:p>Biblio :</text:p>
            <text:p>-Fruchart p218 (doublet)</text:p>
            <text:p>-Duffait optique p76 (doublet)</text:p>
            <text:p>-Houard p233</text:p>
            <text:p>-Duffait optique p12 (lampe spectrale)</text:p>
          </table:table-cell>
          <table:table-cell table:style-name="ce100" office:value-type="string" calcext:value-type="string">
            <text:p>Manip quantitative :</text:p>
            <text:p>Diffraction par une fente vs par un obstacle (théorème de babinet)</text:p>
            <text:p/>
            <text:p>Envoyer directement le laser sur la fente, ou schéma Sextant p109 (= Houard p302)</text:p>
            <text:p/>
            <text:p>Faire mesures en régime exact ou approché, et présenter l’autre option en leçon</text:p>
            <text:p/>
            <text:p>Courbe :</text:p>
            <text:p>Position des franges sombres en fonction de la distance. Mesure de l’épaisseur d’une « frange ».</text:p>
            <text:p/>
            <text:p>Biblio :</text:p>
            <text:p>-Notice 172 (laser)</text:p>
            <text:p>-Sextant p105 (complet), p191 (spécificités des laser)</text:p>
            <text:p>-Duffait optique p39</text:p>
            <text:p>-Duffait optique p14 (laser)</text:p>
            <text:p>-Houard p</text:p>
          </table:table-cell>
          <table:table-cell table:style-name="ce100" office:value-type="string" calcext:value-type="string">
            <text:p>Manip quantitative :</text:p>
            <text:p>Diffraction par un réseau en montage de Fraunhofer, ou juste envoyer un laser sur un réseau sinon, voire utiliser le schéma Sextant p109</text:p>
            <text:p/>
            <text:p>Cf Bellier p123 ou Sextant p118 (bof)</text:p>
            <text:p>Faire mesures avec 2 lasers de longueur d’onde différentes</text:p>
            <text:p/>
            <text:p>Montage de Fraunhoffer, avec lampe spectrale (Na) + fente source ou laser avec élargisseur de faisceau</text:p>
            <text:p/>
            <text:p>Ne pas prendre un réseau avec trop de traits car sinon les angles sont importants et c’est relou à observer avec un petit écran</text:p>
            <text:p/>
            <text:p>Courbe :</text:p>
            <text:p/>
            <text:p/>
            <text:p>Biblio :</text:p>
            <text:p>-Notice 172 (laser)</text:p>
            <text:p>-Sextant p117</text:p>
            <text:p>-Duffait optique p12 (lampe spectrale)</text:p>
            <text:p>-Houard p</text:p>
          </table:table-cell>
          <table:table-cell table:style-name="ce100" office:value-type="string" calcext:value-type="string">
            <text:p>Manip quantitative :</text:p>
            <text:p>Spectroscopie d’émission lampe à hydrogène, mesure du Rydberg. </text:p>
            <text:p/>
            <text:p/>
            <text:p>Courbe :</text:p>
            <text:p>Spectre de la lampe à H. Longueurs d’ondes des raies observées.</text:p>
            <text:p/>
            <text:p>Biblio :</text:p>
            <text:p>-Recueil TP UPS p129</text:p>
            <text:p>-Notice 120a</text:p>
            <text:p>-Duffait optique p130 (KMnO4 et H)</text:p>
          </table:table-cell>
          <table:table-cell table:style-name="ce100" office:value-type="string" calcext:value-type="string">
            <text:p>Manip quantitative :</text:p>
            <text:p><text:span text:style-name="T2">Courbe de première aimantation et cycle d’hystéresis. Mesure de Msat pour la premiere aimantation (semi-quantitatif car on arrive pas tout à fait à saturation). </text:span></text:p>
            <text:p><text:span text:style-name="T2">Utiliser bobine de 500 (primaire) et 1000 tours (secondaire). Tester avec ferro non feuilleté.</text:span></text:p>
            <text:p/>
            <text:p>Courbe :</text:p>
            <text:p>Pas de courbe. Comparaison d’ordre de grandeur de l’aimantation de saturation avec la valeur de référence (cf Quaranta IV, BFR EM4)</text:p>
            <text:p/>
            <text:p>Biblio :</text:p>
            <text:p>-Quaranta IV</text:p>
            <text:p>-BFR EM4</text:p>
            <text:p>-Recueil TP UPS p163</text:p>
            <text:p/>
            <text:p>Pour hysteresis : faire un bilan de puissance en comparant la puissance injectée – les pertes cuivre = les pertes fer ???</text:p>
            <text:p/>
          </table:table-cell>
          <table:table-cell table:style-name="ce100" office:value-type="string" calcext:value-type="string">
            <text:p>Manip quantitative :</text:p>
            <text:p>Effet hall. Mesure du nombre de porteurs. </text:p>
            <text:p/>
            <text:p>Peut être trouver un truc pour parler un peu des métaux quand même</text:p>
            <text:p/>
            <text:p>Courbe :</text:p>
            <text:p>Tension de Hall en fonction du champ appliqué. Calcul du nombre de porteurs et comparaison avec le nombre trouvé dans la doc.</text:p>
            <text:p/>
            <text:p>Biblio :</text:p>
            <text:p>-Doc de la carte https://www.leybold-shop.fr/ge-dope-n-sur-carte-imprimee-586853.html</text:p>
            <text:p>-Autre doc  https://www.leybold-shop.com/base-unit-for-hall-effect-586850.html</text:p>
            <text:p>-Notice 40</text:p>
            <text:p>-Notice 120</text:p>
          </table:table-cell>
          <table:table-cell table:style-name="ce100" office:value-type="string" calcext:value-type="string">
            <text:p>Manip quantitative :</text:p>
            <text:p>RLC en passe bande résonant, diagramme de Bode du filtre, mesure de la fréquence de résonance (=1/sqrt(LC), indépendant de la résistance) et du facteur de qualité (à relier à la largeur à mihauteur de la résonance)</text:p>
            <text:p/>
            <text:p>Aux bornes de la résistance on a toujours la résonance en puissance (car résonance en intensité donc RI² est maximum). Aux bornes du condensateur on a pas toujours de résonance (en amplitude). Préférer la résonance en puissance aux bornes de R car résonance en puissance plus générale en physique</text:p>
            <text:p>« Facteur de qualité = énergie stockée du système/énergie dissipée » à vérif, brasselet mécanique</text:p>
            <text:p/>
            <text:p>Courbe :</text:p>
            <text:p>Diagramme de Bode, mesure de la fréquence de résonance et du facteur de qualité. La fréquence de résonance est liée à L et C et le facteur de qualité à R (infini pour R=0)</text:p>
            <text:p/>
            <text:p>Biblio:</text:p>
            <text:p>-Duffait p145</text:p>
            <text:p>-Krob p47 (commentaires sur le RLC passif)</text:p>
            <text:p>-Notice 165 (RLCmètre)</text:p>
          </table:table-cell>
          <table:table-cell table:style-name="ce100" office:value-type="string" calcext:value-type="string">
            <text:p>Manip quantitative :</text:p>
            <text:p>Mesure isochronisme (+ anharmonicité et éventuellement portraits de phase) du pendule simple, comparaison avec formule de Borda. http://ressources.univ-lemans.fr/AccesLibre/UM/Pedago/physique/02/meca/torsion.html</text:p>
            <text:p/>
            <text:p>Mesurer la durée de 10 périodes, pour différents angles initiaux en fonction du temps. Tracer la période en fonction de l’angle initial au carré (pour comparer à Borda). Montrer l’anharmonicité à 120 degrés avec la TF de thetapoint (car amplitude du pic à 3 omega plus importante). </text:p>
            <text:p/>
            <text:p>Courbe :</text:p>
            <text:p>-Période du pendule en fonction de theta². Mesure des coefficients d’ajustements pour la formule de Borda.</text:p>
            <text:p>-Portraits de phase (qualitatif)</text:p>
            <text:p/>
            <text:p>Biblio :</text:p>
            <text:p>-Recueil TP UPS p51</text:p>
            <text:p>-Fruchart p478</text:p>
          </table:table-cell>
          <table:table-cell table:style-name="ce100" office:value-type="string" calcext:value-type="string">
            <text:p>Manip quantitative :</text:p>
            <text:p>Analyse résultats muons atmosphériques (voire page wiki « experimental testing of time dilatation »). Mesure du temps de demi-vie via Regressi.</text:p>
            <text:p/>
            <text:p>Courbe :</text:p>
            <text:p>Nombre de muons en fonction de l’altitude. Comparaison avec les résultats de la RR.</text:p>
            <text:p/>
            <text:p>Ou alors analyser l’expérience de M&amp;M ? </text:p>
          </table:table-cell>
          <table:table-cell table:style-name="ce100" office:value-type="string" calcext:value-type="string">
            <text:p>Manip quantitative :</text:p>
            <text:p>Analyse données sur la loi Geiger-Nutall. Mesure de … ?</text:p>
            <text:p/>
            <text:p>Courbe :</text:p>
            <text:p>?</text:p>
            <text:p/>
            <text:p>Biblio :</text:p>
            <text:p>?</text:p>
          </table:table-cell>
          <table:table-cell table:number-columns-repeated="996"/>
        </table:table-row>
        <table:table-row table:style-name="ro1">
          <table:table-cell table:style-name="ce90" table:number-columns-repeated="1023"/>
        </table:table-row>
        <table:table-row table:style-name="ro1">
          <table:table-cell table:style-name="ce14" table:number-columns-repeated="8"/>
          <table:table-cell table:style-name="ce90"/>
          <table:table-cell table:style-name="ce14" table:number-columns-repeated="12"/>
          <table:table-cell table:style-name="ce90"/>
          <table:table-cell table:style-name="ce14" table:number-columns-repeated="2"/>
          <table:table-cell table:style-name="ce90"/>
          <table:table-cell table:style-name="ce14"/>
          <table:table-cell table:style-name="ce90" table:number-columns-repeated="997"/>
        </table:table-row>
        <table:table-row table:style-name="ro1" table:number-rows-repeated="2">
          <table:table-cell table:style-name="ce90" table:number-columns-repeated="1023"/>
        </table:table-row>
        <table:table-row table:style-name="ro1" table:number-rows-repeated="16">
          <table:table-cell table:number-columns-repeated="9"/>
          <table:table-cell table:style-name="ce90"/>
          <table:table-cell table:number-columns-repeated="1013"/>
        </table:table-row>
        <table:table-row table:style-name="ro1" table:number-rows-repeated="1048544">
          <table:table-cell table:number-columns-repeated="1023"/>
        </table:table-row>
        <table:table-row table:style-name="ro1">
          <table:table-cell table:number-columns-repeated="102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5T14:13:47.047000000</meta:creation-date>
    <dc:date>2023-06-13T19:20:40.557000000</dc:date>
    <meta:editing-duration>P4DT8H15M59S</meta:editing-duration>
    <meta:editing-cycles>3160</meta:editing-cycles>
    <meta:generator>LibreOffice/7.4.5.1$Windows_X86_64 LibreOffice_project/9c0871452b3918c1019dde9bfac75448afc4b57f</meta:generator>
    <meta:document-statistic meta:table-count="3" meta:cell-count="1196" meta:object-count="0"/>
  </office:meta>
</office:document-meta>
</file>